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4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4" style:family="table-cell" style:parent-style-name="Default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5" table:number-columns-repeated="11" table:default-cell-style-name="Default"/>
        <table:table-column table:style-name="co5" table:default-cell-style-name="ce1"/>
        <table:table-column table:style-name="co5" table:number-columns-repeated="11" table:default-cell-style-name="Default"/>
        <table:table-column table:style-name="co5" table:default-cell-style-name="ce1"/>
        <table:table-column table:style-name="co5" table:number-columns-repeated="11" table:default-cell-style-name="Default"/>
        <table:table-column table:style-name="co5" table:default-cell-style-name="ce1"/>
        <table:table-column table:style-name="co5" table:number-columns-repeated="11" table:default-cell-style-name="Default"/>
        <table:table-column table:style-name="co5" table:default-cell-style-name="ce1"/>
        <table:table-column table:style-name="co5" table:number-columns-repeated="11" table:default-cell-style-name="Default"/>
        <table:table-column table:style-name="co5" table:default-cell-style-name="ce1"/>
        <table:table-column table:style-name="co5" table:number-columns-repeated="11" table:default-cell-style-name="Default"/>
        <table:table-column table:style-name="co5" table:default-cell-style-name="ce1"/>
        <table:table-column table:style-name="co5" table:number-columns-repeated="19" table:default-cell-style-name="Default"/>
        <table:table-column table:style-name="co5" table:default-cell-style-name="ce1"/>
        <table:table-column table:style-name="co5" table:number-columns-repeated="18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dataset_name_mode</text:p>
          </table:table-cell>
          <table:table-cell office:value-type="string" calcext:value-type="string">
            <text:p>flatten_ontology</text:p>
          </table:table-cell>
          <table:table-cell office:value-type="string" calcext:value-type="string">
            <text:p>n_chunks</text:p>
          </table:table-cell>
          <table:table-cell office:value-type="string" calcext:value-type="string">
            <text:p>T(entropy,2,0.01,0.2)K</text:p>
          </table:table-cell>
          <table:table-cell office:value-type="string" calcext:value-type="string">
            <text:p>T(entropy,2,0.01,0.2)accuracy</text:p>
          </table:table-cell>
          <table:table-cell office:value-type="string" calcext:value-type="string">
            <text:p>T(entropy,2,0.01,0.2)safe_macro_sensitivity</text:p>
          </table:table-cell>
          <table:table-cell office:value-type="string" calcext:value-type="string">
            <text:p>T(entropy,2,0.01,0.2)safe_macro_specificity</text:p>
          </table:table-cell>
          <table:table-cell office:value-type="string" calcext:value-type="string">
            <text:p>T(entropy,2,0.01,0.2)safe_macro_PPV</text:p>
          </table:table-cell>
          <table:table-cell office:value-type="string" calcext:value-type="string">
            <text:p>T(entropy,2,0.01,0.2)safe_macro_NPV</text:p>
          </table:table-cell>
          <table:table-cell office:value-type="string" calcext:value-type="string">
            <text:p>T(entropy,2,0.01,0.2)safe_macro_F1</text:p>
          </table:table-cell>
          <table:table-cell office:value-type="string" calcext:value-type="string">
            <text:p>T(entropy,2,0.01,0.2)n_nodes</text:p>
          </table:table-cell>
          <table:table-cell office:value-type="string" calcext:value-type="string">
            <text:p>T(entropy,2,0.01,0.2)best_rule_p (t = 0.8, min_confidence = 0.6, min_support = 0.1)</text:p>
          </table:table-cell>
          <table:table-cell office:value-type="string" calcext:value-type="string">
            <text:p>T(entropy,2,0.01,0.2)best_rule_p (t = 0.65, min_confidence = 0.6, min_support = 0.1)</text:p>
          </table:table-cell>
          <table:table-cell office:value-type="string" calcext:value-type="string">
            <text:p>T(entropy,2,0.01,0.2)t</text:p>
          </table:table-cell>
          <table:table-cell office:value-type="string" calcext:value-type="string">
            <text:p>T(entropy,2,0.01,0.2)hash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best_rule_p (t = 0.8, min_confidence = 0.6, min_support = 0.1)</text:p>
          </table:table-cell>
          <table:table-cell office:value-type="string" calcext:value-type="string">
            <text:p>T(entropy,2,0.01,0.4)best_rule_p (t = 0.65, min_confidence = 0.6, min_support = 0.1)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best_rule_p (t = 0.8, min_confidence = 0.6, min_support = 0.1)</text:p>
          </table:table-cell>
          <table:table-cell office:value-type="string" calcext:value-type="string">
            <text:p>T(entropy,2,0.01,0.6)best_rule_p (t = 0.65, min_confidence = 0.6, min_support = 0.1)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2)K</text:p>
          </table:table-cell>
          <table:table-cell office:value-type="string" calcext:value-type="string">
            <text:p>T(entropy,4,0.01,0.2)accuracy</text:p>
          </table:table-cell>
          <table:table-cell office:value-type="string" calcext:value-type="string">
            <text:p>T(entropy,4,0.01,0.2)safe_macro_sensitivity</text:p>
          </table:table-cell>
          <table:table-cell office:value-type="string" calcext:value-type="string">
            <text:p>T(entropy,4,0.01,0.2)safe_macro_specificity</text:p>
          </table:table-cell>
          <table:table-cell office:value-type="string" calcext:value-type="string">
            <text:p>T(entropy,4,0.01,0.2)safe_macro_PPV</text:p>
          </table:table-cell>
          <table:table-cell office:value-type="string" calcext:value-type="string">
            <text:p>T(entropy,4,0.01,0.2)safe_macro_NPV</text:p>
          </table:table-cell>
          <table:table-cell office:value-type="string" calcext:value-type="string">
            <text:p>T(entropy,4,0.01,0.2)safe_macro_F1</text:p>
          </table:table-cell>
          <table:table-cell office:value-type="string" calcext:value-type="string">
            <text:p>T(entropy,4,0.01,0.2)n_nodes</text:p>
          </table:table-cell>
          <table:table-cell office:value-type="string" calcext:value-type="string">
            <text:p>T(entropy,4,0.01,0.2)best_rule_p (t = 0.8, min_confidence = 0.6, min_support = 0.1)</text:p>
          </table:table-cell>
          <table:table-cell office:value-type="string" calcext:value-type="string">
            <text:p>T(entropy,4,0.01,0.2)best_rule_p (t = 0.65, min_confidence = 0.6, min_support = 0.1)</text:p>
          </table:table-cell>
          <table:table-cell office:value-type="string" calcext:value-type="string">
            <text:p>T(entropy,4,0.01,0.2)t</text:p>
          </table:table-cell>
          <table:table-cell office:value-type="string" calcext:value-type="string">
            <text:p>T(entropy,4,0.01,0.2)hash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best_rule_p (t = 0.8, min_confidence = 0.6, min_support = 0.1)</text:p>
          </table:table-cell>
          <table:table-cell office:value-type="string" calcext:value-type="string">
            <text:p>T(entropy,4,0.01,0.4)best_rule_p (t = 0.65, min_confidence = 0.6, min_support = 0.1)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best_rule_p (t = 0.8, min_confidence = 0.6, min_support = 0.1)</text:p>
          </table:table-cell>
          <table:table-cell office:value-type="string" calcext:value-type="string">
            <text:p>T(entropy,4,0.01,0.6)best_rule_p (t = 0.65, min_confidence = 0.6, min_support = 0.1)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RF(1.0,50,half,all)K</text:p>
          </table:table-cell>
          <table:table-cell office:value-type="string" calcext:value-type="string">
            <text:p>RF(1.0,50,half,all)accuracy</text:p>
          </table:table-cell>
          <table:table-cell office:value-type="string" calcext:value-type="string">
            <text:p>RF(1.0,50,half,all)safe_macro_sensitivity</text:p>
          </table:table-cell>
          <table:table-cell office:value-type="string" calcext:value-type="string">
            <text:p>RF(1.0,50,half,all)safe_macro_specificity</text:p>
          </table:table-cell>
          <table:table-cell office:value-type="string" calcext:value-type="string">
            <text:p>RF(1.0,50,half,all)safe_macro_PPV</text:p>
          </table:table-cell>
          <table:table-cell office:value-type="string" calcext:value-type="string">
            <text:p>RF(1.0,50,half,all)safe_macro_NPV</text:p>
          </table:table-cell>
          <table:table-cell office:value-type="string" calcext:value-type="string">
            <text:p>RF(1.0,50,half,all)safe_macro_F1</text:p>
          </table:table-cell>
          <table:table-cell office:value-type="string" calcext:value-type="string">
            <text:p>RF(1.0,50,half,all)oob_error</text:p>
          </table:table-cell>
          <table:table-cell office:value-type="string" calcext:value-type="string">
            <text:p>RF(1.0,50,half,all)n_nodes</text:p>
          </table:table-cell>
          <table:table-cell office:value-type="string" calcext:value-type="string">
            <text:p>RF(1.0,50,half,all)σ² K</text:p>
          </table:table-cell>
          <table:table-cell office:value-type="string" calcext:value-type="string">
            <text:p>RF(1.0,50,half,all)σ² accuracy</text:p>
          </table:table-cell>
          <table:table-cell office:value-type="string" calcext:value-type="string">
            <text:p>RF(1.0,50,half,all)σ² safe_macro_sensitivity</text:p>
          </table:table-cell>
          <table:table-cell office:value-type="string" calcext:value-type="string">
            <text:p>RF(1.0,50,half,all)σ² safe_macro_specificity</text:p>
          </table:table-cell>
          <table:table-cell office:value-type="string" calcext:value-type="string">
            <text:p>RF(1.0,50,half,all)σ² safe_macro_PPV</text:p>
          </table:table-cell>
          <table:table-cell office:value-type="string" calcext:value-type="string">
            <text:p>RF(1.0,50,half,all)σ² safe_macro_NPV</text:p>
          </table:table-cell>
          <table:table-cell office:value-type="string" calcext:value-type="string">
            <text:p>RF(1.0,50,half,all)σ² safe_macro_F1</text:p>
          </table:table-cell>
          <table:table-cell office:value-type="string" calcext:value-type="string">
            <text:p>RF(1.0,50,half,all)σ² oob_error</text:p>
          </table:table-cell>
          <table:table-cell office:value-type="string" calcext:value-type="string">
            <text:p>RF(1.0,50,half,all)σ² n_nodes</text:p>
          </table:table-cell>
          <table:table-cell office:value-type="string" calcext:value-type="string">
            <text:p>RF(1.0,50,half,all)t</text:p>
          </table:table-cell>
          <table:table-cell office:value-type="string" calcext:value-type="string">
            <text:p>RF(1.0,50,half,all)hash</text:p>
          </table:table-cell>
          <table:table-cell office:value-type="string" calcext:value-type="string">
            <text:p>RF(1.0,100,half,all)K</text:p>
          </table:table-cell>
          <table:table-cell office:value-type="string" calcext:value-type="string">
            <text:p>RF(1.0,100,half,all)accuracy</text:p>
          </table:table-cell>
          <table:table-cell office:value-type="string" calcext:value-type="string">
            <text:p>RF(1.0,100,half,all)safe_macro_sensitivity</text:p>
          </table:table-cell>
          <table:table-cell office:value-type="string" calcext:value-type="string">
            <text:p>RF(1.0,100,half,all)safe_macro_specificity</text:p>
          </table:table-cell>
          <table:table-cell office:value-type="string" calcext:value-type="string">
            <text:p>RF(1.0,100,half,all)safe_macro_PPV</text:p>
          </table:table-cell>
          <table:table-cell office:value-type="string" calcext:value-type="string">
            <text:p>RF(1.0,100,half,all)safe_macro_NPV</text:p>
          </table:table-cell>
          <table:table-cell office:value-type="string" calcext:value-type="string">
            <text:p>RF(1.0,100,half,all)safe_macro_F1</text:p>
          </table:table-cell>
          <table:table-cell office:value-type="string" calcext:value-type="string">
            <text:p>RF(1.0,100,half,all)oob_error</text:p>
          </table:table-cell>
          <table:table-cell office:value-type="string" calcext:value-type="string">
            <text:p>RF(1.0,100,half,all)n_nodes</text:p>
          </table:table-cell>
          <table:table-cell office:value-type="string" calcext:value-type="string">
            <text:p>RF(1.0,100,half,all)σ² K</text:p>
          </table:table-cell>
          <table:table-cell office:value-type="string" calcext:value-type="string">
            <text:p>RF(1.0,100,half,all)σ² accuracy</text:p>
          </table:table-cell>
          <table:table-cell office:value-type="string" calcext:value-type="string">
            <text:p>RF(1.0,100,half,all)σ² safe_macro_sensitivity</text:p>
          </table:table-cell>
          <table:table-cell office:value-type="string" calcext:value-type="string">
            <text:p>RF(1.0,100,half,all)σ² safe_macro_specificity</text:p>
          </table:table-cell>
          <table:table-cell office:value-type="string" calcext:value-type="string">
            <text:p>RF(1.0,100,half,all)σ² safe_macro_PPV</text:p>
          </table:table-cell>
          <table:table-cell office:value-type="string" calcext:value-type="string">
            <text:p>RF(1.0,100,half,all)σ² safe_macro_NPV</text:p>
          </table:table-cell>
          <table:table-cell office:value-type="string" calcext:value-type="string">
            <text:p>RF(1.0,100,half,all)σ² safe_macro_F1</text:p>
          </table:table-cell>
          <table:table-cell office:value-type="string" calcext:value-type="string">
            <text:p>RF(1.0,100,half,all)σ² oob_error</text:p>
          </table:table-cell>
          <table:table-cell office:value-type="string" calcext:value-type="string">
            <text:p>RF(1.0,100,half,all)σ² n_nodes</text:p>
          </table:table-cell>
          <table:table-cell office:value-type="string" calcext:value-type="string">
            <text:p>RF(1.0,100,half,all)t</text:p>
          </table:table-cell>
          <table:table-cell office:value-type="string" calcext:value-type="string">
            <text:p>RF(1.0,100,half,all)has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false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45.24" calcext:value-type="float">
            <text:p>45.24</text:p>
          </table:table-cell>
          <table:table-cell office:value-type="float" office:value="47.62" calcext:value-type="float">
            <text:p>47.62</text:p>
          </table:table-cell>
          <table:table-cell office:value-type="float" office:value="46.34" calcext:value-type="float">
            <text:p>46.34</text:p>
          </table:table-cell>
          <table:table-cell office:value-type="float" office:value="46.51" calcext:value-type="float">
            <text:p>46.51</text:p>
          </table:table-cell>
          <table:table-cell office:value-type="float" office:value="45.78" calcext:value-type="float">
            <text:p>45.7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35.045" calcext:value-type="float">
            <text:p>435.045</text:p>
          </table:table-cell>
          <table:table-cell office:value-type="string" calcext:value-type="string">
            <text:p>0b3ce77c5fe53b9a025291474f1827ba363d9adba2d5209d0c576db3fd3cb6c6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0" calcext:value-type="float">
            <text:p>50</text:p>
          </table:table-cell>
          <table:table-cell office:value-type="float" office:value="42.86" calcext:value-type="float">
            <text:p>42.86</text:p>
          </table:table-cell>
          <table:table-cell office:value-type="float" office:value="46.67" calcext:value-type="float">
            <text:p>46.67</text:p>
          </table:table-cell>
          <table:table-cell office:value-type="float" office:value="46.15" calcext:value-type="float">
            <text:p>46.15</text:p>
          </table:table-cell>
          <table:table-cell office:value-type="float" office:value="48.28" calcext:value-type="float">
            <text:p>48.2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21.822" calcext:value-type="float">
            <text:p>121.822</text:p>
          </table:table-cell>
          <table:table-cell office:value-type="string" calcext:value-type="string">
            <text:p>263af05e49736a153550c4d8fcda486b9b2016f9a1b2d4e06f6d72f6bf3a3a00</text:p>
          </table:table-cell>
          <table:table-cell office:value-type="float" office:value="-9.52" calcext:value-type="float">
            <text:p>-9.52</text:p>
          </table:table-cell>
          <table:table-cell table:number-columns-repeated="6" office:value-type="float" office:value="45.24" calcext:value-type="float">
            <text:p>45.2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20.28" calcext:value-type="float">
            <text:p>120.28</text:p>
          </table:table-cell>
          <table:table-cell office:value-type="string" calcext:value-type="string">
            <text:p>00357426b06fd8489cb94cf7be7b9b28b2434db2daac5d495b30a80705c06e95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2.38" calcext:value-type="float">
            <text:p>52.38</text:p>
          </table:table-cell>
          <table:table-cell office:value-type="float" office:value="40.48" calcext:value-type="float">
            <text:p>40.48</text:p>
          </table:table-cell>
          <table:table-cell office:value-type="float" office:value="46.81" calcext:value-type="float">
            <text:p>46.81</text:p>
          </table:table-cell>
          <table:table-cell office:value-type="float" office:value="45.95" calcext:value-type="float">
            <text:p>45.95</text:p>
          </table:table-cell>
          <table:table-cell office:value-type="float" office:value="49.44" calcext:value-type="float">
            <text:p>49.44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22.834" calcext:value-type="float">
            <text:p>122.834</text:p>
          </table:table-cell>
          <table:table-cell office:value-type="string" calcext:value-type="string">
            <text:p>4c85165fc3e455bbedcf0cf43f0fd9873c615f0c96418b6428f4cec88251c827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0" calcext:value-type="float">
            <text:p>50</text:p>
          </table:table-cell>
          <table:table-cell office:value-type="float" office:value="42.86" calcext:value-type="float">
            <text:p>42.86</text:p>
          </table:table-cell>
          <table:table-cell office:value-type="float" office:value="46.67" calcext:value-type="float">
            <text:p>46.67</text:p>
          </table:table-cell>
          <table:table-cell office:value-type="float" office:value="46.15" calcext:value-type="float">
            <text:p>46.15</text:p>
          </table:table-cell>
          <table:table-cell office:value-type="float" office:value="48.28" calcext:value-type="float">
            <text:p>48.2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21.83" calcext:value-type="float">
            <text:p>121.83</text:p>
          </table:table-cell>
          <table:table-cell office:value-type="string" calcext:value-type="string">
            <text:p>44c5a4db808a6e06fc76e7fb3044b7cba5d564627764af975a0f7b4bbf6f89e2</text:p>
          </table:table-cell>
          <table:table-cell office:value-type="float" office:value="-9.52" calcext:value-type="float">
            <text:p>-9.52</text:p>
          </table:table-cell>
          <table:table-cell table:number-columns-repeated="6" office:value-type="float" office:value="45.24" calcext:value-type="float">
            <text:p>45.2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20.421" calcext:value-type="float">
            <text:p>120.421</text:p>
          </table:table-cell>
          <table:table-cell office:value-type="string" calcext:value-type="string">
            <text:p>e87a8d6de9824b470bd2ec480f1f6e8bfff4ffdce944153aeba65789da60a1eb</text:p>
          </table:table-cell>
          <table:table-cell office:value-type="float" office:value="17.14" calcext:value-type="float">
            <text:p>17.14</text:p>
          </table:table-cell>
          <table:table-cell office:value-type="float" office:value="58.57" calcext:value-type="float">
            <text:p>58.57</text:p>
          </table:table-cell>
          <table:table-cell office:value-type="float" office:value="56.19" calcext:value-type="float">
            <text:p>56.19</text:p>
          </table:table-cell>
          <table:table-cell office:value-type="float" office:value="60.95" calcext:value-type="float">
            <text:p>60.95</text:p>
          </table:table-cell>
          <table:table-cell office:value-type="float" office:value="59.59" calcext:value-type="float">
            <text:p>59.59</text:p>
          </table:table-cell>
          <table:table-cell office:value-type="float" office:value="57.99" calcext:value-type="float">
            <text:p>57.99</text:p>
          </table:table-cell>
          <table:table-cell office:value-type="float" office:value="57.55" calcext:value-type="float">
            <text:p>57.55</text:p>
          </table:table-cell>
          <table:table-cell office:value-type="float" office:value="0" calcext:value-type="float">
            <text:p>0</text:p>
          </table:table-cell>
          <table:table-cell office:value-type="float" office:value="330360" calcext:value-type="float">
            <text:p>330360</text:p>
          </table:table-cell>
          <table:table-cell office:value-type="float" office:value="0.007199546485261" calcext:value-type="float">
            <text:p>0.007199546485261</text:p>
          </table:table-cell>
          <table:table-cell office:value-type="float" office:value="0.001799886621315" calcext:value-type="float">
            <text:p>0.001799886621315</text:p>
          </table:table-cell>
          <table:table-cell office:value-type="float" office:value="0.002721088435374" calcext:value-type="float">
            <text:p>0.002721088435374</text:p>
          </table:table-cell>
          <table:table-cell office:value-type="float" office:value="0.0109410430839" calcext:value-type="float">
            <text:p>0.0109410430839</text:p>
          </table:table-cell>
          <table:table-cell office:value-type="float" office:value="0.003170088167011" calcext:value-type="float">
            <text:p>0.003170088167011</text:p>
          </table:table-cell>
          <table:table-cell office:value-type="float" office:value="0.001352759157755" calcext:value-type="float">
            <text:p>0.001352759157755</text:p>
          </table:table-cell>
          <table:table-cell office:value-type="float" office:value="0.00098165097565" calcext:value-type="float">
            <text:p>0.00098165097565</text:p>
          </table:table-cell>
          <table:table-cell office:value-type="float" office:value="0" calcext:value-type="float">
            <text:p>0</text:p>
          </table:table-cell>
          <table:table-cell office:value-type="float" office:value="1154.8" calcext:value-type="float">
            <text:p>115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dc2406a73a465f45f660e0d27920d9c76ce51d173fc18db5f46bb92a83f22c8", "acef04b87d60f69ea32aecbb591596ec80a774cad3fed94d06951235c002452b", "7c3841751e399d8ab253df0a38f7eb70afa775f4ff39984c459b6c9c60f07321", "4555a0d3ac167b9e721ae88e842359ba4b400e8704d985188c1106fcbbbc913f", "03866c211244086b568be7cb1ec03bc9b41d668e7fac4346bd9ae48392a6f3ec")</text:p>
          </table:table-cell>
          <table:table-cell office:value-type="float" office:value="12.38" calcext:value-type="float">
            <text:p>12.38</text:p>
          </table:table-cell>
          <table:table-cell office:value-type="float" office:value="56.19" calcext:value-type="float">
            <text:p>56.19</text:p>
          </table:table-cell>
          <table:table-cell office:value-type="float" office:value="56.67" calcext:value-type="float">
            <text:p>56.67</text:p>
          </table:table-cell>
          <table:table-cell office:value-type="float" office:value="55.71" calcext:value-type="float">
            <text:p>55.71</text:p>
          </table:table-cell>
          <table:table-cell table:number-columns-repeated="2" office:value-type="float" office:value="56.2" calcext:value-type="float">
            <text:p>56.2</text:p>
          </table:table-cell>
          <table:table-cell office:value-type="float" office:value="56.42" calcext:value-type="float">
            <text:p>56.42</text:p>
          </table:table-cell>
          <table:table-cell office:value-type="float" office:value="46.63" calcext:value-type="float">
            <text:p>46.63</text:p>
          </table:table-cell>
          <table:table-cell office:value-type="float" office:value="658920" calcext:value-type="float">
            <text:p>658920</text:p>
          </table:table-cell>
          <table:table-cell office:value-type="float" office:value="0.003231292517007" calcext:value-type="float">
            <text:p>0.003231292517007</text:p>
          </table:table-cell>
          <table:table-cell office:value-type="float" office:value="0.000807823129252" calcext:value-type="float">
            <text:p>0.000807823129252</text:p>
          </table:table-cell>
          <table:table-cell office:value-type="float" office:value="0.000396825396825" calcext:value-type="float">
            <text:p>0.000396825396825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0896059705939" calcext:value-type="float">
            <text:p>0.000896059705939</text:p>
          </table:table-cell>
          <table:table-cell office:value-type="float" office:value="0.000739639105102" calcext:value-type="float">
            <text:p>0.000739639105102</text:p>
          </table:table-cell>
          <table:table-cell office:value-type="float" office:value="0.000540077401605" calcext:value-type="float">
            <text:p>0.000540077401605</text:p>
          </table:table-cell>
          <table:table-cell office:value-type="float" office:value="0.000283059950646" calcext:value-type="float">
            <text:p>0.000283059950646</text:p>
          </table:table-cell>
          <table:table-cell office:value-type="float" office:value="2927.2" calcext:value-type="float">
            <text:p>2927.2</text:p>
          </table:table-cell>
          <table:table-cell office:value-type="float" office:value="10029.874" calcext:value-type="float">
            <text:p>10029.874</text:p>
          </table:table-cell>
          <table:table-cell office:value-type="string" calcext:value-type="string">
            <text:p>("6d42bba035d4f19efeb3012d26285845c9396b2ceeea7ef91b4cf89de8d1bb24", "a85861047358a479edd1e1212205de10745599916e915fc59fccabe2eefec276", "2431636f96b31b7b850c854af2767106ff702e5edae04b41d2e8dd83652f8b49", "2ce95e1074d3fb01ad1c9b3d91e104ed2464decb7b59f7571d7bd0842e98994f", "6d3f33bf05e1396b5ea24f834ed555f06e33361526e002e5bd86a7fbe807091f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false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19.05" calcext:value-type="float">
            <text:p>19.05</text:p>
          </table:table-cell>
          <table:table-cell office:value-type="float" office:value="59.52" calcext:value-type="float">
            <text:p>59.52</text:p>
          </table:table-cell>
          <table:table-cell office:value-type="float" office:value="54.76" calcext:value-type="float">
            <text:p>54.76</text:p>
          </table:table-cell>
          <table:table-cell office:value-type="float" office:value="64.29" calcext:value-type="float">
            <text:p>64.29</text:p>
          </table:table-cell>
          <table:table-cell office:value-type="float" office:value="60.53" calcext:value-type="float">
            <text:p>60.53</text:p>
          </table:table-cell>
          <table:table-cell office:value-type="float" office:value="58.7" calcext:value-type="float">
            <text:p>58.7</text:p>
          </table:table-cell>
          <table:table-cell office:value-type="float" office:value="57.5" calcext:value-type="float">
            <text:p>57.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91.863" calcext:value-type="float">
            <text:p>191.863</text:p>
          </table:table-cell>
          <table:table-cell office:value-type="string" calcext:value-type="string">
            <text:p>931015a42f78c31300070219117e16041180bd4c21dad532525235c8eaec0dcd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71.911" calcext:value-type="float">
            <text:p>171.911</text:p>
          </table:table-cell>
          <table:table-cell office:value-type="string" calcext:value-type="string">
            <text:p>0b3b3358338b6f1f9ff3b3c1f29bb63e3fa5fd2c1cfe36cf7fbb12160eb34ebe</text:p>
          </table:table-cell>
          <table:table-cell office:value-type="float" office:value="38.1" calcext:value-type="float">
            <text:p>38.1</text:p>
          </table:table-cell>
          <table:table-cell office:value-type="float" office:value="69.05" calcext:value-type="float">
            <text:p>69.05</text:p>
          </table:table-cell>
          <table:table-cell office:value-type="float" office:value="66.67" calcext:value-type="float">
            <text:p>66.67</text:p>
          </table:table-cell>
          <table:table-cell office:value-type="float" office:value="71.43" calcext:value-type="float">
            <text:p>71.43</text:p>
          </table:table-cell>
          <table:table-cell office:value-type="float" office:value="70" calcext:value-type="float">
            <text:p>70</text:p>
          </table:table-cell>
          <table:table-cell office:value-type="float" office:value="68.18" calcext:value-type="float">
            <text:p>68.18</text:p>
          </table:table-cell>
          <table:table-cell office:value-type="float" office:value="68.29" calcext:value-type="float">
            <text:p>68.29</text:p>
          </table:table-cell>
          <table:table-cell office:value-type="float" office:value="43" calcext:value-type="float">
            <text:p>43</text:p>
          </table:table-cell>
          <table:table-cell office:value-type="float" office:value="0.732539682539683" calcext:value-type="float">
            <text:p>0.732539682539683</text:p>
          </table:table-cell>
          <table:table-cell office:value-type="float" office:value="0.615277777777778" calcext:value-type="float">
            <text:p>0.615277777777778</text:p>
          </table:table-cell>
          <table:table-cell office:value-type="float" office:value="162.681" calcext:value-type="float">
            <text:p>162.681</text:p>
          </table:table-cell>
          <table:table-cell office:value-type="string" calcext:value-type="string">
            <text:p>7375dab90269d4d73190b47b7ffc944157d353d54a09c7c699891877d7055a05</text:p>
          </table:table-cell>
          <table:table-cell office:value-type="float" office:value="30.95" calcext:value-type="float">
            <text:p>30.95</text:p>
          </table:table-cell>
          <table:table-cell office:value-type="float" office:value="65.48" calcext:value-type="float">
            <text:p>65.48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5.85" calcext:value-type="float">
            <text:p>65.85</text:p>
          </table:table-cell>
          <table:table-cell office:value-type="float" office:value="65.12" calcext:value-type="float">
            <text:p>65.12</text:p>
          </table:table-cell>
          <table:table-cell office:value-type="float" office:value="65.06" calcext:value-type="float">
            <text:p>65.0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71.343" calcext:value-type="float">
            <text:p>171.343</text:p>
          </table:table-cell>
          <table:table-cell office:value-type="string" calcext:value-type="string">
            <text:p>f25f1a9ae3d0a58af8c2d13bb6e92eaa53ba380bf2ceb0ec2ea76d8794ec5eb7</text:p>
          </table:table-cell>
          <table:table-cell office:value-type="float" office:value="30.95" calcext:value-type="float">
            <text:p>30.95</text:p>
          </table:table-cell>
          <table:table-cell office:value-type="float" office:value="65.48" calcext:value-type="float">
            <text:p>65.48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5.85" calcext:value-type="float">
            <text:p>65.85</text:p>
          </table:table-cell>
          <table:table-cell office:value-type="float" office:value="65.12" calcext:value-type="float">
            <text:p>65.12</text:p>
          </table:table-cell>
          <table:table-cell office:value-type="float" office:value="65.06" calcext:value-type="float">
            <text:p>65.0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69.821" calcext:value-type="float">
            <text:p>169.821</text:p>
          </table:table-cell>
          <table:table-cell office:value-type="string" calcext:value-type="string">
            <text:p>072aacaa747a118e5a1dec11927ae4b9052615dca5867c7ea33d8d7d8009d961</text:p>
          </table:table-cell>
          <table:table-cell office:value-type="float" office:value="38.1" calcext:value-type="float">
            <text:p>38.1</text:p>
          </table:table-cell>
          <table:table-cell office:value-type="float" office:value="69.05" calcext:value-type="float">
            <text:p>69.05</text:p>
          </table:table-cell>
          <table:table-cell office:value-type="float" office:value="66.67" calcext:value-type="float">
            <text:p>66.67</text:p>
          </table:table-cell>
          <table:table-cell office:value-type="float" office:value="71.43" calcext:value-type="float">
            <text:p>71.43</text:p>
          </table:table-cell>
          <table:table-cell office:value-type="float" office:value="70" calcext:value-type="float">
            <text:p>70</text:p>
          </table:table-cell>
          <table:table-cell office:value-type="float" office:value="68.18" calcext:value-type="float">
            <text:p>68.18</text:p>
          </table:table-cell>
          <table:table-cell office:value-type="float" office:value="68.29" calcext:value-type="float">
            <text:p>68.29</text:p>
          </table:table-cell>
          <table:table-cell office:value-type="float" office:value="43" calcext:value-type="float">
            <text:p>43</text:p>
          </table:table-cell>
          <table:table-cell office:value-type="float" office:value="0.732539682539683" calcext:value-type="float">
            <text:p>0.732539682539683</text:p>
          </table:table-cell>
          <table:table-cell office:value-type="float" office:value="0.615277777777778" calcext:value-type="float">
            <text:p>0.615277777777778</text:p>
          </table:table-cell>
          <table:table-cell office:value-type="float" office:value="161.193" calcext:value-type="float">
            <text:p>161.193</text:p>
          </table:table-cell>
          <table:table-cell office:value-type="string" calcext:value-type="string">
            <text:p>7375dab90269d4d73190b47b7ffc944157d353d54a09c7c699891877d7055a05</text:p>
          </table:table-cell>
          <table:table-cell office:value-type="float" office:value="19.05" calcext:value-type="float">
            <text:p>19.05</text:p>
          </table:table-cell>
          <table:table-cell office:value-type="float" office:value="59.52" calcext:value-type="float">
            <text:p>59.52</text:p>
          </table:table-cell>
          <table:table-cell office:value-type="float" office:value="50.48" calcext:value-type="float">
            <text:p>50.48</text:p>
          </table:table-cell>
          <table:table-cell office:value-type="float" office:value="68.57" calcext:value-type="float">
            <text:p>68.57</text:p>
          </table:table-cell>
          <table:table-cell office:value-type="float" office:value="61.75" calcext:value-type="float">
            <text:p>61.75</text:p>
          </table:table-cell>
          <table:table-cell office:value-type="float" office:value="58.02" calcext:value-type="float">
            <text:p>58.02</text:p>
          </table:table-cell>
          <table:table-cell office:value-type="float" office:value="55.52" calcext:value-type="float">
            <text:p>55.52</text:p>
          </table:table-cell>
          <table:table-cell office:value-type="float" office:value="0" calcext:value-type="float">
            <text:p>0</text:p>
          </table:table-cell>
          <table:table-cell office:value-type="float" office:value="329480" calcext:value-type="float">
            <text:p>329480</text:p>
          </table:table-cell>
          <table:table-cell office:value-type="float" office:value="0.0031179138322" calcext:value-type="float">
            <text:p>0.0031179138322</text:p>
          </table:table-cell>
          <table:table-cell office:value-type="float" office:value="0.00077947845805" calcext:value-type="float">
            <text:p>0.00077947845805</text:p>
          </table:table-cell>
          <table:table-cell office:value-type="float" office:value="0.000396825396825" calcext:value-type="float">
            <text:p>0.000396825396825</text:p>
          </table:table-cell>
          <table:table-cell office:value-type="float" office:value="0.002097505668934" calcext:value-type="float">
            <text:p>0.002097505668934</text:p>
          </table:table-cell>
          <table:table-cell office:value-type="float" office:value="0.001461881797981" calcext:value-type="float">
            <text:p>0.001461881797981</text:p>
          </table:table-cell>
          <table:table-cell office:value-type="float" office:value="0.000479867954606" calcext:value-type="float">
            <text:p>0.000479867954606</text:p>
          </table:table-cell>
          <table:table-cell office:value-type="float" office:value="0.000592341940811" calcext:value-type="float">
            <text:p>0.000592341940811</text:p>
          </table:table-cell>
          <table:table-cell office:value-type="float" office:value="0" calcext:value-type="float">
            <text:p>0</text:p>
          </table:table-cell>
          <table:table-cell office:value-type="float" office:value="1585.2" calcext:value-type="float">
            <text:p>158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4d238b67a33f22ce9dd48e2f6e8bd94fb8fd079d86a0f1d8f10b4213d709d1f", "114b7cac7090da389d27de560a575c45655d4d17fc100af8f1f499525f550c8a", "f35afc2bcd2665da98bfe53c5e92ceccdb9ebb0a200d1a3dd529318f4b7b07ad", "b78c57b598294256369f0d886103c284bb33df82be36420773266f3115fc8376", "bb4a7d00b30c7d2132f91b76f48ebe4d648b96faca889b24b0158060654c99b2")</text:p>
          </table:table-cell>
          <table:table-cell office:value-type="float" office:value="19.05" calcext:value-type="float">
            <text:p>19.05</text:p>
          </table:table-cell>
          <table:table-cell office:value-type="float" office:value="59.52" calcext:value-type="float">
            <text:p>59.52</text:p>
          </table:table-cell>
          <table:table-cell office:value-type="float" office:value="52.86" calcext:value-type="float">
            <text:p>52.86</text:p>
          </table:table-cell>
          <table:table-cell office:value-type="float" office:value="66.19" calcext:value-type="float">
            <text:p>66.19</text:p>
          </table:table-cell>
          <table:table-cell office:value-type="float" office:value="61" calcext:value-type="float">
            <text:p>61</text:p>
          </table:table-cell>
          <table:table-cell office:value-type="float" office:value="58.41" calcext:value-type="float">
            <text:p>58.41</text:p>
          </table:table-cell>
          <table:table-cell office:value-type="float" office:value="56.62" calcext:value-type="float">
            <text:p>56.62</text:p>
          </table:table-cell>
          <table:table-cell office:value-type="float" office:value="49.58" calcext:value-type="float">
            <text:p>49.58</text:p>
          </table:table-cell>
          <table:table-cell office:value-type="float" office:value="661240" calcext:value-type="float">
            <text:p>661240</text:p>
          </table:table-cell>
          <table:table-cell office:value-type="float" office:value="0.003684807256236" calcext:value-type="float">
            <text:p>0.003684807256236</text:p>
          </table:table-cell>
          <table:table-cell office:value-type="float" office:value="0.000921201814059" calcext:value-type="float">
            <text:p>0.000921201814059</text:p>
          </table:table-cell>
          <table:table-cell table:number-columns-repeated="2" office:value-type="float" office:value="0.00124716553288" calcext:value-type="float">
            <text:p>0.00124716553288</text:p>
          </table:table-cell>
          <table:table-cell office:value-type="float" office:value="0.001255366801704" calcext:value-type="float">
            <text:p>0.001255366801704</text:p>
          </table:table-cell>
          <table:table-cell office:value-type="float" office:value="0.000709636078048" calcext:value-type="float">
            <text:p>0.000709636078048</text:p>
          </table:table-cell>
          <table:table-cell office:value-type="float" office:value="0.001154043417368" calcext:value-type="float">
            <text:p>0.001154043417368</text:p>
          </table:table-cell>
          <table:table-cell office:value-type="float" office:value="0.00048356074902" calcext:value-type="float">
            <text:p>0.00048356074902</text:p>
          </table:table-cell>
          <table:table-cell office:value-type="float" office:value="4542.8" calcext:value-type="float">
            <text:p>4542.8</text:p>
          </table:table-cell>
          <table:table-cell office:value-type="float" office:value="10009.634" calcext:value-type="float">
            <text:p>10009.634</text:p>
          </table:table-cell>
          <table:table-cell office:value-type="string" calcext:value-type="string">
            <text:p>("ac445f3399fc7c907e9b44782d257ad95f80c5e76f03c936367cdef43d8d704a", "6f8cb780930362751bd7365687b6e94edb909718f277e94deffb5f3782f432cd", "a7cb6dc3edfa31cde019ca477e3efcdc90e02f679960ae4959c286e10101835f", "7f5b2b01df692bd0d1e39b500b428115c523ecb72813d088867a08620b9c8301", "e639a0e9d6f5d14c2b92fbb4c729d89e5a229a8755fdfd39d964124205d26e52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false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47.62" calcext:value-type="float">
            <text:p>47.62</text:p>
          </table:table-cell>
          <table:table-cell office:value-type="float" office:value="45.24" calcext:value-type="float">
            <text:p>45.24</text:p>
          </table:table-cell>
          <table:table-cell office:value-type="float" office:value="46.51" calcext:value-type="float">
            <text:p>46.51</text:p>
          </table:table-cell>
          <table:table-cell office:value-type="float" office:value="46.34" calcext:value-type="float">
            <text:p>46.34</text:p>
          </table:table-cell>
          <table:table-cell office:value-type="float" office:value="47.06" calcext:value-type="float">
            <text:p>47.06</text:p>
          </table:table-cell>
          <table:table-cell office:value-type="float" office:value="85" calcext:value-type="float">
            <text:p>85</text:p>
          </table:table-cell>
          <table:table-cell office:value-type="float" office:value="0.561904761904762" calcext:value-type="float">
            <text:p>0.561904761904762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156.095" calcext:value-type="float">
            <text:p>156.095</text:p>
          </table:table-cell>
          <table:table-cell office:value-type="string" calcext:value-type="string">
            <text:p>ff9bde2adc74235940430ce8d32a1f4071def7f82ac00b7605065ffe14482a76</text:p>
          </table:table-cell>
          <table:table-cell office:value-type="float" office:value="-4.76" calcext:value-type="float">
            <text:p>-4.76</text:p>
          </table:table-cell>
          <table:table-cell table:number-columns-repeated="6" office:value-type="float" office:value="47.62" calcext:value-type="float">
            <text:p>47.62</text:p>
          </table:table-cell>
          <table:table-cell office:value-type="float" office:value="65" calcext:value-type="float">
            <text:p>65</text:p>
          </table:table-cell>
          <table:table-cell office:value-type="float" office:value="0.561904761904762" calcext:value-type="float">
            <text:p>0.561904761904762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151.594" calcext:value-type="float">
            <text:p>151.594</text:p>
          </table:table-cell>
          <table:table-cell office:value-type="string" calcext:value-type="string">
            <text:p>963462189e5ef04416d7a2d63ff63240c07a19ec1b3c231fded7c454bb45a566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57.14" calcext:value-type="float">
            <text:p>57.14</text:p>
          </table:table-cell>
          <table:table-cell office:value-type="float" office:value="38.1" calcext:value-type="float">
            <text:p>38.1</text:p>
          </table:table-cell>
          <table:table-cell office:value-type="float" office:value="48" calcext:value-type="float">
            <text:p>48</text:p>
          </table:table-cell>
          <table:table-cell office:value-type="float" office:value="47.06" calcext:value-type="float">
            <text:p>47.06</text:p>
          </table:table-cell>
          <table:table-cell office:value-type="float" office:value="52.17" calcext:value-type="float">
            <text:p>52.17</text:p>
          </table:table-cell>
          <table:table-cell office:value-type="float" office:value="33" calcext:value-type="float">
            <text:p>33</text:p>
          </table:table-cell>
          <table:table-cell office:value-type="float" office:value="0.53952380952381" calcext:value-type="float">
            <text:p>0.53952380952381</text:p>
          </table:table-cell>
          <table:table-cell office:value-type="float" office:value="0.494166666666667" calcext:value-type="float">
            <text:p>0.494166666666667</text:p>
          </table:table-cell>
          <table:table-cell office:value-type="float" office:value="146.482" calcext:value-type="float">
            <text:p>146.482</text:p>
          </table:table-cell>
          <table:table-cell office:value-type="string" calcext:value-type="string">
            <text:p>de438481ba297edd96c9d42c1a850f261d845438e9a0dbd70b62ed49f7061954</text:p>
          </table:table-cell>
          <table:table-cell office:value-type="float" office:value="11.9" calcext:value-type="float">
            <text:p>11.9</text:p>
          </table:table-cell>
          <table:table-cell office:value-type="float" office:value="55.95" calcext:value-type="float">
            <text:p>55.95</text:p>
          </table:table-cell>
          <table:table-cell office:value-type="float" office:value="52.38" calcext:value-type="float">
            <text:p>52.38</text:p>
          </table:table-cell>
          <table:table-cell office:value-type="float" office:value="59.52" calcext:value-type="float">
            <text:p>59.52</text:p>
          </table:table-cell>
          <table:table-cell office:value-type="float" office:value="56.41" calcext:value-type="float">
            <text:p>56.41</text:p>
          </table:table-cell>
          <table:table-cell office:value-type="float" office:value="55.56" calcext:value-type="float">
            <text:p>55.56</text:p>
          </table:table-cell>
          <table:table-cell office:value-type="float" office:value="54.32" calcext:value-type="float">
            <text:p>54.32</text:p>
          </table:table-cell>
          <table:table-cell office:value-type="float" office:value="75" calcext:value-type="float">
            <text:p>75</text:p>
          </table:table-cell>
          <table:table-cell office:value-type="float" office:value="0.561904761904762" calcext:value-type="float">
            <text:p>0.561904761904762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151.168" calcext:value-type="float">
            <text:p>151.168</text:p>
          </table:table-cell>
          <table:table-cell office:value-type="string" calcext:value-type="string">
            <text:p>a9048fc56298a089dd0a161cad25f48ccd366ebb231d94191c5bca58dcc1e860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52.27" calcext:value-type="float">
            <text:p>52.27</text:p>
          </table:table-cell>
          <table:table-cell office:value-type="float" office:value="52.5" calcext:value-type="float">
            <text:p>52.5</text:p>
          </table:table-cell>
          <table:table-cell office:value-type="float" office:value="53.49" calcext:value-type="float">
            <text:p>53.49</text:p>
          </table:table-cell>
          <table:table-cell office:value-type="float" office:value="63" calcext:value-type="float">
            <text:p>63</text:p>
          </table:table-cell>
          <table:table-cell office:value-type="float" office:value="0.561904761904762" calcext:value-type="float">
            <text:p>0.561904761904762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151.058" calcext:value-type="float">
            <text:p>151.058</text:p>
          </table:table-cell>
          <table:table-cell office:value-type="string" calcext:value-type="string">
            <text:p>dfcd2facaf168475e6726396718005666bbc3b16bde783de87fc532590b8b0e8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57.14" calcext:value-type="float">
            <text:p>57.14</text:p>
          </table:table-cell>
          <table:table-cell office:value-type="float" office:value="38.1" calcext:value-type="float">
            <text:p>38.1</text:p>
          </table:table-cell>
          <table:table-cell office:value-type="float" office:value="48" calcext:value-type="float">
            <text:p>48</text:p>
          </table:table-cell>
          <table:table-cell office:value-type="float" office:value="47.06" calcext:value-type="float">
            <text:p>47.06</text:p>
          </table:table-cell>
          <table:table-cell office:value-type="float" office:value="52.17" calcext:value-type="float">
            <text:p>52.17</text:p>
          </table:table-cell>
          <table:table-cell office:value-type="float" office:value="33" calcext:value-type="float">
            <text:p>33</text:p>
          </table:table-cell>
          <table:table-cell office:value-type="float" office:value="0.53952380952381" calcext:value-type="float">
            <text:p>0.53952380952381</text:p>
          </table:table-cell>
          <table:table-cell office:value-type="float" office:value="0.494166666666667" calcext:value-type="float">
            <text:p>0.494166666666667</text:p>
          </table:table-cell>
          <table:table-cell office:value-type="float" office:value="146.05" calcext:value-type="float">
            <text:p>146.05</text:p>
          </table:table-cell>
          <table:table-cell office:value-type="string" calcext:value-type="string">
            <text:p>de438481ba297edd96c9d42c1a850f261d845438e9a0dbd70b62ed49f7061954</text:p>
          </table:table-cell>
          <table:table-cell office:value-type="float" office:value="-1.9" calcext:value-type="float">
            <text:p>-1.9</text:p>
          </table:table-cell>
          <table:table-cell office:value-type="float" office:value="49.05" calcext:value-type="float">
            <text:p>49.05</text:p>
          </table:table-cell>
          <table:table-cell office:value-type="float" office:value="46.19" calcext:value-type="float">
            <text:p>46.19</text:p>
          </table:table-cell>
          <table:table-cell office:value-type="float" office:value="51.9" calcext:value-type="float">
            <text:p>51.9</text:p>
          </table:table-cell>
          <table:table-cell office:value-type="float" office:value="49.2" calcext:value-type="float">
            <text:p>49.2</text:p>
          </table:table-cell>
          <table:table-cell office:value-type="float" office:value="48.92" calcext:value-type="float">
            <text:p>48.92</text:p>
          </table:table-cell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office:value-type="float" office:value="324560" calcext:value-type="float">
            <text:p>324560</text:p>
          </table:table-cell>
          <table:table-cell office:value-type="float" office:value="0.008049886621315" calcext:value-type="float">
            <text:p>0.008049886621315</text:p>
          </table:table-cell>
          <table:table-cell office:value-type="float" office:value="0.002012471655329" calcext:value-type="float">
            <text:p>0.002012471655329</text:p>
          </table:table-cell>
          <table:table-cell office:value-type="float" office:value="0.000736961451247" calcext:value-type="float">
            <text:p>0.000736961451247</text:p>
          </table:table-cell>
          <table:table-cell office:value-type="float" office:value="0.005498866213152" calcext:value-type="float">
            <text:p>0.005498866213152</text:p>
          </table:table-cell>
          <table:table-cell office:value-type="float" office:value="0.002073281169528" calcext:value-type="float">
            <text:p>0.002073281169528</text:p>
          </table:table-cell>
          <table:table-cell office:value-type="float" office:value="0.001990241228056" calcext:value-type="float">
            <text:p>0.001990241228056</text:p>
          </table:table-cell>
          <table:table-cell office:value-type="float" office:value="0.001080315430416" calcext:value-type="float">
            <text:p>0.001080315430416</text:p>
          </table:table-cell>
          <table:table-cell office:value-type="float" office:value="0" calcext:value-type="float">
            <text:p>0</text:p>
          </table:table-cell>
          <table:table-cell office:value-type="float" office:value="1852.8" calcext:value-type="float">
            <text:p>185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acdf9c9c551d66c5786fb3abfceec9c23815f03b28eb75f292a666676df1864", "85098ee342943a230d6deea654f945ad44956d4838526f5ca1210429126ce893", "15a449d2df0685bce6d19eaeb4abb5fd1e111f274df44847554ac5256c2709b6", "ec06906094aa3dc519df5083e5f652e9bada68d022416ece78392558fea5406c", "5eaf1daac06053bbc22cb2f24f8c7acfb6ae3e1eb48b9d8dd54b8772cdfd25ed")</text:p>
          </table:table-cell>
          <table:table-cell office:value-type="float" office:value="0.48" calcext:value-type="float">
            <text:p>0.48</text:p>
          </table:table-cell>
          <table:table-cell office:value-type="float" office:value="50.24" calcext:value-type="float">
            <text:p>50.24</text:p>
          </table:table-cell>
          <table:table-cell office:value-type="float" office:value="49.05" calcext:value-type="float">
            <text:p>49.05</text:p>
          </table:table-cell>
          <table:table-cell office:value-type="float" office:value="51.43" calcext:value-type="float">
            <text:p>51.43</text:p>
          </table:table-cell>
          <table:table-cell office:value-type="float" office:value="50.34" calcext:value-type="float">
            <text:p>50.34</text:p>
          </table:table-cell>
          <table:table-cell office:value-type="float" office:value="50.16" calcext:value-type="float">
            <text:p>50.16</text:p>
          </table:table-cell>
          <table:table-cell office:value-type="float" office:value="49.61" calcext:value-type="float">
            <text:p>49.61</text:p>
          </table:table-cell>
          <table:table-cell office:value-type="float" office:value="43.55" calcext:value-type="float">
            <text:p>43.55</text:p>
          </table:table-cell>
          <table:table-cell office:value-type="float" office:value="650320" calcext:value-type="float">
            <text:p>650320</text:p>
          </table:table-cell>
          <table:table-cell office:value-type="float" office:value="0.004365079365079" calcext:value-type="float">
            <text:p>0.004365079365079</text:p>
          </table:table-cell>
          <table:table-cell office:value-type="float" office:value="0.00109126984127" calcext:value-type="float">
            <text:p>0.00109126984127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3854875283447" calcext:value-type="float">
            <text:p>0.003854875283447</text:p>
          </table:table-cell>
          <table:table-cell office:value-type="float" office:value="0.001121937511256" calcext:value-type="float">
            <text:p>0.001121937511256</text:p>
          </table:table-cell>
          <table:table-cell office:value-type="float" office:value="0.00107870559478" calcext:value-type="float">
            <text:p>0.00107870559478</text:p>
          </table:table-cell>
          <table:table-cell office:value-type="float" office:value="0.001030261148247" calcext:value-type="float">
            <text:p>0.001030261148247</text:p>
          </table:table-cell>
          <table:table-cell office:value-type="float" office:value="0.000515314269125" calcext:value-type="float">
            <text:p>0.000515314269125</text:p>
          </table:table-cell>
          <table:table-cell office:value-type="float" office:value="5769.2" calcext:value-type="float">
            <text:p>5769.2</text:p>
          </table:table-cell>
          <table:table-cell office:value-type="float" office:value="9889.766" calcext:value-type="float">
            <text:p>9889.766</text:p>
          </table:table-cell>
          <table:table-cell office:value-type="string" calcext:value-type="string">
            <text:p>("32c94fc70041effca1f2d3c49c79ff4a496098650d8c1f1c889621b4a2ea16fb", "64de52ba482ff724d16d6c8f90017f60c0eba4ee121bab56ce81252c7452a252", "6d617919c51e7541dc6a4556461979548ad7a35d8f761afa2533dc5241ef59b1", "5e3e0eed89f782cb9cc8c5b6f5a586d311d3a9647010e14c38c2f84428f8defc", "99e67872874cb7c0f5d6d58a17fc9474068a7a1ada224335fdf572385e758d0d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false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0" calcext:value-type="float">
            <text:p>50</text:p>
          </table:table-cell>
          <table:table-cell office:value-type="float" office:value="42.86" calcext:value-type="float">
            <text:p>42.86</text:p>
          </table:table-cell>
          <table:table-cell office:value-type="float" office:value="46.67" calcext:value-type="float">
            <text:p>46.67</text:p>
          </table:table-cell>
          <table:table-cell office:value-type="float" office:value="46.15" calcext:value-type="float">
            <text:p>46.15</text:p>
          </table:table-cell>
          <table:table-cell office:value-type="float" office:value="48.28" calcext:value-type="float">
            <text:p>48.2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44.251" calcext:value-type="float">
            <text:p>144.251</text:p>
          </table:table-cell>
          <table:table-cell office:value-type="string" calcext:value-type="string">
            <text:p>6df1932b67374431cfded3c9b1d178b8bb77bb4932d7191fcce8a08d0fa86701</text:p>
          </table:table-cell>
          <table:table-cell office:value-type="float" office:value="-14.29" calcext:value-type="float">
            <text:p>-1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47.62" calcext:value-type="float">
            <text:p>47.62</text:p>
          </table:table-cell>
          <table:table-cell office:value-type="float" office:value="38.1" calcext:value-type="float">
            <text:p>38.1</text:p>
          </table:table-cell>
          <table:table-cell office:value-type="float" office:value="43.48" calcext:value-type="float">
            <text:p>43.48</text:p>
          </table:table-cell>
          <table:table-cell office:value-type="float" office:value="42.11" calcext:value-type="float">
            <text:p>42.11</text:p>
          </table:table-cell>
          <table:table-cell office:value-type="float" office:value="45.45" calcext:value-type="float">
            <text:p>45.4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43.283" calcext:value-type="float">
            <text:p>143.283</text:p>
          </table:table-cell>
          <table:table-cell office:value-type="string" calcext:value-type="string">
            <text:p>0add36de2c8d61f8894c4a497fffb062ffea51b3ee6dafe27a876e632a3089e7</text:p>
          </table:table-cell>
          <table:table-cell office:value-type="float" office:value="-11.9" calcext:value-type="float">
            <text:p>-11.9</text:p>
          </table:table-cell>
          <table:table-cell office:value-type="float" office:value="44.05" calcext:value-type="float">
            <text:p>44.05</text:p>
          </table:table-cell>
          <table:table-cell office:value-type="float" office:value="45.24" calcext:value-type="float">
            <text:p>45.24</text:p>
          </table:table-cell>
          <table:table-cell office:value-type="float" office:value="42.86" calcext:value-type="float">
            <text:p>42.86</text:p>
          </table:table-cell>
          <table:table-cell office:value-type="float" office:value="44.19" calcext:value-type="float">
            <text:p>44.19</text:p>
          </table:table-cell>
          <table:table-cell office:value-type="float" office:value="43.9" calcext:value-type="float">
            <text:p>43.9</text:p>
          </table:table-cell>
          <table:table-cell office:value-type="float" office:value="44.71" calcext:value-type="float">
            <text:p>44.7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35.232" calcext:value-type="float">
            <text:p>135.232</text:p>
          </table:table-cell>
          <table:table-cell office:value-type="string" calcext:value-type="string">
            <text:p>1ac754e657d01eee515badbd55275656e8c21da25d59437adffec7b25c7fe69e</text:p>
          </table:table-cell>
          <table:table-cell office:value-type="float" office:value="-9.52" calcext:value-type="float">
            <text:p>-9.52</text:p>
          </table:table-cell>
          <table:table-cell office:value-type="float" office:value="45.24" calcext:value-type="float">
            <text:p>45.24</text:p>
          </table:table-cell>
          <table:table-cell office:value-type="float" office:value="47.62" calcext:value-type="float">
            <text:p>47.62</text:p>
          </table:table-cell>
          <table:table-cell office:value-type="float" office:value="42.86" calcext:value-type="float">
            <text:p>42.86</text:p>
          </table:table-cell>
          <table:table-cell office:value-type="float" office:value="45.45" calcext:value-type="float">
            <text:p>45.45</text:p>
          </table:table-cell>
          <table:table-cell office:value-type="float" office:value="45" calcext:value-type="float">
            <text:p>45</text:p>
          </table:table-cell>
          <table:table-cell office:value-type="float" office:value="46.51" calcext:value-type="float">
            <text:p>46.5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43.853" calcext:value-type="float">
            <text:p>143.853</text:p>
          </table:table-cell>
          <table:table-cell office:value-type="string" calcext:value-type="string">
            <text:p>1ba0f46ba4b9595874589de9ac51e2cc7e469fb8415b4dda85af5777ced66993</text:p>
          </table:table-cell>
          <table:table-cell office:value-type="float" office:value="-11.9" calcext:value-type="float">
            <text:p>-11.9</text:p>
          </table:table-cell>
          <table:table-cell office:value-type="float" office:value="44.05" calcext:value-type="float">
            <text:p>44.05</text:p>
          </table:table-cell>
          <table:table-cell office:value-type="float" office:value="47.62" calcext:value-type="float">
            <text:p>47.62</text:p>
          </table:table-cell>
          <table:table-cell office:value-type="float" office:value="40.48" calcext:value-type="float">
            <text:p>40.48</text:p>
          </table:table-cell>
          <table:table-cell office:value-type="float" office:value="44.44" calcext:value-type="float">
            <text:p>44.44</text:p>
          </table:table-cell>
          <table:table-cell office:value-type="float" office:value="43.59" calcext:value-type="float">
            <text:p>43.59</text:p>
          </table:table-cell>
          <table:table-cell office:value-type="float" office:value="45.98" calcext:value-type="float">
            <text:p>45.9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41.849" calcext:value-type="float">
            <text:p>141.849</text:p>
          </table:table-cell>
          <table:table-cell office:value-type="string" calcext:value-type="string">
            <text:p>1e1c0b602085db027e68cc2f9c3047237cf03b88734783bb3d5846edaeb9feeb</text:p>
          </table:table-cell>
          <table:table-cell office:value-type="float" office:value="-11.9" calcext:value-type="float">
            <text:p>-11.9</text:p>
          </table:table-cell>
          <table:table-cell office:value-type="float" office:value="44.05" calcext:value-type="float">
            <text:p>44.05</text:p>
          </table:table-cell>
          <table:table-cell office:value-type="float" office:value="45.24" calcext:value-type="float">
            <text:p>45.24</text:p>
          </table:table-cell>
          <table:table-cell office:value-type="float" office:value="42.86" calcext:value-type="float">
            <text:p>42.86</text:p>
          </table:table-cell>
          <table:table-cell office:value-type="float" office:value="44.19" calcext:value-type="float">
            <text:p>44.19</text:p>
          </table:table-cell>
          <table:table-cell office:value-type="float" office:value="43.9" calcext:value-type="float">
            <text:p>43.9</text:p>
          </table:table-cell>
          <table:table-cell office:value-type="float" office:value="44.71" calcext:value-type="float">
            <text:p>44.7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35.005" calcext:value-type="float">
            <text:p>135.005</text:p>
          </table:table-cell>
          <table:table-cell office:value-type="string" calcext:value-type="string">
            <text:p>fdb468934703612230e819b6fce4e35df3a0da129bfa062273ad9d23ff909c83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39.05" calcext:value-type="float">
            <text:p>39.05</text:p>
          </table:table-cell>
          <table:table-cell office:value-type="float" office:value="58.57" calcext:value-type="float">
            <text:p>58.57</text:p>
          </table:table-cell>
          <table:table-cell office:value-type="float" office:value="48.58" calcext:value-type="float">
            <text:p>48.58</text:p>
          </table:table-cell>
          <table:table-cell office:value-type="float" office:value="48.97" calcext:value-type="float">
            <text:p>48.97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float" office:value="321400" calcext:value-type="float">
            <text:p>321400</text:p>
          </table:table-cell>
          <table:table-cell office:value-type="float" office:value="0.001984126984127" calcext:value-type="float">
            <text:p>0.001984126984127</text:p>
          </table:table-cell>
          <table:table-cell office:value-type="float" office:value="0.000496031746032" calcext:value-type="float">
            <text:p>0.000496031746032</text:p>
          </table:table-cell>
          <table:table-cell office:value-type="float" office:value="0.001303854875283" calcext:value-type="float">
            <text:p>0.001303854875283</text:p>
          </table:table-cell>
          <table:table-cell office:value-type="float" office:value="0.002437641723356" calcext:value-type="float">
            <text:p>0.002437641723356</text:p>
          </table:table-cell>
          <table:table-cell office:value-type="float" office:value="0.000743884865267" calcext:value-type="float">
            <text:p>0.000743884865267</text:p>
          </table:table-cell>
          <table:table-cell office:value-type="float" office:value="0.000363885525312" calcext:value-type="float">
            <text:p>0.000363885525312</text:p>
          </table:table-cell>
          <table:table-cell office:value-type="float" office:value="0.000794779430708" calcext:value-type="float">
            <text:p>0.000794779430708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9f1ba9086221043716c0f058703615ed2dfe2a8439bb2cd54b16ea0691a8a43", "7e7b4ed033b1adee8941aeac6f83b3f7866077b08c719b0c2504867cb679de02", "8edc12eb143bded9a0aba05b97044d634644da77ad196967a15590cb3bbff637", "b52d39073d7d730f97ac533c451504d123685e119828120e168244b3622044f7", "4663c4226c0c2a4da23a3b3043fd3820b327f5e69f1b33ba8f65a9a2765b3bfe")</text:p>
          </table:table-cell>
          <table:table-cell office:value-type="float" office:value="3.33" calcext:value-type="float">
            <text:p>3.33</text:p>
          </table:table-cell>
          <table:table-cell office:value-type="float" office:value="51.67" calcext:value-type="float">
            <text:p>51.67</text:p>
          </table:table-cell>
          <table:table-cell office:value-type="float" office:value="44.29" calcext:value-type="float">
            <text:p>44.29</text:p>
          </table:table-cell>
          <table:table-cell office:value-type="float" office:value="59.05" calcext:value-type="float">
            <text:p>59.05</text:p>
          </table:table-cell>
          <table:table-cell office:value-type="float" office:value="52.02" calcext:value-type="float">
            <text:p>52.02</text:p>
          </table:table-cell>
          <table:table-cell office:value-type="float" office:value="51.42" calcext:value-type="float">
            <text:p>51.42</text:p>
          </table:table-cell>
          <table:table-cell office:value-type="float" office:value="47.8" calcext:value-type="float">
            <text:p>47.8</text:p>
          </table:table-cell>
          <table:table-cell office:value-type="float" office:value="47.05" calcext:value-type="float">
            <text:p>47.05</text:p>
          </table:table-cell>
          <table:table-cell office:value-type="float" office:value="646320" calcext:value-type="float">
            <text:p>646320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046768707483" calcext:value-type="float">
            <text:p>0.00046768707483</text:p>
          </table:table-cell>
          <table:table-cell office:value-type="float" office:value="0.000736961451247" calcext:value-type="float">
            <text:p>0.000736961451247</text:p>
          </table:table-cell>
          <table:table-cell office:value-type="float" office:value="0.001814058956916" calcext:value-type="float">
            <text:p>0.001814058956916</text:p>
          </table:table-cell>
          <table:table-cell office:value-type="float" office:value="0.000677212061295" calcext:value-type="float">
            <text:p>0.000677212061295</text:p>
          </table:table-cell>
          <table:table-cell office:value-type="float" office:value="0.000342390670554" calcext:value-type="float">
            <text:p>0.000342390670554</text:p>
          </table:table-cell>
          <table:table-cell office:value-type="float" office:value="0.000480912700813" calcext:value-type="float">
            <text:p>0.000480912700813</text:p>
          </table:table-cell>
          <table:table-cell office:value-type="float" office:value="0.0006641021919" calcext:value-type="float">
            <text:p>0.0006641021919</text:p>
          </table:table-cell>
          <table:table-cell office:value-type="float" office:value="609.2" calcext:value-type="float">
            <text:p>609.2</text:p>
          </table:table-cell>
          <table:table-cell office:value-type="float" office:value="9756.863" calcext:value-type="float">
            <text:p>9756.863</text:p>
          </table:table-cell>
          <table:table-cell office:value-type="string" calcext:value-type="string">
            <text:p>("02c38ee49003ef79cd54f8ddd5075ece40b27e91022b872e62797f45f54e10f0", "c4a25ae2105fb5f4c6370702ccbeaf35646dc94fc72d8bf00b50d7c7f0cb9ab7", "d8b17fd850d2d67e1b30d2c85ef2f15ec19cdc2690b40546617c9fc199c532c4", "4e54bc0c6a14f1ea448faa1f5bcff51d2a6928506c13c6015f9cdea58f6710f3", "563198d26c4bf37d3880cf4a1ed8ee874344acd8cd5572868c7e5d5724fde610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false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52.38" calcext:value-type="float">
            <text:p>52.38</text:p>
          </table:table-cell>
          <table:table-cell office:value-type="float" office:value="42.86" calcext:value-type="float">
            <text:p>42.86</text:p>
          </table:table-cell>
          <table:table-cell office:value-type="float" office:value="47.83" calcext:value-type="float">
            <text:p>47.83</text:p>
          </table:table-cell>
          <table:table-cell office:value-type="float" office:value="47.37" calcext:value-type="float">
            <text:p>47.37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74.045" calcext:value-type="float">
            <text:p>174.045</text:p>
          </table:table-cell>
          <table:table-cell office:value-type="string" calcext:value-type="string">
            <text:p>6c703b71718733c92711070e0d948b24f77f5080ef607ab297da6dc92b5f4fcf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51.16" calcext:value-type="float">
            <text:p>51.16</text:p>
          </table:table-cell>
          <table:table-cell office:value-type="float" office:value="51.22" calcext:value-type="float">
            <text:p>51.22</text:p>
          </table:table-cell>
          <table:table-cell office:value-type="float" office:value="51.76" calcext:value-type="float">
            <text:p>51.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70.742" calcext:value-type="float">
            <text:p>170.742</text:p>
          </table:table-cell>
          <table:table-cell office:value-type="string" calcext:value-type="string">
            <text:p>425678f2a22fe5ab7ededf1e33b6f9c9f37baaa624daf5d8de7cc108665a6cf4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2.38" calcext:value-type="float">
            <text:p>52.38</text:p>
          </table:table-cell>
          <table:table-cell office:value-type="float" office:value="61.9" calcext:value-type="float">
            <text:p>61.9</text:p>
          </table:table-cell>
          <table:table-cell office:value-type="float" office:value="57.89" calcext:value-type="float">
            <text:p>57.89</text:p>
          </table:table-cell>
          <table:table-cell office:value-type="float" office:value="56.52" calcext:value-type="float">
            <text:p>56.5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0.652240896358543" calcext:value-type="float">
            <text:p>0.652240896358543</text:p>
          </table:table-cell>
          <table:table-cell office:value-type="float" office:value="0.567892156862745" calcext:value-type="float">
            <text:p>0.567892156862745</text:p>
          </table:table-cell>
          <table:table-cell office:value-type="float" office:value="169.63" calcext:value-type="float">
            <text:p>169.63</text:p>
          </table:table-cell>
          <table:table-cell office:value-type="string" calcext:value-type="string">
            <text:p>75469f93c3eac9ada934f8880b02a4884b8a5b780cf3976d95074de6c2a60ce5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47.62" calcext:value-type="float">
            <text:p>47.62</text:p>
          </table:table-cell>
          <table:table-cell office:value-type="float" office:value="50" calcext:value-type="float">
            <text:p>50</text:p>
          </table:table-cell>
          <table:table-cell office:value-type="float" office:value="48.78" calcext:value-type="float">
            <text:p>48.78</text:p>
          </table:table-cell>
          <table:table-cell office:value-type="float" office:value="48.84" calcext:value-type="float">
            <text:p>48.84</text:p>
          </table:table-cell>
          <table:table-cell office:value-type="float" office:value="48.19" calcext:value-type="float">
            <text:p>48.1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73.257" calcext:value-type="float">
            <text:p>173.257</text:p>
          </table:table-cell>
          <table:table-cell office:value-type="string" calcext:value-type="string">
            <text:p>430feb5966a8971c1a9c0f3533e5578c3716faef5b5d7e8e1096fecb1fd521aa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47.62" calcext:value-type="float">
            <text:p>47.62</text:p>
          </table:table-cell>
          <table:table-cell office:value-type="float" office:value="50" calcext:value-type="float">
            <text:p>50</text:p>
          </table:table-cell>
          <table:table-cell office:value-type="float" office:value="48.78" calcext:value-type="float">
            <text:p>48.78</text:p>
          </table:table-cell>
          <table:table-cell office:value-type="float" office:value="48.84" calcext:value-type="float">
            <text:p>48.84</text:p>
          </table:table-cell>
          <table:table-cell office:value-type="float" office:value="48.19" calcext:value-type="float">
            <text:p>48.1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70.215" calcext:value-type="float">
            <text:p>170.215</text:p>
          </table:table-cell>
          <table:table-cell office:value-type="string" calcext:value-type="string">
            <text:p>14531feabdd88e8333e09e3fdda3b067cf5cc1a997b3a295b6d68830224d2ed6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2.38" calcext:value-type="float">
            <text:p>52.38</text:p>
          </table:table-cell>
          <table:table-cell office:value-type="float" office:value="64.29" calcext:value-type="float">
            <text:p>64.29</text:p>
          </table:table-cell>
          <table:table-cell office:value-type="float" office:value="59.46" calcext:value-type="float">
            <text:p>59.46</text:p>
          </table:table-cell>
          <table:table-cell office:value-type="float" office:value="57.45" calcext:value-type="float">
            <text:p>57.45</text:p>
          </table:table-cell>
          <table:table-cell office:value-type="float" office:value="55.7" calcext:value-type="float">
            <text:p>55.7</text:p>
          </table:table-cell>
          <table:table-cell office:value-type="float" office:value="45" calcext:value-type="float">
            <text:p>45</text:p>
          </table:table-cell>
          <table:table-cell office:value-type="float" office:value="0.652240896358543" calcext:value-type="float">
            <text:p>0.652240896358543</text:p>
          </table:table-cell>
          <table:table-cell office:value-type="float" office:value="0.567892156862745" calcext:value-type="float">
            <text:p>0.567892156862745</text:p>
          </table:table-cell>
          <table:table-cell office:value-type="float" office:value="170.036" calcext:value-type="float">
            <text:p>170.036</text:p>
          </table:table-cell>
          <table:table-cell office:value-type="string" calcext:value-type="string">
            <text:p>ba95bf67071d931b17986ba70c4eddd56028b8c5109dac3bd1b44bb944b59fe7</text:p>
          </table:table-cell>
          <table:table-cell office:value-type="float" office:value="3.33" calcext:value-type="float">
            <text:p>3.33</text:p>
          </table:table-cell>
          <table:table-cell office:value-type="float" office:value="51.67" calcext:value-type="float">
            <text:p>51.67</text:p>
          </table:table-cell>
          <table:table-cell office:value-type="float" office:value="48.57" calcext:value-type="float">
            <text:p>48.57</text:p>
          </table:table-cell>
          <table:table-cell office:value-type="float" office:value="54.76" calcext:value-type="float">
            <text:p>54.76</text:p>
          </table:table-cell>
          <table:table-cell office:value-type="float" office:value="51.86" calcext:value-type="float">
            <text:p>51.86</text:p>
          </table:table-cell>
          <table:table-cell office:value-type="float" office:value="51.51" calcext:value-type="float">
            <text:p>51.51</text:p>
          </table:table-cell>
          <table:table-cell office:value-type="float" office:value="50.14" calcext:value-type="float">
            <text:p>50.14</text:p>
          </table:table-cell>
          <table:table-cell office:value-type="float" office:value="0" calcext:value-type="float">
            <text:p>0</text:p>
          </table:table-cell>
          <table:table-cell office:value-type="float" office:value="324480" calcext:value-type="float">
            <text:p>324480</text:p>
          </table:table-cell>
          <table:table-cell office:value-type="float" office:value="0.004705215419501" calcext:value-type="float">
            <text:p>0.004705215419501</text:p>
          </table:table-cell>
          <table:table-cell office:value-type="float" office:value="0.001176303854875" calcext:value-type="float">
            <text:p>0.001176303854875</text:p>
          </table:table-cell>
          <table:table-cell office:value-type="float" office:value="0.000736961451247" calcext:value-type="float">
            <text:p>0.000736961451247</text:p>
          </table:table-cell>
          <table:table-cell office:value-type="float" office:value="0.002551020408163" calcext:value-type="float">
            <text:p>0.002551020408163</text:p>
          </table:table-cell>
          <table:table-cell office:value-type="float" office:value="0.00140132882354" calcext:value-type="float">
            <text:p>0.00140132882354</text:p>
          </table:table-cell>
          <table:table-cell office:value-type="float" office:value="0.001004647758359" calcext:value-type="float">
            <text:p>0.001004647758359</text:p>
          </table:table-cell>
          <table:table-cell office:value-type="float" office:value="0.000913119413395" calcext:value-type="float">
            <text:p>0.000913119413395</text:p>
          </table:table-cell>
          <table:table-cell office:value-type="float" office:value="0" calcext:value-type="float">
            <text:p>0</text:p>
          </table:table-cell>
          <table:table-cell office:value-type="float" office:value="1719.2" calcext:value-type="float">
            <text:p>17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eea53ce2240d36f3861b7000f129b4e569143edd0d55f4694a488bbc64063f4", "1aaa10c97b9f8284f049cd3e60c6da5b128f906172f410e94f59d4ea6b4ddb0d", "66421fd1eb31b1543415b7b1a3633ec51ab31ccfe0b7cddf42d99b2e73912d3f", "4cf1090e09181ec646d363593209a4b3ccea670dca6792e124fe1be74efdfaad", "0343056e6dadb071332ada890ae07bed16950495f3240d80c37a9d1c3db2b135")</text:p>
          </table:table-cell>
          <table:table-cell office:value-type="float" office:value="3.81" calcext:value-type="float">
            <text:p>3.81</text:p>
          </table:table-cell>
          <table:table-cell office:value-type="float" office:value="51.9" calcext:value-type="float">
            <text:p>51.9</text:p>
          </table:table-cell>
          <table:table-cell office:value-type="float" office:value="49.52" calcext:value-type="float">
            <text:p>49.52</text:p>
          </table:table-cell>
          <table:table-cell office:value-type="float" office:value="54.29" calcext:value-type="float">
            <text:p>54.29</text:p>
          </table:table-cell>
          <table:table-cell office:value-type="float" office:value="52.1" calcext:value-type="float">
            <text:p>52.1</text:p>
          </table:table-cell>
          <table:table-cell office:value-type="float" office:value="51.75" calcext:value-type="float">
            <text:p>51.75</text:p>
          </table:table-cell>
          <table:table-cell office:value-type="float" office:value="50.72" calcext:value-type="float">
            <text:p>50.72</text:p>
          </table:table-cell>
          <table:table-cell office:value-type="float" office:value="45.96" calcext:value-type="float">
            <text:p>45.96</text:p>
          </table:table-cell>
          <table:table-cell office:value-type="float" office:value="649240" calcext:value-type="float">
            <text:p>649240</text:p>
          </table:table-cell>
          <table:table-cell office:value-type="float" office:value="0.004138321995465" calcext:value-type="float">
            <text:p>0.004138321995465</text:p>
          </table:table-cell>
          <table:table-cell office:value-type="float" office:value="0.001034580498866" calcext:value-type="float">
            <text:p>0.001034580498866</text:p>
          </table:table-cell>
          <table:table-cell office:value-type="float" office:value="0.00124716553288" calcext:value-type="float">
            <text:p>0.00124716553288</text:p>
          </table:table-cell>
          <table:table-cell office:value-type="float" office:value="0.003231292517007" calcext:value-type="float">
            <text:p>0.003231292517007</text:p>
          </table:table-cell>
          <table:table-cell office:value-type="float" office:value="0.001184678559255" calcext:value-type="float">
            <text:p>0.001184678559255</text:p>
          </table:table-cell>
          <table:table-cell office:value-type="float" office:value="0.000932474343326" calcext:value-type="float">
            <text:p>0.000932474343326</text:p>
          </table:table-cell>
          <table:table-cell office:value-type="float" office:value="0.000875499785707" calcext:value-type="float">
            <text:p>0.000875499785707</text:p>
          </table:table-cell>
          <table:table-cell office:value-type="float" office:value="0.000841921904485" calcext:value-type="float">
            <text:p>0.000841921904485</text:p>
          </table:table-cell>
          <table:table-cell office:value-type="float" office:value="2768.8" calcext:value-type="float">
            <text:p>2768.8</text:p>
          </table:table-cell>
          <table:table-cell office:value-type="float" office:value="10353.793" calcext:value-type="float">
            <text:p>10353.793</text:p>
          </table:table-cell>
          <table:table-cell office:value-type="string" calcext:value-type="string">
            <text:p>("ac93018d63ee1521329449954470604f5df2c664ae4710e217f516304e4c62e5", "ca574e0ceb2219e6c10605dbb26b2abccf441c4bada73ef4350acf25119e118c", "66de44f1d7f7949318e458d80d67af418077ae1a86c9fd8b5ef23c976f85d039", "6ee391bda4855ae5d1fc757bee98a0568834c6ce13472877af3b990d850ef1b9", "f4343516105c18c86e487c676b60a55c2f69644c07393aa9a8e5c745a3858764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false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51.16" calcext:value-type="float">
            <text:p>51.16</text:p>
          </table:table-cell>
          <table:table-cell office:value-type="float" office:value="51.22" calcext:value-type="float">
            <text:p>51.22</text:p>
          </table:table-cell>
          <table:table-cell office:value-type="float" office:value="51.76" calcext:value-type="float">
            <text:p>51.76</text:p>
          </table:table-cell>
          <table:table-cell office:value-type="float" office:value="83" calcext:value-type="float">
            <text:p>83</text:p>
          </table:table-cell>
          <table:table-cell office:value-type="float" office:value="0.503809523809524" calcext:value-type="float">
            <text:p>0.503809523809524</text:p>
          </table:table-cell>
          <table:table-cell office:value-type="float" office:value="0.431666666666667" calcext:value-type="float">
            <text:p>0.431666666666667</text:p>
          </table:table-cell>
          <table:table-cell office:value-type="float" office:value="216.611" calcext:value-type="float">
            <text:p>216.611</text:p>
          </table:table-cell>
          <table:table-cell office:value-type="string" calcext:value-type="string">
            <text:p>ca06fdbf86584f773578ce42aec67ef4390038ef14f46913060505a175b59f73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47.62" calcext:value-type="float">
            <text:p>47.62</text:p>
          </table:table-cell>
          <table:table-cell office:value-type="float" office:value="54.76" calcext:value-type="float">
            <text:p>54.76</text:p>
          </table:table-cell>
          <table:table-cell office:value-type="float" office:value="51.28" calcext:value-type="float">
            <text:p>51.28</text:p>
          </table:table-cell>
          <table:table-cell office:value-type="float" office:value="51.11" calcext:value-type="float">
            <text:p>51.11</text:p>
          </table:table-cell>
          <table:table-cell office:value-type="float" office:value="49.38" calcext:value-type="float">
            <text:p>49.38</text:p>
          </table:table-cell>
          <table:table-cell office:value-type="float" office:value="67" calcext:value-type="float">
            <text:p>67</text:p>
          </table:table-cell>
          <table:table-cell office:value-type="float" office:value="0.503809523809524" calcext:value-type="float">
            <text:p>0.503809523809524</text:p>
          </table:table-cell>
          <table:table-cell office:value-type="float" office:value="0.431666666666667" calcext:value-type="float">
            <text:p>0.431666666666667</text:p>
          </table:table-cell>
          <table:table-cell office:value-type="float" office:value="214.572" calcext:value-type="float">
            <text:p>214.572</text:p>
          </table:table-cell>
          <table:table-cell office:value-type="string" calcext:value-type="string">
            <text:p>e7ce994cab96195886e9b3fd44ee43040310fe54bbe38d7c10d0cba9a0d75634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0" calcext:value-type="float">
            <text:p>50</text:p>
          </table:table-cell>
          <table:table-cell office:value-type="float" office:value="52.38" calcext:value-type="float">
            <text:p>52.38</text:p>
          </table:table-cell>
          <table:table-cell office:value-type="float" office:value="51.22" calcext:value-type="float">
            <text:p>51.22</text:p>
          </table:table-cell>
          <table:table-cell office:value-type="float" office:value="51.16" calcext:value-type="float">
            <text:p>51.16</text:p>
          </table:table-cell>
          <table:table-cell office:value-type="float" office:value="50.6" calcext:value-type="float">
            <text:p>50.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11.399" calcext:value-type="float">
            <text:p>211.399</text:p>
          </table:table-cell>
          <table:table-cell office:value-type="string" calcext:value-type="string">
            <text:p>2be5c8c300a0632b28bd4f19875a5b0b3a4560d39d064df71541db6d823b5087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45.24" calcext:value-type="float">
            <text:p>45.24</text:p>
          </table:table-cell>
          <table:table-cell office:value-type="float" office:value="57.14" calcext:value-type="float">
            <text:p>57.14</text:p>
          </table:table-cell>
          <table:table-cell office:value-type="float" office:value="51.35" calcext:value-type="float">
            <text:p>51.35</text:p>
          </table:table-cell>
          <table:table-cell office:value-type="float" office:value="51.06" calcext:value-type="float">
            <text:p>51.06</text:p>
          </table:table-cell>
          <table:table-cell office:value-type="float" office:value="48.1" calcext:value-type="float">
            <text:p>48.1</text:p>
          </table:table-cell>
          <table:table-cell office:value-type="float" office:value="75" calcext:value-type="float">
            <text:p>75</text:p>
          </table:table-cell>
          <table:table-cell office:value-type="float" office:value="0.503809523809524" calcext:value-type="float">
            <text:p>0.503809523809524</text:p>
          </table:table-cell>
          <table:table-cell office:value-type="float" office:value="0.431666666666667" calcext:value-type="float">
            <text:p>0.431666666666667</text:p>
          </table:table-cell>
          <table:table-cell office:value-type="float" office:value="216.886" calcext:value-type="float">
            <text:p>216.886</text:p>
          </table:table-cell>
          <table:table-cell office:value-type="string" calcext:value-type="string">
            <text:p>bcb878a5e93cca0b6604693c4f6e084b7a8a849f8f18577b4da1b286b103ecc6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40.48" calcext:value-type="float">
            <text:p>40.48</text:p>
          </table:table-cell>
          <table:table-cell office:value-type="float" office:value="54.76" calcext:value-type="float">
            <text:p>54.76</text:p>
          </table:table-cell>
          <table:table-cell office:value-type="float" office:value="47.22" calcext:value-type="float">
            <text:p>47.22</text:p>
          </table:table-cell>
          <table:table-cell office:value-type="float" office:value="47.92" calcext:value-type="float">
            <text:p>47.92</text:p>
          </table:table-cell>
          <table:table-cell office:value-type="float" office:value="43.59" calcext:value-type="float">
            <text:p>43.59</text:p>
          </table:table-cell>
          <table:table-cell office:value-type="float" office:value="59" calcext:value-type="float">
            <text:p>59</text:p>
          </table:table-cell>
          <table:table-cell office:value-type="float" office:value="0.503809523809524" calcext:value-type="float">
            <text:p>0.503809523809524</text:p>
          </table:table-cell>
          <table:table-cell office:value-type="float" office:value="0.431666666666667" calcext:value-type="float">
            <text:p>0.431666666666667</text:p>
          </table:table-cell>
          <table:table-cell office:value-type="float" office:value="213.699" calcext:value-type="float">
            <text:p>213.699</text:p>
          </table:table-cell>
          <table:table-cell office:value-type="string" calcext:value-type="string">
            <text:p>5a4f1244394a5ffc9fb6b1ac00a8a09ac8b0019028f516dad18acee895a791c3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0" calcext:value-type="float">
            <text:p>50</text:p>
          </table:table-cell>
          <table:table-cell office:value-type="float" office:value="52.38" calcext:value-type="float">
            <text:p>52.38</text:p>
          </table:table-cell>
          <table:table-cell office:value-type="float" office:value="51.22" calcext:value-type="float">
            <text:p>51.22</text:p>
          </table:table-cell>
          <table:table-cell office:value-type="float" office:value="51.16" calcext:value-type="float">
            <text:p>51.16</text:p>
          </table:table-cell>
          <table:table-cell office:value-type="float" office:value="50.6" calcext:value-type="float">
            <text:p>50.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10.21" calcext:value-type="float">
            <text:p>210.21</text:p>
          </table:table-cell>
          <table:table-cell office:value-type="string" calcext:value-type="string">
            <text:p>8cba9e1ffdf95933a5efcad2a6bcd35d4df4051c61b75614666688e1cb2e3715</text:p>
          </table:table-cell>
          <table:table-cell office:value-type="float" office:value="7.62" calcext:value-type="float">
            <text:p>7.62</text:p>
          </table:table-cell>
          <table:table-cell office:value-type="float" office:value="53.81" calcext:value-type="float">
            <text:p>53.81</text:p>
          </table:table-cell>
          <table:table-cell office:value-type="float" office:value="43.33" calcext:value-type="float">
            <text:p>43.33</text:p>
          </table:table-cell>
          <table:table-cell office:value-type="float" office:value="64.29" calcext:value-type="float">
            <text:p>64.29</text:p>
          </table:table-cell>
          <table:table-cell office:value-type="float" office:value="54.98" calcext:value-type="float">
            <text:p>54.98</text:p>
          </table:table-cell>
          <table:table-cell office:value-type="float" office:value="53.1" calcext:value-type="float">
            <text:p>53.1</text:p>
          </table:table-cell>
          <table:table-cell office:value-type="float" office:value="48.42" calcext:value-type="float">
            <text:p>48.42</text:p>
          </table:table-cell>
          <table:table-cell office:value-type="float" office:value="0" calcext:value-type="float">
            <text:p>0</text:p>
          </table:table-cell>
          <table:table-cell office:value-type="float" office:value="327760" calcext:value-type="float">
            <text:p>327760</text:p>
          </table:table-cell>
          <table:table-cell office:value-type="float" office:value="0.003798185941043" calcext:value-type="float">
            <text:p>0.003798185941043</text:p>
          </table:table-cell>
          <table:table-cell office:value-type="float" office:value="0.000949546485261" calcext:value-type="float">
            <text:p>0.000949546485261</text:p>
          </table:table-cell>
          <table:table-cell office:value-type="float" office:value="0.000680272108844" calcext:value-type="float">
            <text:p>0.000680272108844</text:p>
          </table:table-cell>
          <table:table-cell office:value-type="float" office:value="0.002834467120181" calcext:value-type="float">
            <text:p>0.002834467120181</text:p>
          </table:table-cell>
          <table:table-cell office:value-type="float" office:value="0.001710077025147" calcext:value-type="float">
            <text:p>0.001710077025147</text:p>
          </table:table-cell>
          <table:table-cell office:value-type="float" office:value="0.00061818103007" calcext:value-type="float">
            <text:p>0.00061818103007</text:p>
          </table:table-cell>
          <table:table-cell office:value-type="float" office:value="0.000727485164914" calcext:value-type="float">
            <text:p>0.000727485164914</text:p>
          </table:table-cell>
          <table:table-cell office:value-type="float" office:value="0" calcext:value-type="float">
            <text:p>0</text:p>
          </table:table-cell>
          <table:table-cell office:value-type="float" office:value="2108.8" calcext:value-type="float">
            <text:p>210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d22c92df5ff23d5d8ceade9646db0dca59f551685ac4d511c4c0ea2467be944", "e15c80eb58ec0868bd6489647b4f3685cbd13cef4671e0bcf3749702c2b07aad", "ab520d0df4305f929bba519734b5edaa20bcd0dbd2fb710521983e0bad5b7b8b", "66a9f76797bca4276b329d7f4fd345dcb865786a1e7169731b1113232032b631", "60474c3d1a0bbd742eb8145aee1e260018fdcb242707ad0ea0d364bbe16a4fca")</text:p>
          </table:table-cell>
          <table:table-cell office:value-type="float" office:value="8.1" calcext:value-type="float">
            <text:p>8.1</text:p>
          </table:table-cell>
          <table:table-cell office:value-type="float" office:value="54.05" calcext:value-type="float">
            <text:p>54.05</text:p>
          </table:table-cell>
          <table:table-cell office:value-type="float" office:value="46.19" calcext:value-type="float">
            <text:p>46.19</text:p>
          </table:table-cell>
          <table:table-cell office:value-type="float" office:value="61.9" calcext:value-type="float">
            <text:p>61.9</text:p>
          </table:table-cell>
          <table:table-cell office:value-type="float" office:value="54.79" calcext:value-type="float">
            <text:p>54.79</text:p>
          </table:table-cell>
          <table:table-cell office:value-type="float" office:value="53.5" calcext:value-type="float">
            <text:p>53.5</text:p>
          </table:table-cell>
          <table:table-cell office:value-type="float" office:value="50.12" calcext:value-type="float">
            <text:p>50.12</text:p>
          </table:table-cell>
          <table:table-cell office:value-type="float" office:value="47.41" calcext:value-type="float">
            <text:p>47.41</text:p>
          </table:table-cell>
          <table:table-cell office:value-type="float" office:value="658520" calcext:value-type="float">
            <text:p>658520</text:p>
          </table:table-cell>
          <table:table-cell office:value-type="float" office:value="0.001303854875283" calcext:value-type="float">
            <text:p>0.001303854875283</text:p>
          </table:table-cell>
          <table:table-cell office:value-type="float" office:value="0.000325963718821" calcext:value-type="float">
            <text:p>0.000325963718821</text:p>
          </table:table-cell>
          <table:table-cell office:value-type="float" office:value="0.000453514739229" calcext:value-type="float">
            <text:p>0.000453514739229</text:p>
          </table:table-cell>
          <table:table-cell office:value-type="float" office:value="0.000283446712018" calcext:value-type="float">
            <text:p>0.000283446712018</text:p>
          </table:table-cell>
          <table:table-cell office:value-type="float" office:value="0.000456538170824" calcext:value-type="float">
            <text:p>0.000456538170824</text:p>
          </table:table-cell>
          <table:table-cell office:value-type="float" office:value="0.000244906636124" calcext:value-type="float">
            <text:p>0.000244906636124</text:p>
          </table:table-cell>
          <table:table-cell office:value-type="float" office:value="0.000449234415268" calcext:value-type="float">
            <text:p>0.000449234415268</text:p>
          </table:table-cell>
          <table:table-cell office:value-type="float" office:value="0.000184170416606" calcext:value-type="float">
            <text:p>0.000184170416606</text:p>
          </table:table-cell>
          <table:table-cell office:value-type="float" office:value="4649.2" calcext:value-type="float">
            <text:p>4649.2</text:p>
          </table:table-cell>
          <table:table-cell office:value-type="float" office:value="10304.111" calcext:value-type="float">
            <text:p>10304.111</text:p>
          </table:table-cell>
          <table:table-cell office:value-type="string" calcext:value-type="string">
            <text:p>("d2c7b3c2005bc25f0ed791c1d07ee2705c72453f138e1d7aa6e8a5a4bdf1b5c7", "11c66a7360747ad74b16e982e66a2c6be8a591d8c908e45964bdbb4793366548", "075ba1e98f72d495fc13e07a46e47a212990c00a5e663e6d0f6b1c66d98797e8", "24a638ab0b7059b620678f2d50ecd40560383d6b9900564b68e3c8a238a7007a", "f7eb2bcecfb714fd15f22dc7f5921599b791c8b99acc76765dce6e436a619c8a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false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14.29" calcext:value-type="float">
            <text:p>-1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47.62" calcext:value-type="float">
            <text:p>47.62</text:p>
          </table:table-cell>
          <table:table-cell office:value-type="float" office:value="38.1" calcext:value-type="float">
            <text:p>38.1</text:p>
          </table:table-cell>
          <table:table-cell office:value-type="float" office:value="43.48" calcext:value-type="float">
            <text:p>43.48</text:p>
          </table:table-cell>
          <table:table-cell office:value-type="float" office:value="42.11" calcext:value-type="float">
            <text:p>42.11</text:p>
          </table:table-cell>
          <table:table-cell office:value-type="float" office:value="45.45" calcext:value-type="float">
            <text:p>45.4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87.644" calcext:value-type="float">
            <text:p>287.644</text:p>
          </table:table-cell>
          <table:table-cell office:value-type="string" calcext:value-type="string">
            <text:p>117b621a9fbe4af7ee171a752cb5c9f7117e914d8a9bebe7d178651d1c03f1c6</text:p>
          </table:table-cell>
          <table:table-cell office:value-type="float" office:value="-14.29" calcext:value-type="float">
            <text:p>-1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50" calcext:value-type="float">
            <text:p>50</text:p>
          </table:table-cell>
          <table:table-cell office:value-type="float" office:value="35.71" calcext:value-type="float">
            <text:p>35.71</text:p>
          </table:table-cell>
          <table:table-cell office:value-type="float" office:value="43.75" calcext:value-type="float">
            <text:p>43.75</text:p>
          </table:table-cell>
          <table:table-cell office:value-type="float" office:value="41.67" calcext:value-type="float">
            <text:p>41.67</text:p>
          </table:table-cell>
          <table:table-cell office:value-type="float" office:value="46.67" calcext:value-type="float">
            <text:p>46.6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89.083" calcext:value-type="float">
            <text:p>289.083</text:p>
          </table:table-cell>
          <table:table-cell office:value-type="string" calcext:value-type="string">
            <text:p>795900d65d982cd14c0dcb48ce4d0a259820249f081e84b32dcc86dfda71a889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50" calcext:value-type="float">
            <text:p>50</text:p>
          </table:table-cell>
          <table:table-cell office:value-type="float" office:value="45.24" calcext:value-type="float">
            <text:p>45.24</text:p>
          </table:table-cell>
          <table:table-cell office:value-type="float" office:value="47.73" calcext:value-type="float">
            <text:p>47.73</text:p>
          </table:table-cell>
          <table:table-cell office:value-type="float" office:value="47.5" calcext:value-type="float">
            <text:p>47.5</text:p>
          </table:table-cell>
          <table:table-cell office:value-type="float" office:value="48.84" calcext:value-type="float">
            <text:p>48.8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64.322" calcext:value-type="float">
            <text:p>264.322</text:p>
          </table:table-cell>
          <table:table-cell office:value-type="string" calcext:value-type="string">
            <text:p>bdd0de90231f31d178b9fc8445e15ab50d9ab6d2c582da58b0de60c49cd80ce4</text:p>
          </table:table-cell>
          <table:table-cell office:value-type="float" office:value="-14.29" calcext:value-type="float">
            <text:p>-1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50" calcext:value-type="float">
            <text:p>50</text:p>
          </table:table-cell>
          <table:table-cell office:value-type="float" office:value="35.71" calcext:value-type="float">
            <text:p>35.71</text:p>
          </table:table-cell>
          <table:table-cell office:value-type="float" office:value="43.75" calcext:value-type="float">
            <text:p>43.75</text:p>
          </table:table-cell>
          <table:table-cell office:value-type="float" office:value="41.67" calcext:value-type="float">
            <text:p>41.67</text:p>
          </table:table-cell>
          <table:table-cell office:value-type="float" office:value="46.67" calcext:value-type="float">
            <text:p>46.6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85.45" calcext:value-type="float">
            <text:p>285.45</text:p>
          </table:table-cell>
          <table:table-cell office:value-type="string" calcext:value-type="string">
            <text:p>6a9f5b40699ee5e1c986f742e7694d1fd3e6fc870e31a43f13469b31f112d428</text:p>
          </table:table-cell>
          <table:table-cell office:value-type="float" office:value="-16.67" calcext:value-type="float">
            <text:p>-16.67</text:p>
          </table:table-cell>
          <table:table-cell office:value-type="float" office:value="41.67" calcext:value-type="float">
            <text:p>41.67</text:p>
          </table:table-cell>
          <table:table-cell office:value-type="float" office:value="50" calcext:value-type="float">
            <text:p>50</text:p>
          </table:table-cell>
          <table:table-cell office:value-type="float" office:value="33.33" calcext:value-type="float">
            <text:p>33.33</text:p>
          </table:table-cell>
          <table:table-cell office:value-type="float" office:value="42.86" calcext:value-type="float">
            <text:p>42.86</text:p>
          </table:table-cell>
          <table:table-cell office:value-type="float" office:value="40" calcext:value-type="float">
            <text:p>40</text:p>
          </table:table-cell>
          <table:table-cell office:value-type="float" office:value="46.15" calcext:value-type="float">
            <text:p>46.1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86.329" calcext:value-type="float">
            <text:p>286.329</text:p>
          </table:table-cell>
          <table:table-cell office:value-type="string" calcext:value-type="string">
            <text:p>95449248ef00ee5ae9a189be671528f7deecd582325aa3edee9338d6b1969802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50" calcext:value-type="float">
            <text:p>50</text:p>
          </table:table-cell>
          <table:table-cell office:value-type="float" office:value="45.24" calcext:value-type="float">
            <text:p>45.24</text:p>
          </table:table-cell>
          <table:table-cell office:value-type="float" office:value="47.73" calcext:value-type="float">
            <text:p>47.73</text:p>
          </table:table-cell>
          <table:table-cell office:value-type="float" office:value="47.5" calcext:value-type="float">
            <text:p>47.5</text:p>
          </table:table-cell>
          <table:table-cell office:value-type="float" office:value="48.84" calcext:value-type="float">
            <text:p>48.8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64.818" calcext:value-type="float">
            <text:p>264.818</text:p>
          </table:table-cell>
          <table:table-cell office:value-type="string" calcext:value-type="string">
            <text:p>bdd0de90231f31d178b9fc8445e15ab50d9ab6d2c582da58b0de60c49cd80ce4</text:p>
          </table:table-cell>
          <table:table-cell office:value-type="float" office:value="8.57" calcext:value-type="float">
            <text:p>8.57</text:p>
          </table:table-cell>
          <table:table-cell office:value-type="float" office:value="54.29" calcext:value-type="float">
            <text:p>54.29</text:p>
          </table:table-cell>
          <table:table-cell office:value-type="float" office:value="62.86" calcext:value-type="float">
            <text:p>62.86</text:p>
          </table:table-cell>
          <table:table-cell office:value-type="float" office:value="45.71" calcext:value-type="float">
            <text:p>45.71</text:p>
          </table:table-cell>
          <table:table-cell office:value-type="float" office:value="53.66" calcext:value-type="float">
            <text:p>53.66</text:p>
          </table:table-cell>
          <table:table-cell office:value-type="float" office:value="55.29" calcext:value-type="float">
            <text:p>55.29</text:p>
          </table:table-cell>
          <table:table-cell office:value-type="float" office:value="57.81" calcext:value-type="float">
            <text:p>57.81</text:p>
          </table:table-cell>
          <table:table-cell office:value-type="float" office:value="0" calcext:value-type="float">
            <text:p>0</text:p>
          </table:table-cell>
          <table:table-cell office:value-type="float" office:value="329320" calcext:value-type="float">
            <text:p>329320</text:p>
          </table:table-cell>
          <table:table-cell office:value-type="float" office:value="0.002437641723356" calcext:value-type="float">
            <text:p>0.002437641723356</text:p>
          </table:table-cell>
          <table:table-cell office:value-type="float" office:value="0.000609410430839" calcext:value-type="float">
            <text:p>0.000609410430839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2664399092971" calcext:value-type="float">
            <text:p>0.002664399092971</text:p>
          </table:table-cell>
          <table:table-cell office:value-type="float" office:value="0.000385612406417" calcext:value-type="float">
            <text:p>0.000385612406417</text:p>
          </table:table-cell>
          <table:table-cell office:value-type="float" office:value="0.001193883309208" calcext:value-type="float">
            <text:p>0.001193883309208</text:p>
          </table:table-cell>
          <table:table-cell office:value-type="float" office:value="0.001014954798891" calcext:value-type="float">
            <text:p>0.001014954798891</text:p>
          </table:table-cell>
          <table:table-cell office:value-type="float" office:value="0" calcext:value-type="float">
            <text:p>0</text:p>
          </table:table-cell>
          <table:table-cell office:value-type="float" office:value="735.2" calcext:value-type="float">
            <text:p>73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05ba72f86ff5c0a63e1eea551f4b928903c5c807f808c6bb6a1a55074bc4040", "4d8f0e280657f0382a9eea56f7138f93c2b2738011b6c2332c5106b219d7feeb", "b0a5a8a51a34bab0cf246290d73bef085cb18b79964c709a5dee8bd0bd27d1c9", "a7a8926f1f645d01c74580c5269e6fcfd3fa36aed00286c5ee3f74783bb1e14e", "ef3441a7caa3b9976126d9b8ccf738b39e62e43dda615096f52e43fbae6613ef")</text:p>
          </table:table-cell>
          <table:table-cell office:value-type="float" office:value="5.24" calcext:value-type="float">
            <text:p>5.24</text:p>
          </table:table-cell>
          <table:table-cell office:value-type="float" office:value="52.62" calcext:value-type="float">
            <text:p>52.62</text:p>
          </table:table-cell>
          <table:table-cell office:value-type="float" office:value="61.43" calcext:value-type="float">
            <text:p>61.43</text:p>
          </table:table-cell>
          <table:table-cell office:value-type="float" office:value="43.81" calcext:value-type="float">
            <text:p>43.81</text:p>
          </table:table-cell>
          <table:table-cell office:value-type="float" office:value="52.15" calcext:value-type="float">
            <text:p>52.15</text:p>
          </table:table-cell>
          <table:table-cell office:value-type="float" office:value="53.36" calcext:value-type="float">
            <text:p>53.36</text:p>
          </table:table-cell>
          <table:table-cell office:value-type="float" office:value="56.36" calcext:value-type="float">
            <text:p>56.36</text:p>
          </table:table-cell>
          <table:table-cell office:value-type="float" office:value="46.17" calcext:value-type="float">
            <text:p>46.17</text:p>
          </table:table-cell>
          <table:table-cell office:value-type="float" office:value="660040" calcext:value-type="float">
            <text:p>660040</text:p>
          </table:table-cell>
          <table:table-cell office:value-type="float" office:value="0.004365079365079" calcext:value-type="float">
            <text:p>0.004365079365079</text:p>
          </table:table-cell>
          <table:table-cell office:value-type="float" office:value="0.00109126984127" calcext:value-type="float">
            <text:p>0.00109126984127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303854875283" calcext:value-type="float">
            <text:p>0.001303854875283</text:p>
          </table:table-cell>
          <table:table-cell office:value-type="float" office:value="0.00073462991043" calcext:value-type="float">
            <text:p>0.00073462991043</text:p>
          </table:table-cell>
          <table:table-cell office:value-type="float" office:value="0.001802738468643" calcext:value-type="float">
            <text:p>0.001802738468643</text:p>
          </table:table-cell>
          <table:table-cell office:value-type="float" office:value="0.00170583034614" calcext:value-type="float">
            <text:p>0.00170583034614</text:p>
          </table:table-cell>
          <table:table-cell office:value-type="float" office:value="0.00055291259952" calcext:value-type="float">
            <text:p>0.00055291259952</text:p>
          </table:table-cell>
          <table:table-cell office:value-type="float" office:value="698.8" calcext:value-type="float">
            <text:p>698.8</text:p>
          </table:table-cell>
          <table:table-cell office:value-type="float" office:value="10102.709" calcext:value-type="float">
            <text:p>10102.709</text:p>
          </table:table-cell>
          <table:table-cell office:value-type="string" calcext:value-type="string">
            <text:p>("6ce120be1c75d7a5442db0e11e1fa739dce91c94e9b1ae34af4753d8c18167fa", "7261e12a904b41e4b559c278e0a53d404c270c7d789e87c5c1d521e2a9b0f2f2", "2084509ce9b3df3be97fec914a1efac8c06c41a84a73359be2d85991ef269dcf", "ab35ca7e392415e2a2bc800d38b6e7c49252a16f383dd1d44884e539fe64ca84", "a37bc9528db28676cc8ef3ec492759ad7221edfa12cca99ec530b73f54e40127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false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2.38" calcext:value-type="float">
            <text:p>52.38</text:p>
          </table:table-cell>
          <table:table-cell office:value-type="float" office:value="54.76" calcext:value-type="float">
            <text:p>54.76</text:p>
          </table:table-cell>
          <table:table-cell office:value-type="float" office:value="53.66" calcext:value-type="float">
            <text:p>53.66</text:p>
          </table:table-cell>
          <table:table-cell office:value-type="float" office:value="53.49" calcext:value-type="float">
            <text:p>53.49</text:p>
          </table:table-cell>
          <table:table-cell office:value-type="float" office:value="53.01" calcext:value-type="float">
            <text:p>53.01</text:p>
          </table:table-cell>
          <table:table-cell office:value-type="float" office:value="85" calcext:value-type="float">
            <text:p>85</text:p>
          </table:table-cell>
          <table:table-cell office:value-type="float" office:value="0.608008658008658" calcext:value-type="float">
            <text:p>0.608008658008658</text:p>
          </table:table-cell>
          <table:table-cell office:value-type="float" office:value="0.518560606060606" calcext:value-type="float">
            <text:p>0.518560606060606</text:p>
          </table:table-cell>
          <table:table-cell office:value-type="float" office:value="193.948" calcext:value-type="float">
            <text:p>193.948</text:p>
          </table:table-cell>
          <table:table-cell office:value-type="string" calcext:value-type="string">
            <text:p>89cec7cddbea22ec720ba628ee58b22fcd433cf78ebca8996432aa3bd2d60a33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71" calcext:value-type="float">
            <text:p>71</text:p>
          </table:table-cell>
          <table:table-cell office:value-type="float" office:value="0.608008658008658" calcext:value-type="float">
            <text:p>0.608008658008658</text:p>
          </table:table-cell>
          <table:table-cell office:value-type="float" office:value="0.518560606060606" calcext:value-type="float">
            <text:p>0.518560606060606</text:p>
          </table:table-cell>
          <table:table-cell office:value-type="float" office:value="192.263" calcext:value-type="float">
            <text:p>192.263</text:p>
          </table:table-cell>
          <table:table-cell office:value-type="string" calcext:value-type="string">
            <text:p>fdd18d5a79a28f7f1e00ef27afd1749de246a7f65de9a1d26edcfba6b0e0b10b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52.38" calcext:value-type="float">
            <text:p>52.38</text:p>
          </table:table-cell>
          <table:table-cell office:value-type="float" office:value="45.24" calcext:value-type="float">
            <text:p>45.24</text:p>
          </table:table-cell>
          <table:table-cell office:value-type="float" office:value="48.89" calcext:value-type="float">
            <text:p>48.89</text:p>
          </table:table-cell>
          <table:table-cell office:value-type="float" office:value="48.72" calcext:value-type="float">
            <text:p>48.72</text:p>
          </table:table-cell>
          <table:table-cell office:value-type="float" office:value="50.57" calcext:value-type="float">
            <text:p>50.57</text:p>
          </table:table-cell>
          <table:table-cell office:value-type="float" office:value="37" calcext:value-type="float">
            <text:p>37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187.077" calcext:value-type="float">
            <text:p>187.077</text:p>
          </table:table-cell>
          <table:table-cell office:value-type="string" calcext:value-type="string">
            <text:p>6c1a0fcad95b0da04d9739f3d877356a2ef92f4f9db32a1c825da986b24358b7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0.608008658008658" calcext:value-type="float">
            <text:p>0.608008658008658</text:p>
          </table:table-cell>
          <table:table-cell office:value-type="float" office:value="0.518560606060606" calcext:value-type="float">
            <text:p>0.518560606060606</text:p>
          </table:table-cell>
          <table:table-cell office:value-type="float" office:value="192.973" calcext:value-type="float">
            <text:p>192.973</text:p>
          </table:table-cell>
          <table:table-cell office:value-type="string" calcext:value-type="string">
            <text:p>47115139c63eba6a931af5debe2dbff6be652d8156001274939a7f3e3369f09d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0.608008658008658" calcext:value-type="float">
            <text:p>0.608008658008658</text:p>
          </table:table-cell>
          <table:table-cell office:value-type="float" office:value="0.518560606060606" calcext:value-type="float">
            <text:p>0.518560606060606</text:p>
          </table:table-cell>
          <table:table-cell office:value-type="float" office:value="191.259" calcext:value-type="float">
            <text:p>191.259</text:p>
          </table:table-cell>
          <table:table-cell office:value-type="string" calcext:value-type="string">
            <text:p>c228e0778016e22674193822fae7197140068bb9316f303a9eacdb18174da14f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52.38" calcext:value-type="float">
            <text:p>52.38</text:p>
          </table:table-cell>
          <table:table-cell office:value-type="float" office:value="45.24" calcext:value-type="float">
            <text:p>45.24</text:p>
          </table:table-cell>
          <table:table-cell office:value-type="float" office:value="48.89" calcext:value-type="float">
            <text:p>48.89</text:p>
          </table:table-cell>
          <table:table-cell office:value-type="float" office:value="48.72" calcext:value-type="float">
            <text:p>48.72</text:p>
          </table:table-cell>
          <table:table-cell office:value-type="float" office:value="50.57" calcext:value-type="float">
            <text:p>50.57</text:p>
          </table:table-cell>
          <table:table-cell office:value-type="float" office:value="37" calcext:value-type="float">
            <text:p>37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186.439" calcext:value-type="float">
            <text:p>186.439</text:p>
          </table:table-cell>
          <table:table-cell office:value-type="string" calcext:value-type="string">
            <text:p>6c1a0fcad95b0da04d9739f3d877356a2ef92f4f9db32a1c825da986b24358b7</text:p>
          </table:table-cell>
          <table:table-cell office:value-type="float" office:value="10.48" calcext:value-type="float">
            <text:p>10.48</text:p>
          </table:table-cell>
          <table:table-cell office:value-type="float" office:value="55.24" calcext:value-type="float">
            <text:p>55.24</text:p>
          </table:table-cell>
          <table:table-cell office:value-type="float" office:value="51.43" calcext:value-type="float">
            <text:p>51.43</text:p>
          </table:table-cell>
          <table:table-cell office:value-type="float" office:value="59.05" calcext:value-type="float">
            <text:p>59.05</text:p>
          </table:table-cell>
          <table:table-cell office:value-type="float" office:value="55.63" calcext:value-type="float">
            <text:p>55.63</text:p>
          </table:table-cell>
          <table:table-cell office:value-type="float" office:value="54.92" calcext:value-type="float">
            <text:p>54.92</text:p>
          </table:table-cell>
          <table:table-cell office:value-type="float" office:value="53.42" calcext:value-type="float">
            <text:p>53.42</text:p>
          </table:table-cell>
          <table:table-cell office:value-type="float" office:value="0" calcext:value-type="float">
            <text:p>0</text:p>
          </table:table-cell>
          <table:table-cell office:value-type="float" office:value="332760" calcext:value-type="float">
            <text:p>332760</text:p>
          </table:table-cell>
          <table:table-cell office:value-type="float" office:value="0.0109410430839" calcext:value-type="float">
            <text:p>0.0109410430839</text:p>
          </table:table-cell>
          <table:table-cell office:value-type="float" office:value="0.002735260770975" calcext:value-type="float">
            <text:p>0.002735260770975</text:p>
          </table:table-cell>
          <table:table-cell office:value-type="float" office:value="0.003854875283447" calcext:value-type="float">
            <text:p>0.003854875283447</text:p>
          </table:table-cell>
          <table:table-cell office:value-type="float" office:value="0.002664399092971" calcext:value-type="float">
            <text:p>0.002664399092971</text:p>
          </table:table-cell>
          <table:table-cell office:value-type="float" office:value="0.00315398285189" calcext:value-type="float">
            <text:p>0.00315398285189</text:p>
          </table:table-cell>
          <table:table-cell office:value-type="float" office:value="0.00242323955146" calcext:value-type="float">
            <text:p>0.00242323955146</text:p>
          </table:table-cell>
          <table:table-cell office:value-type="float" office:value="0.003365776998019" calcext:value-type="float">
            <text:p>0.003365776998019</text:p>
          </table:table-cell>
          <table:table-cell office:value-type="float" office:value="0" calcext:value-type="float">
            <text:p>0</text:p>
          </table:table-cell>
          <table:table-cell office:value-type="float" office:value="834.8" calcext:value-type="float">
            <text:p>83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7b0094b727c19d2c9a1ac3b3b7c9096c291b482e2d2a85a67c68e00ac27cfbd", "f3596754aba96b11dfe6098aace0b31f19e04802b8e6067f156b80bbb9dd4c00", "64cc90751a1e58a0ffb9e060c0250ff20619aa519b0daf544cd1308c57e986d3", "009287f7bf5fc8769b4cd70aee3a00838133a98a9f98dac11d9641b7c58bae3c", "00ab6d973dc278d01be3069384c5e72e38d388d24e24a40c0d62ab6734e7c3ed")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2.86" calcext:value-type="float">
            <text:p>52.86</text:p>
          </table:table-cell>
          <table:table-cell office:value-type="float" office:value="57.14" calcext:value-type="float">
            <text:p>57.14</text:p>
          </table:table-cell>
          <table:table-cell office:value-type="float" office:value="55.29" calcext:value-type="float">
            <text:p>55.29</text:p>
          </table:table-cell>
          <table:table-cell office:value-type="float" office:value="54.78" calcext:value-type="float">
            <text:p>54.78</text:p>
          </table:table-cell>
          <table:table-cell office:value-type="float" office:value="53.99" calcext:value-type="float">
            <text:p>53.99</text:p>
          </table:table-cell>
          <table:table-cell office:value-type="float" office:value="46.14" calcext:value-type="float">
            <text:p>46.14</text:p>
          </table:table-cell>
          <table:table-cell office:value-type="float" office:value="661440" calcext:value-type="float">
            <text:p>661440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1814058956916" calcext:value-type="float">
            <text:p>0.001814058956916</text:p>
          </table:table-cell>
          <table:table-cell office:value-type="float" office:value="0.002834467120181" calcext:value-type="float">
            <text:p>0.002834467120181</text:p>
          </table:table-cell>
          <table:table-cell office:value-type="float" office:value="0.001168180357066" calcext:value-type="float">
            <text:p>0.001168180357066</text:p>
          </table:table-cell>
          <table:table-cell office:value-type="float" office:value="0.000952312098962" calcext:value-type="float">
            <text:p>0.000952312098962</text:p>
          </table:table-cell>
          <table:table-cell office:value-type="float" office:value="0.001086310408165" calcext:value-type="float">
            <text:p>0.001086310408165</text:p>
          </table:table-cell>
          <table:table-cell office:value-type="float" office:value="0.000691319494847" calcext:value-type="float">
            <text:p>0.000691319494847</text:p>
          </table:table-cell>
          <table:table-cell office:value-type="float" office:value="1980.8" calcext:value-type="float">
            <text:p>1980.8</text:p>
          </table:table-cell>
          <table:table-cell office:value-type="float" office:value="10742.558" calcext:value-type="float">
            <text:p>10742.558</text:p>
          </table:table-cell>
          <table:table-cell office:value-type="string" calcext:value-type="string">
            <text:p>("9179763e2424f824eeccd23338c85fd986531c9ee5b304799d2795b04c880460", "ff32db53f7f4cb815d2fa746f4d12d4d2cce9736ad1670fe2fbcb5ade582cc9f", "89374afe89412912a33265b942c1d2fcc7341e14db37774c68aefebf4f4322f5", "6e33a6bfdc270ec08d0ef844030bc6e3e6d77af63a23ff742310b007c1ecbfc8", "cb4bb5012837d81e56f79a31b1910c325a17af99e483dd4f8dc66bc30a0ff654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false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9.52" calcext:value-type="float">
            <text:p>-9.52</text:p>
          </table:table-cell>
          <table:table-cell office:value-type="float" office:value="45.24" calcext:value-type="float">
            <text:p>45.24</text:p>
          </table:table-cell>
          <table:table-cell office:value-type="float" office:value="52.38" calcext:value-type="float">
            <text:p>52.38</text:p>
          </table:table-cell>
          <table:table-cell office:value-type="float" office:value="38.1" calcext:value-type="float">
            <text:p>38.1</text:p>
          </table:table-cell>
          <table:table-cell office:value-type="float" office:value="45.83" calcext:value-type="float">
            <text:p>45.83</text:p>
          </table:table-cell>
          <table:table-cell office:value-type="float" office:value="44.44" calcext:value-type="float">
            <text:p>44.44</text:p>
          </table:table-cell>
          <table:table-cell office:value-type="float" office:value="48.89" calcext:value-type="float">
            <text:p>48.8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5.31" calcext:value-type="float">
            <text:p>95.31</text:p>
          </table:table-cell>
          <table:table-cell office:value-type="string" calcext:value-type="string">
            <text:p>7a14ac16246678c36330f658846338f1a1544cc39e3b726ee3ef17f60ece6a63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2.38" calcext:value-type="float">
            <text:p>52.38</text:p>
          </table:table-cell>
          <table:table-cell office:value-type="float" office:value="40.48" calcext:value-type="float">
            <text:p>40.48</text:p>
          </table:table-cell>
          <table:table-cell office:value-type="float" office:value="46.81" calcext:value-type="float">
            <text:p>46.81</text:p>
          </table:table-cell>
          <table:table-cell office:value-type="float" office:value="45.95" calcext:value-type="float">
            <text:p>45.95</text:p>
          </table:table-cell>
          <table:table-cell office:value-type="float" office:value="49.44" calcext:value-type="float">
            <text:p>49.44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1.248" calcext:value-type="float">
            <text:p>91.248</text:p>
          </table:table-cell>
          <table:table-cell office:value-type="string" calcext:value-type="string">
            <text:p>a898a351c341dd18381b1567c9cb64153bffa8c21ea92244a0231d3a483f2ee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5.26" calcext:value-type="float">
            <text:p>65.26</text:p>
          </table:table-cell>
          <table:table-cell office:value-type="string" calcext:value-type="string">
            <text:p>a4f2e2be275ea285c72b0c959692dedaeb6d6f158681e472a153b82d5e2bf37d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52.38" calcext:value-type="float">
            <text:p>52.38</text:p>
          </table:table-cell>
          <table:table-cell office:value-type="float" office:value="42.86" calcext:value-type="float">
            <text:p>42.86</text:p>
          </table:table-cell>
          <table:table-cell office:value-type="float" office:value="47.83" calcext:value-type="float">
            <text:p>47.83</text:p>
          </table:table-cell>
          <table:table-cell office:value-type="float" office:value="47.37" calcext:value-type="float">
            <text:p>47.37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6.078" calcext:value-type="float">
            <text:p>96.078</text:p>
          </table:table-cell>
          <table:table-cell office:value-type="string" calcext:value-type="string">
            <text:p>6d91b0c2107d8cfb04fb5c85666f2e07ce8941d81a7a21906f9b535381481388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0" calcext:value-type="float">
            <text:p>50</text:p>
          </table:table-cell>
          <table:table-cell office:value-type="float" office:value="42.86" calcext:value-type="float">
            <text:p>42.86</text:p>
          </table:table-cell>
          <table:table-cell office:value-type="float" office:value="46.67" calcext:value-type="float">
            <text:p>46.67</text:p>
          </table:table-cell>
          <table:table-cell office:value-type="float" office:value="46.15" calcext:value-type="float">
            <text:p>46.15</text:p>
          </table:table-cell>
          <table:table-cell office:value-type="float" office:value="48.28" calcext:value-type="float">
            <text:p>48.2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1.2" calcext:value-type="float">
            <text:p>91.2</text:p>
          </table:table-cell>
          <table:table-cell office:value-type="string" calcext:value-type="string">
            <text:p>8fcd1a83f3c59afb8c419125a1018f85a949e3e6980c9dda973b82ac5bda3b0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4.929" calcext:value-type="float">
            <text:p>64.929</text:p>
          </table:table-cell>
          <table:table-cell office:value-type="string" calcext:value-type="string">
            <text:p>a4f2e2be275ea285c72b0c959692dedaeb6d6f158681e472a153b82d5e2bf37d</text:p>
          </table:table-cell>
          <table:table-cell office:value-type="float" office:value="-9.05" calcext:value-type="float">
            <text:p>-9.05</text:p>
          </table:table-cell>
          <table:table-cell office:value-type="float" office:value="45.48" calcext:value-type="float">
            <text:p>45.48</text:p>
          </table:table-cell>
          <table:table-cell office:value-type="float" office:value="45.71" calcext:value-type="float">
            <text:p>45.71</text:p>
          </table:table-cell>
          <table:table-cell office:value-type="float" office:value="45.24" calcext:value-type="float">
            <text:p>45.24</text:p>
          </table:table-cell>
          <table:table-cell office:value-type="float" office:value="45.52" calcext:value-type="float">
            <text:p>45.52</text:p>
          </table:table-cell>
          <table:table-cell office:value-type="float" office:value="45.37" calcext:value-type="float">
            <text:p>45.37</text:p>
          </table:table-cell>
          <table:table-cell office:value-type="float" office:value="45.57" calcext:value-type="float">
            <text:p>45.57</text:p>
          </table:table-cell>
          <table:table-cell office:value-type="float" office:value="0" calcext:value-type="float">
            <text:p>0</text:p>
          </table:table-cell>
          <table:table-cell office:value-type="float" office:value="318520" calcext:value-type="float">
            <text:p>318520</text:p>
          </table:table-cell>
          <table:table-cell office:value-type="float" office:value="0.008049886621315" calcext:value-type="float">
            <text:p>0.008049886621315</text:p>
          </table:table-cell>
          <table:table-cell office:value-type="float" office:value="0.002012471655329" calcext:value-type="float">
            <text:p>0.002012471655329</text:p>
          </table:table-cell>
          <table:table-cell office:value-type="float" office:value="0.002664399092971" calcext:value-type="float">
            <text:p>0.002664399092971</text:p>
          </table:table-cell>
          <table:table-cell office:value-type="float" office:value="0.003968253968254" calcext:value-type="float">
            <text:p>0.003968253968254</text:p>
          </table:table-cell>
          <table:table-cell office:value-type="float" office:value="0.001929596722602" calcext:value-type="float">
            <text:p>0.001929596722602</text:p>
          </table:table-cell>
          <table:table-cell office:value-type="float" office:value="0.002223471959962" calcext:value-type="float">
            <text:p>0.002223471959962</text:p>
          </table:table-cell>
          <table:table-cell office:value-type="float" office:value="0.002101236549492" calcext:value-type="float">
            <text:p>0.002101236549492</text:p>
          </table:table-cell>
          <table:table-cell office:value-type="float" office:value="0" calcext:value-type="float">
            <text:p>0</text:p>
          </table:table-cell>
          <table:table-cell office:value-type="float" office:value="1669.2" calcext:value-type="float">
            <text:p>166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a4a3c362152934a31dec5167d831f5ea97626fd8d132b9916724fb82f8fc521", "563bdd0e11490a26d7bcfc6a79bd42b2f8f704dd7432d8ca50564143b2b5dd79", "de59e65b36579cdf754e48ec958685d008b95057068b0b3daa593b8c3f468081", "bbbc082e767f17a8e88e880b93ae78b4fee54a08f7ed5198b8e9ee0b3f461251", "b2eefc79e5fee0cf8c694a793022861fe502a33e4089a8aa5957549fb8cb4f59")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49.05" calcext:value-type="float">
            <text:p>49.05</text:p>
          </table:table-cell>
          <table:table-cell office:value-type="float" office:value="43.81" calcext:value-type="float">
            <text:p>43.81</text:p>
          </table:table-cell>
          <table:table-cell office:value-type="float" office:value="46.71" calcext:value-type="float">
            <text:p>46.71</text:p>
          </table:table-cell>
          <table:table-cell office:value-type="float" office:value="46.08" calcext:value-type="float">
            <text:p>46.08</text:p>
          </table:table-cell>
          <table:table-cell office:value-type="float" office:value="47.81" calcext:value-type="float">
            <text:p>47.81</text:p>
          </table:table-cell>
          <table:table-cell office:value-type="float" office:value="42.23" calcext:value-type="float">
            <text:p>42.23</text:p>
          </table:table-cell>
          <table:table-cell office:value-type="float" office:value="639560" calcext:value-type="float">
            <text:p>639560</text:p>
          </table:table-cell>
          <table:table-cell office:value-type="float" office:value="0.00453514739229" calcext:value-type="float">
            <text:p>0.00453514739229</text:p>
          </table:table-cell>
          <table:table-cell office:value-type="float" office:value="0.001133786848073" calcext:value-type="float">
            <text:p>0.001133786848073</text:p>
          </table:table-cell>
          <table:table-cell office:value-type="float" office:value="0.000736961451247" calcext:value-type="float">
            <text:p>0.000736961451247</text:p>
          </table:table-cell>
          <table:table-cell office:value-type="float" office:value="0.003854875283447" calcext:value-type="float">
            <text:p>0.003854875283447</text:p>
          </table:table-cell>
          <table:table-cell office:value-type="float" office:value="0.000945404167942" calcext:value-type="float">
            <text:p>0.000945404167942</text:p>
          </table:table-cell>
          <table:table-cell office:value-type="float" office:value="0.001415885930309" calcext:value-type="float">
            <text:p>0.001415885930309</text:p>
          </table:table-cell>
          <table:table-cell office:value-type="float" office:value="0.000602022169304" calcext:value-type="float">
            <text:p>0.000602022169304</text:p>
          </table:table-cell>
          <table:table-cell office:value-type="float" office:value="0.000269451299173" calcext:value-type="float">
            <text:p>0.000269451299173</text:p>
          </table:table-cell>
          <table:table-cell office:value-type="float" office:value="1534.8" calcext:value-type="float">
            <text:p>1534.8</text:p>
          </table:table-cell>
          <table:table-cell office:value-type="float" office:value="9327.605" calcext:value-type="float">
            <text:p>9327.605</text:p>
          </table:table-cell>
          <table:table-cell office:value-type="string" calcext:value-type="string">
            <text:p>("7003bc83ee4920cc2a3e8a18d7223cbc1d3a6b6f5f00ee91314274ad4a77721e", "d74748a0d85a0f0d580c79085cdc0a7fa9637b2a236d18b4fd111630d559f2b7", "022643a017eacd282c96242636165a71b3c577caf183018ff91d232695161f1c", "04ad2163212f9ba0a77145e7f8ec27290d649ecd6273efa2aba5903f8f54fe8b", "6924634463a6d7c6803e2ecede872c061cd61b246061175f8eb48ffec0b0ab9b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false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224.105" calcext:value-type="float">
            <text:p>224.105</text:p>
          </table:table-cell>
          <table:table-cell office:value-type="string" calcext:value-type="string">
            <text:p>b3bb58329645011330b03f202a6236579ad9dc9a76951335fe0c9d961af9791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0.583809523809524" calcext:value-type="float">
            <text:p>0.583809523809524</text:p>
          </table:table-cell>
          <table:table-cell office:value-type="float" office:value="0.496666666666667" calcext:value-type="float">
            <text:p>0.496666666666667</text:p>
          </table:table-cell>
          <table:table-cell office:value-type="float" office:value="223.206" calcext:value-type="float">
            <text:p>223.206</text:p>
          </table:table-cell>
          <table:table-cell office:value-type="string" calcext:value-type="string">
            <text:p>875a6c1e523c979ec92447fd5a40366acd6dfc032bc604cb93d5c32ae7f553c8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40.48" calcext:value-type="float">
            <text:p>40.48</text:p>
          </table:table-cell>
          <table:table-cell office:value-type="float" office:value="54.76" calcext:value-type="float">
            <text:p>54.76</text:p>
          </table:table-cell>
          <table:table-cell office:value-type="float" office:value="47.22" calcext:value-type="float">
            <text:p>47.22</text:p>
          </table:table-cell>
          <table:table-cell office:value-type="float" office:value="47.92" calcext:value-type="float">
            <text:p>47.92</text:p>
          </table:table-cell>
          <table:table-cell office:value-type="float" office:value="43.59" calcext:value-type="float">
            <text:p>43.59</text:p>
          </table:table-cell>
          <table:table-cell office:value-type="float" office:value="55" calcext:value-type="float">
            <text:p>55</text:p>
          </table:table-cell>
          <table:table-cell office:value-type="float" office:value="0.584981684981685" calcext:value-type="float">
            <text:p>0.584981684981685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219.177" calcext:value-type="float">
            <text:p>219.177</text:p>
          </table:table-cell>
          <table:table-cell office:value-type="string" calcext:value-type="string">
            <text:p>bcb4cc1b4f08c5029496736676ca192eda6e658a1bf7144fbd062159b48a618d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224.231" calcext:value-type="float">
            <text:p>224.231</text:p>
          </table:table-cell>
          <table:table-cell office:value-type="string" calcext:value-type="string">
            <text:p>d8594024cae39eb1b2c43b1b444eec45398b0d83e7fcb2fceaf75bc629727ac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0.583809523809524" calcext:value-type="float">
            <text:p>0.583809523809524</text:p>
          </table:table-cell>
          <table:table-cell office:value-type="float" office:value="0.496666666666667" calcext:value-type="float">
            <text:p>0.496666666666667</text:p>
          </table:table-cell>
          <table:table-cell office:value-type="float" office:value="222.777" calcext:value-type="float">
            <text:p>222.777</text:p>
          </table:table-cell>
          <table:table-cell office:value-type="string" calcext:value-type="string">
            <text:p>02aea099df8490a6dc429acc195cce94b0dc0c83b3b7e112e2eed01aeabc6f7a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40.48" calcext:value-type="float">
            <text:p>40.48</text:p>
          </table:table-cell>
          <table:table-cell office:value-type="float" office:value="52.38" calcext:value-type="float">
            <text:p>52.38</text:p>
          </table:table-cell>
          <table:table-cell office:value-type="float" office:value="45.95" calcext:value-type="float">
            <text:p>45.95</text:p>
          </table:table-cell>
          <table:table-cell office:value-type="float" office:value="46.81" calcext:value-type="float">
            <text:p>46.81</text:p>
          </table:table-cell>
          <table:table-cell office:value-type="float" office:value="43.04" calcext:value-type="float">
            <text:p>43.04</text:p>
          </table:table-cell>
          <table:table-cell office:value-type="float" office:value="55" calcext:value-type="float">
            <text:p>55</text:p>
          </table:table-cell>
          <table:table-cell office:value-type="float" office:value="0.584981684981685" calcext:value-type="float">
            <text:p>0.584981684981685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216.481" calcext:value-type="float">
            <text:p>216.481</text:p>
          </table:table-cell>
          <table:table-cell office:value-type="string" calcext:value-type="string">
            <text:p>125917ebdc79785d1ce285b82a5f1ab9ec9067f4797ca11f9e0e92b7f6470d27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38.57" calcext:value-type="float">
            <text:p>38.57</text:p>
          </table:table-cell>
          <table:table-cell office:value-type="float" office:value="68.57" calcext:value-type="float">
            <text:p>68.57</text:p>
          </table:table-cell>
          <table:table-cell office:value-type="float" office:value="55.08" calcext:value-type="float">
            <text:p>55.08</text:p>
          </table:table-cell>
          <table:table-cell office:value-type="float" office:value="52.77" calcext:value-type="float">
            <text:p>52.77</text:p>
          </table:table-cell>
          <table:table-cell office:value-type="float" office:value="45.26" calcext:value-type="float">
            <text:p>45.26</text:p>
          </table:table-cell>
          <table:table-cell office:value-type="float" office:value="0" calcext:value-type="float">
            <text:p>0</text:p>
          </table:table-cell>
          <table:table-cell office:value-type="float" office:value="324960" calcext:value-type="float">
            <text:p>324960</text:p>
          </table:table-cell>
          <table:table-cell office:value-type="float" office:value="0.000566893424036" calcext:value-type="float">
            <text:p>0.000566893424036</text:p>
          </table:table-cell>
          <table:table-cell office:value-type="float" office:value="0.000141723356009" calcext:value-type="float">
            <text:p>0.000141723356009</text:p>
          </table:table-cell>
          <table:table-cell office:value-type="float" office:value="0.002097505668934" calcext:value-type="float">
            <text:p>0.002097505668934</text:p>
          </table:table-cell>
          <table:table-cell office:value-type="float" office:value="0.00124716553288" calcext:value-type="float">
            <text:p>0.00124716553288</text:p>
          </table:table-cell>
          <table:table-cell office:value-type="float" office:value="0.000213777001585" calcext:value-type="float">
            <text:p>0.000213777001585</text:p>
          </table:table-cell>
          <table:table-cell table:style-name="ce3" office:value-type="float" office:value="0.0000992" calcext:value-type="float">
            <text:p>9.92E-05</text:p>
          </table:table-cell>
          <table:table-cell office:value-type="float" office:value="0.001256257833884" calcext:value-type="float">
            <text:p>0.001256257833884</text:p>
          </table:table-cell>
          <table:table-cell office:value-type="float" office:value="0" calcext:value-type="float">
            <text:p>0</text:p>
          </table:table-cell>
          <table:table-cell office:value-type="float" office:value="1364.8" calcext:value-type="float">
            <text:p>136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1f1123456a608a489d4541214e1154bf3b00c2a0db4dda897faf128c3097d50", "298dd3c2a54dbf591b33f120030beef32ce1a1998c57525c6f7445b658151fcc", "1a8595bff46ad9eda728b40a4a9918fc3d7c1a871521b1d257d089354827a297", "30757d30927e1cbd3fbfb32a2c8ffcb47e02d7e9099e52b428ae82540711dc2b", "65bda4b0036a62d1c099253251861bae93d9d91708568f3be275b3f78deee4e9")</text:p>
          </table:table-cell>
          <table:table-cell office:value-type="float" office:value="5.71" calcext:value-type="float">
            <text:p>5.71</text:p>
          </table:table-cell>
          <table:table-cell office:value-type="float" office:value="52.86" calcext:value-type="float">
            <text:p>52.86</text:p>
          </table:table-cell>
          <table:table-cell office:value-type="float" office:value="36.67" calcext:value-type="float">
            <text:p>36.67</text:p>
          </table:table-cell>
          <table:table-cell office:value-type="float" office:value="69.05" calcext:value-type="float">
            <text:p>69.05</text:p>
          </table:table-cell>
          <table:table-cell office:value-type="float" office:value="54.51" calcext:value-type="float">
            <text:p>54.51</text:p>
          </table:table-cell>
          <table:table-cell office:value-type="float" office:value="52.1" calcext:value-type="float">
            <text:p>52.1</text:p>
          </table:table-cell>
          <table:table-cell office:value-type="float" office:value="43.7" calcext:value-type="float">
            <text:p>43.7</text:p>
          </table:table-cell>
          <table:table-cell office:value-type="float" office:value="46.39" calcext:value-type="float">
            <text:p>46.39</text:p>
          </table:table-cell>
          <table:table-cell office:value-type="float" office:value="652720" calcext:value-type="float">
            <text:p>652720</text:p>
          </table:table-cell>
          <table:table-cell office:value-type="float" office:value="0.005272108843537" calcext:value-type="float">
            <text:p>0.005272108843537</text:p>
          </table:table-cell>
          <table:table-cell office:value-type="float" office:value="0.001318027210884" calcext:value-type="float">
            <text:p>0.001318027210884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453514739229" calcext:value-type="float">
            <text:p>0.00453514739229</text:p>
          </table:table-cell>
          <table:table-cell office:value-type="float" office:value="0.002998979115359" calcext:value-type="float">
            <text:p>0.002998979115359</text:p>
          </table:table-cell>
          <table:table-cell office:value-type="float" office:value="0.000744339429038" calcext:value-type="float">
            <text:p>0.000744339429038</text:p>
          </table:table-cell>
          <table:table-cell office:value-type="float" office:value="0.001682317964223" calcext:value-type="float">
            <text:p>0.001682317964223</text:p>
          </table:table-cell>
          <table:table-cell office:value-type="float" office:value="0.000467230367252" calcext:value-type="float">
            <text:p>0.000467230367252</text:p>
          </table:table-cell>
          <table:table-cell office:value-type="float" office:value="3047.2" calcext:value-type="float">
            <text:p>3047.2</text:p>
          </table:table-cell>
          <table:table-cell office:value-type="float" office:value="10085.164" calcext:value-type="float">
            <text:p>10085.164</text:p>
          </table:table-cell>
          <table:table-cell office:value-type="string" calcext:value-type="string">
            <text:p>("95e74e5dc0050f51db5a28aa36234899e85196c2137948d555196a6a859d553c", "6868e3f4924adb50a90ade122515fdf4b1a15ac8b6b5b267ddd90a6b7421d4f6", "ad1397a9af5395c44c89914c750cdc3b8f4657c796cf5d8032f3da618ba4ac9b", "b2b5111fc503956fc483c8bc3ec0eb89408c1ddaf0847490f5e4028eb0cbeb14", "5c2e81176d621760a94d4cbe6d7eb2b77c68b1163210bbcbad0eb804f9f1ddea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horizontal_3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53.85" calcext:value-type="float">
            <text:p>53.85</text:p>
          </table:table-cell>
          <table:table-cell office:value-type="float" office:value="53.33" calcext:value-type="float">
            <text:p>53.33</text:p>
          </table:table-cell>
          <table:table-cell office:value-type="float" office:value="51.85" calcext:value-type="float">
            <text:p>51.85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09.618" calcext:value-type="float">
            <text:p>109.618</text:p>
          </table:table-cell>
          <table:table-cell office:value-type="string" calcext:value-type="string">
            <text:p>9f65231b9da9a748429d6362fca84d7ac5c41dc0458c0858ab1335e5051b938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53.294" calcext:value-type="float">
            <text:p>53.294</text:p>
          </table:table-cell>
          <table:table-cell office:value-type="string" calcext:value-type="string">
            <text:p>53e9b39661350846c01d5bd55b260d1e604656c9e29f3412b7e108b237e5420f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51.16" calcext:value-type="float">
            <text:p>51.16</text:p>
          </table:table-cell>
          <table:table-cell office:value-type="float" office:value="51.22" calcext:value-type="float">
            <text:p>51.22</text:p>
          </table:table-cell>
          <table:table-cell office:value-type="float" office:value="51.76" calcext:value-type="float">
            <text:p>51.76</text:p>
          </table:table-cell>
          <table:table-cell office:value-type="float" office:value="57" calcext:value-type="float">
            <text:p>57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52.793" calcext:value-type="float">
            <text:p>52.793</text:p>
          </table:table-cell>
          <table:table-cell office:value-type="string" calcext:value-type="string">
            <text:p>18c507eaaae02873a4d6c1e0cfd9f6953f0c88f83b29fc4073d8a2850d5da86f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2.38" calcext:value-type="float">
            <text:p>52.38</text:p>
          </table:table-cell>
          <table:table-cell office:value-type="float" office:value="54.76" calcext:value-type="float">
            <text:p>54.76</text:p>
          </table:table-cell>
          <table:table-cell office:value-type="float" office:value="53.66" calcext:value-type="float">
            <text:p>53.66</text:p>
          </table:table-cell>
          <table:table-cell office:value-type="float" office:value="53.49" calcext:value-type="float">
            <text:p>53.49</text:p>
          </table:table-cell>
          <table:table-cell office:value-type="float" office:value="53.01" calcext:value-type="float">
            <text:p>53.0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4.261" calcext:value-type="float">
            <text:p>54.261</text:p>
          </table:table-cell>
          <table:table-cell office:value-type="string" calcext:value-type="string">
            <text:p>a38ebad59add5732a5ffa53c9d0db022d3887b5190f55078cf2514f2972a7b08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2.38" calcext:value-type="float">
            <text:p>52.38</text:p>
          </table:table-cell>
          <table:table-cell office:value-type="float" office:value="54.76" calcext:value-type="float">
            <text:p>54.76</text:p>
          </table:table-cell>
          <table:table-cell office:value-type="float" office:value="53.66" calcext:value-type="float">
            <text:p>53.66</text:p>
          </table:table-cell>
          <table:table-cell office:value-type="float" office:value="53.49" calcext:value-type="float">
            <text:p>53.49</text:p>
          </table:table-cell>
          <table:table-cell office:value-type="float" office:value="53.01" calcext:value-type="float">
            <text:p>53.01</text:p>
          </table:table-cell>
          <table:table-cell office:value-type="float" office:value="67" calcext:value-type="float">
            <text:p>67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53.295" calcext:value-type="float">
            <text:p>53.295</text:p>
          </table:table-cell>
          <table:table-cell office:value-type="string" calcext:value-type="string">
            <text:p>0d13a6939b3f65976638f66db258295f40a824ca4ddbd1bd802270856d8e0937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51.16" calcext:value-type="float">
            <text:p>51.16</text:p>
          </table:table-cell>
          <table:table-cell office:value-type="float" office:value="51.22" calcext:value-type="float">
            <text:p>51.22</text:p>
          </table:table-cell>
          <table:table-cell office:value-type="float" office:value="51.76" calcext:value-type="float">
            <text:p>51.76</text:p>
          </table:table-cell>
          <table:table-cell office:value-type="float" office:value="57" calcext:value-type="float">
            <text:p>57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52.943" calcext:value-type="float">
            <text:p>52.943</text:p>
          </table:table-cell>
          <table:table-cell office:value-type="string" calcext:value-type="string">
            <text:p>18c507eaaae02873a4d6c1e0cfd9f6953f0c88f83b29fc4073d8a2850d5da86f</text:p>
          </table:table-cell>
          <table:table-cell office:value-type="float" office:value="13.81" calcext:value-type="float">
            <text:p>13.81</text:p>
          </table:table-cell>
          <table:table-cell office:value-type="float" office:value="56.9" calcext:value-type="float">
            <text:p>56.9</text:p>
          </table:table-cell>
          <table:table-cell office:value-type="float" office:value="54.29" calcext:value-type="float">
            <text:p>54.29</text:p>
          </table:table-cell>
          <table:table-cell office:value-type="float" office:value="59.52" calcext:value-type="float">
            <text:p>59.52</text:p>
          </table:table-cell>
          <table:table-cell office:value-type="float" office:value="57.38" calcext:value-type="float">
            <text:p>57.38</text:p>
          </table:table-cell>
          <table:table-cell office:value-type="float" office:value="56.54" calcext:value-type="float">
            <text:p>56.54</text:p>
          </table:table-cell>
          <table:table-cell office:value-type="float" office:value="55.72" calcext:value-type="float">
            <text:p>55.72</text:p>
          </table:table-cell>
          <table:table-cell office:value-type="float" office:value="0" calcext:value-type="float">
            <text:p>0</text:p>
          </table:table-cell>
          <table:table-cell office:value-type="float" office:value="364960" calcext:value-type="float">
            <text:p>364960</text:p>
          </table:table-cell>
          <table:table-cell office:value-type="float" office:value="0.004648526077098" calcext:value-type="float">
            <text:p>0.004648526077098</text:p>
          </table:table-cell>
          <table:table-cell office:value-type="float" office:value="0.001162131519274" calcext:value-type="float">
            <text:p>0.001162131519274</text:p>
          </table:table-cell>
          <table:table-cell office:value-type="float" office:value="0.001814058956916" calcext:value-type="float">
            <text:p>0.001814058956916</text:p>
          </table:table-cell>
          <table:table-cell office:value-type="float" office:value="0.0031179138322" calcext:value-type="float">
            <text:p>0.0031179138322</text:p>
          </table:table-cell>
          <table:table-cell office:value-type="float" office:value="0.001389638263729" calcext:value-type="float">
            <text:p>0.001389638263729</text:p>
          </table:table-cell>
          <table:table-cell office:value-type="float" office:value="0.001017965903746" calcext:value-type="float">
            <text:p>0.001017965903746</text:p>
          </table:table-cell>
          <table:table-cell office:value-type="float" office:value="0.001184548664875" calcext:value-type="float">
            <text:p>0.001184548664875</text:p>
          </table:table-cell>
          <table:table-cell office:value-type="float" office:value="0" calcext:value-type="float">
            <text:p>0</text:p>
          </table:table-cell>
          <table:table-cell office:value-type="float" office:value="1450.8" calcext:value-type="float">
            <text:p>145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dc9b12f19d87b032f6b914572d42746f072c865e18d0346e1c800c8200e2c30", "b6d438c91ac5c8e0b0083881783c99362bea9f427f464d047b9df42b9b432e73", "9c557e987bc6751bdf6dbbef08c663a027ebecaccdf421bc6aa4abe30caada10", "e8fb0259c3cb662e7f4bc4fdcef94a5b939996a23ecb7b77033ffcd23338f11d", "d4b27c1fe7793da52974010555a2d62b1ca6e76d0553e7edf6d8837ceef47d2a")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9.05" calcext:value-type="float">
            <text:p>59.05</text:p>
          </table:table-cell>
          <table:table-cell office:value-type="float" office:value="55.24" calcext:value-type="float">
            <text:p>55.24</text:p>
          </table:table-cell>
          <table:table-cell office:value-type="float" office:value="56.94" calcext:value-type="float">
            <text:p>56.94</text:p>
          </table:table-cell>
          <table:table-cell office:value-type="float" office:value="57.44" calcext:value-type="float">
            <text:p>57.44</text:p>
          </table:table-cell>
          <table:table-cell office:value-type="float" office:value="57.87" calcext:value-type="float">
            <text:p>57.87</text:p>
          </table:table-cell>
          <table:table-cell office:value-type="float" office:value="48.16" calcext:value-type="float">
            <text:p>48.16</text:p>
          </table:table-cell>
          <table:table-cell office:value-type="float" office:value="733720" calcext:value-type="float">
            <text:p>733720</text:p>
          </table:table-cell>
          <table:table-cell office:value-type="float" office:value="0.004818594104308" calcext:value-type="float">
            <text:p>0.004818594104308</text:p>
          </table:table-cell>
          <table:table-cell office:value-type="float" office:value="0.001204648526077" calcext:value-type="float">
            <text:p>0.001204648526077</text:p>
          </table:table-cell>
          <table:table-cell office:value-type="float" office:value="0.003231292517007" calcext:value-type="float">
            <text:p>0.003231292517007</text:p>
          </table:table-cell>
          <table:table-cell office:value-type="float" office:value="0.003798185941043" calcext:value-type="float">
            <text:p>0.003798185941043</text:p>
          </table:table-cell>
          <table:table-cell office:value-type="float" office:value="0.001123198583887" calcext:value-type="float">
            <text:p>0.001123198583887</text:p>
          </table:table-cell>
          <table:table-cell office:value-type="float" office:value="0.001328049581565" calcext:value-type="float">
            <text:p>0.001328049581565</text:p>
          </table:table-cell>
          <table:table-cell office:value-type="float" office:value="0.001509362000182" calcext:value-type="float">
            <text:p>0.001509362000182</text:p>
          </table:table-cell>
          <table:table-cell office:value-type="float" office:value="0.000300304631015" calcext:value-type="float">
            <text:p>0.000300304631015</text:p>
          </table:table-cell>
          <table:table-cell office:value-type="float" office:value="2231.2" calcext:value-type="float">
            <text:p>2231.2</text:p>
          </table:table-cell>
          <table:table-cell office:value-type="float" office:value="7833.594" calcext:value-type="float">
            <text:p>7833.594</text:p>
          </table:table-cell>
          <table:table-cell office:value-type="string" calcext:value-type="string">
            <text:p>("6e876616546a735f788aca3d22d4758eaf487341d75c784e172490a84486883f", "13dea201856c46fa3e6da22c4a036d8649dd9a3b93ffcbd0159ced0eb388009e", "b6ad6f421d45dd0c01299d56a18228b2a03c50a6d7f522a3afb422cc1b81a828", "a726bc08dc9f1e55b4d912ec459beb23cdc7e3319e4862cde8a190c4bf439273", "8949741e6d98fd16eebdcecd1618b0ffed4f3c059a495ae949e6eb679eaa7600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horizontal_3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a05f46af428010c018bafdf5882707284e829424c7ee49ae53e2f3264fa2c86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289" calcext:value-type="float">
            <text:p>0.289</text:p>
          </table:table-cell>
          <table:table-cell office:value-type="string" calcext:value-type="string">
            <text:p>a05f46af428010c018bafdf5882707284e829424c7ee49ae53e2f3264fa2c86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289" calcext:value-type="float">
            <text:p>0.289</text:p>
          </table:table-cell>
          <table:table-cell office:value-type="string" calcext:value-type="string">
            <text:p>a05f46af428010c018bafdf5882707284e829424c7ee49ae53e2f3264fa2c86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a05f46af428010c018bafdf5882707284e829424c7ee49ae53e2f3264fa2c86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a05f46af428010c018bafdf5882707284e829424c7ee49ae53e2f3264fa2c86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a05f46af428010c018bafdf5882707284e829424c7ee49ae53e2f3264fa2c861</text:p>
          </table:table-cell>
          <table:table-cell office:value-type="float" office:value="4.29" calcext:value-type="float">
            <text:p>4.29</text:p>
          </table:table-cell>
          <table:table-cell office:value-type="float" office:value="52.14" calcext:value-type="float">
            <text:p>52.14</text:p>
          </table:table-cell>
          <table:table-cell office:value-type="float" office:value="42.38" calcext:value-type="float">
            <text:p>42.38</text:p>
          </table:table-cell>
          <table:table-cell office:value-type="float" office:value="61.9" calcext:value-type="float">
            <text:p>61.9</text:p>
          </table:table-cell>
          <table:table-cell office:value-type="float" office:value="52.49" calcext:value-type="float">
            <text:p>52.49</text:p>
          </table:table-cell>
          <table:table-cell office:value-type="float" office:value="51.88" calcext:value-type="float">
            <text:p>51.88</text:p>
          </table:table-cell>
          <table:table-cell office:value-type="float" office:value="46.84" calcext:value-type="float">
            <text:p>46.84</text:p>
          </table:table-cell>
          <table:table-cell office:value-type="float" office:value="0" calcext:value-type="float">
            <text:p>0</text:p>
          </table:table-cell>
          <table:table-cell office:value-type="float" office:value="375360" calcext:value-type="float">
            <text:p>375360</text:p>
          </table:table-cell>
          <table:table-cell office:value-type="float" office:value="0.005498866213152" calcext:value-type="float">
            <text:p>0.005498866213152</text:p>
          </table:table-cell>
          <table:table-cell office:value-type="float" office:value="0.001374716553288" calcext:value-type="float">
            <text:p>0.001374716553288</text:p>
          </table:table-cell>
          <table:table-cell office:value-type="float" office:value="0.003798185941043" calcext:value-type="float">
            <text:p>0.003798185941043</text:p>
          </table:table-cell>
          <table:table-cell office:value-type="float" office:value="0.000850340136054" calcext:value-type="float">
            <text:p>0.000850340136054</text:p>
          </table:table-cell>
          <table:table-cell office:value-type="float" office:value="0.002177148006972" calcext:value-type="float">
            <text:p>0.002177148006972</text:p>
          </table:table-cell>
          <table:table-cell office:value-type="float" office:value="0.000968250554814" calcext:value-type="float">
            <text:p>0.000968250554814</text:p>
          </table:table-cell>
          <table:table-cell office:value-type="float" office:value="0.00302608369993" calcext:value-type="float">
            <text:p>0.00302608369993</text:p>
          </table:table-cell>
          <table:table-cell office:value-type="float" office:value="0" calcext:value-type="float">
            <text:p>0</text:p>
          </table:table-cell>
          <table:table-cell office:value-type="float" office:value="2548.8" calcext:value-type="float">
            <text:p>254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67f15844ed5e39391bf2dc328a574c5fdfa4120b68288cee4d54c45d21c332b", "b0a8e768971f7e6111e10982cd5deb0a8820902b2d028462ee99a093147e291d", "b68bca6ee63397600ab7d38fa3ded64db33c72f2f5816b11b1b63b43a3c21e22", "bb697e95b1b6e57089132180b4a673efb73497e8ee89180f27b345c633a5aecc", "3723528c355e01191469d9860b7c89241f058545f24ab31a0025b02d16120eb7")</text:p>
          </table:table-cell>
          <table:table-cell office:value-type="float" office:value="5.71" calcext:value-type="float">
            <text:p>5.71</text:p>
          </table:table-cell>
          <table:table-cell office:value-type="float" office:value="52.86" calcext:value-type="float">
            <text:p>52.86</text:p>
          </table:table-cell>
          <table:table-cell office:value-type="float" office:value="44.29" calcext:value-type="float">
            <text:p>44.29</text:p>
          </table:table-cell>
          <table:table-cell office:value-type="float" office:value="61.43" calcext:value-type="float">
            <text:p>61.43</text:p>
          </table:table-cell>
          <table:table-cell office:value-type="float" office:value="53.53" calcext:value-type="float">
            <text:p>53.53</text:p>
          </table:table-cell>
          <table:table-cell office:value-type="float" office:value="52.4" calcext:value-type="float">
            <text:p>52.4</text:p>
          </table:table-cell>
          <table:table-cell office:value-type="float" office:value="48.44" calcext:value-type="float">
            <text:p>48.44</text:p>
          </table:table-cell>
          <table:table-cell office:value-type="float" office:value="47.35" calcext:value-type="float">
            <text:p>47.35</text:p>
          </table:table-cell>
          <table:table-cell office:value-type="float" office:value="751680" calcext:value-type="float">
            <text:p>751680</text:p>
          </table:table-cell>
          <table:table-cell office:value-type="float" office:value="0.001303854875283" calcext:value-type="float">
            <text:p>0.001303854875283</text:p>
          </table:table-cell>
          <table:table-cell office:value-type="float" office:value="0.000325963718821" calcext:value-type="float">
            <text:p>0.000325963718821</text:p>
          </table:table-cell>
          <table:table-cell office:value-type="float" office:value="0.000170068027211" calcext:value-type="float">
            <text:p>0.000170068027211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498585627737" calcext:value-type="float">
            <text:p>0.000498585627737</text:p>
          </table:table-cell>
          <table:table-cell office:value-type="float" office:value="0.000230252216133" calcext:value-type="float">
            <text:p>0.000230252216133</text:p>
          </table:table-cell>
          <table:table-cell office:value-type="float" office:value="0.000137207273606" calcext:value-type="float">
            <text:p>0.000137207273606</text:p>
          </table:table-cell>
          <table:table-cell table:style-name="ce3" office:value-type="float" office:value="0.000088" calcext:value-type="float">
            <text:p>8.80E-05</text:p>
          </table:table-cell>
          <table:table-cell office:value-type="float" office:value="3397.2" calcext:value-type="float">
            <text:p>3397.2</text:p>
          </table:table-cell>
          <table:table-cell office:value-type="float" office:value="6569.831" calcext:value-type="float">
            <text:p>6569.831</text:p>
          </table:table-cell>
          <table:table-cell office:value-type="string" calcext:value-type="string">
            <text:p>("4f16cc951e0025e501200fbe2e7ff189603509299320bbdb28afeac5554d48f9", "ca1dd03c83f7f346dfa770a5415fb14ff5f03791cc5291b0b03fba76e090cdf7", "5a5c60ed03d67b9dad5871555851344e423f4f1df5d516741a367a172728a27a", "a2d07cdffd8965877b8a477e658a560e79cab6aafb84e0f320166528309b152c", "b6b741c53ec706079d72fe024603ff1dcd8d5d0cf4e6fc3dbfaee08270b70d62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horizontal_3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9.05" calcext:value-type="float">
            <text:p>69.05</text:p>
          </table:table-cell>
          <table:table-cell office:value-type="float" office:value="45.24" calcext:value-type="float">
            <text:p>45.24</text:p>
          </table:table-cell>
          <table:table-cell office:value-type="float" office:value="55.77" calcext:value-type="float">
            <text:p>55.77</text:p>
          </table:table-cell>
          <table:table-cell office:value-type="float" office:value="59.38" calcext:value-type="float">
            <text:p>59.38</text:p>
          </table:table-cell>
          <table:table-cell office:value-type="float" office:value="61.7" calcext:value-type="float">
            <text:p>61.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0.026" calcext:value-type="float">
            <text:p>40.026</text:p>
          </table:table-cell>
          <table:table-cell office:value-type="string" calcext:value-type="string">
            <text:p>161db4d7342df4b8dcf70f616ec9cc87a4632eb23ccf780a588d3908790a10ef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9.05" calcext:value-type="float">
            <text:p>69.05</text:p>
          </table:table-cell>
          <table:table-cell office:value-type="float" office:value="38.1" calcext:value-type="float">
            <text:p>38.1</text:p>
          </table:table-cell>
          <table:table-cell office:value-type="float" office:value="52.73" calcext:value-type="float">
            <text:p>52.73</text:p>
          </table:table-cell>
          <table:table-cell office:value-type="float" office:value="55.17" calcext:value-type="float">
            <text:p>55.17</text:p>
          </table:table-cell>
          <table:table-cell office:value-type="float" office:value="59.79" calcext:value-type="float">
            <text:p>59.7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8.065" calcext:value-type="float">
            <text:p>38.065</text:p>
          </table:table-cell>
          <table:table-cell office:value-type="string" calcext:value-type="string">
            <text:p>2bc4c4466521043c90124a01c125fd5f020e1eb6271ab030eade630e09851ac6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9.52" calcext:value-type="float">
            <text:p>59.52</text:p>
          </table:table-cell>
          <table:table-cell office:value-type="float" office:value="42.86" calcext:value-type="float">
            <text:p>42.86</text:p>
          </table:table-cell>
          <table:table-cell office:value-type="float" office:value="51.02" calcext:value-type="float">
            <text:p>51.02</text:p>
          </table:table-cell>
          <table:table-cell office:value-type="float" office:value="51.43" calcext:value-type="float">
            <text:p>51.43</text:p>
          </table:table-cell>
          <table:table-cell office:value-type="float" office:value="54.95" calcext:value-type="float">
            <text:p>54.95</text:p>
          </table:table-cell>
          <table:table-cell office:value-type="float" office:value="45" calcext:value-type="float">
            <text:p>45</text:p>
          </table:table-cell>
          <table:table-cell office:value-type="float" office:value="0.503809523809524" calcext:value-type="float">
            <text:p>0.503809523809524</text:p>
          </table:table-cell>
          <table:table-cell office:value-type="float" office:value="0.431666666666667" calcext:value-type="float">
            <text:p>0.431666666666667</text:p>
          </table:table-cell>
          <table:table-cell office:value-type="float" office:value="38.08" calcext:value-type="float">
            <text:p>38.08</text:p>
          </table:table-cell>
          <table:table-cell office:value-type="string" calcext:value-type="string">
            <text:p>451186e1f5437881cc966a6b0f9ed96d32124647b8da4ed2326b8614c31a1cdd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6.67" calcext:value-type="float">
            <text:p>66.67</text:p>
          </table:table-cell>
          <table:table-cell office:value-type="float" office:value="47.62" calcext:value-type="float">
            <text:p>47.62</text:p>
          </table:table-cell>
          <table:table-cell office:value-type="float" office:value="56" calcext:value-type="float">
            <text:p>56</text:p>
          </table:table-cell>
          <table:table-cell office:value-type="float" office:value="58.82" calcext:value-type="float">
            <text:p>58.82</text:p>
          </table:table-cell>
          <table:table-cell office:value-type="float" office:value="60.87" calcext:value-type="float">
            <text:p>60.8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9.143" calcext:value-type="float">
            <text:p>39.143</text:p>
          </table:table-cell>
          <table:table-cell office:value-type="string" calcext:value-type="string">
            <text:p>317d374e2bd4ec0e5db4f0c757806049ab71ce835f09c2fe23acbef6bb0fa9c0</text:p>
          </table:table-cell>
          <table:table-cell office:value-type="float" office:value="11.9" calcext:value-type="float">
            <text:p>11.9</text:p>
          </table:table-cell>
          <table:table-cell office:value-type="float" office:value="55.95" calcext:value-type="float">
            <text:p>55.95</text:p>
          </table:table-cell>
          <table:table-cell office:value-type="float" office:value="66.67" calcext:value-type="float">
            <text:p>66.67</text:p>
          </table:table-cell>
          <table:table-cell office:value-type="float" office:value="45.24" calcext:value-type="float">
            <text:p>45.24</text:p>
          </table:table-cell>
          <table:table-cell office:value-type="float" office:value="54.9" calcext:value-type="float">
            <text:p>54.9</text:p>
          </table:table-cell>
          <table:table-cell office:value-type="float" office:value="57.58" calcext:value-type="float">
            <text:p>57.58</text:p>
          </table:table-cell>
          <table:table-cell office:value-type="float" office:value="60.22" calcext:value-type="float">
            <text:p>60.2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9.057" calcext:value-type="float">
            <text:p>39.057</text:p>
          </table:table-cell>
          <table:table-cell office:value-type="string" calcext:value-type="string">
            <text:p>a26b23ff4af42be0a36e802bbbb4b911788fecc1ba26c03fab51cad7a26860ec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9.52" calcext:value-type="float">
            <text:p>59.52</text:p>
          </table:table-cell>
          <table:table-cell office:value-type="float" office:value="42.86" calcext:value-type="float">
            <text:p>42.86</text:p>
          </table:table-cell>
          <table:table-cell office:value-type="float" office:value="51.02" calcext:value-type="float">
            <text:p>51.02</text:p>
          </table:table-cell>
          <table:table-cell office:value-type="float" office:value="51.43" calcext:value-type="float">
            <text:p>51.43</text:p>
          </table:table-cell>
          <table:table-cell office:value-type="float" office:value="54.95" calcext:value-type="float">
            <text:p>54.95</text:p>
          </table:table-cell>
          <table:table-cell office:value-type="float" office:value="45" calcext:value-type="float">
            <text:p>45</text:p>
          </table:table-cell>
          <table:table-cell office:value-type="float" office:value="0.503809523809524" calcext:value-type="float">
            <text:p>0.503809523809524</text:p>
          </table:table-cell>
          <table:table-cell office:value-type="float" office:value="0.431666666666667" calcext:value-type="float">
            <text:p>0.431666666666667</text:p>
          </table:table-cell>
          <table:table-cell office:value-type="float" office:value="38.003" calcext:value-type="float">
            <text:p>38.003</text:p>
          </table:table-cell>
          <table:table-cell office:value-type="string" calcext:value-type="string">
            <text:p>451186e1f5437881cc966a6b0f9ed96d32124647b8da4ed2326b8614c31a1cdd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45.24" calcext:value-type="float">
            <text:p>45.24</text:p>
          </table:table-cell>
          <table:table-cell office:value-type="float" office:value="50" calcext:value-type="float">
            <text:p>50</text:p>
          </table:table-cell>
          <table:table-cell office:value-type="float" office:value="47.57" calcext:value-type="float">
            <text:p>47.57</text:p>
          </table:table-cell>
          <table:table-cell office:value-type="float" office:value="47.64" calcext:value-type="float">
            <text:p>47.64</text:p>
          </table:table-cell>
          <table:table-cell office:value-type="float" office:value="46.23" calcext:value-type="float">
            <text:p>46.23</text:p>
          </table:table-cell>
          <table:table-cell office:value-type="float" office:value="0" calcext:value-type="float">
            <text:p>0</text:p>
          </table:table-cell>
          <table:table-cell office:value-type="float" office:value="367800" calcext:value-type="float">
            <text:p>367800</text:p>
          </table:table-cell>
          <table:table-cell office:value-type="float" office:value="0.00453514739229" calcext:value-type="float">
            <text:p>0.00453514739229</text:p>
          </table:table-cell>
          <table:table-cell office:value-type="float" office:value="0.001133786848073" calcext:value-type="float">
            <text:p>0.001133786848073</text:p>
          </table:table-cell>
          <table:table-cell office:value-type="float" office:value="0.003401360544218" calcext:value-type="float">
            <text:p>0.003401360544218</text:p>
          </table:table-cell>
          <table:table-cell office:value-type="float" office:value="0.005385487528345" calcext:value-type="float">
            <text:p>0.005385487528345</text:p>
          </table:table-cell>
          <table:table-cell office:value-type="float" office:value="0.001052746693992" calcext:value-type="float">
            <text:p>0.001052746693992</text:p>
          </table:table-cell>
          <table:table-cell office:value-type="float" office:value="0.001215097355391" calcext:value-type="float">
            <text:p>0.001215097355391</text:p>
          </table:table-cell>
          <table:table-cell office:value-type="float" office:value="0.001565526092232" calcext:value-type="float">
            <text:p>0.001565526092232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18da1aceb1a86fd3e926b5bf82e521412376830b3f70fe2687ee4701a1ae5f7", "d8da7f0cc44d6f74f5efb652a63120d18e5c8dc34d52724432d1608e8a7c6942", "57ccb3b542d5f5891af5c5c58a4b0faf6707451c4f4f9c1d04cf907d710bd552", "1fed1c8802ff927186b04c3cfa9255e4502fc619d77d875b6965b82637939ea3", "d4590970f421091773c758c08c1a5aed3965f6271b43742404d6726e975d6dbf")</text:p>
          </table:table-cell>
          <table:table-cell office:value-type="float" office:value="-5.24" calcext:value-type="float">
            <text:p>-5.24</text:p>
          </table:table-cell>
          <table:table-cell office:value-type="float" office:value="47.38" calcext:value-type="float">
            <text:p>47.38</text:p>
          </table:table-cell>
          <table:table-cell office:value-type="float" office:value="45.71" calcext:value-type="float">
            <text:p>45.71</text:p>
          </table:table-cell>
          <table:table-cell office:value-type="float" office:value="49.05" calcext:value-type="float">
            <text:p>49.05</text:p>
          </table:table-cell>
          <table:table-cell office:value-type="float" office:value="47.22" calcext:value-type="float">
            <text:p>47.22</text:p>
          </table:table-cell>
          <table:table-cell office:value-type="float" office:value="47.51" calcext:value-type="float">
            <text:p>47.51</text:p>
          </table:table-cell>
          <table:table-cell office:value-type="float" office:value="46.41" calcext:value-type="float">
            <text:p>46.41</text:p>
          </table:table-cell>
          <table:table-cell office:value-type="float" office:value="46.2" calcext:value-type="float">
            <text:p>46.2</text:p>
          </table:table-cell>
          <table:table-cell office:value-type="float" office:value="737680" calcext:value-type="float">
            <text:p>737680</text:p>
          </table:table-cell>
          <table:table-cell office:value-type="float" office:value="0.007482993197279" calcext:value-type="float">
            <text:p>0.007482993197279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3798185941043" calcext:value-type="float">
            <text:p>0.003798185941043</text:p>
          </table:table-cell>
          <table:table-cell office:value-type="float" office:value="0.002437641723356" calcext:value-type="float">
            <text:p>0.002437641723356</text:p>
          </table:table-cell>
          <table:table-cell office:value-type="float" office:value="0.002003452342662" calcext:value-type="float">
            <text:p>0.002003452342662</text:p>
          </table:table-cell>
          <table:table-cell office:value-type="float" office:value="0.001758015072699" calcext:value-type="float">
            <text:p>0.001758015072699</text:p>
          </table:table-cell>
          <table:table-cell office:value-type="float" office:value="0.002645656708229" calcext:value-type="float">
            <text:p>0.002645656708229</text:p>
          </table:table-cell>
          <table:table-cell office:value-type="float" office:value="0.000302915946254" calcext:value-type="float">
            <text:p>0.000302915946254</text:p>
          </table:table-cell>
          <table:table-cell office:value-type="float" office:value="2265.2" calcext:value-type="float">
            <text:p>2265.2</text:p>
          </table:table-cell>
          <table:table-cell office:value-type="float" office:value="5871.345" calcext:value-type="float">
            <text:p>5871.345</text:p>
          </table:table-cell>
          <table:table-cell office:value-type="string" calcext:value-type="string">
            <text:p>("9098545857d9ba4c4d73f45262c1cbe9936229f77431ba6cdd5691cac3defa05", "75857734391371fd315d44bc557d3d35b37335d5d3787867b7c2153c1bdf7b25", "91ba3012895b88e41a99f77281fdb756b55c1c27e0d1ce169ee39aa4f9f9a9c5", "c488d7bf18a63d5e3d389c7b39acd8c97e63e8dc8a06c6bfea1305a5a911ce64", "3782427e00ed6c2c48fc5b9584f4a7fcf2b72de3677f03d86e9ac3c11a8ff62b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horizontal_3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7.62" calcext:value-type="float">
            <text:p>47.62</text:p>
          </table:table-cell>
          <table:table-cell office:value-type="float" office:value="52.38" calcext:value-type="float">
            <text:p>52.3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.78" calcext:value-type="float">
            <text:p>48.78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7.68" calcext:value-type="float">
            <text:p>57.68</text:p>
          </table:table-cell>
          <table:table-cell office:value-type="string" calcext:value-type="string">
            <text:p>da3feb5502950225752b03a92a0df552fca8350fbb90412a15ae07bfcb437aad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47.62" calcext:value-type="float">
            <text:p>47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3" calcext:value-type="float">
            <text:p>52.63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7.843" calcext:value-type="float">
            <text:p>57.843</text:p>
          </table:table-cell>
          <table:table-cell office:value-type="string" calcext:value-type="string">
            <text:p>2ad04ce60ad169518b2c3805e7b012a4ac13af9dadad5dfbb75b8313d240ad13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45.24" calcext:value-type="float">
            <text:p>45.24</text:p>
          </table:table-cell>
          <table:table-cell office:value-type="float" office:value="52.38" calcext:value-type="float">
            <text:p>52.38</text:p>
          </table:table-cell>
          <table:table-cell office:value-type="float" office:value="48.72" calcext:value-type="float">
            <text:p>48.72</text:p>
          </table:table-cell>
          <table:table-cell office:value-type="float" office:value="48.89" calcext:value-type="float">
            <text:p>48.89</text:p>
          </table:table-cell>
          <table:table-cell office:value-type="float" office:value="46.91" calcext:value-type="float">
            <text:p>46.9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6.843" calcext:value-type="float">
            <text:p>56.843</text:p>
          </table:table-cell>
          <table:table-cell office:value-type="string" calcext:value-type="string">
            <text:p>f06f0ddb9e50a24879e3030ae2440bc0c8501a6f1e748eea648d5ae8c796757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2.86" calcext:value-type="float">
            <text:p>42.86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.15" calcext:value-type="float">
            <text:p>46.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7.163" calcext:value-type="float">
            <text:p>57.163</text:p>
          </table:table-cell>
          <table:table-cell office:value-type="string" calcext:value-type="string">
            <text:p>beca2cc76008ce2d6ee86cf8420a89616c99ae06d94e5b1770a9b4b02694458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2.86" calcext:value-type="float">
            <text:p>42.86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6.15" calcext:value-type="float">
            <text:p>46.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6.766" calcext:value-type="float">
            <text:p>56.766</text:p>
          </table:table-cell>
          <table:table-cell office:value-type="string" calcext:value-type="string">
            <text:p>c1d27ca22d1dafe1ea9444648bc93def208b49978fbf689cab7c51beb703690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.24" calcext:value-type="float">
            <text:p>45.24</text:p>
          </table:table-cell>
          <table:table-cell office:value-type="float" office:value="54.76" calcext:value-type="float">
            <text:p>54.7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7.057" calcext:value-type="float">
            <text:p>57.057</text:p>
          </table:table-cell>
          <table:table-cell office:value-type="string" calcext:value-type="string">
            <text:p>c9759799262b84980fbdaadc4e156ceff4ed421f2b59bf85fc36f0f4ff428ab6</text:p>
          </table:table-cell>
          <table:table-cell office:value-type="float" office:value="2.86" calcext:value-type="float">
            <text:p>2.86</text:p>
          </table:table-cell>
          <table:table-cell office:value-type="float" office:value="51.43" calcext:value-type="float">
            <text:p>51.43</text:p>
          </table:table-cell>
          <table:table-cell office:value-type="float" office:value="40.95" calcext:value-type="float">
            <text:p>40.95</text:p>
          </table:table-cell>
          <table:table-cell office:value-type="float" office:value="61.9" calcext:value-type="float">
            <text:p>61.9</text:p>
          </table:table-cell>
          <table:table-cell office:value-type="float" office:value="51.86" calcext:value-type="float">
            <text:p>51.86</text:p>
          </table:table-cell>
          <table:table-cell office:value-type="float" office:value="51.16" calcext:value-type="float">
            <text:p>51.16</text:p>
          </table:table-cell>
          <table:table-cell office:value-type="float" office:value="45.73" calcext:value-type="float">
            <text:p>45.73</text:p>
          </table:table-cell>
          <table:table-cell office:value-type="float" office:value="0" calcext:value-type="float">
            <text:p>0</text:p>
          </table:table-cell>
          <table:table-cell office:value-type="float" office:value="366320" calcext:value-type="float">
            <text:p>366320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680272108844" calcext:value-type="float">
            <text:p>0.000680272108844</text:p>
          </table:table-cell>
          <table:table-cell office:value-type="float" office:value="0.001417233560091" calcext:value-type="float">
            <text:p>0.001417233560091</text:p>
          </table:table-cell>
          <table:table-cell office:value-type="float" office:value="0.000639738026695" calcext:value-type="float">
            <text:p>0.000639738026695</text:p>
          </table:table-cell>
          <table:table-cell office:value-type="float" office:value="0.000258102209737" calcext:value-type="float">
            <text:p>0.000258102209737</text:p>
          </table:table-cell>
          <table:table-cell office:value-type="float" office:value="0.000458774315068" calcext:value-type="float">
            <text:p>0.000458774315068</text:p>
          </table:table-cell>
          <table:table-cell office:value-type="float" office:value="0" calcext:value-type="float">
            <text:p>0</text:p>
          </table:table-cell>
          <table:table-cell office:value-type="float" office:value="2449.2" calcext:value-type="float">
            <text:p>244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22bfd9edf3c6da0f00a39dd34bf5bcc0612016b9c0d932390e19ad19f8dbb96", "2b707f2788c315b2ccab75113113d1e2655c7ffc5b08ade9681dd92658f4c829", "4f8071af30d916a332af4d88f5fa444855b06fe5f98cd49be5864254eb5b6b08", "659f23d9681dd755a9b3753a3802e36630ca65065e6cc04921ce4bbe0e68af38", "e37a89712292982f02e52518c0740b690dfee875ac676e1de20c301c21850924")</text:p>
          </table:table-cell>
          <table:table-cell office:value-type="float" office:value="0.48" calcext:value-type="float">
            <text:p>0.48</text:p>
          </table:table-cell>
          <table:table-cell office:value-type="float" office:value="50.24" calcext:value-type="float">
            <text:p>50.24</text:p>
          </table:table-cell>
          <table:table-cell office:value-type="float" office:value="40.95" calcext:value-type="float">
            <text:p>40.95</text:p>
          </table:table-cell>
          <table:table-cell office:value-type="float" office:value="59.52" calcext:value-type="float">
            <text:p>59.52</text:p>
          </table:table-cell>
          <table:table-cell office:value-type="float" office:value="50.24" calcext:value-type="float">
            <text:p>50.24</text:p>
          </table:table-cell>
          <table:table-cell office:value-type="float" office:value="50.23" calcext:value-type="float">
            <text:p>50.23</text:p>
          </table:table-cell>
          <table:table-cell office:value-type="float" office:value="45.11" calcext:value-type="float">
            <text:p>45.11</text:p>
          </table:table-cell>
          <table:table-cell office:value-type="float" office:value="46.57" calcext:value-type="float">
            <text:p>46.57</text:p>
          </table:table-cell>
          <table:table-cell office:value-type="float" office:value="735280" calcext:value-type="float">
            <text:p>735280</text:p>
          </table:table-cell>
          <table:table-cell office:value-type="float" office:value="0.003231292517007" calcext:value-type="float">
            <text:p>0.003231292517007</text:p>
          </table:table-cell>
          <table:table-cell office:value-type="float" office:value="0.000807823129252" calcext:value-type="float">
            <text:p>0.000807823129252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566893424036" calcext:value-type="float">
            <text:p>0.000566893424036</text:p>
          </table:table-cell>
          <table:table-cell office:value-type="float" office:value="0.001146641828917" calcext:value-type="float">
            <text:p>0.001146641828917</text:p>
          </table:table-cell>
          <table:table-cell office:value-type="float" office:value="0.000601547494548" calcext:value-type="float">
            <text:p>0.000601547494548</text:p>
          </table:table-cell>
          <table:table-cell office:value-type="float" office:value="0.001351320502203" calcext:value-type="float">
            <text:p>0.001351320502203</text:p>
          </table:table-cell>
          <table:table-cell office:value-type="float" office:value="0.001173065757004" calcext:value-type="float">
            <text:p>0.001173065757004</text:p>
          </table:table-cell>
          <table:table-cell office:value-type="float" office:value="5837.2" calcext:value-type="float">
            <text:p>5837.2</text:p>
          </table:table-cell>
          <table:table-cell office:value-type="float" office:value="5339.566" calcext:value-type="float">
            <text:p>5339.566</text:p>
          </table:table-cell>
          <table:table-cell office:value-type="string" calcext:value-type="string">
            <text:p>("199042156edfcec561d237e46ea969e79c338992d121ad16389458f1d618043b", "62eabdc9533d540936a8ad52bd9d45617ba2a552b2d322ffc8cc17291194512b", "4f1ffd97b5f343f2871228e2d643952e5e17e001270f31ed96c407d8507e12c5", "ed46e6bcdc0fa4f2760fef2727d12aadaed4c0aae2d8ba0067d9d693c3de97c0", "3269a01993580392e68884224aa6173c46c9ff08b02c017e361a1ff1685ea07a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horizontal_3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51.16" calcext:value-type="float">
            <text:p>51.16</text:p>
          </table:table-cell>
          <table:table-cell office:value-type="float" office:value="51.22" calcext:value-type="float">
            <text:p>51.22</text:p>
          </table:table-cell>
          <table:table-cell office:value-type="float" office:value="51.76" calcext:value-type="float">
            <text:p>51.7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0.05" calcext:value-type="float">
            <text:p>60.05</text:p>
          </table:table-cell>
          <table:table-cell office:value-type="string" calcext:value-type="string">
            <text:p>bab29c23c60330591cd2385a9d423bffc799cfd687d043daae0c3ccb3eb9268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6" calcext:value-type="float">
            <text:p>54.76</text:p>
          </table:table-cell>
          <table:table-cell office:value-type="float" office:value="45.24" calcext:value-type="float">
            <text:p>45.2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.27" calcext:value-type="float">
            <text:p>52.2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8.602" calcext:value-type="float">
            <text:p>58.602</text:p>
          </table:table-cell>
          <table:table-cell office:value-type="string" calcext:value-type="string">
            <text:p>2e2474686d2897ec1064b485dac658a60c63a616df1de6263c333f263d4a7a3b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9.52" calcext:value-type="float">
            <text:p>59.52</text:p>
          </table:table-cell>
          <table:table-cell office:value-type="float" office:value="42.86" calcext:value-type="float">
            <text:p>42.86</text:p>
          </table:table-cell>
          <table:table-cell office:value-type="float" office:value="51.02" calcext:value-type="float">
            <text:p>51.02</text:p>
          </table:table-cell>
          <table:table-cell office:value-type="float" office:value="51.43" calcext:value-type="float">
            <text:p>51.43</text:p>
          </table:table-cell>
          <table:table-cell office:value-type="float" office:value="54.95" calcext:value-type="float">
            <text:p>54.9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7.738" calcext:value-type="float">
            <text:p>57.738</text:p>
          </table:table-cell>
          <table:table-cell office:value-type="string" calcext:value-type="string">
            <text:p>01d050b5b2b425db93e6f9f5013985e15e1d4c38605412689f5c7ce3c9f2136b</text:p>
          </table:table-cell>
          <table:table-cell office:value-type="float" office:value="11.9" calcext:value-type="float">
            <text:p>11.9</text:p>
          </table:table-cell>
          <table:table-cell office:value-type="float" office:value="55.95" calcext:value-type="float">
            <text:p>55.95</text:p>
          </table:table-cell>
          <table:table-cell office:value-type="float" office:value="50" calcext:value-type="float">
            <text:p>50</text:p>
          </table:table-cell>
          <table:table-cell office:value-type="float" office:value="61.9" calcext:value-type="float">
            <text:p>61.9</text:p>
          </table:table-cell>
          <table:table-cell office:value-type="float" office:value="56.76" calcext:value-type="float">
            <text:p>56.76</text:p>
          </table:table-cell>
          <table:table-cell office:value-type="float" office:value="55.32" calcext:value-type="float">
            <text:p>55.32</text:p>
          </table:table-cell>
          <table:table-cell office:value-type="float" office:value="53.16" calcext:value-type="float">
            <text:p>53.1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9.046" calcext:value-type="float">
            <text:p>59.046</text:p>
          </table:table-cell>
          <table:table-cell office:value-type="string" calcext:value-type="string">
            <text:p>11bf9fad7d3541492174a74dd52ab2d1f33eefdc2a4219bc3e0c310e0687f1cc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4.76" calcext:value-type="float">
            <text:p>54.76</text:p>
          </table:table-cell>
          <table:table-cell office:value-type="float" office:value="59.52" calcext:value-type="float">
            <text:p>59.52</text:p>
          </table:table-cell>
          <table:table-cell office:value-type="float" office:value="57.5" calcext:value-type="float">
            <text:p>57.5</text:p>
          </table:table-cell>
          <table:table-cell office:value-type="float" office:value="56.82" calcext:value-type="float">
            <text:p>56.82</text:p>
          </table:table-cell>
          <table:table-cell office:value-type="float" office:value="56.1" calcext:value-type="float">
            <text:p>56.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8.929" calcext:value-type="float">
            <text:p>58.929</text:p>
          </table:table-cell>
          <table:table-cell office:value-type="string" calcext:value-type="string">
            <text:p>03884fd19b4bc1019fe00b8886e9de80d158afc65d7ab4d573bc161aed0e0093</text:p>
          </table:table-cell>
          <table:table-cell office:value-type="float" office:value="11.9" calcext:value-type="float">
            <text:p>11.9</text:p>
          </table:table-cell>
          <table:table-cell office:value-type="float" office:value="55.95" calcext:value-type="float">
            <text:p>55.95</text:p>
          </table:table-cell>
          <table:table-cell office:value-type="float" office:value="64.29" calcext:value-type="float">
            <text:p>64.29</text:p>
          </table:table-cell>
          <table:table-cell office:value-type="float" office:value="47.62" calcext:value-type="float">
            <text:p>47.62</text:p>
          </table:table-cell>
          <table:table-cell office:value-type="float" office:value="55.1" calcext:value-type="float">
            <text:p>55.1</text:p>
          </table:table-cell>
          <table:table-cell office:value-type="float" office:value="57.14" calcext:value-type="float">
            <text:p>57.14</text:p>
          </table:table-cell>
          <table:table-cell office:value-type="float" office:value="59.34" calcext:value-type="float">
            <text:p>59.3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8.202" calcext:value-type="float">
            <text:p>58.202</text:p>
          </table:table-cell>
          <table:table-cell office:value-type="string" calcext:value-type="string">
            <text:p>c6c2c4d00b21d8cef96644e4e9750a4555c05cec79512aec380ade2eb5d9a01e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45.24" calcext:value-type="float">
            <text:p>45.24</text:p>
          </table:table-cell>
          <table:table-cell office:value-type="float" office:value="57.14" calcext:value-type="float">
            <text:p>57.14</text:p>
          </table:table-cell>
          <table:table-cell office:value-type="float" office:value="51.27" calcext:value-type="float">
            <text:p>51.27</text:p>
          </table:table-cell>
          <table:table-cell office:value-type="float" office:value="51.12" calcext:value-type="float">
            <text:p>51.12</text:p>
          </table:table-cell>
          <table:table-cell office:value-type="float" office:value="48.04" calcext:value-type="float">
            <text:p>48.04</text:p>
          </table:table-cell>
          <table:table-cell office:value-type="float" office:value="0" calcext:value-type="float">
            <text:p>0</text:p>
          </table:table-cell>
          <table:table-cell office:value-type="float" office:value="370720" calcext:value-type="float">
            <text:p>370720</text:p>
          </table:table-cell>
          <table:table-cell office:value-type="float" office:value="0.006235827664399" calcext:value-type="float">
            <text:p>0.006235827664399</text:p>
          </table:table-cell>
          <table:table-cell office:value-type="float" office:value="0.0015589569161" calcext:value-type="float">
            <text:p>0.0015589569161</text:p>
          </table:table-cell>
          <table:table-cell office:value-type="float" office:value="0.002834467120181" calcext:value-type="float">
            <text:p>0.002834467120181</text:p>
          </table:table-cell>
          <table:table-cell office:value-type="float" office:value="0.001133786848073" calcext:value-type="float">
            <text:p>0.001133786848073</text:p>
          </table:table-cell>
          <table:table-cell office:value-type="float" office:value="0.002012165318472" calcext:value-type="float">
            <text:p>0.002012165318472</text:p>
          </table:table-cell>
          <table:table-cell office:value-type="float" office:value="0.001255557472956" calcext:value-type="float">
            <text:p>0.001255557472956</text:p>
          </table:table-cell>
          <table:table-cell office:value-type="float" office:value="0.002371033011089" calcext:value-type="float">
            <text:p>0.002371033011089</text:p>
          </table:table-cell>
          <table:table-cell office:value-type="float" office:value="0" calcext:value-type="float">
            <text:p>0</text:p>
          </table:table-cell>
          <table:table-cell office:value-type="float" office:value="1997.2" calcext:value-type="float">
            <text:p>199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ef90f6475b478c97a8d4189097cf1a1ecc27bdfd245471b5b929f896648e652", "584fad3ce7b576e6004c67689508004be84b8ccd9068cd84ba49c26975d41949", "1bf7b2bfb36e29cd24cbbff19fac8d633601c0aef38005f0a2f332afb054f1ef", "14dbb32c06dde624d12cd16707d871ff123b34dee227e1ff63bbeb792dc4d7c3", "0bfb9e7fe3d7cfcb95e6044f85e30346557026996772e9b366d7abf190db48dd")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45.24" calcext:value-type="float">
            <text:p>45.24</text:p>
          </table:table-cell>
          <table:table-cell office:value-type="float" office:value="57.14" calcext:value-type="float">
            <text:p>57.14</text:p>
          </table:table-cell>
          <table:table-cell office:value-type="float" office:value="51.38" calcext:value-type="float">
            <text:p>51.38</text:p>
          </table:table-cell>
          <table:table-cell office:value-type="float" office:value="51.05" calcext:value-type="float">
            <text:p>51.05</text:p>
          </table:table-cell>
          <table:table-cell office:value-type="float" office:value="48.06" calcext:value-type="float">
            <text:p>48.06</text:p>
          </table:table-cell>
          <table:table-cell office:value-type="float" office:value="47.95" calcext:value-type="float">
            <text:p>47.95</text:p>
          </table:table-cell>
          <table:table-cell office:value-type="float" office:value="742680" calcext:value-type="float">
            <text:p>742680</text:p>
          </table:table-cell>
          <table:table-cell office:value-type="float" office:value="0.002267573696145" calcext:value-type="float">
            <text:p>0.002267573696145</text:p>
          </table:table-cell>
          <table:table-cell office:value-type="float" office:value="0.000566893424036" calcext:value-type="float">
            <text:p>0.000566893424036</text:p>
          </table:table-cell>
          <table:table-cell office:value-type="float" office:value="0.001417233560091" calcext:value-type="float">
            <text:p>0.001417233560091</text:p>
          </table:table-cell>
          <table:table-cell office:value-type="float" office:value="0.001984126984127" calcext:value-type="float">
            <text:p>0.001984126984127</text:p>
          </table:table-cell>
          <table:table-cell office:value-type="float" office:value="0.000676109127866" calcext:value-type="float">
            <text:p>0.000676109127866</text:p>
          </table:table-cell>
          <table:table-cell office:value-type="float" office:value="0.000488056505943" calcext:value-type="float">
            <text:p>0.000488056505943</text:p>
          </table:table-cell>
          <table:table-cell office:value-type="float" office:value="0.000815419197281" calcext:value-type="float">
            <text:p>0.000815419197281</text:p>
          </table:table-cell>
          <table:table-cell office:value-type="float" office:value="0.000437291334011" calcext:value-type="float">
            <text:p>0.000437291334011</text:p>
          </table:table-cell>
          <table:table-cell office:value-type="float" office:value="2329.2" calcext:value-type="float">
            <text:p>2329.2</text:p>
          </table:table-cell>
          <table:table-cell office:value-type="float" office:value="5695.01" calcext:value-type="float">
            <text:p>5695.01</text:p>
          </table:table-cell>
          <table:table-cell office:value-type="string" calcext:value-type="string">
            <text:p>("04622bb04e5533c124bfe4c508c4a8fa6e917c4bbcb7ea2def90f47b5460931f", "e29a7ec386807a6d3e54787b8d5bfa454661e70017a784ad338f8a6f161a6274", "bc50053caffd3c28e0864159e1c31cdae7ebc7f95b33b2a651a6bcd1e80c11bf", "7381da220decc04cc35a1e2e7a1c2e1d1432036afd5e930c3ee65b43a95f8504", "df0e4e8996fdf18fb28f4292235dfbda90d641b5d4b5fba374026095e87b74b8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horizontal_3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14.29" calcext:value-type="float">
            <text:p>14.29</text:p>
          </table:table-cell>
          <table:table-cell table:number-columns-repeated="6" office:value-type="float" office:value="57.14" calcext:value-type="float">
            <text:p>57.14</text:p>
          </table:table-cell>
          <table:table-cell office:value-type="float" office:value="91" calcext:value-type="float">
            <text:p>91</text:p>
          </table:table-cell>
          <table:table-cell office:value-type="float" office:value="0.535281385281385" calcext:value-type="float">
            <text:p>0.535281385281385</text:p>
          </table:table-cell>
          <table:table-cell office:value-type="float" office:value="0.459469696969697" calcext:value-type="float">
            <text:p>0.459469696969697</text:p>
          </table:table-cell>
          <table:table-cell office:value-type="float" office:value="61.376" calcext:value-type="float">
            <text:p>61.376</text:p>
          </table:table-cell>
          <table:table-cell office:value-type="string" calcext:value-type="string">
            <text:p>8abd195d6725cb92c392345a2cbe47bc60561e853a9aa987621be03be9767847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71" calcext:value-type="float">
            <text:p>71</text:p>
          </table:table-cell>
          <table:table-cell office:value-type="float" office:value="0.535281385281385" calcext:value-type="float">
            <text:p>0.535281385281385</text:p>
          </table:table-cell>
          <table:table-cell office:value-type="float" office:value="0.459469696969697" calcext:value-type="float">
            <text:p>0.459469696969697</text:p>
          </table:table-cell>
          <table:table-cell office:value-type="float" office:value="60.738" calcext:value-type="float">
            <text:p>60.738</text:p>
          </table:table-cell>
          <table:table-cell office:value-type="string" calcext:value-type="string">
            <text:p>bc7df98ff3be3bf5003f98c03ec2523b778827fb2ce16c51a3d555edf02eb0a4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9.52" calcext:value-type="float">
            <text:p>59.52</text:p>
          </table:table-cell>
          <table:table-cell office:value-type="float" office:value="45.24" calcext:value-type="float">
            <text:p>45.24</text:p>
          </table:table-cell>
          <table:table-cell office:value-type="float" office:value="52.08" calcext:value-type="float">
            <text:p>52.08</text:p>
          </table:table-cell>
          <table:table-cell office:value-type="float" office:value="52.78" calcext:value-type="float">
            <text:p>52.78</text:p>
          </table:table-cell>
          <table:table-cell office:value-type="float" office:value="55.56" calcext:value-type="float">
            <text:p>55.56</text:p>
          </table:table-cell>
          <table:table-cell office:value-type="float" office:value="39" calcext:value-type="float">
            <text:p>39</text:p>
          </table:table-cell>
          <table:table-cell office:value-type="float" office:value="0.523260073260073" calcext:value-type="float">
            <text:p>0.523260073260073</text:p>
          </table:table-cell>
          <table:table-cell office:value-type="float" office:value="0.454166666666667" calcext:value-type="float">
            <text:p>0.454166666666667</text:p>
          </table:table-cell>
          <table:table-cell office:value-type="float" office:value="58.58" calcext:value-type="float">
            <text:p>58.58</text:p>
          </table:table-cell>
          <table:table-cell office:value-type="string" calcext:value-type="string">
            <text:p>a0f36a192da3541641f0741519070b07634fb662ec60126c7a3dc59bc26c965a</text:p>
          </table:table-cell>
          <table:table-cell office:value-type="float" office:value="9.52" calcext:value-type="float">
            <text:p>9.52</text:p>
          </table:table-cell>
          <table:table-cell office:value-type="float" office:value="54.76" calcext:value-type="float">
            <text:p>54.76</text:p>
          </table:table-cell>
          <table:table-cell office:value-type="float" office:value="59.52" calcext:value-type="float">
            <text:p>59.52</text:p>
          </table:table-cell>
          <table:table-cell office:value-type="float" office:value="50" calcext:value-type="float">
            <text:p>50</text:p>
          </table:table-cell>
          <table:table-cell office:value-type="float" office:value="54.35" calcext:value-type="float">
            <text:p>54.35</text:p>
          </table:table-cell>
          <table:table-cell office:value-type="float" office:value="55.26" calcext:value-type="float">
            <text:p>55.26</text:p>
          </table:table-cell>
          <table:table-cell office:value-type="float" office:value="56.82" calcext:value-type="float">
            <text:p>56.82</text:p>
          </table:table-cell>
          <table:table-cell office:value-type="float" office:value="79" calcext:value-type="float">
            <text:p>79</text:p>
          </table:table-cell>
          <table:table-cell office:value-type="float" office:value="0.535281385281385" calcext:value-type="float">
            <text:p>0.535281385281385</text:p>
          </table:table-cell>
          <table:table-cell office:value-type="float" office:value="0.459469696969697" calcext:value-type="float">
            <text:p>0.459469696969697</text:p>
          </table:table-cell>
          <table:table-cell office:value-type="float" office:value="60.883" calcext:value-type="float">
            <text:p>60.883</text:p>
          </table:table-cell>
          <table:table-cell office:value-type="string" calcext:value-type="string">
            <text:p>345d20d375bb508d12d7f4362cd65e9ec42e3bb9ba7251852541d0bc276376ea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65" calcext:value-type="float">
            <text:p>65</text:p>
          </table:table-cell>
          <table:table-cell office:value-type="float" office:value="0.535281385281385" calcext:value-type="float">
            <text:p>0.535281385281385</text:p>
          </table:table-cell>
          <table:table-cell office:value-type="float" office:value="0.459469696969697" calcext:value-type="float">
            <text:p>0.459469696969697</text:p>
          </table:table-cell>
          <table:table-cell office:value-type="float" office:value="61.011" calcext:value-type="float">
            <text:p>61.011</text:p>
          </table:table-cell>
          <table:table-cell office:value-type="string" calcext:value-type="string">
            <text:p>0a022d2240880f7149bc2a611430da27f9b56b7c50029bb50ed6ee903dc9c541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9.52" calcext:value-type="float">
            <text:p>59.52</text:p>
          </table:table-cell>
          <table:table-cell office:value-type="float" office:value="45.24" calcext:value-type="float">
            <text:p>45.24</text:p>
          </table:table-cell>
          <table:table-cell office:value-type="float" office:value="52.08" calcext:value-type="float">
            <text:p>52.08</text:p>
          </table:table-cell>
          <table:table-cell office:value-type="float" office:value="52.78" calcext:value-type="float">
            <text:p>52.78</text:p>
          </table:table-cell>
          <table:table-cell office:value-type="float" office:value="55.56" calcext:value-type="float">
            <text:p>55.56</text:p>
          </table:table-cell>
          <table:table-cell office:value-type="float" office:value="39" calcext:value-type="float">
            <text:p>39</text:p>
          </table:table-cell>
          <table:table-cell office:value-type="float" office:value="0.523260073260073" calcext:value-type="float">
            <text:p>0.523260073260073</text:p>
          </table:table-cell>
          <table:table-cell office:value-type="float" office:value="0.454166666666667" calcext:value-type="float">
            <text:p>0.454166666666667</text:p>
          </table:table-cell>
          <table:table-cell office:value-type="float" office:value="58.319" calcext:value-type="float">
            <text:p>58.319</text:p>
          </table:table-cell>
          <table:table-cell office:value-type="string" calcext:value-type="string">
            <text:p>a0f36a192da3541641f0741519070b07634fb662ec60126c7a3dc59bc26c965a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40" calcext:value-type="float">
            <text:p>40</text:p>
          </table:table-cell>
          <table:table-cell office:value-type="float" office:value="64.76" calcext:value-type="float">
            <text:p>64.76</text:p>
          </table:table-cell>
          <table:table-cell office:value-type="float" office:value="53.07" calcext:value-type="float">
            <text:p>53.07</text:p>
          </table:table-cell>
          <table:table-cell office:value-type="float" office:value="51.95" calcext:value-type="float">
            <text:p>51.95</text:p>
          </table:table-cell>
          <table:table-cell office:value-type="float" office:value="45.6" calcext:value-type="float">
            <text:p>45.6</text:p>
          </table:table-cell>
          <table:table-cell office:value-type="float" office:value="0" calcext:value-type="float">
            <text:p>0</text:p>
          </table:table-cell>
          <table:table-cell office:value-type="float" office:value="364560" calcext:value-type="float">
            <text:p>364560</text:p>
          </table:table-cell>
          <table:table-cell office:value-type="float" office:value="0.007936507936508" calcext:value-type="float">
            <text:p>0.007936507936508</text:p>
          </table:table-cell>
          <table:table-cell office:value-type="float" office:value="0.001984126984127" calcext:value-type="float">
            <text:p>0.001984126984127</text:p>
          </table:table-cell>
          <table:table-cell office:value-type="float" office:value="0.002947845804989" calcext:value-type="float">
            <text:p>0.002947845804989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3450423256307" calcext:value-type="float">
            <text:p>0.003450423256307</text:p>
          </table:table-cell>
          <table:table-cell office:value-type="float" office:value="0.001293137905372" calcext:value-type="float">
            <text:p>0.001293137905372</text:p>
          </table:table-cell>
          <table:table-cell office:value-type="float" office:value="0.003168349330127" calcext:value-type="float">
            <text:p>0.003168349330127</text:p>
          </table:table-cell>
          <table:table-cell office:value-type="float" office:value="0" calcext:value-type="float">
            <text:p>0</text:p>
          </table:table-cell>
          <table:table-cell office:value-type="float" office:value="1824.8" calcext:value-type="float">
            <text:p>182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0371a90349bff4ccc8704c592d33827119d621400ad6d85d56c287d7ddc1aea", "5465d92e2f5bd40581213dff1ad45407e49dd78a5d6478b9d12929e88aabf6ee", "9f343860a88b16b513e5de70992254d3bb5ca7d1be4fecd8f249cf4ffb231ae3", "d8bf1b3433f6debafbe04446e45f38baccfaa806a52799d6a705c5af57ffb319", "d44c6192503132b19660521d204a90c8c0af4c07d059bab2c7a958f763478ad1")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39.05" calcext:value-type="float">
            <text:p>39.05</text:p>
          </table:table-cell>
          <table:table-cell office:value-type="float" office:value="63.33" calcext:value-type="float">
            <text:p>63.33</text:p>
          </table:table-cell>
          <table:table-cell office:value-type="float" office:value="51.66" calcext:value-type="float">
            <text:p>51.66</text:p>
          </table:table-cell>
          <table:table-cell office:value-type="float" office:value="50.93" calcext:value-type="float">
            <text:p>50.93</text:p>
          </table:table-cell>
          <table:table-cell office:value-type="float" office:value="44.43" calcext:value-type="float">
            <text:p>44.43</text:p>
          </table:table-cell>
          <table:table-cell office:value-type="float" office:value="47.05" calcext:value-type="float">
            <text:p>47.05</text:p>
          </table:table-cell>
          <table:table-cell office:value-type="float" office:value="732600" calcext:value-type="float">
            <text:p>732600</text:p>
          </table:table-cell>
          <table:table-cell office:value-type="float" office:value="0.002267573696145" calcext:value-type="float">
            <text:p>0.002267573696145</text:p>
          </table:table-cell>
          <table:table-cell office:value-type="float" office:value="0.000566893424036" calcext:value-type="float">
            <text:p>0.000566893424036</text:p>
          </table:table-cell>
          <table:table-cell office:value-type="float" office:value="0.000736961451247" calcext:value-type="float">
            <text:p>0.000736961451247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106075592796" calcext:value-type="float">
            <text:p>0.00106075592796</text:p>
          </table:table-cell>
          <table:table-cell office:value-type="float" office:value="0.000355746017678" calcext:value-type="float">
            <text:p>0.000355746017678</text:p>
          </table:table-cell>
          <table:table-cell office:value-type="float" office:value="0.000606667303495" calcext:value-type="float">
            <text:p>0.000606667303495</text:p>
          </table:table-cell>
          <table:table-cell office:value-type="float" office:value="0.000655029757585" calcext:value-type="float">
            <text:p>0.000655029757585</text:p>
          </table:table-cell>
          <table:table-cell office:value-type="float" office:value="6366" calcext:value-type="float">
            <text:p>6366</text:p>
          </table:table-cell>
          <table:table-cell office:value-type="float" office:value="7684.269" calcext:value-type="float">
            <text:p>7684.269</text:p>
          </table:table-cell>
          <table:table-cell office:value-type="string" calcext:value-type="string">
            <text:p>("980c7b33be4e899ada00caf39f16c63a3c3483000b5d7b5d45f0050faeeb8789", "e51868c1969451f497c5d745f80fdf80caef08d06a6f55305ae2346c55aa502b", "e46caa5a67354673143d93c60627ab3e995c3b12754d557213a2a1a3586fb3a7", "517b2e1f456ca41690a4d098a54181eb238316134bc575b0ff7878612164f758", "43f21f11809f0a1a824863643bf5953b41d5e47a3bc72421d986c8545fabd94c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horizontal_3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19.05" calcext:value-type="float">
            <text:p>-19.05</text:p>
          </table:table-cell>
          <table:table-cell office:value-type="float" office:value="40.48" calcext:value-type="float">
            <text:p>40.48</text:p>
          </table:table-cell>
          <table:table-cell office:value-type="float" office:value="30.95" calcext:value-type="float">
            <text:p>30.95</text:p>
          </table:table-cell>
          <table:table-cell office:value-type="float" office:value="50" calcext:value-type="float">
            <text:p>50</text:p>
          </table:table-cell>
          <table:table-cell office:value-type="float" office:value="38.24" calcext:value-type="float">
            <text:p>38.24</text:p>
          </table:table-cell>
          <table:table-cell office:value-type="float" office:value="42" calcext:value-type="float">
            <text:p>42</text:p>
          </table:table-cell>
          <table:table-cell office:value-type="float" office:value="34.21" calcext:value-type="float">
            <text:p>34.2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5.642" calcext:value-type="float">
            <text:p>35.642</text:p>
          </table:table-cell>
          <table:table-cell office:value-type="string" calcext:value-type="string">
            <text:p>47e07f6ca488dd7d8b2ca7ff6e94d762829e1bcd7519ff4f20bb247a1989e2b4</text:p>
          </table:table-cell>
          <table:table-cell office:value-type="float" office:value="-23.81" calcext:value-type="float">
            <text:p>-23.81</text:p>
          </table:table-cell>
          <table:table-cell office:value-type="float" office:value="38.1" calcext:value-type="float">
            <text:p>38.1</text:p>
          </table:table-cell>
          <table:table-cell office:value-type="float" office:value="28.57" calcext:value-type="float">
            <text:p>28.57</text:p>
          </table:table-cell>
          <table:table-cell office:value-type="float" office:value="47.62" calcext:value-type="float">
            <text:p>47.62</text:p>
          </table:table-cell>
          <table:table-cell office:value-type="float" office:value="35.29" calcext:value-type="float">
            <text:p>35.29</text:p>
          </table:table-cell>
          <table:table-cell office:value-type="float" office:value="40" calcext:value-type="float">
            <text:p>40</text:p>
          </table:table-cell>
          <table:table-cell office:value-type="float" office:value="31.58" calcext:value-type="float">
            <text:p>31.5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6.283" calcext:value-type="float">
            <text:p>36.283</text:p>
          </table:table-cell>
          <table:table-cell office:value-type="string" calcext:value-type="string">
            <text:p>002bd12cc599e2d90c0b83614bb3384630b475433b2f7d3ca31347f1c1b174f1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42.86" calcext:value-type="float">
            <text:p>42.86</text:p>
          </table:table-cell>
          <table:table-cell office:value-type="float" office:value="52.38" calcext:value-type="float">
            <text:p>52.38</text:p>
          </table:table-cell>
          <table:table-cell office:value-type="float" office:value="47.37" calcext:value-type="float">
            <text:p>47.37</text:p>
          </table:table-cell>
          <table:table-cell office:value-type="float" office:value="47.83" calcext:value-type="float">
            <text:p>47.8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3.733" calcext:value-type="float">
            <text:p>33.733</text:p>
          </table:table-cell>
          <table:table-cell office:value-type="string" calcext:value-type="string">
            <text:p>d2d218cb649d2776194d49380663e7cc296dc060d42ee240112c3c28457fc55e</text:p>
          </table:table-cell>
          <table:table-cell office:value-type="float" office:value="-21.43" calcext:value-type="float">
            <text:p>-21.43</text:p>
          </table:table-cell>
          <table:table-cell office:value-type="float" office:value="39.29" calcext:value-type="float">
            <text:p>39.29</text:p>
          </table:table-cell>
          <table:table-cell office:value-type="float" office:value="33.33" calcext:value-type="float">
            <text:p>33.33</text:p>
          </table:table-cell>
          <table:table-cell office:value-type="float" office:value="45.24" calcext:value-type="float">
            <text:p>45.24</text:p>
          </table:table-cell>
          <table:table-cell office:value-type="float" office:value="37.84" calcext:value-type="float">
            <text:p>37.84</text:p>
          </table:table-cell>
          <table:table-cell office:value-type="float" office:value="40.43" calcext:value-type="float">
            <text:p>40.43</text:p>
          </table:table-cell>
          <table:table-cell office:value-type="float" office:value="35.44" calcext:value-type="float">
            <text:p>35.4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5.454" calcext:value-type="float">
            <text:p>35.454</text:p>
          </table:table-cell>
          <table:table-cell office:value-type="string" calcext:value-type="string">
            <text:p>47cf5a66e9df06b84fb24544b1daeef32f67b1d2709e3498fcb854b7c777acd7</text:p>
          </table:table-cell>
          <table:table-cell office:value-type="float" office:value="-23.81" calcext:value-type="float">
            <text:p>-23.81</text:p>
          </table:table-cell>
          <table:table-cell office:value-type="float" office:value="38.1" calcext:value-type="float">
            <text:p>38.1</text:p>
          </table:table-cell>
          <table:table-cell office:value-type="float" office:value="33.33" calcext:value-type="float">
            <text:p>33.33</text:p>
          </table:table-cell>
          <table:table-cell office:value-type="float" office:value="42.86" calcext:value-type="float">
            <text:p>42.86</text:p>
          </table:table-cell>
          <table:table-cell office:value-type="float" office:value="36.84" calcext:value-type="float">
            <text:p>36.84</text:p>
          </table:table-cell>
          <table:table-cell office:value-type="float" office:value="39.13" calcext:value-type="float">
            <text:p>39.13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5.721" calcext:value-type="float">
            <text:p>35.721</text:p>
          </table:table-cell>
          <table:table-cell office:value-type="string" calcext:value-type="string">
            <text:p>8c17c92259f9d37c947ef68acac68d5a6e82df677c9b266abe46dc6677b65dd2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42.86" calcext:value-type="float">
            <text:p>42.86</text:p>
          </table:table-cell>
          <table:table-cell office:value-type="float" office:value="52.38" calcext:value-type="float">
            <text:p>52.38</text:p>
          </table:table-cell>
          <table:table-cell office:value-type="float" office:value="47.37" calcext:value-type="float">
            <text:p>47.37</text:p>
          </table:table-cell>
          <table:table-cell office:value-type="float" office:value="47.83" calcext:value-type="float">
            <text:p>47.8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3.641" calcext:value-type="float">
            <text:p>33.641</text:p>
          </table:table-cell>
          <table:table-cell office:value-type="string" calcext:value-type="string">
            <text:p>d2d218cb649d2776194d49380663e7cc296dc060d42ee240112c3c28457fc55e</text:p>
          </table:table-cell>
          <table:table-cell office:value-type="float" office:value="7.62" calcext:value-type="float">
            <text:p>7.62</text:p>
          </table:table-cell>
          <table:table-cell office:value-type="float" office:value="53.81" calcext:value-type="float">
            <text:p>53.81</text:p>
          </table:table-cell>
          <table:table-cell office:value-type="float" office:value="58.57" calcext:value-type="float">
            <text:p>58.57</text:p>
          </table:table-cell>
          <table:table-cell office:value-type="float" office:value="49.05" calcext:value-type="float">
            <text:p>49.05</text:p>
          </table:table-cell>
          <table:table-cell office:value-type="float" office:value="53.47" calcext:value-type="float">
            <text:p>53.47</text:p>
          </table:table-cell>
          <table:table-cell office:value-type="float" office:value="54.26" calcext:value-type="float">
            <text:p>54.26</text:p>
          </table:table-cell>
          <table:table-cell office:value-type="float" office:value="55.87" calcext:value-type="float">
            <text:p>55.87</text:p>
          </table:table-cell>
          <table:table-cell office:value-type="float" office:value="0" calcext:value-type="float">
            <text:p>0</text:p>
          </table:table-cell>
          <table:table-cell office:value-type="float" office:value="373040" calcext:value-type="float">
            <text:p>373040</text:p>
          </table:table-cell>
          <table:table-cell office:value-type="float" office:value="0.00578231292517" calcext:value-type="float">
            <text:p>0.00578231292517</text:p>
          </table:table-cell>
          <table:table-cell office:value-type="float" office:value="0.001445578231293" calcext:value-type="float">
            <text:p>0.001445578231293</text:p>
          </table:table-cell>
          <table:table-cell office:value-type="float" office:value="0.002721088435374" calcext:value-type="float">
            <text:p>0.002721088435374</text:p>
          </table:table-cell>
          <table:table-cell office:value-type="float" office:value="0.002154195011338" calcext:value-type="float">
            <text:p>0.002154195011338</text:p>
          </table:table-cell>
          <table:table-cell office:value-type="float" office:value="0.001156688437161" calcext:value-type="float">
            <text:p>0.001156688437161</text:p>
          </table:table-cell>
          <table:table-cell office:value-type="float" office:value="0.001898814744078" calcext:value-type="float">
            <text:p>0.001898814744078</text:p>
          </table:table-cell>
          <table:table-cell office:value-type="float" office:value="0.001571070116358" calcext:value-type="float">
            <text:p>0.001571070116358</text:p>
          </table:table-cell>
          <table:table-cell office:value-type="float" office:value="0" calcext:value-type="float">
            <text:p>0</text:p>
          </table:table-cell>
          <table:table-cell office:value-type="float" office:value="1556.8" calcext:value-type="float">
            <text:p>155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7852a93f247e932876fd053f09ebb2829e087d545a813f20f6b80c6fb5afc64", "0971ccff672c06d7e778046018e4c9ced9fac919816432204755030022256b68", "5ed47d623b14316d286eb75dcf6bf6ed40027d51de3b82193eae8b0f3ddf6ccf", "a0890722518d52a6b4c5091736a1f9a3ab7d88308cd7ae08bde500cddb879011", "9ba327eeb8b2b23c793d4afe7468d6969b0f43aeec7156b471b6c2643b0f591b")</text:p>
          </table:table-cell>
          <table:table-cell office:value-type="float" office:value="11.9" calcext:value-type="float">
            <text:p>11.9</text:p>
          </table:table-cell>
          <table:table-cell office:value-type="float" office:value="55.95" calcext:value-type="float">
            <text:p>55.95</text:p>
          </table:table-cell>
          <table:table-cell office:value-type="float" office:value="63.81" calcext:value-type="float">
            <text:p>63.81</text:p>
          </table:table-cell>
          <table:table-cell office:value-type="float" office:value="48.1" calcext:value-type="float">
            <text:p>48.1</text:p>
          </table:table-cell>
          <table:table-cell office:value-type="float" office:value="55.14" calcext:value-type="float">
            <text:p>55.14</text:p>
          </table:table-cell>
          <table:table-cell office:value-type="float" office:value="57.13" calcext:value-type="float">
            <text:p>57.13</text:p>
          </table:table-cell>
          <table:table-cell office:value-type="float" office:value="59.12" calcext:value-type="float">
            <text:p>59.12</text:p>
          </table:table-cell>
          <table:table-cell office:value-type="float" office:value="49.28" calcext:value-type="float">
            <text:p>49.28</text:p>
          </table:table-cell>
          <table:table-cell office:value-type="float" office:value="751600" calcext:value-type="float">
            <text:p>751600</text:p>
          </table:table-cell>
          <table:table-cell office:value-type="float" office:value="0.007936507936508" calcext:value-type="float">
            <text:p>0.007936507936508</text:p>
          </table:table-cell>
          <table:table-cell office:value-type="float" office:value="0.001984126984127" calcext:value-type="float">
            <text:p>0.001984126984127</text:p>
          </table:table-cell>
          <table:table-cell office:value-type="float" office:value="0.003514739229025" calcext:value-type="float">
            <text:p>0.003514739229025</text:p>
          </table:table-cell>
          <table:table-cell office:value-type="float" office:value="0.002947845804989" calcext:value-type="float">
            <text:p>0.002947845804989</text:p>
          </table:table-cell>
          <table:table-cell office:value-type="float" office:value="0.001453509053507" calcext:value-type="float">
            <text:p>0.001453509053507</text:p>
          </table:table-cell>
          <table:table-cell office:value-type="float" office:value="0.002926223740887" calcext:value-type="float">
            <text:p>0.002926223740887</text:p>
          </table:table-cell>
          <table:table-cell office:value-type="float" office:value="0.001973997923672" calcext:value-type="float">
            <text:p>0.001973997923672</text:p>
          </table:table-cell>
          <table:table-cell office:value-type="float" office:value="0.000456343446073" calcext:value-type="float">
            <text:p>0.000456343446073</text:p>
          </table:table-cell>
          <table:table-cell office:value-type="float" office:value="3616" calcext:value-type="float">
            <text:p>3616</text:p>
          </table:table-cell>
          <table:table-cell office:value-type="float" office:value="6393.849" calcext:value-type="float">
            <text:p>6393.849</text:p>
          </table:table-cell>
          <table:table-cell office:value-type="string" calcext:value-type="string">
            <text:p>("cd0d224557b670be3c368ebf992b3598eee6a73cfb482425b8e993f64db8aadd", "c5d12c16a54bc66b4c029d8789ed0a392c7454b6c4ea5945aae13b32a34a49e0", "f889c37bdeb3c0168e50591554bd3d956cbf94430d547201f62e64a16fb52871", "6b6213186140d966f78bc2459ab3dd5b6aa8759f0bb8189378ae62dba115fc17", "0fca63f7f20c1cee5cae66dbda4f3e06ecb35c7d3c93154fe4ff7c38a4adb05f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horizontal_3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53.85" calcext:value-type="float">
            <text:p>53.85</text:p>
          </table:table-cell>
          <table:table-cell office:value-type="float" office:value="53.33" calcext:value-type="float">
            <text:p>53.33</text:p>
          </table:table-cell>
          <table:table-cell office:value-type="float" office:value="51.85" calcext:value-type="float">
            <text:p>51.8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0.901" calcext:value-type="float">
            <text:p>60.901</text:p>
          </table:table-cell>
          <table:table-cell office:value-type="string" calcext:value-type="string">
            <text:p>c1df67f303ced9824c23117475d88402cb03b5a06108c84b556e2d6bab8efdd2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52.38" calcext:value-type="float">
            <text:p>52.38</text:p>
          </table:table-cell>
          <table:table-cell office:value-type="float" office:value="45.24" calcext:value-type="float">
            <text:p>45.24</text:p>
          </table:table-cell>
          <table:table-cell office:value-type="float" office:value="48.89" calcext:value-type="float">
            <text:p>48.89</text:p>
          </table:table-cell>
          <table:table-cell office:value-type="float" office:value="48.72" calcext:value-type="float">
            <text:p>48.72</text:p>
          </table:table-cell>
          <table:table-cell office:value-type="float" office:value="50.57" calcext:value-type="float">
            <text:p>50.57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0.878" calcext:value-type="float">
            <text:p>60.878</text:p>
          </table:table-cell>
          <table:table-cell office:value-type="string" calcext:value-type="string">
            <text:p>cd7d84f5f0f2606a5f0a8db9e3745e3e4d789fde8de6b342c4d66efb97cb667e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52.38" calcext:value-type="float">
            <text:p>52.38</text:p>
          </table:table-cell>
          <table:table-cell office:value-type="float" office:value="42.86" calcext:value-type="float">
            <text:p>42.86</text:p>
          </table:table-cell>
          <table:table-cell office:value-type="float" office:value="47.83" calcext:value-type="float">
            <text:p>47.83</text:p>
          </table:table-cell>
          <table:table-cell office:value-type="float" office:value="47.37" calcext:value-type="float">
            <text:p>47.3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0.028" calcext:value-type="float">
            <text:p>60.028</text:p>
          </table:table-cell>
          <table:table-cell office:value-type="string" calcext:value-type="string">
            <text:p>866aa8dae81543a72ed94fc0dadb879b754a59a63465fb64a188d78b4a837d74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45.24" calcext:value-type="float">
            <text:p>45.24</text:p>
          </table:table-cell>
          <table:table-cell office:value-type="float" office:value="57.14" calcext:value-type="float">
            <text:p>57.14</text:p>
          </table:table-cell>
          <table:table-cell office:value-type="float" office:value="51.35" calcext:value-type="float">
            <text:p>51.35</text:p>
          </table:table-cell>
          <table:table-cell office:value-type="float" office:value="51.06" calcext:value-type="float">
            <text:p>51.06</text:p>
          </table:table-cell>
          <table:table-cell office:value-type="float" office:value="48.1" calcext:value-type="float">
            <text:p>48.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0.526" calcext:value-type="float">
            <text:p>60.526</text:p>
          </table:table-cell>
          <table:table-cell office:value-type="string" calcext:value-type="string">
            <text:p>e10ba8136a1eaf480bf9077745fea5ecd15e8051fcdbeca74444d9bd833405ba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50" calcext:value-type="float">
            <text:p>50</text:p>
          </table:table-cell>
          <table:table-cell office:value-type="float" office:value="47.62" calcext:value-type="float">
            <text:p>47.62</text:p>
          </table:table-cell>
          <table:table-cell office:value-type="float" office:value="48.84" calcext:value-type="float">
            <text:p>48.84</text:p>
          </table:table-cell>
          <table:table-cell office:value-type="float" office:value="48.78" calcext:value-type="float">
            <text:p>48.78</text:p>
          </table:table-cell>
          <table:table-cell office:value-type="float" office:value="49.41" calcext:value-type="float">
            <text:p>49.41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0.844" calcext:value-type="float">
            <text:p>60.844</text:p>
          </table:table-cell>
          <table:table-cell office:value-type="string" calcext:value-type="string">
            <text:p>2776e2aa35bcba8318a84f9f25b91105506adf6b05561e1e521861faf57f41cb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52.38" calcext:value-type="float">
            <text:p>52.38</text:p>
          </table:table-cell>
          <table:table-cell office:value-type="float" office:value="42.86" calcext:value-type="float">
            <text:p>42.86</text:p>
          </table:table-cell>
          <table:table-cell office:value-type="float" office:value="47.83" calcext:value-type="float">
            <text:p>47.83</text:p>
          </table:table-cell>
          <table:table-cell office:value-type="float" office:value="47.37" calcext:value-type="float">
            <text:p>47.3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9.684" calcext:value-type="float">
            <text:p>59.684</text:p>
          </table:table-cell>
          <table:table-cell office:value-type="string" calcext:value-type="string">
            <text:p>866aa8dae81543a72ed94fc0dadb879b754a59a63465fb64a188d78b4a837d74</text:p>
          </table:table-cell>
          <table:table-cell office:value-type="float" office:value="9.05" calcext:value-type="float">
            <text:p>9.05</text:p>
          </table:table-cell>
          <table:table-cell office:value-type="float" office:value="54.52" calcext:value-type="float">
            <text:p>54.52</text:p>
          </table:table-cell>
          <table:table-cell office:value-type="float" office:value="48.1" calcext:value-type="float">
            <text:p>48.1</text:p>
          </table:table-cell>
          <table:table-cell office:value-type="float" office:value="60.95" calcext:value-type="float">
            <text:p>60.95</text:p>
          </table:table-cell>
          <table:table-cell office:value-type="float" office:value="55.45" calcext:value-type="float">
            <text:p>55.45</text:p>
          </table:table-cell>
          <table:table-cell office:value-type="float" office:value="53.88" calcext:value-type="float">
            <text:p>53.88</text:p>
          </table:table-cell>
          <table:table-cell office:value-type="float" office:value="51.45" calcext:value-type="float">
            <text:p>51.45</text:p>
          </table:table-cell>
          <table:table-cell office:value-type="float" office:value="0" calcext:value-type="float">
            <text:p>0</text:p>
          </table:table-cell>
          <table:table-cell office:value-type="float" office:value="376680" calcext:value-type="float">
            <text:p>376680</text:p>
          </table:table-cell>
          <table:table-cell office:value-type="float" office:value="0.005498866213152" calcext:value-type="float">
            <text:p>0.005498866213152</text:p>
          </table:table-cell>
          <table:table-cell office:value-type="float" office:value="0.001374716553288" calcext:value-type="float">
            <text:p>0.001374716553288</text:p>
          </table:table-cell>
          <table:table-cell office:value-type="float" office:value="0.000396825396825" calcext:value-type="float">
            <text:p>0.000396825396825</text:p>
          </table:table-cell>
          <table:table-cell office:value-type="float" office:value="0.004705215419501" calcext:value-type="float">
            <text:p>0.004705215419501</text:p>
          </table:table-cell>
          <table:table-cell office:value-type="float" office:value="0.002167574375034" calcext:value-type="float">
            <text:p>0.002167574375034</text:p>
          </table:table-cell>
          <table:table-cell office:value-type="float" office:value="0.000953104035732" calcext:value-type="float">
            <text:p>0.000953104035732</text:p>
          </table:table-cell>
          <table:table-cell office:value-type="float" office:value="0.000697014505132" calcext:value-type="float">
            <text:p>0.000697014505132</text:p>
          </table:table-cell>
          <table:table-cell office:value-type="float" office:value="0" calcext:value-type="float">
            <text:p>0</text:p>
          </table:table-cell>
          <table:table-cell office:value-type="float" office:value="2979.2" calcext:value-type="float">
            <text:p>297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a91ab354db77f657c0bbf78288b19cfba93c269bae17a7f84943d4b1d742184", "c2f94125635ce3b5b639e6e84acfb10ca2a03e0c91ac342db53a2acd77c4e75f", "173b36f572c7079c775abd5ac122b914af60de3c7f0d469c175134fead923fb4", "8fa77381f1454162adb4cdcbb1521a8662694b2af745165f1b7e81ecb425f2f7", "16dbcd7dd0f8594511cd68e620e36df035338662b5537b9fbee1bff468e53a8c")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9.52" calcext:value-type="float">
            <text:p>49.52</text:p>
          </table:table-cell>
          <table:table-cell office:value-type="float" office:value="60.48" calcext:value-type="float">
            <text:p>60.48</text:p>
          </table:table-cell>
          <table:table-cell office:value-type="float" office:value="55.6" calcext:value-type="float">
            <text:p>55.6</text:p>
          </table:table-cell>
          <table:table-cell office:value-type="float" office:value="54.58" calcext:value-type="float">
            <text:p>54.58</text:p>
          </table:table-cell>
          <table:table-cell office:value-type="float" office:value="52.25" calcext:value-type="float">
            <text:p>52.25</text:p>
          </table:table-cell>
          <table:table-cell office:value-type="float" office:value="49.37" calcext:value-type="float">
            <text:p>49.37</text:p>
          </table:table-cell>
          <table:table-cell office:value-type="float" office:value="755200" calcext:value-type="float">
            <text:p>755200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3798185941043" calcext:value-type="float">
            <text:p>0.003798185941043</text:p>
          </table:table-cell>
          <table:table-cell office:value-type="float" office:value="0.002437641723356" calcext:value-type="float">
            <text:p>0.002437641723356</text:p>
          </table:table-cell>
          <table:table-cell office:value-type="float" office:value="0.000402002555231" calcext:value-type="float">
            <text:p>0.000402002555231</text:p>
          </table:table-cell>
          <table:table-cell office:value-type="float" office:value="0.000383806631387" calcext:value-type="float">
            <text:p>0.000383806631387</text:p>
          </table:table-cell>
          <table:table-cell office:value-type="float" office:value="0.001476360679358" calcext:value-type="float">
            <text:p>0.001476360679358</text:p>
          </table:table-cell>
          <table:table-cell table:style-name="ce3" office:value-type="float" office:value="0.000055" calcext:value-type="float">
            <text:p>5.50E-05</text:p>
          </table:table-cell>
          <table:table-cell office:value-type="float" office:value="4330" calcext:value-type="float">
            <text:p>4330</text:p>
          </table:table-cell>
          <table:table-cell office:value-type="float" office:value="5507.588" calcext:value-type="float">
            <text:p>5507.588</text:p>
          </table:table-cell>
          <table:table-cell office:value-type="string" calcext:value-type="string">
            <text:p>("305e209146d9ee491813c49d8eb5280be3ebd556aa6c9544a40c84c78d0aaf71", "be57b3a69540e251c0bc84680b0823d9b201a2ffd3e6dc652823cccd72e0ec58", "283b5199125440d1eaa4e25f5836c6d80335c003ef6d1841aa7b649a80ad30f5", "14171a7405da237d53da102fda0b7b223c641da12d601535511fbf929d5da5ab", "ad3ffca5c6585b611e36b344159e154ec966f3d14c0d2ea5e9420207449b3fd3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horizontal_3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14.29" calcext:value-type="float">
            <text:p>-1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38.1" calcext:value-type="float">
            <text:p>38.1</text:p>
          </table:table-cell>
          <table:table-cell office:value-type="float" office:value="47.62" calcext:value-type="float">
            <text:p>47.62</text:p>
          </table:table-cell>
          <table:table-cell office:value-type="float" office:value="42.11" calcext:value-type="float">
            <text:p>42.11</text:p>
          </table:table-cell>
          <table:table-cell office:value-type="float" office:value="43.48" calcext:value-type="float">
            <text:p>43.48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9.945" calcext:value-type="float">
            <text:p>59.945</text:p>
          </table:table-cell>
          <table:table-cell office:value-type="string" calcext:value-type="string">
            <text:p>c5ff1ca8fc3bdf5a7bb601fbd2a9657aebce705b82f5f2816e2b870e3bed93c3</text:p>
          </table:table-cell>
          <table:table-cell office:value-type="float" office:value="-19.05" calcext:value-type="float">
            <text:p>-19.05</text:p>
          </table:table-cell>
          <table:table-cell office:value-type="float" office:value="40.48" calcext:value-type="float">
            <text:p>40.48</text:p>
          </table:table-cell>
          <table:table-cell office:value-type="float" office:value="35.71" calcext:value-type="float">
            <text:p>35.71</text:p>
          </table:table-cell>
          <table:table-cell office:value-type="float" office:value="45.24" calcext:value-type="float">
            <text:p>45.24</text:p>
          </table:table-cell>
          <table:table-cell office:value-type="float" office:value="39.47" calcext:value-type="float">
            <text:p>39.47</text:p>
          </table:table-cell>
          <table:table-cell office:value-type="float" office:value="41.3" calcext:value-type="float">
            <text:p>41.3</text:p>
          </table:table-cell>
          <table:table-cell office:value-type="float" office:value="37.5" calcext:value-type="float">
            <text:p>37.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8.615" calcext:value-type="float">
            <text:p>58.615</text:p>
          </table:table-cell>
          <table:table-cell office:value-type="string" calcext:value-type="string">
            <text:p>429fbe52cb846aa5641294c0b93648c8a75f5df986ab3cac1e1d2537a4526fdc</text:p>
          </table:table-cell>
          <table:table-cell office:value-type="float" office:value="-23.81" calcext:value-type="float">
            <text:p>-23.81</text:p>
          </table:table-cell>
          <table:table-cell office:value-type="float" office:value="38.1" calcext:value-type="float">
            <text:p>38.1</text:p>
          </table:table-cell>
          <table:table-cell office:value-type="float" office:value="45.24" calcext:value-type="float">
            <text:p>45.24</text:p>
          </table:table-cell>
          <table:table-cell office:value-type="float" office:value="30.95" calcext:value-type="float">
            <text:p>30.95</text:p>
          </table:table-cell>
          <table:table-cell office:value-type="float" office:value="39.58" calcext:value-type="float">
            <text:p>39.58</text:p>
          </table:table-cell>
          <table:table-cell office:value-type="float" office:value="36.11" calcext:value-type="float">
            <text:p>36.11</text:p>
          </table:table-cell>
          <table:table-cell office:value-type="float" office:value="42.22" calcext:value-type="float">
            <text:p>42.2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7.054" calcext:value-type="float">
            <text:p>57.054</text:p>
          </table:table-cell>
          <table:table-cell office:value-type="string" calcext:value-type="string">
            <text:p>f628d9d3852d3712410fe2c39797f226f367e9d2f7cffb61f4331a51e5d840cb</text:p>
          </table:table-cell>
          <table:table-cell office:value-type="float" office:value="-16.67" calcext:value-type="float">
            <text:p>-16.67</text:p>
          </table:table-cell>
          <table:table-cell office:value-type="float" office:value="41.67" calcext:value-type="float">
            <text:p>41.67</text:p>
          </table:table-cell>
          <table:table-cell office:value-type="float" office:value="35.71" calcext:value-type="float">
            <text:p>35.71</text:p>
          </table:table-cell>
          <table:table-cell office:value-type="float" office:value="47.62" calcext:value-type="float">
            <text:p>47.62</text:p>
          </table:table-cell>
          <table:table-cell office:value-type="float" office:value="40.54" calcext:value-type="float">
            <text:p>40.54</text:p>
          </table:table-cell>
          <table:table-cell office:value-type="float" office:value="42.55" calcext:value-type="float">
            <text:p>42.55</text:p>
          </table:table-cell>
          <table:table-cell office:value-type="float" office:value="37.97" calcext:value-type="float">
            <text:p>37.9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9.084" calcext:value-type="float">
            <text:p>59.084</text:p>
          </table:table-cell>
          <table:table-cell office:value-type="string" calcext:value-type="string">
            <text:p>124490c4ce57f0a3622b491cc3762f74e654e373e35b6f00e31b466c8f74b58e</text:p>
          </table:table-cell>
          <table:table-cell office:value-type="float" office:value="-23.81" calcext:value-type="float">
            <text:p>-23.81</text:p>
          </table:table-cell>
          <table:table-cell office:value-type="float" office:value="38.1" calcext:value-type="float">
            <text:p>38.1</text:p>
          </table:table-cell>
          <table:table-cell office:value-type="float" office:value="35.71" calcext:value-type="float">
            <text:p>35.71</text:p>
          </table:table-cell>
          <table:table-cell office:value-type="float" office:value="40.48" calcext:value-type="float">
            <text:p>40.48</text:p>
          </table:table-cell>
          <table:table-cell office:value-type="float" office:value="37.5" calcext:value-type="float">
            <text:p>37.5</text:p>
          </table:table-cell>
          <table:table-cell office:value-type="float" office:value="38.64" calcext:value-type="float">
            <text:p>38.64</text:p>
          </table:table-cell>
          <table:table-cell office:value-type="float" office:value="36.59" calcext:value-type="float">
            <text:p>36.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7.922" calcext:value-type="float">
            <text:p>57.922</text:p>
          </table:table-cell>
          <table:table-cell office:value-type="string" calcext:value-type="string">
            <text:p>df5360b2225b381a21c9b41f0997fc3aedc2b356045e3b3f8e9ce80a274ec2f1</text:p>
          </table:table-cell>
          <table:table-cell office:value-type="float" office:value="-23.81" calcext:value-type="float">
            <text:p>-23.81</text:p>
          </table:table-cell>
          <table:table-cell office:value-type="float" office:value="38.1" calcext:value-type="float">
            <text:p>38.1</text:p>
          </table:table-cell>
          <table:table-cell office:value-type="float" office:value="45.24" calcext:value-type="float">
            <text:p>45.24</text:p>
          </table:table-cell>
          <table:table-cell office:value-type="float" office:value="30.95" calcext:value-type="float">
            <text:p>30.95</text:p>
          </table:table-cell>
          <table:table-cell office:value-type="float" office:value="39.58" calcext:value-type="float">
            <text:p>39.58</text:p>
          </table:table-cell>
          <table:table-cell office:value-type="float" office:value="36.11" calcext:value-type="float">
            <text:p>36.11</text:p>
          </table:table-cell>
          <table:table-cell office:value-type="float" office:value="42.22" calcext:value-type="float">
            <text:p>42.2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6.438" calcext:value-type="float">
            <text:p>56.438</text:p>
          </table:table-cell>
          <table:table-cell office:value-type="string" calcext:value-type="string">
            <text:p>f628d9d3852d3712410fe2c39797f226f367e9d2f7cffb61f4331a51e5d840cb</text:p>
          </table:table-cell>
          <table:table-cell office:value-type="float" office:value="-9.05" calcext:value-type="float">
            <text:p>-9.05</text:p>
          </table:table-cell>
          <table:table-cell office:value-type="float" office:value="45.48" calcext:value-type="float">
            <text:p>45.48</text:p>
          </table:table-cell>
          <table:table-cell office:value-type="float" office:value="47.62" calcext:value-type="float">
            <text:p>47.62</text:p>
          </table:table-cell>
          <table:table-cell office:value-type="float" office:value="43.33" calcext:value-type="float">
            <text:p>43.33</text:p>
          </table:table-cell>
          <table:table-cell office:value-type="float" office:value="45.61" calcext:value-type="float">
            <text:p>45.61</text:p>
          </table:table-cell>
          <table:table-cell office:value-type="float" office:value="45.3" calcext:value-type="float">
            <text:p>45.3</text:p>
          </table:table-cell>
          <table:table-cell office:value-type="float" office:value="46.56" calcext:value-type="float">
            <text:p>46.56</text:p>
          </table:table-cell>
          <table:table-cell office:value-type="float" office:value="0" calcext:value-type="float">
            <text:p>0</text:p>
          </table:table-cell>
          <table:table-cell office:value-type="float" office:value="361480" calcext:value-type="float">
            <text:p>361480</text:p>
          </table:table-cell>
          <table:table-cell office:value-type="float" office:value="0.004931972789116" calcext:value-type="float">
            <text:p>0.004931972789116</text:p>
          </table:table-cell>
          <table:table-cell office:value-type="float" office:value="0.001232993197279" calcext:value-type="float">
            <text:p>0.001232993197279</text:p>
          </table:table-cell>
          <table:table-cell office:value-type="float" office:value="0.002834467120181" calcext:value-type="float">
            <text:p>0.002834467120181</text:p>
          </table:table-cell>
          <table:table-cell office:value-type="float" office:value="0.001814058956916" calcext:value-type="float">
            <text:p>0.001814058956916</text:p>
          </table:table-cell>
          <table:table-cell office:value-type="float" office:value="0.001211076428485" calcext:value-type="float">
            <text:p>0.001211076428485</text:p>
          </table:table-cell>
          <table:table-cell office:value-type="float" office:value="0.001282181199528" calcext:value-type="float">
            <text:p>0.001282181199528</text:p>
          </table:table-cell>
          <table:table-cell office:value-type="float" office:value="0.001739713379593" calcext:value-type="float">
            <text:p>0.001739713379593</text:p>
          </table:table-cell>
          <table:table-cell office:value-type="float" office:value="0" calcext:value-type="float">
            <text:p>0</text:p>
          </table:table-cell>
          <table:table-cell office:value-type="float" office:value="4135.2" calcext:value-type="float">
            <text:p>413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6240c04dff23e3ac4ad5a045d4ac58928dc62790875deded70d6b63c95587c1", "7580389b76a2608e3114080bd6bec3d2365bb17b9a062feac9063d208874ed29", "babc66c9fd4f87c137e124c777e694adbb851afcbde6c2591c5c3c6cc5caf6c0", "9599cc808ec4cb75dcaf65dabe55093a890626dbc0f26442e5bce3df460bd9e4", "2fe1ae0413ab6e5d14d7e94392d91a4fef4a60d3f0073309fd660d1944cda735")</text:p>
          </table:table-cell>
          <table:table-cell office:value-type="float" office:value="-12.38" calcext:value-type="float">
            <text:p>-12.38</text:p>
          </table:table-cell>
          <table:table-cell office:value-type="float" office:value="43.81" calcext:value-type="float">
            <text:p>43.81</text:p>
          </table:table-cell>
          <table:table-cell office:value-type="float" office:value="46.19" calcext:value-type="float">
            <text:p>46.19</text:p>
          </table:table-cell>
          <table:table-cell office:value-type="float" office:value="41.43" calcext:value-type="float">
            <text:p>41.43</text:p>
          </table:table-cell>
          <table:table-cell office:value-type="float" office:value="44.16" calcext:value-type="float">
            <text:p>44.16</text:p>
          </table:table-cell>
          <table:table-cell office:value-type="float" office:value="43.39" calcext:value-type="float">
            <text:p>43.39</text:p>
          </table:table-cell>
          <table:table-cell office:value-type="float" office:value="45.14" calcext:value-type="float">
            <text:p>45.14</text:p>
          </table:table-cell>
          <table:table-cell office:value-type="float" office:value="43.64" calcext:value-type="float">
            <text:p>43.64</text:p>
          </table:table-cell>
          <table:table-cell office:value-type="float" office:value="721240" calcext:value-type="float">
            <text:p>721240</text:p>
          </table:table-cell>
          <table:table-cell office:value-type="float" office:value="0.002947845804989" calcext:value-type="float">
            <text:p>0.002947845804989</text:p>
          </table:table-cell>
          <table:table-cell office:value-type="float" office:value="0.000736961451247" calcext:value-type="float">
            <text:p>0.000736961451247</text:p>
          </table:table-cell>
          <table:table-cell office:value-type="float" office:value="0.000170068027211" calcext:value-type="float">
            <text:p>0.000170068027211</text:p>
          </table:table-cell>
          <table:table-cell office:value-type="float" office:value="0.002437641723356" calcext:value-type="float">
            <text:p>0.002437641723356</text:p>
          </table:table-cell>
          <table:table-cell office:value-type="float" office:value="0.000567589099308" calcext:value-type="float">
            <text:p>0.000567589099308</text:p>
          </table:table-cell>
          <table:table-cell office:value-type="float" office:value="0.000977010979831" calcext:value-type="float">
            <text:p>0.000977010979831</text:p>
          </table:table-cell>
          <table:table-cell office:value-type="float" office:value="0.000274966457283" calcext:value-type="float">
            <text:p>0.000274966457283</text:p>
          </table:table-cell>
          <table:table-cell office:value-type="float" office:value="0.000280582509729" calcext:value-type="float">
            <text:p>0.000280582509729</text:p>
          </table:table-cell>
          <table:table-cell office:value-type="float" office:value="12306.8" calcext:value-type="float">
            <text:p>12306.8</text:p>
          </table:table-cell>
          <table:table-cell office:value-type="float" office:value="5456.98" calcext:value-type="float">
            <text:p>5456.98</text:p>
          </table:table-cell>
          <table:table-cell office:value-type="string" calcext:value-type="string">
            <text:p>("9c5b6afd71e5ea5c6e0acc0d4cb8e528a360880faab570d8960bbd3ce022949b", "945532e5469dc970b5d963717ac843f8f3552bb58c85ce4ab48052885f61499d", "5ddcd9119fd5acacdfebb549f65b1e8a08c51296761167ef69ebef3434ac477e", "62c4ad4883140bac762810d19f5248d73ec4349f57e27b35cbc766af3b7f07e5", "d342ba59a8fe9f7ffdedb20b2ae213209c59c887f71ed918a8776fcbf787c000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horizontal_3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45.24" calcext:value-type="float">
            <text:p>45.24</text:p>
          </table:table-cell>
          <table:table-cell office:value-type="float" office:value="47.62" calcext:value-type="float">
            <text:p>47.62</text:p>
          </table:table-cell>
          <table:table-cell office:value-type="float" office:value="46.34" calcext:value-type="float">
            <text:p>46.34</text:p>
          </table:table-cell>
          <table:table-cell office:value-type="float" office:value="46.51" calcext:value-type="float">
            <text:p>46.51</text:p>
          </table:table-cell>
          <table:table-cell office:value-type="float" office:value="45.78" calcext:value-type="float">
            <text:p>45.7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0.431" calcext:value-type="float">
            <text:p>40.431</text:p>
          </table:table-cell>
          <table:table-cell office:value-type="string" calcext:value-type="string">
            <text:p>3aaf9a67f5f54a5757d378063da21a75f6266a54d915f811068b543ae4d02049</text:p>
          </table:table-cell>
          <table:table-cell office:value-type="float" office:value="-9.52" calcext:value-type="float">
            <text:p>-9.52</text:p>
          </table:table-cell>
          <table:table-cell table:number-columns-repeated="6" office:value-type="float" office:value="45.24" calcext:value-type="float">
            <text:p>45.2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9.913" calcext:value-type="float">
            <text:p>39.913</text:p>
          </table:table-cell>
          <table:table-cell office:value-type="string" calcext:value-type="string">
            <text:p>41ecdbecc0ca1872538e75ea1a8241a2d2e1e07f625cca057233d099ef89a33c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45.24" calcext:value-type="float">
            <text:p>45.24</text:p>
          </table:table-cell>
          <table:table-cell office:value-type="float" office:value="52.38" calcext:value-type="float">
            <text:p>52.38</text:p>
          </table:table-cell>
          <table:table-cell office:value-type="float" office:value="48.72" calcext:value-type="float">
            <text:p>48.72</text:p>
          </table:table-cell>
          <table:table-cell office:value-type="float" office:value="48.89" calcext:value-type="float">
            <text:p>48.89</text:p>
          </table:table-cell>
          <table:table-cell office:value-type="float" office:value="46.91" calcext:value-type="float">
            <text:p>46.91</text:p>
          </table:table-cell>
          <table:table-cell office:value-type="float" office:value="53" calcext:value-type="float">
            <text:p>53</text:p>
          </table:table-cell>
          <table:table-cell office:value-type="float" office:value="0.732539682539683" calcext:value-type="float">
            <text:p>0.732539682539683</text:p>
          </table:table-cell>
          <table:table-cell office:value-type="float" office:value="0.615277777777778" calcext:value-type="float">
            <text:p>0.615277777777778</text:p>
          </table:table-cell>
          <table:table-cell office:value-type="float" office:value="36.529" calcext:value-type="float">
            <text:p>36.529</text:p>
          </table:table-cell>
          <table:table-cell office:value-type="string" calcext:value-type="string">
            <text:p>064b1561bea763b53019b14b15451bee891ef249b8d4c155951c1dee24ffa18e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.24" calcext:value-type="float">
            <text:p>45.24</text:p>
          </table:table-cell>
          <table:table-cell office:value-type="float" office:value="54.76" calcext:value-type="float">
            <text:p>54.7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0.36" calcext:value-type="float">
            <text:p>40.36</text:p>
          </table:table-cell>
          <table:table-cell office:value-type="string" calcext:value-type="string">
            <text:p>664d12868eb249bf254042cb4aa042f01fe81b043da3f69c2d8c691f5ff47285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47.62" calcext:value-type="float">
            <text:p>47.62</text:p>
          </table:table-cell>
          <table:table-cell office:value-type="float" office:value="54.76" calcext:value-type="float">
            <text:p>54.76</text:p>
          </table:table-cell>
          <table:table-cell office:value-type="float" office:value="51.28" calcext:value-type="float">
            <text:p>51.28</text:p>
          </table:table-cell>
          <table:table-cell office:value-type="float" office:value="51.11" calcext:value-type="float">
            <text:p>51.11</text:p>
          </table:table-cell>
          <table:table-cell office:value-type="float" office:value="49.38" calcext:value-type="float">
            <text:p>49.3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0.686" calcext:value-type="float">
            <text:p>40.686</text:p>
          </table:table-cell>
          <table:table-cell office:value-type="string" calcext:value-type="string">
            <text:p>bac2834721f617ef9db64e2b7502a81df1784d17032cadac73b6f1f6d6d01078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47.62" calcext:value-type="float">
            <text:p>47.62</text:p>
          </table:table-cell>
          <table:table-cell office:value-type="float" office:value="59.52" calcext:value-type="float">
            <text:p>59.52</text:p>
          </table:table-cell>
          <table:table-cell office:value-type="float" office:value="54.05" calcext:value-type="float">
            <text:p>54.05</text:p>
          </table:table-cell>
          <table:table-cell office:value-type="float" office:value="53.19" calcext:value-type="float">
            <text:p>53.19</text:p>
          </table:table-cell>
          <table:table-cell office:value-type="float" office:value="50.63" calcext:value-type="float">
            <text:p>50.63</text:p>
          </table:table-cell>
          <table:table-cell office:value-type="float" office:value="53" calcext:value-type="float">
            <text:p>53</text:p>
          </table:table-cell>
          <table:table-cell office:value-type="float" office:value="0.732539682539683" calcext:value-type="float">
            <text:p>0.732539682539683</text:p>
          </table:table-cell>
          <table:table-cell office:value-type="float" office:value="0.615277777777778" calcext:value-type="float">
            <text:p>0.615277777777778</text:p>
          </table:table-cell>
          <table:table-cell office:value-type="float" office:value="36.428" calcext:value-type="float">
            <text:p>36.428</text:p>
          </table:table-cell>
          <table:table-cell office:value-type="string" calcext:value-type="string">
            <text:p>08151adf34e5d688b5d4bd819ed82555fe71422c4dccaf481ae56fa94a615735</text:p>
          </table:table-cell>
          <table:table-cell office:value-type="float" office:value="8.57" calcext:value-type="float">
            <text:p>8.57</text:p>
          </table:table-cell>
          <table:table-cell office:value-type="float" office:value="54.29" calcext:value-type="float">
            <text:p>54.29</text:p>
          </table:table-cell>
          <table:table-cell office:value-type="float" office:value="45.24" calcext:value-type="float">
            <text:p>45.24</text:p>
          </table:table-cell>
          <table:table-cell office:value-type="float" office:value="63.33" calcext:value-type="float">
            <text:p>63.33</text:p>
          </table:table-cell>
          <table:table-cell office:value-type="float" office:value="55.43" calcext:value-type="float">
            <text:p>55.43</text:p>
          </table:table-cell>
          <table:table-cell office:value-type="float" office:value="53.55" calcext:value-type="float">
            <text:p>53.55</text:p>
          </table:table-cell>
          <table:table-cell office:value-type="float" office:value="49.75" calcext:value-type="float">
            <text:p>49.75</text:p>
          </table:table-cell>
          <table:table-cell office:value-type="float" office:value="0" calcext:value-type="float">
            <text:p>0</text:p>
          </table:table-cell>
          <table:table-cell office:value-type="float" office:value="372280" calcext:value-type="float">
            <text:p>372280</text:p>
          </table:table-cell>
          <table:table-cell office:value-type="float" office:value="0.013775510204082" calcext:value-type="float">
            <text:p>0.013775510204082</text:p>
          </table:table-cell>
          <table:table-cell office:value-type="float" office:value="0.00344387755102" calcext:value-type="float">
            <text:p>0.00344387755102</text:p>
          </table:table-cell>
          <table:table-cell office:value-type="float" office:value="0.0031179138322" calcext:value-type="float">
            <text:p>0.0031179138322</text:p>
          </table:table-cell>
          <table:table-cell office:value-type="float" office:value="0.006122448979592" calcext:value-type="float">
            <text:p>0.006122448979592</text:p>
          </table:table-cell>
          <table:table-cell office:value-type="float" office:value="0.005307338621723" calcext:value-type="float">
            <text:p>0.005307338621723</text:p>
          </table:table-cell>
          <table:table-cell office:value-type="float" office:value="0.002420657213587" calcext:value-type="float">
            <text:p>0.002420657213587</text:p>
          </table:table-cell>
          <table:table-cell office:value-type="float" office:value="0.003638554936723" calcext:value-type="float">
            <text:p>0.003638554936723</text:p>
          </table:table-cell>
          <table:table-cell office:value-type="float" office:value="0" calcext:value-type="float">
            <text:p>0</text:p>
          </table:table-cell>
          <table:table-cell office:value-type="float" office:value="1133.2" calcext:value-type="float">
            <text:p>113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49b37f58ff1c7d55d394ffacdd9e007ac0194f3ac40b85c69c2f855470d75c3", "7b8cd896101090e43004dfec3ba60c2144707eca1e5a16d7e29e63776101487c", "75bb14c79b69407afc5103ece8ea54060c233a23570751522715a891c88e21a6", "af3cf4fb93b4d4b08695e9996341174be4ff58f17368783f6cdaf99012331837", "b5f1d341395ce695b515683fa5092b9f043dcd75add41d2b1a3153bdd97d1e7c")</text:p>
          </table:table-cell>
          <table:table-cell office:value-type="float" office:value="15.71" calcext:value-type="float">
            <text:p>15.71</text:p>
          </table:table-cell>
          <table:table-cell office:value-type="float" office:value="57.86" calcext:value-type="float">
            <text:p>57.86</text:p>
          </table:table-cell>
          <table:table-cell office:value-type="float" office:value="50.48" calcext:value-type="float">
            <text:p>50.48</text:p>
          </table:table-cell>
          <table:table-cell office:value-type="float" office:value="65.24" calcext:value-type="float">
            <text:p>65.24</text:p>
          </table:table-cell>
          <table:table-cell office:value-type="float" office:value="59.25" calcext:value-type="float">
            <text:p>59.25</text:p>
          </table:table-cell>
          <table:table-cell office:value-type="float" office:value="56.86" calcext:value-type="float">
            <text:p>56.86</text:p>
          </table:table-cell>
          <table:table-cell office:value-type="float" office:value="54.46" calcext:value-type="float">
            <text:p>54.46</text:p>
          </table:table-cell>
          <table:table-cell office:value-type="float" office:value="49.19" calcext:value-type="float">
            <text:p>49.19</text:p>
          </table:table-cell>
          <table:table-cell office:value-type="float" office:value="747720" calcext:value-type="float">
            <text:p>747720</text:p>
          </table:table-cell>
          <table:table-cell office:value-type="float" office:value="0.004705215419501" calcext:value-type="float">
            <text:p>0.004705215419501</text:p>
          </table:table-cell>
          <table:table-cell office:value-type="float" office:value="0.001176303854875" calcext:value-type="float">
            <text:p>0.001176303854875</text:p>
          </table:table-cell>
          <table:table-cell office:value-type="float" office:value="0.002097505668934" calcext:value-type="float">
            <text:p>0.002097505668934</text:p>
          </table:table-cell>
          <table:table-cell office:value-type="float" office:value="0.002154195011338" calcext:value-type="float">
            <text:p>0.002154195011338</text:p>
          </table:table-cell>
          <table:table-cell office:value-type="float" office:value="0.001713277959191" calcext:value-type="float">
            <text:p>0.001713277959191</text:p>
          </table:table-cell>
          <table:table-cell office:value-type="float" office:value="0.00085946143356" calcext:value-type="float">
            <text:p>0.00085946143356</text:p>
          </table:table-cell>
          <table:table-cell office:value-type="float" office:value="0.001678847446393" calcext:value-type="float">
            <text:p>0.001678847446393</text:p>
          </table:table-cell>
          <table:table-cell office:value-type="float" office:value="0.00026944455039" calcext:value-type="float">
            <text:p>0.00026944455039</text:p>
          </table:table-cell>
          <table:table-cell office:value-type="float" office:value="6163.2" calcext:value-type="float">
            <text:p>6163.2</text:p>
          </table:table-cell>
          <table:table-cell office:value-type="float" office:value="5320.962" calcext:value-type="float">
            <text:p>5320.962</text:p>
          </table:table-cell>
          <table:table-cell office:value-type="string" calcext:value-type="string">
            <text:p>("93cc1107509942e62f838f4a01ad94c4fccc29e04c9ec62e8336d3d13d3928dc", "cff72abfe22ca592b68dd935e442c78aba03faa945ab9e92359ff2d40090ec21", "bdc4f169d8b5d0a3b7f5e6991f642d8bd4240e7dd6e6bce43d9154e3739a3c70", "7a94c4b6178a425eebbc513bf92b672c2e273efc634b5cdadbacba6f8fc631ab", "fa7d72355f74636dfd9d039ad22de47e111d715def87ef688d3489db27e703de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vertical_4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6.67" calcext:value-type="float">
            <text:p>66.67</text:p>
          </table:table-cell>
          <table:table-cell office:value-type="float" office:value="69.05" calcext:value-type="float">
            <text:p>69.05</text:p>
          </table:table-cell>
          <table:table-cell office:value-type="float" office:value="68.29" calcext:value-type="float">
            <text:p>68.29</text:p>
          </table:table-cell>
          <table:table-cell office:value-type="float" office:value="67.44" calcext:value-type="float">
            <text:p>67.44</text:p>
          </table:table-cell>
          <table:table-cell office:value-type="float" office:value="67.47" calcext:value-type="float">
            <text:p>67.47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4.922" calcext:value-type="float">
            <text:p>44.922</text:p>
          </table:table-cell>
          <table:table-cell office:value-type="string" calcext:value-type="string">
            <text:p>ec916c6d70da6f3c133bf2e778f316f4dcf472469d08945c6a151adaecef041d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69.05" calcext:value-type="float">
            <text:p>69.05</text:p>
          </table:table-cell>
          <table:table-cell office:value-type="float" office:value="66.67" calcext:value-type="float">
            <text:p>66.67</text:p>
          </table:table-cell>
          <table:table-cell office:value-type="float" office:value="67.44" calcext:value-type="float">
            <text:p>67.44</text:p>
          </table:table-cell>
          <table:table-cell office:value-type="float" office:value="68.29" calcext:value-type="float">
            <text:p>68.29</text:p>
          </table:table-cell>
          <table:table-cell office:value-type="float" office:value="68.24" calcext:value-type="float">
            <text:p>68.2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9.586" calcext:value-type="float">
            <text:p>29.586</text:p>
          </table:table-cell>
          <table:table-cell office:value-type="string" calcext:value-type="string">
            <text:p>085bf92953b1df1a058a9d46c54fc30e7a04b2c88fa305c5e436e3128f57c98e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71.43" calcext:value-type="float">
            <text:p>71.43</text:p>
          </table:table-cell>
          <table:table-cell office:value-type="float" office:value="61.9" calcext:value-type="float">
            <text:p>61.9</text:p>
          </table:table-cell>
          <table:table-cell office:value-type="float" office:value="65.22" calcext:value-type="float">
            <text:p>65.22</text:p>
          </table:table-cell>
          <table:table-cell office:value-type="float" office:value="68.42" calcext:value-type="float">
            <text:p>68.42</text:p>
          </table:table-cell>
          <table:table-cell office:value-type="float" office:value="68.18" calcext:value-type="float">
            <text:p>68.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9.008" calcext:value-type="float">
            <text:p>29.008</text:p>
          </table:table-cell>
          <table:table-cell office:value-type="string" calcext:value-type="string">
            <text:p>2aeecef51cab0c0cc9c366bab00125bf5f0437483020790d5d50b4a813a4d040</text:p>
          </table:table-cell>
          <table:table-cell office:value-type="float" office:value="38.1" calcext:value-type="float">
            <text:p>38.1</text:p>
          </table:table-cell>
          <table:table-cell office:value-type="float" office:value="69.05" calcext:value-type="float">
            <text:p>69.05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8.18" calcext:value-type="float">
            <text:p>68.18</text:p>
          </table:table-cell>
          <table:table-cell office:value-type="float" office:value="70" calcext:value-type="float">
            <text:p>70</text:p>
          </table:table-cell>
          <table:table-cell office:value-type="float" office:value="69.77" calcext:value-type="float">
            <text:p>69.7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0.416" calcext:value-type="float">
            <text:p>30.416</text:p>
          </table:table-cell>
          <table:table-cell office:value-type="string" calcext:value-type="string">
            <text:p>0b2b2963022a8c75c387f0cc1b2e2a492e1864b5ecdd5caf9586645871e7a1c7</text:p>
          </table:table-cell>
          <table:table-cell office:value-type="float" office:value="38.1" calcext:value-type="float">
            <text:p>38.1</text:p>
          </table:table-cell>
          <table:table-cell office:value-type="float" office:value="69.05" calcext:value-type="float">
            <text:p>69.05</text:p>
          </table:table-cell>
          <table:table-cell office:value-type="float" office:value="71.43" calcext:value-type="float">
            <text:p>71.43</text:p>
          </table:table-cell>
          <table:table-cell office:value-type="float" office:value="66.67" calcext:value-type="float">
            <text:p>66.67</text:p>
          </table:table-cell>
          <table:table-cell office:value-type="float" office:value="68.18" calcext:value-type="float">
            <text:p>68.18</text:p>
          </table:table-cell>
          <table:table-cell office:value-type="float" office:value="70" calcext:value-type="float">
            <text:p>70</text:p>
          </table:table-cell>
          <table:table-cell office:value-type="float" office:value="69.77" calcext:value-type="float">
            <text:p>69.7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9.563" calcext:value-type="float">
            <text:p>29.563</text:p>
          </table:table-cell>
          <table:table-cell office:value-type="string" calcext:value-type="string">
            <text:p>bc0f4be8451c7a6ec2d564eb5a66068447f0267847e22960298898fba4bcf53d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71.43" calcext:value-type="float">
            <text:p>71.43</text:p>
          </table:table-cell>
          <table:table-cell office:value-type="float" office:value="61.9" calcext:value-type="float">
            <text:p>61.9</text:p>
          </table:table-cell>
          <table:table-cell office:value-type="float" office:value="65.22" calcext:value-type="float">
            <text:p>65.22</text:p>
          </table:table-cell>
          <table:table-cell office:value-type="float" office:value="68.42" calcext:value-type="float">
            <text:p>68.42</text:p>
          </table:table-cell>
          <table:table-cell office:value-type="float" office:value="68.18" calcext:value-type="float">
            <text:p>68.1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9.059" calcext:value-type="float">
            <text:p>29.059</text:p>
          </table:table-cell>
          <table:table-cell office:value-type="string" calcext:value-type="string">
            <text:p>05393aff23ea10cd2c35956778dffddd620cd168c635cb5b68af164d0cd69898</text:p>
          </table:table-cell>
          <table:table-cell office:value-type="float" office:value="13.81" calcext:value-type="float">
            <text:p>13.81</text:p>
          </table:table-cell>
          <table:table-cell office:value-type="float" office:value="56.9" calcext:value-type="float">
            <text:p>56.9</text:p>
          </table:table-cell>
          <table:table-cell office:value-type="float" office:value="53.33" calcext:value-type="float">
            <text:p>53.33</text:p>
          </table:table-cell>
          <table:table-cell office:value-type="float" office:value="60.48" calcext:value-type="float">
            <text:p>60.48</text:p>
          </table:table-cell>
          <table:table-cell office:value-type="float" office:value="57.69" calcext:value-type="float">
            <text:p>57.69</text:p>
          </table:table-cell>
          <table:table-cell office:value-type="float" office:value="56.34" calcext:value-type="float">
            <text:p>56.34</text:p>
          </table:table-cell>
          <table:table-cell office:value-type="float" office:value="55.33" calcext:value-type="float">
            <text:p>55.33</text:p>
          </table:table-cell>
          <table:table-cell office:value-type="float" office:value="0" calcext:value-type="float">
            <text:p>0</text:p>
          </table:table-cell>
          <table:table-cell office:value-type="float" office:value="363520" calcext:value-type="float">
            <text:p>363520</text:p>
          </table:table-cell>
          <table:table-cell office:value-type="float" office:value="0.010600907029479" calcext:value-type="float">
            <text:p>0.010600907029479</text:p>
          </table:table-cell>
          <table:table-cell office:value-type="float" office:value="0.00265022675737" calcext:value-type="float">
            <text:p>0.00265022675737</text:p>
          </table:table-cell>
          <table:table-cell office:value-type="float" office:value="0.002437641723356" calcext:value-type="float">
            <text:p>0.002437641723356</text:p>
          </table:table-cell>
          <table:table-cell office:value-type="float" office:value="0.006689342403628" calcext:value-type="float">
            <text:p>0.006689342403628</text:p>
          </table:table-cell>
          <table:table-cell office:value-type="float" office:value="0.003706860013166" calcext:value-type="float">
            <text:p>0.003706860013166</text:p>
          </table:table-cell>
          <table:table-cell office:value-type="float" office:value="0.00201032961952" calcext:value-type="float">
            <text:p>0.00201032961952</text:p>
          </table:table-cell>
          <table:table-cell office:value-type="float" office:value="0.002271234135424" calcext:value-type="float">
            <text:p>0.002271234135424</text:p>
          </table:table-cell>
          <table:table-cell office:value-type="float" office:value="0" calcext:value-type="float">
            <text:p>0</text:p>
          </table:table-cell>
          <table:table-cell office:value-type="float" office:value="753.2" calcext:value-type="float">
            <text:p>75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edf41d742120bf666a89dc9f05febce3165b8dd9b3e919ce8baa66b9104d4df", "b59d0b0ce78356db24c9e41b78a00289b39bb555cc8f55ca95a78c6022a8123c", "53dfdc45d8c53178f8bdd49629a1ff6863d5cbdfdfda47abeac25c250d86209e", "3e21adaf30729dafe314e9d9c366486c70e32122a5533ce68a40a2bc450c92e2", "b183866551af468c27b4e327f02e9d6396b3cdf16dd63b6278e252fb6153a14c")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7.62" calcext:value-type="float">
            <text:p>57.62</text:p>
          </table:table-cell>
          <table:table-cell office:value-type="float" office:value="62.38" calcext:value-type="float">
            <text:p>62.38</text:p>
          </table:table-cell>
          <table:table-cell office:value-type="float" office:value="60.55" calcext:value-type="float">
            <text:p>60.55</text:p>
          </table:table-cell>
          <table:table-cell office:value-type="float" office:value="59.56" calcext:value-type="float">
            <text:p>59.56</text:p>
          </table:table-cell>
          <table:table-cell office:value-type="float" office:value="59" calcext:value-type="float">
            <text:p>59</text:p>
          </table:table-cell>
          <table:table-cell office:value-type="float" office:value="43.37" calcext:value-type="float">
            <text:p>43.37</text:p>
          </table:table-cell>
          <table:table-cell office:value-type="float" office:value="726480" calcext:value-type="float">
            <text:p>726480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1814058956916" calcext:value-type="float">
            <text:p>0.001814058956916</text:p>
          </table:table-cell>
          <table:table-cell office:value-type="float" office:value="0.001062847905593" calcext:value-type="float">
            <text:p>0.001062847905593</text:p>
          </table:table-cell>
          <table:table-cell office:value-type="float" office:value="0.000865481562406" calcext:value-type="float">
            <text:p>0.000865481562406</text:p>
          </table:table-cell>
          <table:table-cell office:value-type="float" office:value="0.000977377601775" calcext:value-type="float">
            <text:p>0.000977377601775</text:p>
          </table:table-cell>
          <table:table-cell office:value-type="float" office:value="0.000567027144723" calcext:value-type="float">
            <text:p>0.000567027144723</text:p>
          </table:table-cell>
          <table:table-cell office:value-type="float" office:value="5159.2" calcext:value-type="float">
            <text:p>5159.2</text:p>
          </table:table-cell>
          <table:table-cell office:value-type="float" office:value="5769.139" calcext:value-type="float">
            <text:p>5769.139</text:p>
          </table:table-cell>
          <table:table-cell office:value-type="string" calcext:value-type="string">
            <text:p>("3d981cff5f30d07a718f56508c7582c1632049d2dee9bf5d1547e453b3ccba1a", "b3a9b8ae00700ac0f6790992dd6b4222f46264262f96c31eefd9616ce14054e8", "f2aa4970a78dc4cb28a9854867ec5e124844dd9e411ea8da801b7bd2dd084ef4", "406d327f75272d7419b695f644b21cb830768141bc30591b6a38f0cc9e8c427d", "ea74e077c45f022eedd3f080a6bf5b85a8afb8e540f3aae587eca06e7fa964b6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vertical_4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52.38" calcext:value-type="float">
            <text:p>52.38</text:p>
          </table:table-cell>
          <table:table-cell office:value-type="float" office:value="76.19" calcext:value-type="float">
            <text:p>76.19</text:p>
          </table:table-cell>
          <table:table-cell office:value-type="float" office:value="68.75" calcext:value-type="float">
            <text:p>68.75</text:p>
          </table:table-cell>
          <table:table-cell office:value-type="float" office:value="61.54" calcext:value-type="float">
            <text:p>61.54</text:p>
          </table:table-cell>
          <table:table-cell office:value-type="float" office:value="59.46" calcext:value-type="float">
            <text:p>59.46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5.541" calcext:value-type="float">
            <text:p>35.541</text:p>
          </table:table-cell>
          <table:table-cell office:value-type="string" calcext:value-type="string">
            <text:p>fa8304fe78c307e3764af96151e6d8943e97159220e3c51d77a110584f6b355e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52.38" calcext:value-type="float">
            <text:p>52.38</text:p>
          </table:table-cell>
          <table:table-cell office:value-type="float" office:value="76.19" calcext:value-type="float">
            <text:p>76.19</text:p>
          </table:table-cell>
          <table:table-cell office:value-type="float" office:value="68.75" calcext:value-type="float">
            <text:p>68.75</text:p>
          </table:table-cell>
          <table:table-cell office:value-type="float" office:value="61.54" calcext:value-type="float">
            <text:p>61.54</text:p>
          </table:table-cell>
          <table:table-cell office:value-type="float" office:value="59.46" calcext:value-type="float">
            <text:p>59.46</text:p>
          </table:table-cell>
          <table:table-cell office:value-type="float" office:value="87" calcext:value-type="float">
            <text:p>87</text:p>
          </table:table-cell>
          <table:table-cell office:value-type="float" office:value="0.643650793650794" calcext:value-type="float">
            <text:p>0.643650793650794</text:p>
          </table:table-cell>
          <table:table-cell office:value-type="float" office:value="0.543055555555555" calcext:value-type="float">
            <text:p>0.543055555555555</text:p>
          </table:table-cell>
          <table:table-cell office:value-type="float" office:value="26.012" calcext:value-type="float">
            <text:p>26.012</text:p>
          </table:table-cell>
          <table:table-cell office:value-type="string" calcext:value-type="string">
            <text:p>b2d57196ddd57af4b9ebf52a1b24ee64e8b2be29694e6956fd83cb7b0ec162d5</text:p>
          </table:table-cell>
          <table:table-cell office:value-type="float" office:value="26.19" calcext:value-type="float">
            <text:p>26.19</text:p>
          </table:table-cell>
          <table:table-cell office:value-type="float" office:value="63.1" calcext:value-type="float">
            <text:p>63.1</text:p>
          </table:table-cell>
          <table:table-cell office:value-type="float" office:value="59.52" calcext:value-type="float">
            <text:p>59.52</text:p>
          </table:table-cell>
          <table:table-cell office:value-type="float" office:value="66.67" calcext:value-type="float">
            <text:p>66.67</text:p>
          </table:table-cell>
          <table:table-cell office:value-type="float" office:value="64.1" calcext:value-type="float">
            <text:p>64.1</text:p>
          </table:table-cell>
          <table:table-cell office:value-type="float" office:value="62.22" calcext:value-type="float">
            <text:p>62.22</text:p>
          </table:table-cell>
          <table:table-cell office:value-type="float" office:value="61.73" calcext:value-type="float">
            <text:p>61.73</text:p>
          </table:table-cell>
          <table:table-cell office:value-type="float" office:value="53" calcext:value-type="float">
            <text:p>53</text:p>
          </table:table-cell>
          <table:table-cell office:value-type="float" office:value="0.732539682539683" calcext:value-type="float">
            <text:p>0.732539682539683</text:p>
          </table:table-cell>
          <table:table-cell office:value-type="float" office:value="0.615277777777778" calcext:value-type="float">
            <text:p>0.615277777777778</text:p>
          </table:table-cell>
          <table:table-cell office:value-type="float" office:value="25.861" calcext:value-type="float">
            <text:p>25.861</text:p>
          </table:table-cell>
          <table:table-cell office:value-type="string" calcext:value-type="string">
            <text:p>d3d86d520659b025ff5fd042b430fa152b14b4764cd1bdc69510c439d46da47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45.24" calcext:value-type="float">
            <text:p>45.24</text:p>
          </table:table-cell>
          <table:table-cell office:value-type="float" office:value="71.43" calcext:value-type="float">
            <text:p>71.43</text:p>
          </table:table-cell>
          <table:table-cell office:value-type="float" office:value="61.29" calcext:value-type="float">
            <text:p>61.29</text:p>
          </table:table-cell>
          <table:table-cell office:value-type="float" office:value="56.6" calcext:value-type="float">
            <text:p>56.6</text:p>
          </table:table-cell>
          <table:table-cell office:value-type="float" office:value="52.05" calcext:value-type="float">
            <text:p>52.0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4.122" calcext:value-type="float">
            <text:p>24.122</text:p>
          </table:table-cell>
          <table:table-cell office:value-type="string" calcext:value-type="string">
            <text:p>b43ed20df0b42590b1ee1e48bcbf00180d7036d137b095d51dc9e14fcdbdcf6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45.24" calcext:value-type="float">
            <text:p>45.24</text:p>
          </table:table-cell>
          <table:table-cell office:value-type="float" office:value="71.43" calcext:value-type="float">
            <text:p>71.43</text:p>
          </table:table-cell>
          <table:table-cell office:value-type="float" office:value="61.29" calcext:value-type="float">
            <text:p>61.29</text:p>
          </table:table-cell>
          <table:table-cell office:value-type="float" office:value="56.6" calcext:value-type="float">
            <text:p>56.6</text:p>
          </table:table-cell>
          <table:table-cell office:value-type="float" office:value="52.05" calcext:value-type="float">
            <text:p>52.05</text:p>
          </table:table-cell>
          <table:table-cell office:value-type="float" office:value="77" calcext:value-type="float">
            <text:p>77</text:p>
          </table:table-cell>
          <table:table-cell office:value-type="float" office:value="0.643650793650794" calcext:value-type="float">
            <text:p>0.643650793650794</text:p>
          </table:table-cell>
          <table:table-cell office:value-type="float" office:value="0.543055555555555" calcext:value-type="float">
            <text:p>0.543055555555555</text:p>
          </table:table-cell>
          <table:table-cell office:value-type="float" office:value="22.788" calcext:value-type="float">
            <text:p>22.788</text:p>
          </table:table-cell>
          <table:table-cell office:value-type="string" calcext:value-type="string">
            <text:p>4af9597cd5648d97c71d546470219c0993bb851a457c9d1e33b8a5801ae4bf96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59.26" calcext:value-type="float">
            <text:p>59.26</text:p>
          </table:table-cell>
          <table:table-cell office:value-type="float" office:value="53" calcext:value-type="float">
            <text:p>53</text:p>
          </table:table-cell>
          <table:table-cell office:value-type="float" office:value="0.732539682539683" calcext:value-type="float">
            <text:p>0.732539682539683</text:p>
          </table:table-cell>
          <table:table-cell office:value-type="float" office:value="0.615277777777778" calcext:value-type="float">
            <text:p>0.615277777777778</text:p>
          </table:table-cell>
          <table:table-cell office:value-type="float" office:value="21.782" calcext:value-type="float">
            <text:p>21.782</text:p>
          </table:table-cell>
          <table:table-cell office:value-type="string" calcext:value-type="string">
            <text:p>83d656e9b709f1b82e050492997295b5a54b4d5619e26c8c7c3ade887b012b62</text:p>
          </table:table-cell>
          <table:table-cell office:value-type="float" office:value="19.05" calcext:value-type="float">
            <text:p>19.05</text:p>
          </table:table-cell>
          <table:table-cell office:value-type="float" office:value="59.52" calcext:value-type="float">
            <text:p>59.52</text:p>
          </table:table-cell>
          <table:table-cell office:value-type="float" office:value="47.62" calcext:value-type="float">
            <text:p>47.62</text:p>
          </table:table-cell>
          <table:table-cell office:value-type="float" office:value="71.43" calcext:value-type="float">
            <text:p>71.43</text:p>
          </table:table-cell>
          <table:table-cell office:value-type="float" office:value="62.57" calcext:value-type="float">
            <text:p>62.57</text:p>
          </table:table-cell>
          <table:table-cell office:value-type="float" office:value="57.75" calcext:value-type="float">
            <text:p>57.75</text:p>
          </table:table-cell>
          <table:table-cell office:value-type="float" office:value="53.94" calcext:value-type="float">
            <text:p>53.94</text:p>
          </table:table-cell>
          <table:table-cell office:value-type="float" office:value="0" calcext:value-type="float">
            <text:p>0</text:p>
          </table:table-cell>
          <table:table-cell office:value-type="float" office:value="361680" calcext:value-type="float">
            <text:p>361680</text:p>
          </table:table-cell>
          <table:table-cell office:value-type="float" office:value="0.001417233560091" calcext:value-type="float">
            <text:p>0.001417233560091</text:p>
          </table:table-cell>
          <table:table-cell office:value-type="float" office:value="0.000354308390023" calcext:value-type="float">
            <text:p>0.000354308390023</text:p>
          </table:table-cell>
          <table:table-cell office:value-type="float" office:value="0.002834467120181" calcext:value-type="float">
            <text:p>0.002834467120181</text:p>
          </table:table-cell>
          <table:table-cell office:value-type="float" office:value="0.001984126984127" calcext:value-type="float">
            <text:p>0.001984126984127</text:p>
          </table:table-cell>
          <table:table-cell office:value-type="float" office:value="0.000679441316264" calcext:value-type="float">
            <text:p>0.000679441316264</text:p>
          </table:table-cell>
          <table:table-cell office:value-type="float" office:value="0.000284104114773" calcext:value-type="float">
            <text:p>0.000284104114773</text:p>
          </table:table-cell>
          <table:table-cell office:value-type="float" office:value="0.001297567805824" calcext:value-type="float">
            <text:p>0.001297567805824</text:p>
          </table:table-cell>
          <table:table-cell office:value-type="float" office:value="0" calcext:value-type="float">
            <text:p>0</text:p>
          </table:table-cell>
          <table:table-cell office:value-type="float" office:value="5621.2" calcext:value-type="float">
            <text:p>562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b747c1dd003152263a17cff3867c4aa198ef12bbf868b988f868b26f56d83a5", "1723ec6cbac65b6eb10d6b3cc3f70c40567967ce5937734edf4eaaae47d81e35", "b4890f3d43b6c1d2417fb666a4bc7afb9162b207250deb1f9d9e63263bb36239", "3d6b941a07ad8d177950e98612256aa144b063c3e5ae72bd6d477f3ed7ef0e92", "1d5171c4357b22d709a4c3a74091853acbe7e397b54ad9e0e7a1b6c89b72a41c")</text:p>
          </table:table-cell>
          <table:table-cell office:value-type="float" office:value="18.57" calcext:value-type="float">
            <text:p>18.57</text:p>
          </table:table-cell>
          <table:table-cell office:value-type="float" office:value="59.29" calcext:value-type="float">
            <text:p>59.29</text:p>
          </table:table-cell>
          <table:table-cell office:value-type="float" office:value="48.1" calcext:value-type="float">
            <text:p>48.1</text:p>
          </table:table-cell>
          <table:table-cell office:value-type="float" office:value="70.48" calcext:value-type="float">
            <text:p>70.48</text:p>
          </table:table-cell>
          <table:table-cell office:value-type="float" office:value="61.88" calcext:value-type="float">
            <text:p>61.88</text:p>
          </table:table-cell>
          <table:table-cell office:value-type="float" office:value="57.66" calcext:value-type="float">
            <text:p>57.66</text:p>
          </table:table-cell>
          <table:table-cell office:value-type="float" office:value="54.05" calcext:value-type="float">
            <text:p>54.05</text:p>
          </table:table-cell>
          <table:table-cell office:value-type="float" office:value="47.71" calcext:value-type="float">
            <text:p>47.71</text:p>
          </table:table-cell>
          <table:table-cell office:value-type="float" office:value="723640" calcext:value-type="float">
            <text:p>723640</text:p>
          </table:table-cell>
          <table:table-cell office:value-type="float" office:value="0.002097505668934" calcext:value-type="float">
            <text:p>0.002097505668934</text:p>
          </table:table-cell>
          <table:table-cell office:value-type="float" office:value="0.000524376417234" calcext:value-type="float">
            <text:p>0.000524376417234</text:p>
          </table:table-cell>
          <table:table-cell office:value-type="float" office:value="0.002664399092971" calcext:value-type="float">
            <text:p>0.002664399092971</text:p>
          </table:table-cell>
          <table:table-cell office:value-type="float" office:value="0.000453514739229" calcext:value-type="float">
            <text:p>0.000453514739229</text:p>
          </table:table-cell>
          <table:table-cell office:value-type="float" office:value="0.000581103164827" calcext:value-type="float">
            <text:p>0.000581103164827</text:p>
          </table:table-cell>
          <table:table-cell office:value-type="float" office:value="0.000468515304745" calcext:value-type="float">
            <text:p>0.000468515304745</text:p>
          </table:table-cell>
          <table:table-cell office:value-type="float" office:value="0.001619189001661" calcext:value-type="float">
            <text:p>0.001619189001661</text:p>
          </table:table-cell>
          <table:table-cell table:style-name="ce3" office:value-type="float" office:value="0.0000345" calcext:value-type="float">
            <text:p>3.45E-05</text:p>
          </table:table-cell>
          <table:table-cell office:value-type="float" office:value="9132.8" calcext:value-type="float">
            <text:p>9132.8</text:p>
          </table:table-cell>
          <table:table-cell office:value-type="float" office:value="5061.434" calcext:value-type="float">
            <text:p>5061.434</text:p>
          </table:table-cell>
          <table:table-cell office:value-type="string" calcext:value-type="string">
            <text:p>("49b2ef5f388f62f886cc2d1ad42f05565fb2a6d2ae65569c5d63ca00f188df1e", "4bd88533beb8402c6d536a66c3deb395de618e79cb108af5a78a292339ec3f61", "361323431617a71c5191f08cc2a5090956bc52f01524f71abc3d1cbfba81fc20", "ab849564acbe639f6dabae55f576f2d8798368fabbc9f7e43523be698987dacb", "258800e1925dfae81e48380b77a65bfdab6358af0edcd3b83be7ebe5b5d07c7c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vertical_4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19.05" calcext:value-type="float">
            <text:p>-19.05</text:p>
          </table:table-cell>
          <table:table-cell office:value-type="float" office:value="40.48" calcext:value-type="float">
            <text:p>40.48</text:p>
          </table:table-cell>
          <table:table-cell office:value-type="float" office:value="42.86" calcext:value-type="float">
            <text:p>42.86</text:p>
          </table:table-cell>
          <table:table-cell office:value-type="float" office:value="38.1" calcext:value-type="float">
            <text:p>38.1</text:p>
          </table:table-cell>
          <table:table-cell office:value-type="float" office:value="40.91" calcext:value-type="float">
            <text:p>40.91</text:p>
          </table:table-cell>
          <table:table-cell office:value-type="float" office:value="40" calcext:value-type="float">
            <text:p>40</text:p>
          </table:table-cell>
          <table:table-cell office:value-type="float" office:value="41.86" calcext:value-type="float">
            <text:p>41.86</text:p>
          </table:table-cell>
          <table:table-cell office:value-type="float" office:value="99" calcext:value-type="float">
            <text:p>99</text:p>
          </table:table-cell>
          <table:table-cell office:value-type="float" office:value="0.515714285714286" calcext:value-type="float">
            <text:p>0.515714285714286</text:p>
          </table:table-cell>
          <table:table-cell office:value-type="float" office:value="0.4525" calcext:value-type="float">
            <text:p>0.4525</text:p>
          </table:table-cell>
          <table:table-cell office:value-type="float" office:value="23.649" calcext:value-type="float">
            <text:p>23.649</text:p>
          </table:table-cell>
          <table:table-cell office:value-type="string" calcext:value-type="string">
            <text:p>a033447e4b239d3c750b442af959965d7895fa460b412a3694b669bc5863af61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2.38" calcext:value-type="float">
            <text:p>52.38</text:p>
          </table:table-cell>
          <table:table-cell office:value-type="float" office:value="40.48" calcext:value-type="float">
            <text:p>40.48</text:p>
          </table:table-cell>
          <table:table-cell office:value-type="float" office:value="46.81" calcext:value-type="float">
            <text:p>46.81</text:p>
          </table:table-cell>
          <table:table-cell office:value-type="float" office:value="45.95" calcext:value-type="float">
            <text:p>45.95</text:p>
          </table:table-cell>
          <table:table-cell office:value-type="float" office:value="49.44" calcext:value-type="float">
            <text:p>49.44</text:p>
          </table:table-cell>
          <table:table-cell office:value-type="float" office:value="77" calcext:value-type="float">
            <text:p>77</text:p>
          </table:table-cell>
          <table:table-cell office:value-type="float" office:value="0.515714285714286" calcext:value-type="float">
            <text:p>0.515714285714286</text:p>
          </table:table-cell>
          <table:table-cell office:value-type="float" office:value="0.4525" calcext:value-type="float">
            <text:p>0.4525</text:p>
          </table:table-cell>
          <table:table-cell office:value-type="float" office:value="22.906" calcext:value-type="float">
            <text:p>22.906</text:p>
          </table:table-cell>
          <table:table-cell office:value-type="string" calcext:value-type="string">
            <text:p>08d629bec626f94adb813ee628cba1e2197d96b210c7c17554bc9fbf0f96af07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9.52" calcext:value-type="float">
            <text:p>59.52</text:p>
          </table:table-cell>
          <table:table-cell office:value-type="float" office:value="33.33" calcext:value-type="float">
            <text:p>33.33</text:p>
          </table:table-cell>
          <table:table-cell office:value-type="float" office:value="47.17" calcext:value-type="float">
            <text:p>47.17</text:p>
          </table:table-cell>
          <table:table-cell office:value-type="float" office:value="45.16" calcext:value-type="float">
            <text:p>45.16</text:p>
          </table:table-cell>
          <table:table-cell office:value-type="float" office:value="52.63" calcext:value-type="float">
            <text:p>52.63</text:p>
          </table:table-cell>
          <table:table-cell office:value-type="float" office:value="51" calcext:value-type="float">
            <text:p>51</text:p>
          </table:table-cell>
          <table:table-cell office:value-type="float" office:value="0.53952380952381" calcext:value-type="float">
            <text:p>0.53952380952381</text:p>
          </table:table-cell>
          <table:table-cell office:value-type="float" office:value="0.494166666666667" calcext:value-type="float">
            <text:p>0.494166666666667</text:p>
          </table:table-cell>
          <table:table-cell office:value-type="float" office:value="21.824" calcext:value-type="float">
            <text:p>21.824</text:p>
          </table:table-cell>
          <table:table-cell office:value-type="string" calcext:value-type="string">
            <text:p>31201c313e74b17e760a6aa68c65a0760a0638a0b27471c86705c150354f1d49</text:p>
          </table:table-cell>
          <table:table-cell office:value-type="float" office:value="-14.29" calcext:value-type="float">
            <text:p>-1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52.38" calcext:value-type="float">
            <text:p>52.38</text:p>
          </table:table-cell>
          <table:table-cell office:value-type="float" office:value="33.33" calcext:value-type="float">
            <text:p>33.33</text:p>
          </table:table-cell>
          <table:table-cell office:value-type="float" office:value="44" calcext:value-type="float">
            <text:p>44</text:p>
          </table:table-cell>
          <table:table-cell office:value-type="float" office:value="41.18" calcext:value-type="float">
            <text:p>41.18</text:p>
          </table:table-cell>
          <table:table-cell office:value-type="float" office:value="47.83" calcext:value-type="float">
            <text:p>47.8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3.688" calcext:value-type="float">
            <text:p>23.688</text:p>
          </table:table-cell>
          <table:table-cell office:value-type="string" calcext:value-type="string">
            <text:p>9b02af624b509582c8ff75336b21d29ef0da05c35861fb0e603e80537b62d5bf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52.38" calcext:value-type="float">
            <text:p>52.38</text:p>
          </table:table-cell>
          <table:table-cell office:value-type="float" office:value="42.86" calcext:value-type="float">
            <text:p>42.86</text:p>
          </table:table-cell>
          <table:table-cell office:value-type="float" office:value="47.83" calcext:value-type="float">
            <text:p>47.83</text:p>
          </table:table-cell>
          <table:table-cell office:value-type="float" office:value="47.37" calcext:value-type="float">
            <text:p>47.3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0.515714285714286" calcext:value-type="float">
            <text:p>0.515714285714286</text:p>
          </table:table-cell>
          <table:table-cell office:value-type="float" office:value="0.4525" calcext:value-type="float">
            <text:p>0.4525</text:p>
          </table:table-cell>
          <table:table-cell office:value-type="float" office:value="22.885" calcext:value-type="float">
            <text:p>22.885</text:p>
          </table:table-cell>
          <table:table-cell office:value-type="string" calcext:value-type="string">
            <text:p>3bb1b405d2af5ed7cbb2273a14666dec9561caa7b01c8757673c85947a55e640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9.52" calcext:value-type="float">
            <text:p>59.52</text:p>
          </table:table-cell>
          <table:table-cell office:value-type="float" office:value="33.33" calcext:value-type="float">
            <text:p>33.33</text:p>
          </table:table-cell>
          <table:table-cell office:value-type="float" office:value="47.17" calcext:value-type="float">
            <text:p>47.17</text:p>
          </table:table-cell>
          <table:table-cell office:value-type="float" office:value="45.16" calcext:value-type="float">
            <text:p>45.16</text:p>
          </table:table-cell>
          <table:table-cell office:value-type="float" office:value="52.63" calcext:value-type="float">
            <text:p>52.63</text:p>
          </table:table-cell>
          <table:table-cell office:value-type="float" office:value="49" calcext:value-type="float">
            <text:p>49</text:p>
          </table:table-cell>
          <table:table-cell office:value-type="float" office:value="0.53952380952381" calcext:value-type="float">
            <text:p>0.53952380952381</text:p>
          </table:table-cell>
          <table:table-cell office:value-type="float" office:value="0.494166666666667" calcext:value-type="float">
            <text:p>0.494166666666667</text:p>
          </table:table-cell>
          <table:table-cell office:value-type="float" office:value="21.651" calcext:value-type="float">
            <text:p>21.651</text:p>
          </table:table-cell>
          <table:table-cell office:value-type="string" calcext:value-type="string">
            <text:p>b13d8c74017996f014f20c51ea17e86e6247a593c1dea16d6459f166409c21d5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48.57" calcext:value-type="float">
            <text:p>48.57</text:p>
          </table:table-cell>
          <table:table-cell office:value-type="float" office:value="58.57" calcext:value-type="float">
            <text:p>58.57</text:p>
          </table:table-cell>
          <table:table-cell office:value-type="float" office:value="53.99" calcext:value-type="float">
            <text:p>53.99</text:p>
          </table:table-cell>
          <table:table-cell office:value-type="float" office:value="53.24" calcext:value-type="float">
            <text:p>53.24</text:p>
          </table:table-cell>
          <table:table-cell office:value-type="float" office:value="51.11" calcext:value-type="float">
            <text:p>51.11</text:p>
          </table:table-cell>
          <table:table-cell office:value-type="float" office:value="0" calcext:value-type="float">
            <text:p>0</text:p>
          </table:table-cell>
          <table:table-cell office:value-type="float" office:value="358040" calcext:value-type="float">
            <text:p>358040</text:p>
          </table:table-cell>
          <table:table-cell office:value-type="float" office:value="0.000850340136054" calcext:value-type="float">
            <text:p>0.000850340136054</text:p>
          </table:table-cell>
          <table:table-cell office:value-type="float" office:value="0.000212585034014" calcext:value-type="float">
            <text:p>0.000212585034014</text:p>
          </table:table-cell>
          <table:table-cell office:value-type="float" office:value="0.000736961451247" calcext:value-type="float">
            <text:p>0.000736961451247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0299872398823" calcext:value-type="float">
            <text:p>0.000299872398823</text:p>
          </table:table-cell>
          <table:table-cell office:value-type="float" office:value="0.000163086690511" calcext:value-type="float">
            <text:p>0.000163086690511</text:p>
          </table:table-cell>
          <table:table-cell office:value-type="float" office:value="0.000331993254365" calcext:value-type="float">
            <text:p>0.000331993254365</text:p>
          </table:table-cell>
          <table:table-cell office:value-type="float" office:value="0" calcext:value-type="float">
            <text:p>0</text:p>
          </table:table-cell>
          <table:table-cell office:value-type="float" office:value="5012.8" calcext:value-type="float">
            <text:p>501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3fb5a2cf7b1823b7df19eff0996f56b8f081292b10801fc9262e8a7d79e3dd9", "c408ce651579f59390ae1debbe10e445165e3a0d6d5173ef8a19a99aad1096c9", "04418528e3637e3fb4011b74cdf01a52edc7606ce91200257653e84be989aefe", "e7a4bf787089a425561cee08eafa69636e735328f3fdc62630624072d731facc", "44bc88a6e3f1a40587eb154915509b65816504f4943b781e0b53ac84f5715f37")</text:p>
          </table:table-cell>
          <table:table-cell office:value-type="float" office:value="10.95" calcext:value-type="float">
            <text:p>10.95</text:p>
          </table:table-cell>
          <table:table-cell office:value-type="float" office:value="55.48" calcext:value-type="float">
            <text:p>55.48</text:p>
          </table:table-cell>
          <table:table-cell office:value-type="float" office:value="48.57" calcext:value-type="float">
            <text:p>48.57</text:p>
          </table:table-cell>
          <table:table-cell office:value-type="float" office:value="62.38" calcext:value-type="float">
            <text:p>62.38</text:p>
          </table:table-cell>
          <table:table-cell office:value-type="float" office:value="56.34" calcext:value-type="float">
            <text:p>56.34</text:p>
          </table:table-cell>
          <table:table-cell office:value-type="float" office:value="54.82" calcext:value-type="float">
            <text:p>54.82</text:p>
          </table:table-cell>
          <table:table-cell office:value-type="float" office:value="52.16" calcext:value-type="float">
            <text:p>52.16</text:p>
          </table:table-cell>
          <table:table-cell office:value-type="float" office:value="43.01" calcext:value-type="float">
            <text:p>43.01</text:p>
          </table:table-cell>
          <table:table-cell office:value-type="float" office:value="718240" calcext:value-type="float">
            <text:p>718240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046768707483" calcext:value-type="float">
            <text:p>0.00046768707483</text:p>
          </table:table-cell>
          <table:table-cell office:value-type="float" office:value="0.000736961451247" calcext:value-type="float">
            <text:p>0.000736961451247</text:p>
          </table:table-cell>
          <table:table-cell office:value-type="float" office:value="0.000396825396825" calcext:value-type="float">
            <text:p>0.000396825396825</text:p>
          </table:table-cell>
          <table:table-cell office:value-type="float" office:value="0.000596351545515" calcext:value-type="float">
            <text:p>0.000596351545515</text:p>
          </table:table-cell>
          <table:table-cell office:value-type="float" office:value="0.000378623593388" calcext:value-type="float">
            <text:p>0.000378623593388</text:p>
          </table:table-cell>
          <table:table-cell office:value-type="float" office:value="0.00065443201157" calcext:value-type="float">
            <text:p>0.00065443201157</text:p>
          </table:table-cell>
          <table:table-cell table:style-name="ce3" office:value-type="float" office:value="0.0000245" calcext:value-type="float">
            <text:p>2.45E-05</text:p>
          </table:table-cell>
          <table:table-cell office:value-type="float" office:value="4110.8" calcext:value-type="float">
            <text:p>4110.8</text:p>
          </table:table-cell>
          <table:table-cell office:value-type="float" office:value="4571.868" calcext:value-type="float">
            <text:p>4571.868</text:p>
          </table:table-cell>
          <table:table-cell office:value-type="string" calcext:value-type="string">
            <text:p>("2182eec1e0bc4399a7e91722419e8f77fd5c853454d8b9d41b38cca155cd2f41", "b8b2a7d24b6a3ec7d87c4e380b7a767912eabf32fc0ff1d94672c7ca315e9e74", "dd9b21164f94d816ce9aa448c535f6554d6705319236b60983537fb52c0df09a", "f513bd783b1dfdf6a79643678b96802be5345172873e77b368efee18505d7182", "634aacf69ac9c1dfec35c7864560e867043f9c4f9adf61b50f70221b32a58e37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vertical_4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9.52" calcext:value-type="float">
            <text:p>9.52</text:p>
          </table:table-cell>
          <table:table-cell office:value-type="float" office:value="54.76" calcext:value-type="float">
            <text:p>5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7.14" calcext:value-type="float">
            <text:p>57.14</text:p>
          </table:table-cell>
          <table:table-cell office:value-type="float" office:value="55" calcext:value-type="float">
            <text:p>55</text:p>
          </table:table-cell>
          <table:table-cell office:value-type="float" office:value="54.55" calcext:value-type="float">
            <text:p>54.55</text:p>
          </table:table-cell>
          <table:table-cell office:value-type="float" office:value="53.66" calcext:value-type="float">
            <text:p>53.6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4.081" calcext:value-type="float">
            <text:p>34.081</text:p>
          </table:table-cell>
          <table:table-cell office:value-type="string" calcext:value-type="string">
            <text:p>b208f4919e52fce4d6fcaad32414994a2ba9b5654d473e558d832466b1e33ce6</text:p>
          </table:table-cell>
          <table:table-cell office:value-type="float" office:value="11.9" calcext:value-type="float">
            <text:p>11.9</text:p>
          </table:table-cell>
          <table:table-cell office:value-type="float" office:value="55.95" calcext:value-type="float">
            <text:p>55.95</text:p>
          </table:table-cell>
          <table:table-cell office:value-type="float" office:value="52.38" calcext:value-type="float">
            <text:p>52.38</text:p>
          </table:table-cell>
          <table:table-cell office:value-type="float" office:value="59.52" calcext:value-type="float">
            <text:p>59.52</text:p>
          </table:table-cell>
          <table:table-cell office:value-type="float" office:value="56.41" calcext:value-type="float">
            <text:p>56.41</text:p>
          </table:table-cell>
          <table:table-cell office:value-type="float" office:value="55.56" calcext:value-type="float">
            <text:p>55.56</text:p>
          </table:table-cell>
          <table:table-cell office:value-type="float" office:value="54.32" calcext:value-type="float">
            <text:p>54.3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3.399" calcext:value-type="float">
            <text:p>33.399</text:p>
          </table:table-cell>
          <table:table-cell office:value-type="string" calcext:value-type="string">
            <text:p>81b99654d59cefa23b982125c7e1f433d08c09ea83dda923be686953a484c2b8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42.86" calcext:value-type="float">
            <text:p>42.86</text:p>
          </table:table-cell>
          <table:table-cell office:value-type="float" office:value="61.9" calcext:value-type="float">
            <text:p>61.9</text:p>
          </table:table-cell>
          <table:table-cell office:value-type="float" office:value="52.94" calcext:value-type="float">
            <text:p>52.94</text:p>
          </table:table-cell>
          <table:table-cell office:value-type="float" office:value="52" calcext:value-type="float">
            <text:p>52</text:p>
          </table:table-cell>
          <table:table-cell office:value-type="float" office:value="47.37" calcext:value-type="float">
            <text:p>47.37</text:p>
          </table:table-cell>
          <table:table-cell office:value-type="float" office:value="49" calcext:value-type="float">
            <text:p>49</text:p>
          </table:table-cell>
          <table:table-cell office:value-type="float" office:value="0.661904761904762" calcext:value-type="float">
            <text:p>0.661904761904762</text:p>
          </table:table-cell>
          <table:table-cell office:value-type="float" office:value="0.569047619047619" calcext:value-type="float">
            <text:p>0.569047619047619</text:p>
          </table:table-cell>
          <table:table-cell office:value-type="float" office:value="31.006" calcext:value-type="float">
            <text:p>31.006</text:p>
          </table:table-cell>
          <table:table-cell office:value-type="string" calcext:value-type="string">
            <text:p>877feaabdddfd9c947edb8901702ba92151f58a5c354a3afeb6663a1b64e0687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40.48" calcext:value-type="float">
            <text:p>40.48</text:p>
          </table:table-cell>
          <table:table-cell office:value-type="float" office:value="61.9" calcext:value-type="float">
            <text:p>61.9</text:p>
          </table:table-cell>
          <table:table-cell office:value-type="float" office:value="51.52" calcext:value-type="float">
            <text:p>51.52</text:p>
          </table:table-cell>
          <table:table-cell office:value-type="float" office:value="50.98" calcext:value-type="float">
            <text:p>50.98</text:p>
          </table:table-cell>
          <table:table-cell office:value-type="float" office:value="45.33" calcext:value-type="float">
            <text:p>45.3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3.878" calcext:value-type="float">
            <text:p>33.878</text:p>
          </table:table-cell>
          <table:table-cell office:value-type="string" calcext:value-type="string">
            <text:p>ac9c967ab4264e90aa80f743b41601d9245f24d2a4226338a37d15f79c0ac333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42.86" calcext:value-type="float">
            <text:p>42.86</text:p>
          </table:table-cell>
          <table:table-cell office:value-type="float" office:value="59.52" calcext:value-type="float">
            <text:p>59.52</text:p>
          </table:table-cell>
          <table:table-cell office:value-type="float" office:value="51.43" calcext:value-type="float">
            <text:p>51.43</text:p>
          </table:table-cell>
          <table:table-cell office:value-type="float" office:value="51.02" calcext:value-type="float">
            <text:p>51.02</text:p>
          </table:table-cell>
          <table:table-cell office:value-type="float" office:value="46.75" calcext:value-type="float">
            <text:p>46.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3.505" calcext:value-type="float">
            <text:p>33.505</text:p>
          </table:table-cell>
          <table:table-cell office:value-type="string" calcext:value-type="string">
            <text:p>6d54a3754c436431dbf7718f8269272348d71c1b656f1e361cdacb85492316c4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42.86" calcext:value-type="float">
            <text:p>42.86</text:p>
          </table:table-cell>
          <table:table-cell office:value-type="float" office:value="61.9" calcext:value-type="float">
            <text:p>61.9</text:p>
          </table:table-cell>
          <table:table-cell office:value-type="float" office:value="52.94" calcext:value-type="float">
            <text:p>52.94</text:p>
          </table:table-cell>
          <table:table-cell office:value-type="float" office:value="52" calcext:value-type="float">
            <text:p>52</text:p>
          </table:table-cell>
          <table:table-cell office:value-type="float" office:value="47.37" calcext:value-type="float">
            <text:p>47.37</text:p>
          </table:table-cell>
          <table:table-cell office:value-type="float" office:value="49" calcext:value-type="float">
            <text:p>49</text:p>
          </table:table-cell>
          <table:table-cell office:value-type="float" office:value="0.661904761904762" calcext:value-type="float">
            <text:p>0.661904761904762</text:p>
          </table:table-cell>
          <table:table-cell office:value-type="float" office:value="0.569047619047619" calcext:value-type="float">
            <text:p>0.569047619047619</text:p>
          </table:table-cell>
          <table:table-cell office:value-type="float" office:value="30.389" calcext:value-type="float">
            <text:p>30.389</text:p>
          </table:table-cell>
          <table:table-cell office:value-type="string" calcext:value-type="string">
            <text:p>877feaabdddfd9c947edb8901702ba92151f58a5c354a3afeb6663a1b64e0687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40.48" calcext:value-type="float">
            <text:p>40.48</text:p>
          </table:table-cell>
          <table:table-cell office:value-type="float" office:value="57.14" calcext:value-type="float">
            <text:p>57.14</text:p>
          </table:table-cell>
          <table:table-cell office:value-type="float" office:value="48.72" calcext:value-type="float">
            <text:p>48.72</text:p>
          </table:table-cell>
          <table:table-cell office:value-type="float" office:value="48.9" calcext:value-type="float">
            <text:p>48.9</text:p>
          </table:table-cell>
          <table:table-cell office:value-type="float" office:value="44.17" calcext:value-type="float">
            <text:p>44.17</text:p>
          </table:table-cell>
          <table:table-cell office:value-type="float" office:value="0" calcext:value-type="float">
            <text:p>0</text:p>
          </table:table-cell>
          <table:table-cell office:value-type="float" office:value="360600" calcext:value-type="float">
            <text:p>360600</text:p>
          </table:table-cell>
          <table:table-cell office:value-type="float" office:value="0.008786848072562" calcext:value-type="float">
            <text:p>0.008786848072562</text:p>
          </table:table-cell>
          <table:table-cell office:value-type="float" office:value="0.002196712018141" calcext:value-type="float">
            <text:p>0.002196712018141</text:p>
          </table:table-cell>
          <table:table-cell office:value-type="float" office:value="0.001700680272109" calcext:value-type="float">
            <text:p>0.001700680272109</text:p>
          </table:table-cell>
          <table:table-cell office:value-type="float" office:value="0.004251700680272" calcext:value-type="float">
            <text:p>0.004251700680272</text:p>
          </table:table-cell>
          <table:table-cell office:value-type="float" office:value="0.003089238008623" calcext:value-type="float">
            <text:p>0.003089238008623</text:p>
          </table:table-cell>
          <table:table-cell office:value-type="float" office:value="0.001645597751856" calcext:value-type="float">
            <text:p>0.001645597751856</text:p>
          </table:table-cell>
          <table:table-cell office:value-type="float" office:value="0.002041631684925" calcext:value-type="float">
            <text:p>0.002041631684925</text:p>
          </table:table-cell>
          <table:table-cell office:value-type="float" office:value="0" calcext:value-type="float">
            <text:p>0</text:p>
          </table:table-cell>
          <table:table-cell office:value-type="float" office:value="7156" calcext:value-type="float">
            <text:p>7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549b332efc9a4ff94fc2fff9af812dd739148eaaf7f88226e51be5d06b7923e", "7b9a35457ee0e213eab5b3a321e892923cfc0c807507a35dd259b998458df74d", "cdb79fce9acb368514f2b55d276ecddebc024ca8efe8b7c360a8d28e2b91d365", "0f493c1ae14be91c49e3d45e3b55a934a4dac17459162117b83eff3abb273531", "5e34dde34cbea6b7b1e0365e4b33def6b893f75781f8dbca09314a3b79c0966e")</text:p>
          </table:table-cell>
          <table:table-cell office:value-type="float" office:value="0.95" calcext:value-type="float">
            <text:p>0.95</text:p>
          </table:table-cell>
          <table:table-cell office:value-type="float" office:value="50.48" calcext:value-type="float">
            <text:p>50.48</text:p>
          </table:table-cell>
          <table:table-cell office:value-type="float" office:value="44.29" calcext:value-type="float">
            <text:p>44.29</text:p>
          </table:table-cell>
          <table:table-cell office:value-type="float" office:value="56.67" calcext:value-type="float">
            <text:p>56.67</text:p>
          </table:table-cell>
          <table:table-cell office:value-type="float" office:value="50.49" calcext:value-type="float">
            <text:p>50.49</text:p>
          </table:table-cell>
          <table:table-cell office:value-type="float" office:value="50.47" calcext:value-type="float">
            <text:p>50.47</text:p>
          </table:table-cell>
          <table:table-cell office:value-type="float" office:value="47.13" calcext:value-type="float">
            <text:p>47.13</text:p>
          </table:table-cell>
          <table:table-cell office:value-type="float" office:value="44.34" calcext:value-type="float">
            <text:p>44.34</text:p>
          </table:table-cell>
          <table:table-cell office:value-type="float" office:value="722600" calcext:value-type="float">
            <text:p>722600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046768707483" calcext:value-type="float">
            <text:p>0.00046768707483</text:p>
          </table:table-cell>
          <table:table-cell office:value-type="float" office:value="0.002154195011338" calcext:value-type="float">
            <text:p>0.002154195011338</text:p>
          </table:table-cell>
          <table:table-cell office:value-type="float" office:value="0.000963718820862" calcext:value-type="float">
            <text:p>0.000963718820862</text:p>
          </table:table-cell>
          <table:table-cell office:value-type="float" office:value="0.000528624735747" calcext:value-type="float">
            <text:p>0.000528624735747</text:p>
          </table:table-cell>
          <table:table-cell office:value-type="float" office:value="0.000421138740484" calcext:value-type="float">
            <text:p>0.000421138740484</text:p>
          </table:table-cell>
          <table:table-cell office:value-type="float" office:value="0.001148935195794" calcext:value-type="float">
            <text:p>0.001148935195794</text:p>
          </table:table-cell>
          <table:table-cell office:value-type="float" office:value="0.000813797358107" calcext:value-type="float">
            <text:p>0.000813797358107</text:p>
          </table:table-cell>
          <table:table-cell office:value-type="float" office:value="9292" calcext:value-type="float">
            <text:p>9292</text:p>
          </table:table-cell>
          <table:table-cell office:value-type="float" office:value="4518.079" calcext:value-type="float">
            <text:p>4518.079</text:p>
          </table:table-cell>
          <table:table-cell office:value-type="string" calcext:value-type="string">
            <text:p>("63cb5d24de64997e6138f885af4917090a9142fef571ca32e071e20756b14945", "cded1cc75533802ad783a22804e7e0c24347420f013e15e1fc169c44ea5da691", "8567c62ba25fa29dd15369af9129b2ee2c60879e4c04430fbe1ef756c0a71923", "370725d91ff2eb8cd61b5e270a7facb728b93e9d92c9952500a98067735dce63", "55928246435f67487719502e3f57b1a5455b194c6bc635a58d57f2b15c0bbef3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vertical_4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26.19" calcext:value-type="float">
            <text:p>26.19</text:p>
          </table:table-cell>
          <table:table-cell office:value-type="float" office:value="63.1" calcext:value-type="float">
            <text:p>63.1</text:p>
          </table:table-cell>
          <table:table-cell office:value-type="float" office:value="61.9" calcext:value-type="float">
            <text:p>61.9</text:p>
          </table:table-cell>
          <table:table-cell office:value-type="float" office:value="64.29" calcext:value-type="float">
            <text:p>64.29</text:p>
          </table:table-cell>
          <table:table-cell office:value-type="float" office:value="63.41" calcext:value-type="float">
            <text:p>63.41</text:p>
          </table:table-cell>
          <table:table-cell office:value-type="float" office:value="62.79" calcext:value-type="float">
            <text:p>62.79</text:p>
          </table:table-cell>
          <table:table-cell office:value-type="float" office:value="62.65" calcext:value-type="float">
            <text:p>62.6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3.194" calcext:value-type="float">
            <text:p>23.194</text:p>
          </table:table-cell>
          <table:table-cell office:value-type="string" calcext:value-type="string">
            <text:p>007885560868a35fe5b5feb3a0300866821c99ce367b00897cf8a1669de9c443</text:p>
          </table:table-cell>
          <table:table-cell office:value-type="float" office:value="26.19" calcext:value-type="float">
            <text:p>26.19</text:p>
          </table:table-cell>
          <table:table-cell office:value-type="float" office:value="63.1" calcext:value-type="float">
            <text:p>63.1</text:p>
          </table:table-cell>
          <table:table-cell office:value-type="float" office:value="59.52" calcext:value-type="float">
            <text:p>59.52</text:p>
          </table:table-cell>
          <table:table-cell office:value-type="float" office:value="66.67" calcext:value-type="float">
            <text:p>66.67</text:p>
          </table:table-cell>
          <table:table-cell office:value-type="float" office:value="64.1" calcext:value-type="float">
            <text:p>64.1</text:p>
          </table:table-cell>
          <table:table-cell office:value-type="float" office:value="62.22" calcext:value-type="float">
            <text:p>62.22</text:p>
          </table:table-cell>
          <table:table-cell office:value-type="float" office:value="61.73" calcext:value-type="float">
            <text:p>61.7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3.443" calcext:value-type="float">
            <text:p>23.443</text:p>
          </table:table-cell>
          <table:table-cell office:value-type="string" calcext:value-type="string">
            <text:p>3f0e6eeab4783fdb452b6e7d1146f7a0283411bac46e456372d13ea2610d8633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69.05" calcext:value-type="float">
            <text:p>69.05</text:p>
          </table:table-cell>
          <table:table-cell office:value-type="float" office:value="64.29" calcext:value-type="float">
            <text:p>64.29</text:p>
          </table:table-cell>
          <table:table-cell office:value-type="float" office:value="65.91" calcext:value-type="float">
            <text:p>65.91</text:p>
          </table:table-cell>
          <table:table-cell office:value-type="float" office:value="67.5" calcext:value-type="float">
            <text:p>67.5</text:p>
          </table:table-cell>
          <table:table-cell office:value-type="float" office:value="67.44" calcext:value-type="float">
            <text:p>67.4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3.449" calcext:value-type="float">
            <text:p>23.449</text:p>
          </table:table-cell>
          <table:table-cell office:value-type="string" calcext:value-type="string">
            <text:p>2ce69e45c21c7567ad05d436eb1083bbe479ad2cb465b092efbea66821adbe02</text:p>
          </table:table-cell>
          <table:table-cell office:value-type="float" office:value="19.05" calcext:value-type="float">
            <text:p>19.05</text:p>
          </table:table-cell>
          <table:table-cell office:value-type="float" office:value="59.52" calcext:value-type="float">
            <text:p>59.52</text:p>
          </table:table-cell>
          <table:table-cell office:value-type="float" office:value="54.76" calcext:value-type="float">
            <text:p>54.76</text:p>
          </table:table-cell>
          <table:table-cell office:value-type="float" office:value="64.29" calcext:value-type="float">
            <text:p>64.29</text:p>
          </table:table-cell>
          <table:table-cell office:value-type="float" office:value="60.53" calcext:value-type="float">
            <text:p>60.53</text:p>
          </table:table-cell>
          <table:table-cell office:value-type="float" office:value="58.7" calcext:value-type="float">
            <text:p>58.7</text:p>
          </table:table-cell>
          <table:table-cell office:value-type="float" office:value="57.5" calcext:value-type="float">
            <text:p>57.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3.175" calcext:value-type="float">
            <text:p>23.175</text:p>
          </table:table-cell>
          <table:table-cell office:value-type="string" calcext:value-type="string">
            <text:p>4413b147bb7cdb920c31eb33eb584721f9bb21c1668b747c20a4d1e4cdebcd7c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4.55" calcext:value-type="float">
            <text:p>54.5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4.304" calcext:value-type="float">
            <text:p>24.304</text:p>
          </table:table-cell>
          <table:table-cell office:value-type="string" calcext:value-type="string">
            <text:p>9527506d976afcc2a1c6bd8d1754e27438d14112b56261838ff4e188c7bf80a9</text:p>
          </table:table-cell>
          <table:table-cell office:value-type="float" office:value="19.05" calcext:value-type="float">
            <text:p>19.05</text:p>
          </table:table-cell>
          <table:table-cell office:value-type="float" office:value="59.52" calcext:value-type="float">
            <text:p>59.52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60" calcext:value-type="float">
            <text:p>60</text:p>
          </table:table-cell>
          <table:table-cell office:value-type="float" office:value="59.09" calcext:value-type="float">
            <text:p>59.09</text:p>
          </table:table-cell>
          <table:table-cell office:value-type="float" office:value="58.54" calcext:value-type="float">
            <text:p>58.5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1.964" calcext:value-type="float">
            <text:p>21.964</text:p>
          </table:table-cell>
          <table:table-cell office:value-type="string" calcext:value-type="string">
            <text:p>b43aba339469d722ba640e1cca85ed77edb011ca990f835bf3fc355a8b07305e</text:p>
          </table:table-cell>
          <table:table-cell office:value-type="float" office:value="-0.95" calcext:value-type="float">
            <text:p>-0.95</text:p>
          </table:table-cell>
          <table:table-cell office:value-type="float" office:value="49.52" calcext:value-type="float">
            <text:p>49.52</text:p>
          </table:table-cell>
          <table:table-cell office:value-type="float" office:value="45.71" calcext:value-type="float">
            <text:p>45.71</text:p>
          </table:table-cell>
          <table:table-cell office:value-type="float" office:value="53.33" calcext:value-type="float">
            <text:p>53.33</text:p>
          </table:table-cell>
          <table:table-cell office:value-type="float" office:value="49.47" calcext:value-type="float">
            <text:p>49.47</text:p>
          </table:table-cell>
          <table:table-cell office:value-type="float" office:value="49.57" calcext:value-type="float">
            <text:p>49.57</text:p>
          </table:table-cell>
          <table:table-cell office:value-type="float" office:value="47.49" calcext:value-type="float">
            <text:p>47.49</text:p>
          </table:table-cell>
          <table:table-cell office:value-type="float" office:value="0" calcext:value-type="float">
            <text:p>0</text:p>
          </table:table-cell>
          <table:table-cell office:value-type="float" office:value="356840" calcext:value-type="float">
            <text:p>356840</text:p>
          </table:table-cell>
          <table:table-cell office:value-type="float" office:value="0.000736961451247" calcext:value-type="float">
            <text:p>0.000736961451247</text:p>
          </table:table-cell>
          <table:table-cell office:value-type="float" office:value="0.000184240362812" calcext:value-type="float">
            <text:p>0.000184240362812</text:p>
          </table:table-cell>
          <table:table-cell office:value-type="float" office:value="0.000963718820862" calcext:value-type="float">
            <text:p>0.000963718820862</text:p>
          </table:table-cell>
          <table:table-cell office:value-type="float" office:value="0.000736961451247" calcext:value-type="float">
            <text:p>0.000736961451247</text:p>
          </table:table-cell>
          <table:table-cell office:value-type="float" office:value="0.000212864654827" calcext:value-type="float">
            <text:p>0.000212864654827</text:p>
          </table:table-cell>
          <table:table-cell office:value-type="float" office:value="0.000162122068742" calcext:value-type="float">
            <text:p>0.000162122068742</text:p>
          </table:table-cell>
          <table:table-cell office:value-type="float" office:value="0.000454162196659" calcext:value-type="float">
            <text:p>0.000454162196659</text:p>
          </table:table-cell>
          <table:table-cell office:value-type="float" office:value="0" calcext:value-type="float">
            <text:p>0</text:p>
          </table:table-cell>
          <table:table-cell office:value-type="float" office:value="1690.8" calcext:value-type="float">
            <text:p>169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6f83be833a20d89804d0085b2254225f195a37ca371cc75955a8698c7969a29", "aa80f71a9841447f7c3fa94a7231992d5c4acb72cc58ac84e20770c645080d9c", "248bfd4b9dc09480513f1baa1f0f720de0cfc02716ffd707b6dd74ced123d21f", "f9460c8e9e1ed6d6a0601b193dff999c93bced9c17f3e762a4b560b284140adc", "1de4d80a8dc4e7974a27b378ca0e80d767174b78d13d11f3bc57f2e5f86bfc18")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49.05" calcext:value-type="float">
            <text:p>49.05</text:p>
          </table:table-cell>
          <table:table-cell office:value-type="float" office:value="53.33" calcext:value-type="float">
            <text:p>53.33</text:p>
          </table:table-cell>
          <table:table-cell office:value-type="float" office:value="51.22" calcext:value-type="float">
            <text:p>51.22</text:p>
          </table:table-cell>
          <table:table-cell office:value-type="float" office:value="51.17" calcext:value-type="float">
            <text:p>51.17</text:p>
          </table:table-cell>
          <table:table-cell office:value-type="float" office:value="50.09" calcext:value-type="float">
            <text:p>50.09</text:p>
          </table:table-cell>
          <table:table-cell office:value-type="float" office:value="45.66" calcext:value-type="float">
            <text:p>45.66</text:p>
          </table:table-cell>
          <table:table-cell office:value-type="float" office:value="716000" calcext:value-type="float">
            <text:p>716000</text:p>
          </table:table-cell>
          <table:table-cell office:value-type="float" office:value="0.007086167800454" calcext:value-type="float">
            <text:p>0.007086167800454</text:p>
          </table:table-cell>
          <table:table-cell office:value-type="float" office:value="0.001771541950113" calcext:value-type="float">
            <text:p>0.001771541950113</text:p>
          </table:table-cell>
          <table:table-cell office:value-type="float" office:value="0.002437641723356" calcext:value-type="float">
            <text:p>0.002437641723356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1830415892232" calcext:value-type="float">
            <text:p>0.001830415892232</text:p>
          </table:table-cell>
          <table:table-cell office:value-type="float" office:value="0.001721653795825" calcext:value-type="float">
            <text:p>0.001721653795825</text:p>
          </table:table-cell>
          <table:table-cell office:value-type="float" office:value="0.002042587895276" calcext:value-type="float">
            <text:p>0.002042587895276</text:p>
          </table:table-cell>
          <table:table-cell office:value-type="float" office:value="0.000107054724924" calcext:value-type="float">
            <text:p>0.000107054724924</text:p>
          </table:table-cell>
          <table:table-cell office:value-type="float" office:value="2840" calcext:value-type="float">
            <text:p>2840</text:p>
          </table:table-cell>
          <table:table-cell office:value-type="float" office:value="5204.777" calcext:value-type="float">
            <text:p>5204.777</text:p>
          </table:table-cell>
          <table:table-cell office:value-type="string" calcext:value-type="string">
            <text:p>("8d5caae45ef6f418533db85083e9509c9981cb3fb898e11fb2e450b32786c254", "583461dc2b692a4a9d3630ce9fafee542cf17ff477ab18c2f9617d8951e9fcfe", "b2fcd310a8c6451adf6c462547acce1d97237cbf0f1d4cd771fcc4c8da7c06e2", "a4df3fe142504a85b76ea18b4340cd03afd7a2e41431aa93e559cdac243197b2", "eca5269f94769b432f4d517362bd1c225719732cafb8bc0bb60c0daf91b57ac4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vertical_4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45.24" calcext:value-type="float">
            <text:p>45.24</text:p>
          </table:table-cell>
          <table:table-cell office:value-type="float" office:value="47.62" calcext:value-type="float">
            <text:p>47.62</text:p>
          </table:table-cell>
          <table:table-cell office:value-type="float" office:value="46.34" calcext:value-type="float">
            <text:p>46.34</text:p>
          </table:table-cell>
          <table:table-cell office:value-type="float" office:value="46.51" calcext:value-type="float">
            <text:p>46.51</text:p>
          </table:table-cell>
          <table:table-cell office:value-type="float" office:value="45.78" calcext:value-type="float">
            <text:p>45.7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00.204" calcext:value-type="float">
            <text:p>100.204</text:p>
          </table:table-cell>
          <table:table-cell office:value-type="string" calcext:value-type="string">
            <text:p>5fedc5fac5f7a06f688b8b79c4f2540bc7931f0fdf38fbbb7743c5305db172b5</text:p>
          </table:table-cell>
          <table:table-cell office:value-type="float" office:value="-9.52" calcext:value-type="float">
            <text:p>-9.52</text:p>
          </table:table-cell>
          <table:table-cell office:value-type="float" office:value="45.24" calcext:value-type="float">
            <text:p>45.24</text:p>
          </table:table-cell>
          <table:table-cell office:value-type="float" office:value="42.86" calcext:value-type="float">
            <text:p>42.86</text:p>
          </table:table-cell>
          <table:table-cell office:value-type="float" office:value="47.62" calcext:value-type="float">
            <text:p>47.62</text:p>
          </table:table-cell>
          <table:table-cell office:value-type="float" office:value="45" calcext:value-type="float">
            <text:p>45</text:p>
          </table:table-cell>
          <table:table-cell office:value-type="float" office:value="45.45" calcext:value-type="float">
            <text:p>45.45</text:p>
          </table:table-cell>
          <table:table-cell office:value-type="float" office:value="43.9" calcext:value-type="float">
            <text:p>43.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7.592" calcext:value-type="float">
            <text:p>97.592</text:p>
          </table:table-cell>
          <table:table-cell office:value-type="string" calcext:value-type="string">
            <text:p>a6596af16c012e780d3e2047150bb63ac4a490c8939af3ce1f076b18f58937eb</text:p>
          </table:table-cell>
          <table:table-cell office:value-type="float" office:value="-26.19" calcext:value-type="float">
            <text:p>-26.19</text:p>
          </table:table-cell>
          <table:table-cell office:value-type="float" office:value="36.9" calcext:value-type="float">
            <text:p>36.9</text:p>
          </table:table-cell>
          <table:table-cell office:value-type="float" office:value="45.24" calcext:value-type="float">
            <text:p>45.24</text:p>
          </table:table-cell>
          <table:table-cell office:value-type="float" office:value="28.57" calcext:value-type="float">
            <text:p>28.57</text:p>
          </table:table-cell>
          <table:table-cell office:value-type="float" office:value="38.78" calcext:value-type="float">
            <text:p>38.78</text:p>
          </table:table-cell>
          <table:table-cell office:value-type="float" office:value="34.29" calcext:value-type="float">
            <text:p>34.29</text:p>
          </table:table-cell>
          <table:table-cell office:value-type="float" office:value="41.76" calcext:value-type="float">
            <text:p>41.7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89.575" calcext:value-type="float">
            <text:p>89.575</text:p>
          </table:table-cell>
          <table:table-cell office:value-type="string" calcext:value-type="string">
            <text:p>eec78491477306fd0c040b0237f6ef4b3460e0002978014f71ce0a4517074ed5</text:p>
          </table:table-cell>
          <table:table-cell office:value-type="float" office:value="-14.29" calcext:value-type="float">
            <text:p>-1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38.1" calcext:value-type="float">
            <text:p>38.1</text:p>
          </table:table-cell>
          <table:table-cell office:value-type="float" office:value="47.62" calcext:value-type="float">
            <text:p>47.62</text:p>
          </table:table-cell>
          <table:table-cell office:value-type="float" office:value="42.11" calcext:value-type="float">
            <text:p>42.11</text:p>
          </table:table-cell>
          <table:table-cell office:value-type="float" office:value="43.48" calcext:value-type="float">
            <text:p>43.48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2.481" calcext:value-type="float">
            <text:p>92.481</text:p>
          </table:table-cell>
          <table:table-cell office:value-type="string" calcext:value-type="string">
            <text:p>576c7cc3ec3dfd51a203aa5e941c24eec6527f347f0bf73edfa4f679b25a4a78</text:p>
          </table:table-cell>
          <table:table-cell office:value-type="float" office:value="-14.29" calcext:value-type="float">
            <text:p>-1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38.1" calcext:value-type="float">
            <text:p>38.1</text:p>
          </table:table-cell>
          <table:table-cell office:value-type="float" office:value="47.62" calcext:value-type="float">
            <text:p>47.62</text:p>
          </table:table-cell>
          <table:table-cell office:value-type="float" office:value="42.11" calcext:value-type="float">
            <text:p>42.11</text:p>
          </table:table-cell>
          <table:table-cell office:value-type="float" office:value="43.48" calcext:value-type="float">
            <text:p>43.48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2.583" calcext:value-type="float">
            <text:p>92.583</text:p>
          </table:table-cell>
          <table:table-cell office:value-type="string" calcext:value-type="string">
            <text:p>40c9d5a6e683f1cf273a56d8a3ba384eabd6b1189f1358c31de02f738c6f2562</text:p>
          </table:table-cell>
          <table:table-cell office:value-type="float" office:value="-26.19" calcext:value-type="float">
            <text:p>-26.19</text:p>
          </table:table-cell>
          <table:table-cell office:value-type="float" office:value="36.9" calcext:value-type="float">
            <text:p>36.9</text:p>
          </table:table-cell>
          <table:table-cell office:value-type="float" office:value="45.24" calcext:value-type="float">
            <text:p>45.24</text:p>
          </table:table-cell>
          <table:table-cell office:value-type="float" office:value="28.57" calcext:value-type="float">
            <text:p>28.57</text:p>
          </table:table-cell>
          <table:table-cell office:value-type="float" office:value="38.78" calcext:value-type="float">
            <text:p>38.78</text:p>
          </table:table-cell>
          <table:table-cell office:value-type="float" office:value="34.29" calcext:value-type="float">
            <text:p>34.29</text:p>
          </table:table-cell>
          <table:table-cell office:value-type="float" office:value="41.76" calcext:value-type="float">
            <text:p>41.7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88.931" calcext:value-type="float">
            <text:p>88.931</text:p>
          </table:table-cell>
          <table:table-cell office:value-type="string" calcext:value-type="string">
            <text:p>eec78491477306fd0c040b0237f6ef4b3460e0002978014f71ce0a4517074ed5</text:p>
          </table:table-cell>
          <table:table-cell office:value-type="float" office:value="8.57" calcext:value-type="float">
            <text:p>8.57</text:p>
          </table:table-cell>
          <table:table-cell office:value-type="float" office:value="54.29" calcext:value-type="float">
            <text:p>54.29</text:p>
          </table:table-cell>
          <table:table-cell office:value-type="float" office:value="38.57" calcext:value-type="float">
            <text:p>38.57</text:p>
          </table:table-cell>
          <table:table-cell office:value-type="float" office:value="70" calcext:value-type="float">
            <text:p>70</text:p>
          </table:table-cell>
          <table:table-cell office:value-type="float" office:value="56.17" calcext:value-type="float">
            <text:p>56.17</text:p>
          </table:table-cell>
          <table:table-cell office:value-type="float" office:value="53.32" calcext:value-type="float">
            <text:p>53.32</text:p>
          </table:table-cell>
          <table:table-cell office:value-type="float" office:value="45.59" calcext:value-type="float">
            <text:p>45.59</text:p>
          </table:table-cell>
          <table:table-cell office:value-type="float" office:value="0" calcext:value-type="float">
            <text:p>0</text:p>
          </table:table-cell>
          <table:table-cell office:value-type="float" office:value="357720" calcext:value-type="float">
            <text:p>357720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3798185941043" calcext:value-type="float">
            <text:p>0.003798185941043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1704129824609" calcext:value-type="float">
            <text:p>0.001704129824609</text:p>
          </table:table-cell>
          <table:table-cell office:value-type="float" office:value="0.000577762855519" calcext:value-type="float">
            <text:p>0.000577762855519</text:p>
          </table:table-cell>
          <table:table-cell office:value-type="float" office:value="0.002743536657748" calcext:value-type="float">
            <text:p>0.002743536657748</text:p>
          </table:table-cell>
          <table:table-cell office:value-type="float" office:value="0" calcext:value-type="float">
            <text:p>0</text:p>
          </table:table-cell>
          <table:table-cell office:value-type="float" office:value="1191.2" calcext:value-type="float">
            <text:p>119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7525ce996671b7ce9f3869b02abde7944280809d82ec680ecf922b47af0c5a7", "91262eccf2c96452b5c156f01019d3673eda19ac914bc2de85ffdefebdd84ef9", "793d04d6029fd563e24698d837812e4576a794080481f443d0ac63ef74623cf0", "db76ebfa8f1f47c8559a10cf2cf301931ea7327aa4c2bd5b8f4efa204bbc07f4", "db04699a326379a699f6638d06e4ab92cb4c2fcbd9fce1c589e920b9fed690a1")</text:p>
          </table:table-cell>
          <table:table-cell office:value-type="float" office:value="13.33" calcext:value-type="float">
            <text:p>13.33</text:p>
          </table:table-cell>
          <table:table-cell office:value-type="float" office:value="56.67" calcext:value-type="float">
            <text:p>56.67</text:p>
          </table:table-cell>
          <table:table-cell office:value-type="float" office:value="40.48" calcext:value-type="float">
            <text:p>40.48</text:p>
          </table:table-cell>
          <table:table-cell office:value-type="float" office:value="72.86" calcext:value-type="float">
            <text:p>72.86</text:p>
          </table:table-cell>
          <table:table-cell office:value-type="float" office:value="60.08" calcext:value-type="float">
            <text:p>60.08</text:p>
          </table:table-cell>
          <table:table-cell office:value-type="float" office:value="55.01" calcext:value-type="float">
            <text:p>55.01</text:p>
          </table:table-cell>
          <table:table-cell office:value-type="float" office:value="48.27" calcext:value-type="float">
            <text:p>48.27</text:p>
          </table:table-cell>
          <table:table-cell office:value-type="float" office:value="46.57" calcext:value-type="float">
            <text:p>46.57</text:p>
          </table:table-cell>
          <table:table-cell office:value-type="float" office:value="717320" calcext:value-type="float">
            <text:p>717320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046768707483" calcext:value-type="float">
            <text:p>0.00046768707483</text:p>
          </table:table-cell>
          <table:table-cell office:value-type="float" office:value="0.000850340136054" calcext:value-type="float">
            <text:p>0.000850340136054</text:p>
          </table:table-cell>
          <table:table-cell office:value-type="float" office:value="0.002437641723356" calcext:value-type="float">
            <text:p>0.002437641723356</text:p>
          </table:table-cell>
          <table:table-cell office:value-type="float" office:value="0.001387001210474" calcext:value-type="float">
            <text:p>0.001387001210474</text:p>
          </table:table-cell>
          <table:table-cell office:value-type="float" office:value="0.000237678090104" calcext:value-type="float">
            <text:p>0.000237678090104</text:p>
          </table:table-cell>
          <table:table-cell office:value-type="float" office:value="0.00054895610442" calcext:value-type="float">
            <text:p>0.00054895610442</text:p>
          </table:table-cell>
          <table:table-cell office:value-type="float" office:value="0.000465415880389" calcext:value-type="float">
            <text:p>0.000465415880389</text:p>
          </table:table-cell>
          <table:table-cell office:value-type="float" office:value="3197.2" calcext:value-type="float">
            <text:p>3197.2</text:p>
          </table:table-cell>
          <table:table-cell office:value-type="float" office:value="6202.644" calcext:value-type="float">
            <text:p>6202.644</text:p>
          </table:table-cell>
          <table:table-cell office:value-type="string" calcext:value-type="string">
            <text:p>("e7b0cbcf02e2c8ba753a6499683ecadeede0764034d38c2d154e8258bc498234", "a0184bd93ca5cbf035d56ae93f1d42316be879a7d721defea22509efdc411d9e", "4faabed2e04fd65301738fe7a88fec752cb9caf49f697b1e31d78c3545e5f98b", "ae08c4cb76fb171b028b5e8df83b18aafe361d28a1633764765fc53d353f8d6d", "be67f1fdca24872ad114ba38f5348dfb0183d7a7d81eac525d43770f6d835764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vertical_4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23.81" calcext:value-type="float">
            <text:p>23.81</text:p>
          </table:table-cell>
          <table:table-cell office:value-type="float" office:value="61.9" calcext:value-type="float">
            <text:p>61.9</text:p>
          </table:table-cell>
          <table:table-cell office:value-type="float" office:value="66.67" calcext:value-type="float">
            <text:p>66.67</text:p>
          </table:table-cell>
          <table:table-cell office:value-type="float" office:value="57.14" calcext:value-type="float">
            <text:p>57.14</text:p>
          </table:table-cell>
          <table:table-cell office:value-type="float" office:value="60.87" calcext:value-type="float">
            <text:p>60.87</text:p>
          </table:table-cell>
          <table:table-cell office:value-type="float" office:value="63.16" calcext:value-type="float">
            <text:p>63.16</text:p>
          </table:table-cell>
          <table:table-cell office:value-type="float" office:value="63.64" calcext:value-type="float">
            <text:p>63.6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51.76" calcext:value-type="float">
            <text:p>151.76</text:p>
          </table:table-cell>
          <table:table-cell office:value-type="string" calcext:value-type="string">
            <text:p>8fdee796805a46f7f16aa422ad05f742cb9b7ffd1c5c429636883e38c76330c3</text:p>
          </table:table-cell>
          <table:table-cell office:value-type="float" office:value="30.95" calcext:value-type="float">
            <text:p>30.95</text:p>
          </table:table-cell>
          <table:table-cell office:value-type="float" office:value="65.48" calcext:value-type="float">
            <text:p>65.48</text:p>
          </table:table-cell>
          <table:table-cell office:value-type="float" office:value="73.81" calcext:value-type="float">
            <text:p>73.81</text:p>
          </table:table-cell>
          <table:table-cell office:value-type="float" office:value="57.14" calcext:value-type="float">
            <text:p>57.14</text:p>
          </table:table-cell>
          <table:table-cell office:value-type="float" office:value="63.27" calcext:value-type="float">
            <text:p>63.27</text:p>
          </table:table-cell>
          <table:table-cell office:value-type="float" office:value="68.57" calcext:value-type="float">
            <text:p>68.57</text:p>
          </table:table-cell>
          <table:table-cell office:value-type="float" office:value="68.13" calcext:value-type="float">
            <text:p>68.13</text:p>
          </table:table-cell>
          <table:table-cell office:value-type="float" office:value="77" calcext:value-type="float">
            <text:p>77</text:p>
          </table:table-cell>
          <table:table-cell office:value-type="float" office:value="0.753463203463203" calcext:value-type="float">
            <text:p>0.753463203463203</text:p>
          </table:table-cell>
          <table:table-cell office:value-type="float" office:value="0.636742424242424" calcext:value-type="float">
            <text:p>0.636742424242424</text:p>
          </table:table-cell>
          <table:table-cell office:value-type="float" office:value="150.893" calcext:value-type="float">
            <text:p>150.893</text:p>
          </table:table-cell>
          <table:table-cell office:value-type="string" calcext:value-type="string">
            <text:p>1ef8a52a89bc75e664436e9fc7fa7605231df0d6da6b09cca64acbf6a8d5388b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6.19" calcext:value-type="float">
            <text:p>76.19</text:p>
          </table:table-cell>
          <table:table-cell office:value-type="float" office:value="52.38" calcext:value-type="float">
            <text:p>52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8.75" calcext:value-type="float">
            <text:p>68.75</text:p>
          </table:table-cell>
          <table:table-cell office:value-type="float" office:value="68.09" calcext:value-type="float">
            <text:p>68.09</text:p>
          </table:table-cell>
          <table:table-cell office:value-type="float" office:value="33" calcext:value-type="float">
            <text:p>33</text:p>
          </table:table-cell>
          <table:table-cell office:value-type="float" office:value="0.753463203463203" calcext:value-type="float">
            <text:p>0.753463203463203</text:p>
          </table:table-cell>
          <table:table-cell office:value-type="float" office:value="0.636742424242424" calcext:value-type="float">
            <text:p>0.636742424242424</text:p>
          </table:table-cell>
          <table:table-cell office:value-type="float" office:value="125.458" calcext:value-type="float">
            <text:p>125.458</text:p>
          </table:table-cell>
          <table:table-cell office:value-type="string" calcext:value-type="string">
            <text:p>adeede1d93ddf1db5a7778a14ac17427b94842c33db8e99b968f292a60ef230a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3.81" calcext:value-type="float">
            <text:p>73.81</text:p>
          </table:table-cell>
          <table:table-cell office:value-type="float" office:value="61.9" calcext:value-type="float">
            <text:p>61.9</text:p>
          </table:table-cell>
          <table:table-cell office:value-type="float" office:value="65.96" calcext:value-type="float">
            <text:p>65.96</text:p>
          </table:table-cell>
          <table:table-cell office:value-type="float" office:value="70.27" calcext:value-type="float">
            <text:p>70.27</text:p>
          </table:table-cell>
          <table:table-cell office:value-type="float" office:value="69.66" calcext:value-type="float">
            <text:p>69.6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50.969" calcext:value-type="float">
            <text:p>150.969</text:p>
          </table:table-cell>
          <table:table-cell office:value-type="string" calcext:value-type="string">
            <text:p>a9b75f4b9173d18b8111506fac9601346e45191df913925c56a9e0cdad12a67f</text:p>
          </table:table-cell>
          <table:table-cell office:value-type="float" office:value="35.71" calcext:value-type="float">
            <text:p>35.71</text:p>
          </table:table-cell>
          <table:table-cell office:value-type="float" office:value="67.86" calcext:value-type="float">
            <text:p>67.86</text:p>
          </table:table-cell>
          <table:table-cell office:value-type="float" office:value="73.81" calcext:value-type="float">
            <text:p>73.81</text:p>
          </table:table-cell>
          <table:table-cell office:value-type="float" office:value="61.9" calcext:value-type="float">
            <text:p>61.9</text:p>
          </table:table-cell>
          <table:table-cell office:value-type="float" office:value="65.96" calcext:value-type="float">
            <text:p>65.96</text:p>
          </table:table-cell>
          <table:table-cell office:value-type="float" office:value="70.27" calcext:value-type="float">
            <text:p>70.27</text:p>
          </table:table-cell>
          <table:table-cell office:value-type="float" office:value="69.66" calcext:value-type="float">
            <text:p>69.66</text:p>
          </table:table-cell>
          <table:table-cell office:value-type="float" office:value="73" calcext:value-type="float">
            <text:p>73</text:p>
          </table:table-cell>
          <table:table-cell office:value-type="float" office:value="0.753463203463203" calcext:value-type="float">
            <text:p>0.753463203463203</text:p>
          </table:table-cell>
          <table:table-cell office:value-type="float" office:value="0.636742424242424" calcext:value-type="float">
            <text:p>0.636742424242424</text:p>
          </table:table-cell>
          <table:table-cell office:value-type="float" office:value="151.075" calcext:value-type="float">
            <text:p>151.075</text:p>
          </table:table-cell>
          <table:table-cell office:value-type="string" calcext:value-type="string">
            <text:p>26d0e8e758059bce7552eedfbfe9a8b4470368064c519321ab725119ced37311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76.19" calcext:value-type="float">
            <text:p>76.19</text:p>
          </table:table-cell>
          <table:table-cell office:value-type="float" office:value="52.38" calcext:value-type="float">
            <text:p>52.38</text:p>
          </table:table-cell>
          <table:table-cell office:value-type="float" office:value="61.54" calcext:value-type="float">
            <text:p>61.54</text:p>
          </table:table-cell>
          <table:table-cell office:value-type="float" office:value="68.75" calcext:value-type="float">
            <text:p>68.75</text:p>
          </table:table-cell>
          <table:table-cell office:value-type="float" office:value="68.09" calcext:value-type="float">
            <text:p>68.09</text:p>
          </table:table-cell>
          <table:table-cell office:value-type="float" office:value="33" calcext:value-type="float">
            <text:p>33</text:p>
          </table:table-cell>
          <table:table-cell office:value-type="float" office:value="0.753463203463203" calcext:value-type="float">
            <text:p>0.753463203463203</text:p>
          </table:table-cell>
          <table:table-cell office:value-type="float" office:value="0.636742424242424" calcext:value-type="float">
            <text:p>0.636742424242424</text:p>
          </table:table-cell>
          <table:table-cell office:value-type="float" office:value="126.267" calcext:value-type="float">
            <text:p>126.267</text:p>
          </table:table-cell>
          <table:table-cell office:value-type="string" calcext:value-type="string">
            <text:p>adeede1d93ddf1db5a7778a14ac17427b94842c33db8e99b968f292a60ef230a</text:p>
          </table:table-cell>
          <table:table-cell office:value-type="float" office:value="25.24" calcext:value-type="float">
            <text:p>25.24</text:p>
          </table:table-cell>
          <table:table-cell office:value-type="float" office:value="62.62" calcext:value-type="float">
            <text:p>62.62</text:p>
          </table:table-cell>
          <table:table-cell office:value-type="float" office:value="67.62" calcext:value-type="float">
            <text:p>67.62</text:p>
          </table:table-cell>
          <table:table-cell office:value-type="float" office:value="57.62" calcext:value-type="float">
            <text:p>57.62</text:p>
          </table:table-cell>
          <table:table-cell office:value-type="float" office:value="61.58" calcext:value-type="float">
            <text:p>61.58</text:p>
          </table:table-cell>
          <table:table-cell office:value-type="float" office:value="64" calcext:value-type="float">
            <text:p>64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  <table:table-cell office:value-type="float" office:value="368320" calcext:value-type="float">
            <text:p>368320</text:p>
          </table:table-cell>
          <table:table-cell office:value-type="float" office:value="0.003854875283447" calcext:value-type="float">
            <text:p>0.003854875283447</text:p>
          </table:table-cell>
          <table:table-cell office:value-type="float" office:value="0.000963718820862" calcext:value-type="float">
            <text:p>0.000963718820862</text:p>
          </table:table-cell>
          <table:table-cell office:value-type="float" office:value="0.001303854875283" calcext:value-type="float">
            <text:p>0.001303854875283</text:p>
          </table:table-cell>
          <table:table-cell office:value-type="float" office:value="0.003231292517007" calcext:value-type="float">
            <text:p>0.003231292517007</text:p>
          </table:table-cell>
          <table:table-cell office:value-type="float" office:value="0.001023280158749" calcext:value-type="float">
            <text:p>0.001023280158749</text:p>
          </table:table-cell>
          <table:table-cell office:value-type="float" office:value="0.001081065759637" calcext:value-type="float">
            <text:p>0.001081065759637</text:p>
          </table:table-cell>
          <table:table-cell office:value-type="float" office:value="0.000684431287799" calcext:value-type="float">
            <text:p>0.000684431287799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33413f550a7c4e0f032bc82c016f1501ffb95ce7261b70a14ab148d49e7e5d0", "efa603214109ef7f4519e1956c016a413f4f876f5e2570b31b3fc96d20a9e2d9", "11befa6c60e34e9b4cfe90deb3c336350b47c9ffab46d800ea3c1136ee46f0c4", "2a039c06ef73dcdd182f89e8386a6088308b460247f1fab920d22f2663f3f52e", "b136bcc771f409ad85451a0925677a73a3b42a6948d723c97754d4ce42d71915")</text:p>
          </table:table-cell>
          <table:table-cell office:value-type="float" office:value="24.76" calcext:value-type="float">
            <text:p>24.76</text:p>
          </table:table-cell>
          <table:table-cell office:value-type="float" office:value="62.38" calcext:value-type="float">
            <text:p>62.38</text:p>
          </table:table-cell>
          <table:table-cell office:value-type="float" office:value="69.05" calcext:value-type="float">
            <text:p>69.05</text:p>
          </table:table-cell>
          <table:table-cell office:value-type="float" office:value="55.71" calcext:value-type="float">
            <text:p>55.71</text:p>
          </table:table-cell>
          <table:table-cell office:value-type="float" office:value="61.05" calcext:value-type="float">
            <text:p>61.05</text:p>
          </table:table-cell>
          <table:table-cell office:value-type="float" office:value="64.19" calcext:value-type="float">
            <text:p>64.19</text:p>
          </table:table-cell>
          <table:table-cell office:value-type="float" office:value="64.76" calcext:value-type="float">
            <text:p>64.76</text:p>
          </table:table-cell>
          <table:table-cell office:value-type="float" office:value="46.96" calcext:value-type="float">
            <text:p>46.96</text:p>
          </table:table-cell>
          <table:table-cell office:value-type="float" office:value="741120" calcext:value-type="float">
            <text:p>741120</text:p>
          </table:table-cell>
          <table:table-cell office:value-type="float" office:value="0.007539682539683" calcext:value-type="float">
            <text:p>0.007539682539683</text:p>
          </table:table-cell>
          <table:table-cell office:value-type="float" office:value="0.001884920634921" calcext:value-type="float">
            <text:p>0.001884920634921</text:p>
          </table:table-cell>
          <table:table-cell office:value-type="float" office:value="0.001417233560091" calcext:value-type="float">
            <text:p>0.001417233560091</text:p>
          </table:table-cell>
          <table:table-cell office:value-type="float" office:value="0.004421768707483" calcext:value-type="float">
            <text:p>0.004421768707483</text:p>
          </table:table-cell>
          <table:table-cell office:value-type="float" office:value="0.001738426144251" calcext:value-type="float">
            <text:p>0.001738426144251</text:p>
          </table:table-cell>
          <table:table-cell office:value-type="float" office:value="0.002122498075488" calcext:value-type="float">
            <text:p>0.002122498075488</text:p>
          </table:table-cell>
          <table:table-cell office:value-type="float" office:value="0.001289901443732" calcext:value-type="float">
            <text:p>0.001289901443732</text:p>
          </table:table-cell>
          <table:table-cell office:value-type="float" office:value="0.000127122681997" calcext:value-type="float">
            <text:p>0.000127122681997</text:p>
          </table:table-cell>
          <table:table-cell office:value-type="float" office:value="5429.2" calcext:value-type="float">
            <text:p>5429.2</text:p>
          </table:table-cell>
          <table:table-cell office:value-type="float" office:value="5503.946" calcext:value-type="float">
            <text:p>5503.946</text:p>
          </table:table-cell>
          <table:table-cell office:value-type="string" calcext:value-type="string">
            <text:p>("ea1b1add46606bb4b8cb22afc8949539587566b2669766e075ccd0e2949c1e18", "a852cf10af4ab27c7f443ccdefcf22a9f31dc8f89ea461e18cb17de12c3caf4b", "5472f3deba60cb29eba8db4dd7feb470567f0e8c21e73cb29b208eee2386ed0b", "e916ed253cf7febc6be3477b18ac08f55abff8f19dab516bdaa822ee4bfb8769", "358cd8ff5dad8eedaa19ddfdbc571cc641c1c31893065de4c128f45d0a23f5c5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vertical_4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19.05" calcext:value-type="float">
            <text:p>19.05</text:p>
          </table:table-cell>
          <table:table-cell table:number-columns-repeated="6" office:value-type="float" office:value="59.52" calcext:value-type="float">
            <text:p>59.52</text:p>
          </table:table-cell>
          <table:table-cell office:value-type="float" office:value="87" calcext:value-type="float">
            <text:p>87</text:p>
          </table:table-cell>
          <table:table-cell office:value-type="float" office:value="0.561904761904762" calcext:value-type="float">
            <text:p>0.561904761904762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49.979" calcext:value-type="float">
            <text:p>49.979</text:p>
          </table:table-cell>
          <table:table-cell office:value-type="string" calcext:value-type="string">
            <text:p>1cde4685c0208ef4c9f2ddb51e2a3dce3dd1486644e06d7958ab346d19bd6fd3</text:p>
          </table:table-cell>
          <table:table-cell office:value-type="float" office:value="21.43" calcext:value-type="float">
            <text:p>2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2.07" calcext:value-type="float">
            <text:p>62.07</text:p>
          </table:table-cell>
          <table:table-cell office:value-type="float" office:value="75" calcext:value-type="float">
            <text:p>75</text:p>
          </table:table-cell>
          <table:table-cell office:value-type="float" office:value="0.561904761904762" calcext:value-type="float">
            <text:p>0.561904761904762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50.165" calcext:value-type="float">
            <text:p>50.165</text:p>
          </table:table-cell>
          <table:table-cell office:value-type="string" calcext:value-type="string">
            <text:p>6b87f7a8e759e0bc6adfc41d0d82ebb585f6e9d51afcb35818a646e367d9e326</text:p>
          </table:table-cell>
          <table:table-cell office:value-type="float" office:value="19.05" calcext:value-type="float">
            <text:p>19.05</text:p>
          </table:table-cell>
          <table:table-cell office:value-type="float" office:value="59.52" calcext:value-type="float">
            <text:p>59.52</text:p>
          </table:table-cell>
          <table:table-cell office:value-type="float" office:value="66.67" calcext:value-type="float">
            <text:p>66.67</text:p>
          </table:table-cell>
          <table:table-cell office:value-type="float" office:value="52.38" calcext:value-type="float">
            <text:p>52.38</text:p>
          </table:table-cell>
          <table:table-cell office:value-type="float" office:value="58.33" calcext:value-type="float">
            <text:p>58.33</text:p>
          </table:table-cell>
          <table:table-cell office:value-type="float" office:value="61.11" calcext:value-type="float">
            <text:p>61.11</text:p>
          </table:table-cell>
          <table:table-cell office:value-type="float" office:value="62.22" calcext:value-type="float">
            <text:p>62.22</text:p>
          </table:table-cell>
          <table:table-cell office:value-type="float" office:value="43" calcext:value-type="float">
            <text:p>43</text:p>
          </table:table-cell>
          <table:table-cell office:value-type="float" office:value="0.527619047619048" calcext:value-type="float">
            <text:p>0.527619047619048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39.576" calcext:value-type="float">
            <text:p>39.576</text:p>
          </table:table-cell>
          <table:table-cell office:value-type="string" calcext:value-type="string">
            <text:p>29990fc3554623ea8316adac18fb04552467d56140292af1856eebba9edf4d73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4.76" calcext:value-type="float">
            <text:p>5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3.49" calcext:value-type="float">
            <text:p>53.49</text:p>
          </table:table-cell>
          <table:table-cell office:value-type="float" office:value="53.66" calcext:value-type="float">
            <text:p>53.66</text:p>
          </table:table-cell>
          <table:table-cell office:value-type="float" office:value="54.12" calcext:value-type="float">
            <text:p>54.12</text:p>
          </table:table-cell>
          <table:table-cell office:value-type="float" office:value="73" calcext:value-type="float">
            <text:p>73</text:p>
          </table:table-cell>
          <table:table-cell office:value-type="float" office:value="0.561904761904762" calcext:value-type="float">
            <text:p>0.561904761904762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36.062" calcext:value-type="float">
            <text:p>36.062</text:p>
          </table:table-cell>
          <table:table-cell office:value-type="string" calcext:value-type="string">
            <text:p>a5bfbbb0aa3a5ebecaa61c08d07131f4c9eba28640974e024ebf55c3a562a315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61.9" calcext:value-type="float">
            <text:p>61.9</text:p>
          </table:table-cell>
          <table:table-cell office:value-type="float" office:value="45.24" calcext:value-type="float">
            <text:p>45.24</text:p>
          </table:table-cell>
          <table:table-cell office:value-type="float" office:value="53.06" calcext:value-type="float">
            <text:p>53.06</text:p>
          </table:table-cell>
          <table:table-cell office:value-type="float" office:value="54.29" calcext:value-type="float">
            <text:p>5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5" calcext:value-type="float">
            <text:p>65</text:p>
          </table:table-cell>
          <table:table-cell office:value-type="float" office:value="0.561904761904762" calcext:value-type="float">
            <text:p>0.561904761904762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36.153" calcext:value-type="float">
            <text:p>36.153</text:p>
          </table:table-cell>
          <table:table-cell office:value-type="string" calcext:value-type="string">
            <text:p>7b4d89ae7b0392aef400d1a6186bc86c7e88d8b50ff90f2d965fdc63058e314a</text:p>
          </table:table-cell>
          <table:table-cell office:value-type="float" office:value="11.9" calcext:value-type="float">
            <text:p>11.9</text:p>
          </table:table-cell>
          <table:table-cell office:value-type="float" office:value="55.95" calcext:value-type="float">
            <text:p>55.95</text:p>
          </table:table-cell>
          <table:table-cell office:value-type="float" office:value="59.52" calcext:value-type="float">
            <text:p>59.52</text:p>
          </table:table-cell>
          <table:table-cell office:value-type="float" office:value="52.38" calcext:value-type="float">
            <text:p>52.38</text:p>
          </table:table-cell>
          <table:table-cell office:value-type="float" office:value="55.56" calcext:value-type="float">
            <text:p>55.56</text:p>
          </table:table-cell>
          <table:table-cell office:value-type="float" office:value="56.41" calcext:value-type="float">
            <text:p>56.41</text:p>
          </table:table-cell>
          <table:table-cell office:value-type="float" office:value="57.47" calcext:value-type="float">
            <text:p>57.47</text:p>
          </table:table-cell>
          <table:table-cell office:value-type="float" office:value="27" calcext:value-type="float">
            <text:p>27</text:p>
          </table:table-cell>
          <table:table-cell office:value-type="float" office:value="0.634711779448621" calcext:value-type="float">
            <text:p>0.634711779448621</text:p>
          </table:table-cell>
          <table:table-cell office:value-type="float" office:value="0.558114035087719" calcext:value-type="float">
            <text:p>0.558114035087719</text:p>
          </table:table-cell>
          <table:table-cell office:value-type="float" office:value="20.942" calcext:value-type="float">
            <text:p>20.942</text:p>
          </table:table-cell>
          <table:table-cell office:value-type="string" calcext:value-type="string">
            <text:p>d07205da1d9258ce3bc28223ad65e7f0bf42ab4b55c5cef1832782e25911dbff</text:p>
          </table:table-cell>
          <table:table-cell office:value-type="float" office:value="26.19" calcext:value-type="float">
            <text:p>26.19</text:p>
          </table:table-cell>
          <table:table-cell office:value-type="float" office:value="63.1" calcext:value-type="float">
            <text:p>63.1</text:p>
          </table:table-cell>
          <table:table-cell office:value-type="float" office:value="63.33" calcext:value-type="float">
            <text:p>63.33</text:p>
          </table:table-cell>
          <table:table-cell office:value-type="float" office:value="62.86" calcext:value-type="float">
            <text:p>62.86</text:p>
          </table:table-cell>
          <table:table-cell office:value-type="float" office:value="63.08" calcext:value-type="float">
            <text:p>63.08</text:p>
          </table:table-cell>
          <table:table-cell office:value-type="float" office:value="63.21" calcext:value-type="float">
            <text:p>63.21</text:p>
          </table:table-cell>
          <table:table-cell office:value-type="float" office:value="63.15" calcext:value-type="float">
            <text:p>63.15</text:p>
          </table:table-cell>
          <table:table-cell office:value-type="float" office:value="0" calcext:value-type="float">
            <text:p>0</text:p>
          </table:table-cell>
          <table:table-cell office:value-type="float" office:value="363160" calcext:value-type="float">
            <text:p>363160</text:p>
          </table:table-cell>
          <table:table-cell office:value-type="float" office:value="0.000566893424036" calcext:value-type="float">
            <text:p>0.000566893424036</text:p>
          </table:table-cell>
          <table:table-cell office:value-type="float" office:value="0.000141723356009" calcext:value-type="float">
            <text:p>0.000141723356009</text:p>
          </table:table-cell>
          <table:table-cell table:number-columns-repeated="2" office:value-type="float" office:value="0.001303854875283" calcext:value-type="float">
            <text:p>0.001303854875283</text:p>
          </table:table-cell>
          <table:table-cell office:value-type="float" office:value="0.000200783499886" calcext:value-type="float">
            <text:p>0.000200783499886</text:p>
          </table:table-cell>
          <table:table-cell office:value-type="float" office:value="0.000218716387077" calcext:value-type="float">
            <text:p>0.000218716387077</text:p>
          </table:table-cell>
          <table:table-cell office:value-type="float" office:value="0.000303539294267" calcext:value-type="float">
            <text:p>0.000303539294267</text:p>
          </table:table-cell>
          <table:table-cell office:value-type="float" office:value="0" calcext:value-type="float">
            <text:p>0</text:p>
          </table:table-cell>
          <table:table-cell office:value-type="float" office:value="844.8" calcext:value-type="float">
            <text:p>84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64f035ac6b21ff58228fa9ca88e3b38f1a070e510269301af2f6fdadc9368cf", "56651e17385a2e064d4f3ac2b222aa3980e8726331eb932ea84bbfa53f499d89", "e757560adc565c5692b6435a6c1efb548bf945c5d573e31e8f2793f6e8d98373", "df784b798e9669b0344abcb1c65d74d23b3f19a51679ad7e568b34dbf4014e70", "64780ac7aae1d12517cc9d50dd2a7aa925a861f8d75ed27497da3408902dd92b")</text:p>
          </table:table-cell>
          <table:table-cell office:value-type="float" office:value="24.29" calcext:value-type="float">
            <text:p>24.29</text:p>
          </table:table-cell>
          <table:table-cell office:value-type="float" office:value="62.14" calcext:value-type="float">
            <text:p>62.14</text:p>
          </table:table-cell>
          <table:table-cell office:value-type="float" office:value="61.9" calcext:value-type="float">
            <text:p>61.9</text:p>
          </table:table-cell>
          <table:table-cell office:value-type="float" office:value="62.38" calcext:value-type="float">
            <text:p>62.38</text:p>
          </table:table-cell>
          <table:table-cell office:value-type="float" office:value="62.28" calcext:value-type="float">
            <text:p>62.28</text:p>
          </table:table-cell>
          <table:table-cell office:value-type="float" office:value="62.07" calcext:value-type="float">
            <text:p>62.07</text:p>
          </table:table-cell>
          <table:table-cell office:value-type="float" office:value="62.05" calcext:value-type="float">
            <text:p>62.05</text:p>
          </table:table-cell>
          <table:table-cell office:value-type="float" office:value="46.05" calcext:value-type="float">
            <text:p>46.05</text:p>
          </table:table-cell>
          <table:table-cell office:value-type="float" office:value="730360" calcext:value-type="float">
            <text:p>730360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0382653061224" calcext:value-type="float">
            <text:p>0.000382653061224</text:p>
          </table:table-cell>
          <table:table-cell office:value-type="float" office:value="0.000566893424036" calcext:value-type="float">
            <text:p>0.000566893424036</text:p>
          </table:table-cell>
          <table:table-cell office:value-type="float" office:value="0.001814058956916" calcext:value-type="float">
            <text:p>0.001814058956916</text:p>
          </table:table-cell>
          <table:table-cell office:value-type="float" office:value="0.000594396991945" calcext:value-type="float">
            <text:p>0.000594396991945</text:p>
          </table:table-cell>
          <table:table-cell office:value-type="float" office:value="0.000276257115227" calcext:value-type="float">
            <text:p>0.000276257115227</text:p>
          </table:table-cell>
          <table:table-cell office:value-type="float" office:value="0.000263406674166" calcext:value-type="float">
            <text:p>0.000263406674166</text:p>
          </table:table-cell>
          <table:table-cell table:style-name="ce3" office:value-type="float" office:value="0.0000323" calcext:value-type="float">
            <text:p>3.23E-05</text:p>
          </table:table-cell>
          <table:table-cell office:value-type="float" office:value="2502.8" calcext:value-type="float">
            <text:p>2502.8</text:p>
          </table:table-cell>
          <table:table-cell office:value-type="float" office:value="5307.633" calcext:value-type="float">
            <text:p>5307.633</text:p>
          </table:table-cell>
          <table:table-cell office:value-type="string" calcext:value-type="string">
            <text:p>("67cb31af7a7dde1ce222f47acfd111426e718bd16ba45d667b868defc52eaa6f", "f32089bbc6235352b11157c8138f900e89f3a110fc69c6fa979f31431964f6be", "17c5860cb4bb3127f9b0e8aa413de1c50f96952c50949901db6c8e8e207ca54f", "bba2a364fdcd3962333abb6d75fd70830533a2daa98a8fed3de3613e2b68fc8c", "cf9953eb9c1f11915c297c8ea3046a8cccd776a66432b407347680c164291599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vertical_4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.24" calcext:value-type="float">
            <text:p>45.24</text:p>
          </table:table-cell>
          <table:table-cell office:value-type="float" office:value="54.76" calcext:value-type="float">
            <text:p>54.7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7.5" calcext:value-type="float">
            <text:p>47.5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0.327" calcext:value-type="float">
            <text:p>30.327</text:p>
          </table:table-cell>
          <table:table-cell office:value-type="string" calcext:value-type="string">
            <text:p>464ab8c00ec34896b90032cccba076208d1d93e8816a14661ffbdb96a7f13702</text:p>
          </table:table-cell>
          <table:table-cell office:value-type="float" office:value="-9.52" calcext:value-type="float">
            <text:p>-9.52</text:p>
          </table:table-cell>
          <table:table-cell table:number-columns-repeated="6" office:value-type="float" office:value="45.24" calcext:value-type="float">
            <text:p>45.2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0.679" calcext:value-type="float">
            <text:p>30.679</text:p>
          </table:table-cell>
          <table:table-cell office:value-type="string" calcext:value-type="string">
            <text:p>b5bb727524b0a4b5938ea18f3ca2ed2b777cc5fa2f4f88fe74fa106186655369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51.16" calcext:value-type="float">
            <text:p>51.16</text:p>
          </table:table-cell>
          <table:table-cell office:value-type="float" office:value="51.22" calcext:value-type="float">
            <text:p>51.22</text:p>
          </table:table-cell>
          <table:table-cell office:value-type="float" office:value="51.76" calcext:value-type="float">
            <text:p>51.76</text:p>
          </table:table-cell>
          <table:table-cell office:value-type="float" office:value="35" calcext:value-type="float">
            <text:p>35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16.867" calcext:value-type="float">
            <text:p>16.867</text:p>
          </table:table-cell>
          <table:table-cell office:value-type="string" calcext:value-type="string">
            <text:p>f6d42ef234a11ea6f8bc8fb8076973ecaa84b365fa66c6ee2c008df13e0f0bb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6" calcext:value-type="float">
            <text:p>54.76</text:p>
          </table:table-cell>
          <table:table-cell office:value-type="float" office:value="45.24" calcext:value-type="float">
            <text:p>45.2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.27" calcext:value-type="float">
            <text:p>52.2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9.215" calcext:value-type="float">
            <text:p>29.215</text:p>
          </table:table-cell>
          <table:table-cell office:value-type="string" calcext:value-type="string">
            <text:p>6c6aac79f049dcddca0352a9dd62e4dfbd31784bbe9ca39eabc41a767aca8b79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52.38" calcext:value-type="float">
            <text:p>52.38</text:p>
          </table:table-cell>
          <table:table-cell office:value-type="float" office:value="45.24" calcext:value-type="float">
            <text:p>45.24</text:p>
          </table:table-cell>
          <table:table-cell office:value-type="float" office:value="48.89" calcext:value-type="float">
            <text:p>48.89</text:p>
          </table:table-cell>
          <table:table-cell office:value-type="float" office:value="48.72" calcext:value-type="float">
            <text:p>48.72</text:p>
          </table:table-cell>
          <table:table-cell office:value-type="float" office:value="50.57" calcext:value-type="float">
            <text:p>50.5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8.567" calcext:value-type="float">
            <text:p>28.567</text:p>
          </table:table-cell>
          <table:table-cell office:value-type="string" calcext:value-type="string">
            <text:p>8d11e31f030731fce089415b9ad5347a87d2368b3f505b5460e7e01099248fad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51.16" calcext:value-type="float">
            <text:p>51.16</text:p>
          </table:table-cell>
          <table:table-cell office:value-type="float" office:value="51.22" calcext:value-type="float">
            <text:p>51.22</text:p>
          </table:table-cell>
          <table:table-cell office:value-type="float" office:value="51.76" calcext:value-type="float">
            <text:p>51.76</text:p>
          </table:table-cell>
          <table:table-cell office:value-type="float" office:value="35" calcext:value-type="float">
            <text:p>35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16.523" calcext:value-type="float">
            <text:p>16.523</text:p>
          </table:table-cell>
          <table:table-cell office:value-type="string" calcext:value-type="string">
            <text:p>621e8ab350b02071fbf920ff66eab45a6a0833baf20d1614e95d2cdbb8ee8d10</text:p>
          </table:table-cell>
          <table:table-cell office:value-type="float" office:value="4.29" calcext:value-type="float">
            <text:p>4.29</text:p>
          </table:table-cell>
          <table:table-cell office:value-type="float" office:value="52.14" calcext:value-type="float">
            <text:p>52.14</text:p>
          </table:table-cell>
          <table:table-cell office:value-type="float" office:value="46.19" calcext:value-type="float">
            <text:p>46.19</text:p>
          </table:table-cell>
          <table:table-cell office:value-type="float" office:value="58.1" calcext:value-type="float">
            <text:p>58.1</text:p>
          </table:table-cell>
          <table:table-cell office:value-type="float" office:value="52.4" calcext:value-type="float">
            <text:p>52.4</text:p>
          </table:table-cell>
          <table:table-cell office:value-type="float" office:value="51.93" calcext:value-type="float">
            <text:p>51.93</text:p>
          </table:table-cell>
          <table:table-cell office:value-type="float" office:value="49.07" calcext:value-type="float">
            <text:p>49.07</text:p>
          </table:table-cell>
          <table:table-cell office:value-type="float" office:value="0" calcext:value-type="float">
            <text:p>0</text:p>
          </table:table-cell>
          <table:table-cell office:value-type="float" office:value="360600" calcext:value-type="float">
            <text:p>360600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1020408163265" calcext:value-type="float">
            <text:p>0.001020408163265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1303854875283" calcext:value-type="float">
            <text:p>0.001303854875283</text:p>
          </table:table-cell>
          <table:table-cell office:value-type="float" office:value="0.001242647057336" calcext:value-type="float">
            <text:p>0.001242647057336</text:p>
          </table:table-cell>
          <table:table-cell office:value-type="float" office:value="0.000853506645429" calcext:value-type="float">
            <text:p>0.000853506645429</text:p>
          </table:table-cell>
          <table:table-cell office:value-type="float" office:value="0.001489501902454" calcext:value-type="float">
            <text:p>0.001489501902454</text:p>
          </table:table-cell>
          <table:table-cell office:value-type="float" office:value="0" calcext:value-type="float">
            <text:p>0</text:p>
          </table:table-cell>
          <table:table-cell office:value-type="float" office:value="4010" calcext:value-type="float">
            <text:p>4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cc2f60e6599f97f1af2f2d52f83f2ee19be22f71bcce0425b667f871335e1bb8", "80c40b1650349666faba17a0e523112d944f297924501f1405b841b510d8437d", "ebd63860013a9165279a15c25987fb66af895e75b2406f461c6be135c81b51dd", "85c9ed10baccbe74b516192afa80c48ecfdbcb1222b52a23e0d15e0bd3ed8f13", "df4361c6d960cb36196372b7c31587db44cd5c4bf8f1f7eeca7dfd945090c8eb")</text:p>
          </table:table-cell>
          <table:table-cell office:value-type="float" office:value="3.33" calcext:value-type="float">
            <text:p>3.33</text:p>
          </table:table-cell>
          <table:table-cell office:value-type="float" office:value="51.67" calcext:value-type="float">
            <text:p>51.67</text:p>
          </table:table-cell>
          <table:table-cell office:value-type="float" office:value="46.67" calcext:value-type="float">
            <text:p>46.67</text:p>
          </table:table-cell>
          <table:table-cell office:value-type="float" office:value="56.67" calcext:value-type="float">
            <text:p>56.67</text:p>
          </table:table-cell>
          <table:table-cell office:value-type="float" office:value="51.84" calcext:value-type="float">
            <text:p>51.84</text:p>
          </table:table-cell>
          <table:table-cell office:value-type="float" office:value="51.53" calcext:value-type="float">
            <text:p>51.53</text:p>
          </table:table-cell>
          <table:table-cell office:value-type="float" office:value="49.11" calcext:value-type="float">
            <text:p>49.11</text:p>
          </table:table-cell>
          <table:table-cell office:value-type="float" office:value="41.39" calcext:value-type="float">
            <text:p>41.39</text:p>
          </table:table-cell>
          <table:table-cell office:value-type="float" office:value="719080" calcext:value-type="float">
            <text:p>719080</text:p>
          </table:table-cell>
          <table:table-cell office:value-type="float" office:value="0.004138321995465" calcext:value-type="float">
            <text:p>0.004138321995465</text:p>
          </table:table-cell>
          <table:table-cell office:value-type="float" office:value="0.001034580498866" calcext:value-type="float">
            <text:p>0.001034580498866</text:p>
          </table:table-cell>
          <table:table-cell office:value-type="float" office:value="0.001303854875283" calcext:value-type="float">
            <text:p>0.001303854875283</text:p>
          </table:table-cell>
          <table:table-cell office:value-type="float" office:value="0.000963718820862" calcext:value-type="float">
            <text:p>0.000963718820862</text:p>
          </table:table-cell>
          <table:table-cell office:value-type="float" office:value="0.001307442869056" calcext:value-type="float">
            <text:p>0.001307442869056</text:p>
          </table:table-cell>
          <table:table-cell office:value-type="float" office:value="0.00083957964085" calcext:value-type="float">
            <text:p>0.00083957964085</text:p>
          </table:table-cell>
          <table:table-cell office:value-type="float" office:value="0.001288683050033" calcext:value-type="float">
            <text:p>0.001288683050033</text:p>
          </table:table-cell>
          <table:table-cell office:value-type="float" office:value="0.000365619102918" calcext:value-type="float">
            <text:p>0.000365619102918</text:p>
          </table:table-cell>
          <table:table-cell office:value-type="float" office:value="3579.2" calcext:value-type="float">
            <text:p>3579.2</text:p>
          </table:table-cell>
          <table:table-cell office:value-type="float" office:value="4699.641" calcext:value-type="float">
            <text:p>4699.641</text:p>
          </table:table-cell>
          <table:table-cell office:value-type="string" calcext:value-type="string">
            <text:p>("1832d17ea41145d0dc9f2e20834d255ecf5874a9d9e92340159a94ae8ed54b5a", "59637825a10e4c4a306b4f90157929b5e49a21c44f11220eb9f06dc48690f562", "7b12bea5c0a6f1e6999870fd8f49aeecfb9e4e76d3565b3172707c6b737511b9", "971f5eac01220b1f1902b70fe033bc16a7822e8d4af8b898c7ea33572c8337d0", "b665244637ecc21426e033c7dc12325d82e5f0c86239558ada14d084de599f7f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vertical_4f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1.9" calcext:value-type="float">
            <text:p>61.9</text:p>
          </table:table-cell>
          <table:table-cell office:value-type="float" office:value="52.38" calcext:value-type="float">
            <text:p>52.38</text:p>
          </table:table-cell>
          <table:table-cell office:value-type="float" office:value="56.52" calcext:value-type="float">
            <text:p>56.52</text:p>
          </table:table-cell>
          <table:table-cell office:value-type="float" office:value="57.89" calcext:value-type="float">
            <text:p>57.89</text:p>
          </table:table-cell>
          <table:table-cell office:value-type="float" office:value="59.09" calcext:value-type="float">
            <text:p>59.09</text:p>
          </table:table-cell>
          <table:table-cell office:value-type="float" office:value="99" calcext:value-type="float">
            <text:p>99</text:p>
          </table:table-cell>
          <table:table-cell office:value-type="float" office:value="0.643650793650794" calcext:value-type="float">
            <text:p>0.643650793650794</text:p>
          </table:table-cell>
          <table:table-cell office:value-type="float" office:value="0.543055555555555" calcext:value-type="float">
            <text:p>0.543055555555555</text:p>
          </table:table-cell>
          <table:table-cell office:value-type="float" office:value="38.071" calcext:value-type="float">
            <text:p>38.071</text:p>
          </table:table-cell>
          <table:table-cell office:value-type="string" calcext:value-type="string">
            <text:p>3291666df41b1543fc5f1b424c76ead2a9d48da5c32947aed997b77941e6ccfd</text:p>
          </table:table-cell>
          <table:table-cell office:value-type="float" office:value="11.9" calcext:value-type="float">
            <text:p>11.9</text:p>
          </table:table-cell>
          <table:table-cell office:value-type="float" office:value="55.95" calcext:value-type="float">
            <text:p>55.95</text:p>
          </table:table-cell>
          <table:table-cell office:value-type="float" office:value="59.52" calcext:value-type="float">
            <text:p>59.52</text:p>
          </table:table-cell>
          <table:table-cell office:value-type="float" office:value="52.38" calcext:value-type="float">
            <text:p>52.38</text:p>
          </table:table-cell>
          <table:table-cell office:value-type="float" office:value="55.56" calcext:value-type="float">
            <text:p>55.56</text:p>
          </table:table-cell>
          <table:table-cell office:value-type="float" office:value="56.41" calcext:value-type="float">
            <text:p>56.41</text:p>
          </table:table-cell>
          <table:table-cell office:value-type="float" office:value="57.47" calcext:value-type="float">
            <text:p>57.47</text:p>
          </table:table-cell>
          <table:table-cell office:value-type="float" office:value="85" calcext:value-type="float">
            <text:p>85</text:p>
          </table:table-cell>
          <table:table-cell office:value-type="float" office:value="0.643650793650794" calcext:value-type="float">
            <text:p>0.643650793650794</text:p>
          </table:table-cell>
          <table:table-cell office:value-type="float" office:value="0.543055555555555" calcext:value-type="float">
            <text:p>0.543055555555555</text:p>
          </table:table-cell>
          <table:table-cell office:value-type="float" office:value="38.647" calcext:value-type="float">
            <text:p>38.647</text:p>
          </table:table-cell>
          <table:table-cell office:value-type="string" calcext:value-type="string">
            <text:p>b6bba6bfb210cb7a556ad63b141ea997a57f232cfb2bbb5a19aa5d784927714d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47.62" calcext:value-type="float">
            <text:p>47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3" calcext:value-type="float">
            <text:p>52.63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.663809523809524" calcext:value-type="float">
            <text:p>0.663809523809524</text:p>
          </table:table-cell>
          <table:table-cell office:value-type="float" office:value="0.561666666666667" calcext:value-type="float">
            <text:p>0.561666666666667</text:p>
          </table:table-cell>
          <table:table-cell office:value-type="float" office:value="36.54" calcext:value-type="float">
            <text:p>36.54</text:p>
          </table:table-cell>
          <table:table-cell office:value-type="string" calcext:value-type="string">
            <text:p>953a86da6e2bd0eb97382fdcae2a758e323b6b0ef5cadbc6bd2c043311f66e24</text:p>
          </table:table-cell>
          <table:table-cell office:value-type="float" office:value="9.52" calcext:value-type="float">
            <text:p>9.52</text:p>
          </table:table-cell>
          <table:table-cell office:value-type="float" office:value="54.76" calcext:value-type="float">
            <text:p>5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7.14" calcext:value-type="float">
            <text:p>57.14</text:p>
          </table:table-cell>
          <table:table-cell office:value-type="float" office:value="55" calcext:value-type="float">
            <text:p>55</text:p>
          </table:table-cell>
          <table:table-cell office:value-type="float" office:value="54.55" calcext:value-type="float">
            <text:p>54.55</text:p>
          </table:table-cell>
          <table:table-cell office:value-type="float" office:value="53.66" calcext:value-type="float">
            <text:p>53.66</text:p>
          </table:table-cell>
          <table:table-cell office:value-type="float" office:value="83" calcext:value-type="float">
            <text:p>83</text:p>
          </table:table-cell>
          <table:table-cell office:value-type="float" office:value="0.643650793650794" calcext:value-type="float">
            <text:p>0.643650793650794</text:p>
          </table:table-cell>
          <table:table-cell office:value-type="float" office:value="0.543055555555555" calcext:value-type="float">
            <text:p>0.543055555555555</text:p>
          </table:table-cell>
          <table:table-cell office:value-type="float" office:value="38.443" calcext:value-type="float">
            <text:p>38.443</text:p>
          </table:table-cell>
          <table:table-cell office:value-type="string" calcext:value-type="string">
            <text:p>f17ebd009383e3c4da095e3fc44d2d5e005e333024b422e4519575f854aa205b</text:p>
          </table:table-cell>
          <table:table-cell office:value-type="float" office:value="4.76" calcext:value-type="float">
            <text:p>4.76</text:p>
          </table:table-cell>
          <table:table-cell table:number-columns-repeated="6" office:value-type="float" office:value="52.38" calcext:value-type="float">
            <text:p>52.38</text:p>
          </table:table-cell>
          <table:table-cell office:value-type="float" office:value="73" calcext:value-type="float">
            <text:p>73</text:p>
          </table:table-cell>
          <table:table-cell office:value-type="float" office:value="0.643650793650794" calcext:value-type="float">
            <text:p>0.643650793650794</text:p>
          </table:table-cell>
          <table:table-cell office:value-type="float" office:value="0.543055555555555" calcext:value-type="float">
            <text:p>0.543055555555555</text:p>
          </table:table-cell>
          <table:table-cell office:value-type="float" office:value="37.872" calcext:value-type="float">
            <text:p>37.872</text:p>
          </table:table-cell>
          <table:table-cell office:value-type="string" calcext:value-type="string">
            <text:p>43a0e7450754b1516581ae1aa8b096583d7437dae6dd2bbbbc59faaeca9c0033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47.62" calcext:value-type="float">
            <text:p>47.62</text:p>
          </table:table-cell>
          <table:table-cell office:value-type="float" office:value="57.14" calcext:value-type="float">
            <text:p>57.14</text:p>
          </table:table-cell>
          <table:table-cell office:value-type="float" office:value="52.63" calcext:value-type="float">
            <text:p>52.63</text:p>
          </table:table-cell>
          <table:table-cell office:value-type="float" office:value="52.17" calcext:value-type="float">
            <text:p>52.1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0.663809523809524" calcext:value-type="float">
            <text:p>0.663809523809524</text:p>
          </table:table-cell>
          <table:table-cell office:value-type="float" office:value="0.561666666666667" calcext:value-type="float">
            <text:p>0.561666666666667</text:p>
          </table:table-cell>
          <table:table-cell office:value-type="float" office:value="36.779" calcext:value-type="float">
            <text:p>36.779</text:p>
          </table:table-cell>
          <table:table-cell office:value-type="string" calcext:value-type="string">
            <text:p>953a86da6e2bd0eb97382fdcae2a758e323b6b0ef5cadbc6bd2c043311f66e24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39.05" calcext:value-type="float">
            <text:p>39.05</text:p>
          </table:table-cell>
          <table:table-cell office:value-type="float" office:value="68.1" calcext:value-type="float">
            <text:p>68.1</text:p>
          </table:table-cell>
          <table:table-cell office:value-type="float" office:value="55.31" calcext:value-type="float">
            <text:p>55.31</text:p>
          </table:table-cell>
          <table:table-cell office:value-type="float" office:value="52.74" calcext:value-type="float">
            <text:p>52.74</text:p>
          </table:table-cell>
          <table:table-cell office:value-type="float" office:value="45.55" calcext:value-type="float">
            <text:p>45.55</text:p>
          </table:table-cell>
          <table:table-cell office:value-type="float" office:value="0" calcext:value-type="float">
            <text:p>0</text:p>
          </table:table-cell>
          <table:table-cell office:value-type="float" office:value="365080" calcext:value-type="float">
            <text:p>365080</text:p>
          </table:table-cell>
          <table:table-cell office:value-type="float" office:value="0.000850340136054" calcext:value-type="float">
            <text:p>0.000850340136054</text:p>
          </table:table-cell>
          <table:table-cell office:value-type="float" office:value="0.000212585034014" calcext:value-type="float">
            <text:p>0.000212585034014</text:p>
          </table:table-cell>
          <table:table-cell office:value-type="float" office:value="0.002154195011338" calcext:value-type="float">
            <text:p>0.002154195011338</text:p>
          </table:table-cell>
          <table:table-cell office:value-type="float" office:value="0.003854875283447" calcext:value-type="float">
            <text:p>0.003854875283447</text:p>
          </table:table-cell>
          <table:table-cell office:value-type="float" office:value="0.000750598078266" calcext:value-type="float">
            <text:p>0.000750598078266</text:p>
          </table:table-cell>
          <table:table-cell office:value-type="float" office:value="0.000114300989688" calcext:value-type="float">
            <text:p>0.000114300989688</text:p>
          </table:table-cell>
          <table:table-cell office:value-type="float" office:value="0.000900170887001" calcext:value-type="float">
            <text:p>0.000900170887001</text:p>
          </table:table-cell>
          <table:table-cell office:value-type="float" office:value="0" calcext:value-type="float">
            <text:p>0</text:p>
          </table:table-cell>
          <table:table-cell office:value-type="float" office:value="4205.2" calcext:value-type="float">
            <text:p>420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4f6fd8838f1fbe87c6ad62bfef8fee0e96b81216567d3893a3be8848535020e", "2df7040b15c037f3f4c2422ad2810dd0d52d4d84280357156529873504958c01", "c194d4f6564aa052132ca699d4394ce249c2f0db933018bad177dc101837bdf6", "49d9990bb19ecdaf7f33f7329b12c951b4a16a347839301ced6a145ad31ec0bb", "8518da6359179507cec4d3c99a34084664eb7617bc024cd987f2edda6553e3a6")</text:p>
          </table:table-cell>
          <table:table-cell office:value-type="float" office:value="6.67" calcext:value-type="float">
            <text:p>6.67</text:p>
          </table:table-cell>
          <table:table-cell office:value-type="float" office:value="53.33" calcext:value-type="float">
            <text:p>53.33</text:p>
          </table:table-cell>
          <table:table-cell office:value-type="float" office:value="41.43" calcext:value-type="float">
            <text:p>41.43</text:p>
          </table:table-cell>
          <table:table-cell office:value-type="float" office:value="65.24" calcext:value-type="float">
            <text:p>65.24</text:p>
          </table:table-cell>
          <table:table-cell office:value-type="float" office:value="54.84" calcext:value-type="float">
            <text:p>54.84</text:p>
          </table:table-cell>
          <table:table-cell office:value-type="float" office:value="52.59" calcext:value-type="float">
            <text:p>52.59</text:p>
          </table:table-cell>
          <table:table-cell office:value-type="float" office:value="47.01" calcext:value-type="float">
            <text:p>47.01</text:p>
          </table:table-cell>
          <table:table-cell office:value-type="float" office:value="46.93" calcext:value-type="float">
            <text:p>46.93</text:p>
          </table:table-cell>
          <table:table-cell office:value-type="float" office:value="729000" calcext:value-type="float">
            <text:p>729000</text:p>
          </table:table-cell>
          <table:table-cell office:value-type="float" office:value="0.009467120181406" calcext:value-type="float">
            <text:p>0.009467120181406</text:p>
          </table:table-cell>
          <table:table-cell office:value-type="float" office:value="0.002366780045351" calcext:value-type="float">
            <text:p>0.002366780045351</text:p>
          </table:table-cell>
          <table:table-cell office:value-type="float" office:value="0.002721088435374" calcext:value-type="float">
            <text:p>0.002721088435374</text:p>
          </table:table-cell>
          <table:table-cell office:value-type="float" office:value="0.007539682539683" calcext:value-type="float">
            <text:p>0.007539682539683</text:p>
          </table:table-cell>
          <table:table-cell office:value-type="float" office:value="0.005593660915906" calcext:value-type="float">
            <text:p>0.005593660915906</text:p>
          </table:table-cell>
          <table:table-cell office:value-type="float" office:value="0.001324252490736" calcext:value-type="float">
            <text:p>0.001324252490736</text:p>
          </table:table-cell>
          <table:table-cell office:value-type="float" office:value="0.00245527139693" calcext:value-type="float">
            <text:p>0.00245527139693</text:p>
          </table:table-cell>
          <table:table-cell office:value-type="float" office:value="0.000133364784439" calcext:value-type="float">
            <text:p>0.000133364784439</text:p>
          </table:table-cell>
          <table:table-cell office:value-type="float" office:value="11686" calcext:value-type="float">
            <text:p>11686</text:p>
          </table:table-cell>
          <table:table-cell office:value-type="float" office:value="4272.402" calcext:value-type="float">
            <text:p>4272.402</text:p>
          </table:table-cell>
          <table:table-cell office:value-type="string" calcext:value-type="string">
            <text:p>("6551bb5ee80df66782b91f2eb3881708a95209e6aa0dea39823714bad9879326", "d848b9284c7026b9170644bce8cf9e7cd433c8ed22aec0a92337922ca1da1f76", "cc23ed2d2e6bbce1b94d06757f0e3a59f07a91358f08085f1c8798446a7285a9", "acde6496432d198fb0d0959d655baefdc4509b039c5f5bae94112f575cfaa59d", "3fbb7aaeda38d219bf3798b6fa71324c770c46824ea24a0c49c0bff0bedacaa9"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uniform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54.76" calcext:value-type="float">
            <text:p>54.76</text:p>
          </table:table-cell>
          <table:table-cell office:value-type="float" office:value="52.5" calcext:value-type="float">
            <text:p>52.5</text:p>
          </table:table-cell>
          <table:table-cell office:value-type="float" office:value="52.27" calcext:value-type="float">
            <text:p>52.27</text:p>
          </table:table-cell>
          <table:table-cell office:value-type="float" office:value="51.22" calcext:value-type="float">
            <text:p>51.2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83.22" calcext:value-type="float">
            <text:p>183.22</text:p>
          </table:table-cell>
          <table:table-cell office:value-type="string" calcext:value-type="string">
            <text:p>bbce811759687aaac7ee7191f9547c672a18dee1963a0e31bcdbf43424fa6d27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2.38" calcext:value-type="float">
            <text:p>52.38</text:p>
          </table:table-cell>
          <table:table-cell office:value-type="float" office:value="54.76" calcext:value-type="float">
            <text:p>54.76</text:p>
          </table:table-cell>
          <table:table-cell office:value-type="float" office:value="53.66" calcext:value-type="float">
            <text:p>53.66</text:p>
          </table:table-cell>
          <table:table-cell office:value-type="float" office:value="53.49" calcext:value-type="float">
            <text:p>53.49</text:p>
          </table:table-cell>
          <table:table-cell office:value-type="float" office:value="53.01" calcext:value-type="float">
            <text:p>53.01</text:p>
          </table:table-cell>
          <table:table-cell office:value-type="float" office:value="65" calcext:value-type="float">
            <text:p>65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100.035" calcext:value-type="float">
            <text:p>100.035</text:p>
          </table:table-cell>
          <table:table-cell office:value-type="string" calcext:value-type="string">
            <text:p>bd63715dca4e4bbf3da28249a34a8ccc63980330fe7dff842cb2446a4cf6d46a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52.27" calcext:value-type="float">
            <text:p>52.27</text:p>
          </table:table-cell>
          <table:table-cell office:value-type="float" office:value="52.5" calcext:value-type="float">
            <text:p>52.5</text:p>
          </table:table-cell>
          <table:table-cell office:value-type="float" office:value="53.49" calcext:value-type="float">
            <text:p>53.49</text:p>
          </table:table-cell>
          <table:table-cell office:value-type="float" office:value="51" calcext:value-type="float">
            <text:p>51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99.205" calcext:value-type="float">
            <text:p>99.205</text:p>
          </table:table-cell>
          <table:table-cell office:value-type="string" calcext:value-type="string">
            <text:p>fca56d3ffa72fddc824fb81c8f7bec0fc13ef55834a2809918fc1cd6f3db4cc0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51.16" calcext:value-type="float">
            <text:p>51.16</text:p>
          </table:table-cell>
          <table:table-cell office:value-type="float" office:value="51.22" calcext:value-type="float">
            <text:p>51.22</text:p>
          </table:table-cell>
          <table:table-cell office:value-type="float" office:value="51.76" calcext:value-type="float">
            <text:p>51.76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9.401" calcext:value-type="float">
            <text:p>99.401</text:p>
          </table:table-cell>
          <table:table-cell office:value-type="string" calcext:value-type="string">
            <text:p>547dd6e9c5a94b7a9fb5f31c22bfb3b0468a1082f469c710cb60f414e98dcc61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2.38" calcext:value-type="float">
            <text:p>52.38</text:p>
          </table:table-cell>
          <table:table-cell office:value-type="float" office:value="50" calcext:value-type="float">
            <text:p>50</text:p>
          </table:table-cell>
          <table:table-cell office:value-type="float" office:value="51.16" calcext:value-type="float">
            <text:p>51.16</text:p>
          </table:table-cell>
          <table:table-cell office:value-type="float" office:value="51.22" calcext:value-type="float">
            <text:p>51.22</text:p>
          </table:table-cell>
          <table:table-cell office:value-type="float" office:value="51.76" calcext:value-type="float">
            <text:p>51.76</text:p>
          </table:table-cell>
          <table:table-cell office:value-type="float" office:value="59" calcext:value-type="float">
            <text:p>59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99.246" calcext:value-type="float">
            <text:p>99.246</text:p>
          </table:table-cell>
          <table:table-cell office:value-type="string" calcext:value-type="string">
            <text:p>83f901090868e55bb6364dd6874d52e03e9503df6dc0ab87e5af2c272a9b3f48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52.27" calcext:value-type="float">
            <text:p>52.27</text:p>
          </table:table-cell>
          <table:table-cell office:value-type="float" office:value="52.5" calcext:value-type="float">
            <text:p>52.5</text:p>
          </table:table-cell>
          <table:table-cell office:value-type="float" office:value="53.49" calcext:value-type="float">
            <text:p>53.49</text:p>
          </table:table-cell>
          <table:table-cell office:value-type="float" office:value="51" calcext:value-type="float">
            <text:p>51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98.874" calcext:value-type="float">
            <text:p>98.874</text:p>
          </table:table-cell>
          <table:table-cell office:value-type="string" calcext:value-type="string">
            <text:p>dc87778fd037a3a68c14fc6d9c6d3784212f583df16e55f29ab0e5902583434c</text:p>
          </table:table-cell>
          <table:table-cell office:value-type="float" office:value="18.1" calcext:value-type="float">
            <text:p>18.1</text:p>
          </table:table-cell>
          <table:table-cell office:value-type="float" office:value="59.05" calcext:value-type="float">
            <text:p>59.05</text:p>
          </table:table-cell>
          <table:table-cell office:value-type="float" office:value="58.1" calcext:value-type="float">
            <text:p>58.1</text:p>
          </table:table-cell>
          <table:table-cell office:value-type="float" office:value="60" calcext:value-type="float">
            <text:p>60</text:p>
          </table:table-cell>
          <table:table-cell office:value-type="float" office:value="59.24" calcext:value-type="float">
            <text:p>59.24</text:p>
          </table:table-cell>
          <table:table-cell office:value-type="float" office:value="58.98" calcext:value-type="float">
            <text:p>58.98</text:p>
          </table:table-cell>
          <table:table-cell office:value-type="float" office:value="58.56" calcext:value-type="float">
            <text:p>58.56</text:p>
          </table:table-cell>
          <table:table-cell office:value-type="float" office:value="0" calcext:value-type="float">
            <text:p>0</text:p>
          </table:table-cell>
          <table:table-cell office:value-type="float" office:value="335840" calcext:value-type="float">
            <text:p>335840</text:p>
          </table:table-cell>
          <table:table-cell office:value-type="float" office:value="0.00328798185941" calcext:value-type="float">
            <text:p>0.00328798185941</text:p>
          </table:table-cell>
          <table:table-cell office:value-type="float" office:value="0.000821995464853" calcext:value-type="float">
            <text:p>0.000821995464853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2380952380952" calcext:value-type="float">
            <text:p>0.002380952380952</text:p>
          </table:table-cell>
          <table:table-cell office:value-type="float" office:value="0.000726712599064" calcext:value-type="float">
            <text:p>0.000726712599064</text:p>
          </table:table-cell>
          <table:table-cell office:value-type="float" office:value="0.0010510981401" calcext:value-type="float">
            <text:p>0.0010510981401</text:p>
          </table:table-cell>
          <table:table-cell office:value-type="float" office:value="0.001453905799494" calcext:value-type="float">
            <text:p>0.001453905799494</text:p>
          </table:table-cell>
          <table:table-cell office:value-type="float" office:value="0" calcext:value-type="float">
            <text:p>0</text:p>
          </table:table-cell>
          <table:table-cell office:value-type="float" office:value="572.8" calcext:value-type="float">
            <text:p>57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49027a5e209bc855ff9a3a13a6dd582d219c11a25847352de88ee2efc555740d", "f8b9ecf9258b95f479ef4277e6669680404238695922c4b8bdb75bd0915a36c3", "eba40eed503b2dc01af2ee9e7214ef959716256cb724a5c9df81d2e13b2b7d8f", "d9efbe1046ad2fd9e210afb7a8b060c9071ffc708043340b716a41f65da30654", "15148f465e05d89a7fdf848b559c295d51e8222c21cca14acc9fe6216a17c2da")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54.76" calcext:value-type="float">
            <text:p>54.76</text:p>
          </table:table-cell>
          <table:table-cell office:value-type="float" office:value="59.52" calcext:value-type="float">
            <text:p>59.52</text:p>
          </table:table-cell>
          <table:table-cell office:value-type="float" office:value="57.59" calcext:value-type="float">
            <text:p>57.59</text:p>
          </table:table-cell>
          <table:table-cell office:value-type="float" office:value="56.78" calcext:value-type="float">
            <text:p>56.78</text:p>
          </table:table-cell>
          <table:table-cell office:value-type="float" office:value="56.1" calcext:value-type="float">
            <text:p>56.1</text:p>
          </table:table-cell>
          <table:table-cell office:value-type="float" office:value="47.05" calcext:value-type="float">
            <text:p>47.05</text:p>
          </table:table-cell>
          <table:table-cell office:value-type="float" office:value="674760" calcext:value-type="float">
            <text:p>674760</text:p>
          </table:table-cell>
          <table:table-cell office:value-type="float" office:value="0.001133786848073" calcext:value-type="float">
            <text:p>0.001133786848073</text:p>
          </table:table-cell>
          <table:table-cell table:number-columns-repeated="2" office:value-type="float" office:value="0.000283446712018" calcext:value-type="float">
            <text:p>0.000283446712018</text:p>
          </table:table-cell>
          <table:table-cell office:value-type="float" office:value="0.001700680272109" calcext:value-type="float">
            <text:p>0.001700680272109</text:p>
          </table:table-cell>
          <table:table-cell office:value-type="float" office:value="0.000499408788126" calcext:value-type="float">
            <text:p>0.000499408788126</text:p>
          </table:table-cell>
          <table:table-cell office:value-type="float" office:value="0.000176521843639" calcext:value-type="float">
            <text:p>0.000176521843639</text:p>
          </table:table-cell>
          <table:table-cell office:value-type="float" office:value="0.000111851603081" calcext:value-type="float">
            <text:p>0.000111851603081</text:p>
          </table:table-cell>
          <table:table-cell table:style-name="ce3" office:value-type="float" office:value="0.0000154" calcext:value-type="float">
            <text:p>1.54E-05</text:p>
          </table:table-cell>
          <table:table-cell office:value-type="float" office:value="1090.8" calcext:value-type="float">
            <text:p>1090.8</text:p>
          </table:table-cell>
          <table:table-cell office:value-type="float" office:value="14073.27" calcext:value-type="float">
            <text:p>14073.27</text:p>
          </table:table-cell>
          <table:table-cell office:value-type="string" calcext:value-type="string">
            <text:p>("af261cbe9ebfe0f7bf26c4c4497e5756e78bc4cc1d14ec18373c86352a8f10f9", "53295ec6224b89a6b0f91b08203237362c0edfe0155f17d0fd813ecbc1b5e4fc", "bb772eb660f32ad2ddadba680ad3bdea27bf9092d29526f553742b1a3f2e0159", "e24ff30b7595fa67ec56da60ea5199fda7b0c01dd84a5421b9bc98971f73e15c", "6449b1c22a4522dc97014fb35861ec635a32d30b81e1348ad5a6284ea5b3159a"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uniform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40.48" calcext:value-type="float">
            <text:p>40.48</text:p>
          </table:table-cell>
          <table:table-cell office:value-type="float" office:value="54.76" calcext:value-type="float">
            <text:p>54.76</text:p>
          </table:table-cell>
          <table:table-cell office:value-type="float" office:value="47.22" calcext:value-type="float">
            <text:p>47.22</text:p>
          </table:table-cell>
          <table:table-cell office:value-type="float" office:value="47.92" calcext:value-type="float">
            <text:p>47.92</text:p>
          </table:table-cell>
          <table:table-cell office:value-type="float" office:value="43.59" calcext:value-type="float">
            <text:p>43.59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85.032" calcext:value-type="float">
            <text:p>85.032</text:p>
          </table:table-cell>
          <table:table-cell office:value-type="string" calcext:value-type="string">
            <text:p>77d1c0c7a4220edca3a09b1fa4a2f7c4de65bebe132a3814e0db3b01d05b5ea8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40.48" calcext:value-type="float">
            <text:p>40.48</text:p>
          </table:table-cell>
          <table:table-cell office:value-type="float" office:value="52.38" calcext:value-type="float">
            <text:p>52.38</text:p>
          </table:table-cell>
          <table:table-cell office:value-type="float" office:value="45.95" calcext:value-type="float">
            <text:p>45.95</text:p>
          </table:table-cell>
          <table:table-cell office:value-type="float" office:value="46.81" calcext:value-type="float">
            <text:p>46.81</text:p>
          </table:table-cell>
          <table:table-cell office:value-type="float" office:value="43.04" calcext:value-type="float">
            <text:p>43.0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5.21" calcext:value-type="float">
            <text:p>55.21</text:p>
          </table:table-cell>
          <table:table-cell office:value-type="string" calcext:value-type="string">
            <text:p>97f3ebf431823c40fc5c6e96af9e854fa03e7bc1bfb3c6bd54d95190b794f80f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45.24" calcext:value-type="float">
            <text:p>45.24</text:p>
          </table:table-cell>
          <table:table-cell office:value-type="float" office:value="47.62" calcext:value-type="float">
            <text:p>47.62</text:p>
          </table:table-cell>
          <table:table-cell office:value-type="float" office:value="46.34" calcext:value-type="float">
            <text:p>46.34</text:p>
          </table:table-cell>
          <table:table-cell office:value-type="float" office:value="46.51" calcext:value-type="float">
            <text:p>46.51</text:p>
          </table:table-cell>
          <table:table-cell office:value-type="float" office:value="45.78" calcext:value-type="float">
            <text:p>45.78</text:p>
          </table:table-cell>
          <table:table-cell office:value-type="float" office:value="35" calcext:value-type="float">
            <text:p>35</text:p>
          </table:table-cell>
          <table:table-cell office:value-type="float" office:value="0.663809523809524" calcext:value-type="float">
            <text:p>0.663809523809524</text:p>
          </table:table-cell>
          <table:table-cell office:value-type="float" office:value="0.561666666666667" calcext:value-type="float">
            <text:p>0.561666666666667</text:p>
          </table:table-cell>
          <table:table-cell office:value-type="float" office:value="50.798" calcext:value-type="float">
            <text:p>50.798</text:p>
          </table:table-cell>
          <table:table-cell office:value-type="string" calcext:value-type="string">
            <text:p>b8722bebafb4ba802d6149b874264659a758f11277b4a478ccd642f272c9c286</text:p>
          </table:table-cell>
          <table:table-cell office:value-type="float" office:value="-9.52" calcext:value-type="float">
            <text:p>-9.52</text:p>
          </table:table-cell>
          <table:table-cell office:value-type="float" office:value="45.24" calcext:value-type="float">
            <text:p>45.24</text:p>
          </table:table-cell>
          <table:table-cell office:value-type="float" office:value="40.48" calcext:value-type="float">
            <text:p>40.48</text:p>
          </table:table-cell>
          <table:table-cell office:value-type="float" office:value="50" calcext:value-type="float">
            <text:p>50</text:p>
          </table:table-cell>
          <table:table-cell office:value-type="float" office:value="44.74" calcext:value-type="float">
            <text:p>44.74</text:p>
          </table:table-cell>
          <table:table-cell office:value-type="float" office:value="45.65" calcext:value-type="float">
            <text:p>45.65</text:p>
          </table:table-cell>
          <table:table-cell office:value-type="float" office:value="42.5" calcext:value-type="float">
            <text:p>42.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7.6" calcext:value-type="float">
            <text:p>57.6</text:p>
          </table:table-cell>
          <table:table-cell office:value-type="string" calcext:value-type="string">
            <text:p>dedeb2ac7e0e802fbb8dcc21928b85f347a868ab0e072e8622e1c1113010279d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40.48" calcext:value-type="float">
            <text:p>40.48</text:p>
          </table:table-cell>
          <table:table-cell office:value-type="float" office:value="52.38" calcext:value-type="float">
            <text:p>52.38</text:p>
          </table:table-cell>
          <table:table-cell office:value-type="float" office:value="45.95" calcext:value-type="float">
            <text:p>45.95</text:p>
          </table:table-cell>
          <table:table-cell office:value-type="float" office:value="46.81" calcext:value-type="float">
            <text:p>46.81</text:p>
          </table:table-cell>
          <table:table-cell office:value-type="float" office:value="43.04" calcext:value-type="float">
            <text:p>43.0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7.834" calcext:value-type="float">
            <text:p>57.834</text:p>
          </table:table-cell>
          <table:table-cell office:value-type="string" calcext:value-type="string">
            <text:p>d5005fd66c09cf7f9421454b7649b7fec8cafb87cb01d42548385c673e602003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45.24" calcext:value-type="float">
            <text:p>45.24</text:p>
          </table:table-cell>
          <table:table-cell office:value-type="float" office:value="47.62" calcext:value-type="float">
            <text:p>47.62</text:p>
          </table:table-cell>
          <table:table-cell office:value-type="float" office:value="46.34" calcext:value-type="float">
            <text:p>46.34</text:p>
          </table:table-cell>
          <table:table-cell office:value-type="float" office:value="46.51" calcext:value-type="float">
            <text:p>46.51</text:p>
          </table:table-cell>
          <table:table-cell office:value-type="float" office:value="45.78" calcext:value-type="float">
            <text:p>45.78</text:p>
          </table:table-cell>
          <table:table-cell office:value-type="float" office:value="35" calcext:value-type="float">
            <text:p>35</text:p>
          </table:table-cell>
          <table:table-cell office:value-type="float" office:value="0.663809523809524" calcext:value-type="float">
            <text:p>0.663809523809524</text:p>
          </table:table-cell>
          <table:table-cell office:value-type="float" office:value="0.561666666666667" calcext:value-type="float">
            <text:p>0.561666666666667</text:p>
          </table:table-cell>
          <table:table-cell office:value-type="float" office:value="49.297" calcext:value-type="float">
            <text:p>49.297</text:p>
          </table:table-cell>
          <table:table-cell office:value-type="string" calcext:value-type="string">
            <text:p>b8722bebafb4ba802d6149b874264659a758f11277b4a478ccd642f272c9c286</text:p>
          </table:table-cell>
          <table:table-cell office:value-type="float" office:value="14.29" calcext:value-type="float">
            <text:p>1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45.24" calcext:value-type="float">
            <text:p>45.24</text:p>
          </table:table-cell>
          <table:table-cell office:value-type="float" office:value="69.05" calcext:value-type="float">
            <text:p>69.05</text:p>
          </table:table-cell>
          <table:table-cell office:value-type="float" office:value="59.25" calcext:value-type="float">
            <text:p>59.25</text:p>
          </table:table-cell>
          <table:table-cell office:value-type="float" office:value="55.85" calcext:value-type="float">
            <text:p>55.85</text:p>
          </table:table-cell>
          <table:table-cell office:value-type="float" office:value="51.22" calcext:value-type="float">
            <text:p>51.22</text:p>
          </table:table-cell>
          <table:table-cell office:value-type="float" office:value="0" calcext:value-type="float">
            <text:p>0</text:p>
          </table:table-cell>
          <table:table-cell office:value-type="float" office:value="334320" calcext:value-type="float">
            <text:p>334320</text:p>
          </table:table-cell>
          <table:table-cell office:value-type="float" office:value="0.005668934240363" calcext:value-type="float">
            <text:p>0.005668934240363</text:p>
          </table:table-cell>
          <table:table-cell office:value-type="float" office:value="0.001417233560091" calcext:value-type="float">
            <text:p>0.001417233560091</text:p>
          </table:table-cell>
          <table:table-cell office:value-type="float" office:value="0.003968253968254" calcext:value-type="float">
            <text:p>0.003968253968254</text:p>
          </table:table-cell>
          <table:table-cell office:value-type="float" office:value="0.001417233560091" calcext:value-type="float">
            <text:p>0.001417233560091</text:p>
          </table:table-cell>
          <table:table-cell office:value-type="float" office:value="0.002409560489223" calcext:value-type="float">
            <text:p>0.002409560489223</text:p>
          </table:table-cell>
          <table:table-cell office:value-type="float" office:value="0.000965319795744" calcext:value-type="float">
            <text:p>0.000965319795744</text:p>
          </table:table-cell>
          <table:table-cell office:value-type="float" office:value="0.003121798008233" calcext:value-type="float">
            <text:p>0.003121798008233</text:p>
          </table:table-cell>
          <table:table-cell office:value-type="float" office:value="0" calcext:value-type="float">
            <text:p>0</text:p>
          </table:table-cell>
          <table:table-cell office:value-type="float" office:value="3939.2" calcext:value-type="float">
            <text:p>393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c65392af4caea0e2b3bf09e35b5443463f167013823ebb6bbb3faa5e1c377ad", "d407eb3acc508201911cda83434ed4afb71f3bd0e01a8cd2e67fc8f2d8700c8a", "037e3d363fcab7975ee418fa07d87fa767111a0c309d3500a7f5a445985a0d88", "747f9d8d7405843c32bb09faef51a64b255416a4e45153b648c8baffeb274027", "0f82d2f47b74ad8b225bb6a44f38f68b448b8ba3bd5ac1cfe1c555528399d0d7")</text:p>
          </table:table-cell>
          <table:table-cell office:value-type="float" office:value="12.38" calcext:value-type="float">
            <text:p>12.38</text:p>
          </table:table-cell>
          <table:table-cell office:value-type="float" office:value="56.19" calcext:value-type="float">
            <text:p>56.19</text:p>
          </table:table-cell>
          <table:table-cell office:value-type="float" office:value="45.71" calcext:value-type="float">
            <text:p>45.71</text:p>
          </table:table-cell>
          <table:table-cell office:value-type="float" office:value="66.67" calcext:value-type="float">
            <text:p>66.67</text:p>
          </table:table-cell>
          <table:table-cell office:value-type="float" office:value="57.93" calcext:value-type="float">
            <text:p>57.93</text:p>
          </table:table-cell>
          <table:table-cell office:value-type="float" office:value="55.09" calcext:value-type="float">
            <text:p>55.09</text:p>
          </table:table-cell>
          <table:table-cell office:value-type="float" office:value="51.07" calcext:value-type="float">
            <text:p>51.07</text:p>
          </table:table-cell>
          <table:table-cell office:value-type="float" office:value="47.95" calcext:value-type="float">
            <text:p>47.95</text:p>
          </table:table-cell>
          <table:table-cell office:value-type="float" office:value="671200" calcext:value-type="float">
            <text:p>671200</text:p>
          </table:table-cell>
          <table:table-cell office:value-type="float" office:value="0.00124716553288" calcext:value-type="float">
            <text:p>0.00124716553288</text:p>
          </table:table-cell>
          <table:table-cell office:value-type="float" office:value="0.00031179138322" calcext:value-type="float">
            <text:p>0.00031179138322</text:p>
          </table:table-cell>
          <table:table-cell office:value-type="float" office:value="0.000113378684807" calcext:value-type="float">
            <text:p>0.000113378684807</text:p>
          </table:table-cell>
          <table:table-cell office:value-type="float" office:value="0.001417233560091" calcext:value-type="float">
            <text:p>0.001417233560091</text:p>
          </table:table-cell>
          <table:table-cell office:value-type="float" office:value="0.000685140388727" calcext:value-type="float">
            <text:p>0.000685140388727</text:p>
          </table:table-cell>
          <table:table-cell office:value-type="float" office:value="0.000172606774961" calcext:value-type="float">
            <text:p>0.000172606774961</text:p>
          </table:table-cell>
          <table:table-cell office:value-type="float" office:value="0.000123467647956" calcext:value-type="float">
            <text:p>0.000123467647956</text:p>
          </table:table-cell>
          <table:table-cell office:value-type="float" office:value="0.000600595151691" calcext:value-type="float">
            <text:p>0.000600595151691</text:p>
          </table:table-cell>
          <table:table-cell office:value-type="float" office:value="3662" calcext:value-type="float">
            <text:p>3662</text:p>
          </table:table-cell>
          <table:table-cell office:value-type="float" office:value="14403.248" calcext:value-type="float">
            <text:p>14403.248</text:p>
          </table:table-cell>
          <table:table-cell office:value-type="string" calcext:value-type="string">
            <text:p>("3f9945da1bd1d0750b94ae10be2e3639ae11fc4b2a74e64b3f5b3275abb6c4b3", "a2338931275229ee1f64af0619d955213cc661bac0562f065da9c3d4afc86b4a", "701e01b1727f3ec7d178b94093c78aa3f45767f2553f1ee7ccfe01fecb2f9c8f", "e2373446e139892235482d5915c882a6df129bb7ff59d91bfbf5f087218dc597", "e27336ec94908e982f2e46910bc1cbdd6ff17313aec5c7224eed7ccbc7d76624"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uniform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53.85" calcext:value-type="float">
            <text:p>53.85</text:p>
          </table:table-cell>
          <table:table-cell office:value-type="float" office:value="53.33" calcext:value-type="float">
            <text:p>53.33</text:p>
          </table:table-cell>
          <table:table-cell office:value-type="float" office:value="51.85" calcext:value-type="float">
            <text:p>51.8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9.871" calcext:value-type="float">
            <text:p>79.871</text:p>
          </table:table-cell>
          <table:table-cell office:value-type="string" calcext:value-type="string">
            <text:p>009c211be3427800d6cec925d0063b1a61c43587104e0c4f5a2d50008b954a25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52.27" calcext:value-type="float">
            <text:p>52.27</text:p>
          </table:table-cell>
          <table:table-cell office:value-type="float" office:value="52.5" calcext:value-type="float">
            <text:p>52.5</text:p>
          </table:table-cell>
          <table:table-cell office:value-type="float" office:value="53.49" calcext:value-type="float">
            <text:p>53.49</text:p>
          </table:table-cell>
          <table:table-cell office:value-type="float" office:value="61" calcext:value-type="float">
            <text:p>61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68.635" calcext:value-type="float">
            <text:p>68.635</text:p>
          </table:table-cell>
          <table:table-cell office:value-type="string" calcext:value-type="string">
            <text:p>e19c4278598a569ec1c295f61d932a024b77b0b2857a88df9ea325cc3f201bab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7.14" calcext:value-type="float">
            <text:p>57.14</text:p>
          </table:table-cell>
          <table:table-cell office:value-type="float" office:value="47.62" calcext:value-type="float">
            <text:p>47.62</text:p>
          </table:table-cell>
          <table:table-cell office:value-type="float" office:value="52.17" calcext:value-type="float">
            <text:p>52.17</text:p>
          </table:table-cell>
          <table:table-cell office:value-type="float" office:value="52.63" calcext:value-type="float">
            <text:p>52.63</text:p>
          </table:table-cell>
          <table:table-cell office:value-type="float" office:value="54.55" calcext:value-type="float">
            <text:p>54.55</text:p>
          </table:table-cell>
          <table:table-cell office:value-type="float" office:value="47" calcext:value-type="float">
            <text:p>47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69.583" calcext:value-type="float">
            <text:p>69.583</text:p>
          </table:table-cell>
          <table:table-cell office:value-type="string" calcext:value-type="string">
            <text:p>81f93ac65c318d72bd9ec0636e93fd512a7a4cb7e8acfba7fe5541695542f949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45.24" calcext:value-type="float">
            <text:p>45.24</text:p>
          </table:table-cell>
          <table:table-cell office:value-type="float" office:value="59.52" calcext:value-type="float">
            <text:p>59.52</text:p>
          </table:table-cell>
          <table:table-cell office:value-type="float" office:value="52.78" calcext:value-type="float">
            <text:p>52.78</text:p>
          </table:table-cell>
          <table:table-cell office:value-type="float" office:value="52.08" calcext:value-type="float">
            <text:p>52.08</text:p>
          </table:table-cell>
          <table:table-cell office:value-type="float" office:value="48.72" calcext:value-type="float">
            <text:p>48.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76.568" calcext:value-type="float">
            <text:p>76.568</text:p>
          </table:table-cell>
          <table:table-cell office:value-type="string" calcext:value-type="string">
            <text:p>d62bbd1a28579773ecf5222e2ef94b0ed1ac6b9aa3d9cb1dd6a4ca81782773b1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4.76" calcext:value-type="float">
            <text:p>54.76</text:p>
          </table:table-cell>
          <table:table-cell office:value-type="float" office:value="50" calcext:value-type="float">
            <text:p>50</text:p>
          </table:table-cell>
          <table:table-cell office:value-type="float" office:value="52.27" calcext:value-type="float">
            <text:p>52.27</text:p>
          </table:table-cell>
          <table:table-cell office:value-type="float" office:value="52.5" calcext:value-type="float">
            <text:p>52.5</text:p>
          </table:table-cell>
          <table:table-cell office:value-type="float" office:value="53.49" calcext:value-type="float">
            <text:p>53.49</text:p>
          </table:table-cell>
          <table:table-cell office:value-type="float" office:value="57" calcext:value-type="float">
            <text:p>57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69.413" calcext:value-type="float">
            <text:p>69.413</text:p>
          </table:table-cell>
          <table:table-cell office:value-type="string" calcext:value-type="string">
            <text:p>da5077694a4a530bcead7623a025a28989ef90686127dff64a5d468e898a44d0</text:p>
          </table:table-cell>
          <table:table-cell office:value-type="float" office:value="4.76" calcext:value-type="float">
            <text:p>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7.14" calcext:value-type="float">
            <text:p>57.14</text:p>
          </table:table-cell>
          <table:table-cell office:value-type="float" office:value="47.62" calcext:value-type="float">
            <text:p>47.62</text:p>
          </table:table-cell>
          <table:table-cell office:value-type="float" office:value="52.17" calcext:value-type="float">
            <text:p>52.17</text:p>
          </table:table-cell>
          <table:table-cell office:value-type="float" office:value="52.63" calcext:value-type="float">
            <text:p>52.63</text:p>
          </table:table-cell>
          <table:table-cell office:value-type="float" office:value="54.55" calcext:value-type="float">
            <text:p>54.55</text:p>
          </table:table-cell>
          <table:table-cell office:value-type="float" office:value="47" calcext:value-type="float">
            <text:p>47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70.148" calcext:value-type="float">
            <text:p>70.148</text:p>
          </table:table-cell>
          <table:table-cell office:value-type="string" calcext:value-type="string">
            <text:p>81f93ac65c318d72bd9ec0636e93fd512a7a4cb7e8acfba7fe5541695542f949</text:p>
          </table:table-cell>
          <table:table-cell office:value-type="float" office:value="3.33" calcext:value-type="float">
            <text:p>3.33</text:p>
          </table:table-cell>
          <table:table-cell office:value-type="float" office:value="51.67" calcext:value-type="float">
            <text:p>51.67</text:p>
          </table:table-cell>
          <table:table-cell office:value-type="float" office:value="50.48" calcext:value-type="float">
            <text:p>50.48</text:p>
          </table:table-cell>
          <table:table-cell office:value-type="float" office:value="52.86" calcext:value-type="float">
            <text:p>52.86</text:p>
          </table:table-cell>
          <table:table-cell office:value-type="float" office:value="51.84" calcext:value-type="float">
            <text:p>51.84</text:p>
          </table:table-cell>
          <table:table-cell office:value-type="float" office:value="51.51" calcext:value-type="float">
            <text:p>51.51</text:p>
          </table:table-cell>
          <table:table-cell office:value-type="float" office:value="51.13" calcext:value-type="float">
            <text:p>51.13</text:p>
          </table:table-cell>
          <table:table-cell office:value-type="float" office:value="0" calcext:value-type="float">
            <text:p>0</text:p>
          </table:table-cell>
          <table:table-cell office:value-type="float" office:value="330080" calcext:value-type="float">
            <text:p>330080</text:p>
          </table:table-cell>
          <table:table-cell office:value-type="float" office:value="0.008106575963719" calcext:value-type="float">
            <text:p>0.008106575963719</text:p>
          </table:table-cell>
          <table:table-cell office:value-type="float" office:value="0.00202664399093" calcext:value-type="float">
            <text:p>0.00202664399093</text:p>
          </table:table-cell>
          <table:table-cell office:value-type="float" office:value="0.000963718820862" calcext:value-type="float">
            <text:p>0.000963718820862</text:p>
          </table:table-cell>
          <table:table-cell office:value-type="float" office:value="0.004081632653061" calcext:value-type="float">
            <text:p>0.004081632653061</text:p>
          </table:table-cell>
          <table:table-cell office:value-type="float" office:value="0.002056790825271" calcext:value-type="float">
            <text:p>0.002056790825271</text:p>
          </table:table-cell>
          <table:table-cell office:value-type="float" office:value="0.002014659352262" calcext:value-type="float">
            <text:p>0.002014659352262</text:p>
          </table:table-cell>
          <table:table-cell office:value-type="float" office:value="0.001382244509922" calcext:value-type="float">
            <text:p>0.001382244509922</text:p>
          </table:table-cell>
          <table:table-cell office:value-type="float" office:value="0" calcext:value-type="float">
            <text:p>0</text:p>
          </table:table-cell>
          <table:table-cell office:value-type="float" office:value="63.2" calcext:value-type="float">
            <text:p>6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c29caf966fcb3bdf9587ab422cd45a05af4652a62380a87577bb9dd0710b7aa", "6dd6c0f6e45db9fcf6c2df4e6c96f60b1bbdc7cd13cad54c605e5e9f8186725e", "5d1e85a5c1563a37bcabdcf66ff2d99e015f1fd56d2b42d86b761d659beb048b", "0b6d6c656c051d7a7eea1cf214007eda6d4e5b1e2b0dbd916436782b543175be", "21f9f67be36e6ec4cf3867d7a389b87d49bb155252a8b655ab4b314e81558543")</text:p>
          </table:table-cell>
          <table:table-cell office:value-type="float" office:value="-1.9" calcext:value-type="float">
            <text:p>-1.9</text:p>
          </table:table-cell>
          <table:table-cell office:value-type="float" office:value="49.05" calcext:value-type="float">
            <text:p>49.05</text:p>
          </table:table-cell>
          <table:table-cell office:value-type="float" office:value="49.52" calcext:value-type="float">
            <text:p>49.52</text:p>
          </table:table-cell>
          <table:table-cell office:value-type="float" office:value="48.57" calcext:value-type="float">
            <text:p>48.57</text:p>
          </table:table-cell>
          <table:table-cell office:value-type="float" office:value="49.02" calcext:value-type="float">
            <text:p>49.02</text:p>
          </table:table-cell>
          <table:table-cell office:value-type="float" office:value="49.06" calcext:value-type="float">
            <text:p>49.06</text:p>
          </table:table-cell>
          <table:table-cell office:value-type="float" office:value="49.24" calcext:value-type="float">
            <text:p>49.24</text:p>
          </table:table-cell>
          <table:table-cell office:value-type="float" office:value="44.58" calcext:value-type="float">
            <text:p>44.58</text:p>
          </table:table-cell>
          <table:table-cell office:value-type="float" office:value="662000" calcext:value-type="float">
            <text:p>662000</text:p>
          </table:table-cell>
          <table:table-cell office:value-type="float" office:value="0.003231292517007" calcext:value-type="float">
            <text:p>0.003231292517007</text:p>
          </table:table-cell>
          <table:table-cell office:value-type="float" office:value="0.000807823129252" calcext:value-type="float">
            <text:p>0.000807823129252</text:p>
          </table:table-cell>
          <table:table-cell office:value-type="float" office:value="0.002097505668934" calcext:value-type="float">
            <text:p>0.002097505668934</text:p>
          </table:table-cell>
          <table:table-cell office:value-type="float" office:value="0.001303854875283" calcext:value-type="float">
            <text:p>0.001303854875283</text:p>
          </table:table-cell>
          <table:table-cell office:value-type="float" office:value="0.000826532069326" calcext:value-type="float">
            <text:p>0.000826532069326</text:p>
          </table:table-cell>
          <table:table-cell office:value-type="float" office:value="0.000804140018391" calcext:value-type="float">
            <text:p>0.000804140018391</text:p>
          </table:table-cell>
          <table:table-cell office:value-type="float" office:value="0.001251715794711" calcext:value-type="float">
            <text:p>0.001251715794711</text:p>
          </table:table-cell>
          <table:table-cell office:value-type="float" office:value="0.000557954710408" calcext:value-type="float">
            <text:p>0.000557954710408</text:p>
          </table:table-cell>
          <table:table-cell office:value-type="float" office:value="1436" calcext:value-type="float">
            <text:p>1436</text:p>
          </table:table-cell>
          <table:table-cell office:value-type="float" office:value="12245.595" calcext:value-type="float">
            <text:p>12245.595</text:p>
          </table:table-cell>
          <table:table-cell office:value-type="string" calcext:value-type="string">
            <text:p>("f529aabbca089147a1d719c55aa67c2ec4e525f29582ca86727142db52076be9", "1e39fd7ff7150654f1cdb69700ad84b9a3748dc12c9afd5bc277f72458e155a5", "58c522769f8dbe932ae28f097b6457c8ee3f558dab4b806e186036300e9ee44a", "c411ba8bbaf516f3a046caa7d26cba8e1330be0af8a0159633d6177f138429ae", "9654459b8c8678d8bceacb275939f2b0a06056a6b64f100a51066391e0ff8d25"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uniform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47.62" calcext:value-type="float">
            <text:p>47.62</text:p>
          </table:table-cell>
          <table:table-cell office:value-type="float" office:value="50" calcext:value-type="float">
            <text:p>50</text:p>
          </table:table-cell>
          <table:table-cell office:value-type="float" office:value="48.78" calcext:value-type="float">
            <text:p>48.78</text:p>
          </table:table-cell>
          <table:table-cell office:value-type="float" office:value="48.84" calcext:value-type="float">
            <text:p>48.84</text:p>
          </table:table-cell>
          <table:table-cell office:value-type="float" office:value="48.19" calcext:value-type="float">
            <text:p>48.1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04.492" calcext:value-type="float">
            <text:p>104.492</text:p>
          </table:table-cell>
          <table:table-cell office:value-type="string" calcext:value-type="string">
            <text:p>ebbcb94a542afde0e1f01e651ff49a7efabceb970d0e6324185e98de39be27cf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7.62" calcext:value-type="float">
            <text:p>47.62</text:p>
          </table:table-cell>
          <table:table-cell office:value-type="float" office:value="52.38" calcext:value-type="float">
            <text:p>52.3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.78" calcext:value-type="float">
            <text:p>48.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00.025" calcext:value-type="float">
            <text:p>100.025</text:p>
          </table:table-cell>
          <table:table-cell office:value-type="string" calcext:value-type="string">
            <text:p>0a4442a42c1f65f206d0aebb8887ce410773bdac119ef28d9ae630554b19e44c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0833333333333" calcext:value-type="float">
            <text:p>0.470833333333333</text:p>
          </table:table-cell>
          <table:table-cell office:value-type="float" office:value="98.004" calcext:value-type="float">
            <text:p>98.004</text:p>
          </table:table-cell>
          <table:table-cell office:value-type="string" calcext:value-type="string">
            <text:p>393fb450657277bb338b6d25450e07e7ef279725851a09e388de0d4df1af83a5</text:p>
          </table:table-cell>
          <table:table-cell office:value-type="float" office:value="-9.52" calcext:value-type="float">
            <text:p>-9.52</text:p>
          </table:table-cell>
          <table:table-cell office:value-type="float" office:value="45.24" calcext:value-type="float">
            <text:p>45.24</text:p>
          </table:table-cell>
          <table:table-cell office:value-type="float" office:value="47.62" calcext:value-type="float">
            <text:p>47.62</text:p>
          </table:table-cell>
          <table:table-cell office:value-type="float" office:value="42.86" calcext:value-type="float">
            <text:p>42.86</text:p>
          </table:table-cell>
          <table:table-cell office:value-type="float" office:value="45.45" calcext:value-type="float">
            <text:p>45.45</text:p>
          </table:table-cell>
          <table:table-cell office:value-type="float" office:value="45" calcext:value-type="float">
            <text:p>45</text:p>
          </table:table-cell>
          <table:table-cell office:value-type="float" office:value="46.51" calcext:value-type="float">
            <text:p>46.5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01.618" calcext:value-type="float">
            <text:p>101.618</text:p>
          </table:table-cell>
          <table:table-cell office:value-type="string" calcext:value-type="string">
            <text:p>b6a90e91c62b84387ce41d8f30cd613fe79f1395e8dffd597379a27b0dbd962b</text:p>
          </table:table-cell>
          <table:table-cell office:value-type="float" office:value="-4.76" calcext:value-type="float">
            <text:p>-4.76</text:p>
          </table:table-cell>
          <table:table-cell table:number-columns-repeated="6" office:value-type="float" office:value="47.62" calcext:value-type="float">
            <text:p>47.6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05.064" calcext:value-type="float">
            <text:p>105.064</text:p>
          </table:table-cell>
          <table:table-cell office:value-type="string" calcext:value-type="string">
            <text:p>9bec1c125cdc0e6a2ae42cd612a3e63f90f1ea56cf24fc2c816788becaca80c9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42.86" calcext:value-type="float">
            <text:p>42.86</text:p>
          </table:table-cell>
          <table:table-cell office:value-type="float" office:value="54.76" calcext:value-type="float">
            <text:p>54.76</text:p>
          </table:table-cell>
          <table:table-cell office:value-type="float" office:value="48.65" calcext:value-type="float">
            <text:p>48.65</text:p>
          </table:table-cell>
          <table:table-cell office:value-type="float" office:value="48.94" calcext:value-type="float">
            <text:p>48.94</text:p>
          </table:table-cell>
          <table:table-cell office:value-type="float" office:value="45.57" calcext:value-type="float">
            <text:p>45.5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102.963" calcext:value-type="float">
            <text:p>102.963</text:p>
          </table:table-cell>
          <table:table-cell office:value-type="string" calcext:value-type="string">
            <text:p>8892879b7ed4417d099a410918e05a3cfc40bf12c41b323c8aed997100b60a3a</text:p>
          </table:table-cell>
          <table:table-cell office:value-type="float" office:value="-0.48" calcext:value-type="float">
            <text:p>-0.48</text:p>
          </table:table-cell>
          <table:table-cell office:value-type="float" office:value="49.76" calcext:value-type="float">
            <text:p>49.76</text:p>
          </table:table-cell>
          <table:table-cell office:value-type="float" office:value="42.86" calcext:value-type="float">
            <text:p>42.86</text:p>
          </table:table-cell>
          <table:table-cell office:value-type="float" office:value="56.67" calcext:value-type="float">
            <text:p>56.67</text:p>
          </table:table-cell>
          <table:table-cell office:value-type="float" office:value="49.83" calcext:value-type="float">
            <text:p>49.83</text:p>
          </table:table-cell>
          <table:table-cell office:value-type="float" office:value="49.72" calcext:value-type="float">
            <text:p>49.72</text:p>
          </table:table-cell>
          <table:table-cell office:value-type="float" office:value="46.04" calcext:value-type="float">
            <text:p>46.04</text:p>
          </table:table-cell>
          <table:table-cell office:value-type="float" office:value="0" calcext:value-type="float">
            <text:p>0</text:p>
          </table:table-cell>
          <table:table-cell office:value-type="float" office:value="334240" calcext:value-type="float">
            <text:p>334240</text:p>
          </table:table-cell>
          <table:table-cell office:value-type="float" office:value="0.003231292517007" calcext:value-type="float">
            <text:p>0.003231292517007</text:p>
          </table:table-cell>
          <table:table-cell office:value-type="float" office:value="0.000807823129252" calcext:value-type="float">
            <text:p>0.000807823129252</text:p>
          </table:table-cell>
          <table:table-cell office:value-type="float" office:value="0.000566893424036" calcext:value-type="float">
            <text:p>0.000566893424036</text:p>
          </table:table-cell>
          <table:table-cell office:value-type="float" office:value="0.002664399092971" calcext:value-type="float">
            <text:p>0.002664399092971</text:p>
          </table:table-cell>
          <table:table-cell office:value-type="float" office:value="0.00107381188414" calcext:value-type="float">
            <text:p>0.00107381188414</text:p>
          </table:table-cell>
          <table:table-cell office:value-type="float" office:value="0.000634522852638" calcext:value-type="float">
            <text:p>0.000634522852638</text:p>
          </table:table-cell>
          <table:table-cell office:value-type="float" office:value="0.000556757383173" calcext:value-type="float">
            <text:p>0.000556757383173</text:p>
          </table:table-cell>
          <table:table-cell office:value-type="float" office:value="0" calcext:value-type="float">
            <text:p>0</text:p>
          </table:table-cell>
          <table:table-cell office:value-type="float" office:value="1718.8" calcext:value-type="float">
            <text:p>171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389ff95899af9dcf5e93f6ca27aa5d36254a6f83a5490b9a9b31d7729ea53bf", "b3890b2c43005e5019ae944e669b4c141b3dc18ffa740dded30782e2ca963e98", "f117aa67d2a2de2af04180327684fd7e1551517dc3b4712051cda94e3e3e4870", "d41cc8d2aa205278a5056636f021fceeedc94a01b1c2b0519268080d784f67d7", "f4fd8c7e00b20876eae2d904aea66489c7649a845949aa227aff0110ea559169")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43.81" calcext:value-type="float">
            <text:p>43.81</text:p>
          </table:table-cell>
          <table:table-cell office:value-type="float" office:value="53.81" calcext:value-type="float">
            <text:p>53.81</text:p>
          </table:table-cell>
          <table:table-cell office:value-type="float" office:value="48.81" calcext:value-type="float">
            <text:p>48.81</text:p>
          </table:table-cell>
          <table:table-cell office:value-type="float" office:value="48.82" calcext:value-type="float">
            <text:p>48.82</text:p>
          </table:table-cell>
          <table:table-cell office:value-type="float" office:value="46.14" calcext:value-type="float">
            <text:p>46.14</text:p>
          </table:table-cell>
          <table:table-cell office:value-type="float" office:value="45.42" calcext:value-type="float">
            <text:p>45.42</text:p>
          </table:table-cell>
          <table:table-cell office:value-type="float" office:value="668720" calcext:value-type="float">
            <text:p>668720</text:p>
          </table:table-cell>
          <table:table-cell office:value-type="float" office:value="0.005385487528345" calcext:value-type="float">
            <text:p>0.005385487528345</text:p>
          </table:table-cell>
          <table:table-cell office:value-type="float" office:value="0.001346371882086" calcext:value-type="float">
            <text:p>0.001346371882086</text:p>
          </table:table-cell>
          <table:table-cell office:value-type="float" office:value="0.000736961451247" calcext:value-type="float">
            <text:p>0.000736961451247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1538597925514" calcext:value-type="float">
            <text:p>0.001538597925514</text:p>
          </table:table-cell>
          <table:table-cell office:value-type="float" office:value="0.001200847356104" calcext:value-type="float">
            <text:p>0.001200847356104</text:p>
          </table:table-cell>
          <table:table-cell office:value-type="float" office:value="0.000900268613883" calcext:value-type="float">
            <text:p>0.000900268613883</text:p>
          </table:table-cell>
          <table:table-cell table:style-name="ce3" office:value-type="float" office:value="0.0000336" calcext:value-type="float">
            <text:p>3.36E-05</text:p>
          </table:table-cell>
          <table:table-cell office:value-type="float" office:value="2131.2" calcext:value-type="float">
            <text:p>2131.2</text:p>
          </table:table-cell>
          <table:table-cell office:value-type="float" office:value="12525.999" calcext:value-type="float">
            <text:p>12525.999</text:p>
          </table:table-cell>
          <table:table-cell office:value-type="string" calcext:value-type="string">
            <text:p>("9d668a9607853e3fad609995a003404eb8a0851299ee28d8aafc64c7fe6f1c77", "b97a00b4a0d6cb6cd69004119b048b377ab8eaad162ab705686c45d66b2030cf", "7ea56243f3ee9d5381b7f9a6d0b39384c14cbf1cdb339df8e12f2fcc5918a9bd", "055abf25675fd42d8f08c0b86711a4d0bbfbb0a1e1c66a75832e192dbb88c717", "aff702b00c1a1ac5b71ef04663b2cd09c118d1be8dab64b0704bc92c099b2a03"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uniform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11.9" calcext:value-type="float">
            <text:p>11.9</text:p>
          </table:table-cell>
          <table:table-cell office:value-type="float" office:value="55.95" calcext:value-type="float">
            <text:p>55.95</text:p>
          </table:table-cell>
          <table:table-cell office:value-type="float" office:value="54.76" calcext:value-type="float">
            <text:p>54.76</text:p>
          </table:table-cell>
          <table:table-cell office:value-type="float" office:value="57.14" calcext:value-type="float">
            <text:p>57.14</text:p>
          </table:table-cell>
          <table:table-cell office:value-type="float" office:value="56.1" calcext:value-type="float">
            <text:p>56.1</text:p>
          </table:table-cell>
          <table:table-cell office:value-type="float" office:value="55.81" calcext:value-type="float">
            <text:p>55.81</text:p>
          </table:table-cell>
          <table:table-cell office:value-type="float" office:value="55.42" calcext:value-type="float">
            <text:p>55.4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83.22" calcext:value-type="float">
            <text:p>383.22</text:p>
          </table:table-cell>
          <table:table-cell office:value-type="string" calcext:value-type="string">
            <text:p>18eebee10361e6b33f78d7ea47642c189f15fc31c398211b5b35f40f3fc91d2b</text:p>
          </table:table-cell>
          <table:table-cell office:value-type="float" office:value="11.9" calcext:value-type="float">
            <text:p>11.9</text:p>
          </table:table-cell>
          <table:table-cell office:value-type="float" office:value="55.95" calcext:value-type="float">
            <text:p>55.95</text:p>
          </table:table-cell>
          <table:table-cell office:value-type="float" office:value="54.76" calcext:value-type="float">
            <text:p>54.76</text:p>
          </table:table-cell>
          <table:table-cell office:value-type="float" office:value="57.14" calcext:value-type="float">
            <text:p>57.14</text:p>
          </table:table-cell>
          <table:table-cell office:value-type="float" office:value="56.1" calcext:value-type="float">
            <text:p>56.1</text:p>
          </table:table-cell>
          <table:table-cell office:value-type="float" office:value="55.81" calcext:value-type="float">
            <text:p>55.81</text:p>
          </table:table-cell>
          <table:table-cell office:value-type="float" office:value="55.42" calcext:value-type="float">
            <text:p>55.4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81.684" calcext:value-type="float">
            <text:p>381.684</text:p>
          </table:table-cell>
          <table:table-cell office:value-type="string" calcext:value-type="string">
            <text:p>65e493dbb0185ef493f7d8e72ef19330cf252a277877a64e987db7ed1358015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70.921" calcext:value-type="float">
            <text:p>370.921</text:p>
          </table:table-cell>
          <table:table-cell office:value-type="string" calcext:value-type="string">
            <text:p>312fd05115f534fb32fefd8751e1c1cbab14e15005c9a5d4c4dde1a8ca95d1a7</text:p>
          </table:table-cell>
          <table:table-cell office:value-type="float" office:value="11.9" calcext:value-type="float">
            <text:p>11.9</text:p>
          </table:table-cell>
          <table:table-cell office:value-type="float" office:value="55.95" calcext:value-type="float">
            <text:p>55.95</text:p>
          </table:table-cell>
          <table:table-cell office:value-type="float" office:value="54.76" calcext:value-type="float">
            <text:p>54.76</text:p>
          </table:table-cell>
          <table:table-cell office:value-type="float" office:value="57.14" calcext:value-type="float">
            <text:p>57.14</text:p>
          </table:table-cell>
          <table:table-cell office:value-type="float" office:value="56.1" calcext:value-type="float">
            <text:p>56.1</text:p>
          </table:table-cell>
          <table:table-cell office:value-type="float" office:value="55.81" calcext:value-type="float">
            <text:p>55.81</text:p>
          </table:table-cell>
          <table:table-cell office:value-type="float" office:value="55.42" calcext:value-type="float">
            <text:p>55.4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83.546" calcext:value-type="float">
            <text:p>383.546</text:p>
          </table:table-cell>
          <table:table-cell office:value-type="string" calcext:value-type="string">
            <text:p>7d4ed288c5daef562f2d9052678f204903d748ea7f43283cfded6a1f280f5059</text:p>
          </table:table-cell>
          <table:table-cell office:value-type="float" office:value="9.52" calcext:value-type="float">
            <text:p>9.52</text:p>
          </table:table-cell>
          <table:table-cell office:value-type="float" office:value="54.76" calcext:value-type="float">
            <text:p>54.76</text:p>
          </table:table-cell>
          <table:table-cell office:value-type="float" office:value="52.38" calcext:value-type="float">
            <text:p>52.38</text:p>
          </table:table-cell>
          <table:table-cell office:value-type="float" office:value="57.14" calcext:value-type="float">
            <text:p>57.14</text:p>
          </table:table-cell>
          <table:table-cell office:value-type="float" office:value="55" calcext:value-type="float">
            <text:p>55</text:p>
          </table:table-cell>
          <table:table-cell office:value-type="float" office:value="54.55" calcext:value-type="float">
            <text:p>54.55</text:p>
          </table:table-cell>
          <table:table-cell office:value-type="float" office:value="53.66" calcext:value-type="float">
            <text:p>53.6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78.986" calcext:value-type="float">
            <text:p>378.986</text:p>
          </table:table-cell>
          <table:table-cell office:value-type="string" calcext:value-type="string">
            <text:p>91a3071f4e081fcace3cc4fa17df40bac8c334a71e4f1e4851fda837e6b59f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366.036" calcext:value-type="float">
            <text:p>366.036</text:p>
          </table:table-cell>
          <table:table-cell office:value-type="string" calcext:value-type="string">
            <text:p>312fd05115f534fb32fefd8751e1c1cbab14e15005c9a5d4c4dde1a8ca95d1a7</text:p>
          </table:table-cell>
          <table:table-cell office:value-type="float" office:value="0.95" calcext:value-type="float">
            <text:p>0.95</text:p>
          </table:table-cell>
          <table:table-cell office:value-type="float" office:value="50.48" calcext:value-type="float">
            <text:p>50.48</text:p>
          </table:table-cell>
          <table:table-cell office:value-type="float" office:value="46.19" calcext:value-type="float">
            <text:p>46.19</text:p>
          </table:table-cell>
          <table:table-cell office:value-type="float" office:value="54.76" calcext:value-type="float">
            <text:p>54.76</text:p>
          </table:table-cell>
          <table:table-cell office:value-type="float" office:value="50.5" calcext:value-type="float">
            <text:p>50.5</text:p>
          </table:table-cell>
          <table:table-cell office:value-type="float" office:value="50.45" calcext:value-type="float">
            <text:p>50.45</text:p>
          </table:table-cell>
          <table:table-cell office:value-type="float" office:value="48.11" calcext:value-type="float">
            <text:p>48.11</text:p>
          </table:table-cell>
          <table:table-cell office:value-type="float" office:value="0" calcext:value-type="float">
            <text:p>0</text:p>
          </table:table-cell>
          <table:table-cell office:value-type="float" office:value="332480" calcext:value-type="float">
            <text:p>332480</text:p>
          </table:table-cell>
          <table:table-cell office:value-type="float" office:value="0.002721088435374" calcext:value-type="float">
            <text:p>0.002721088435374</text:p>
          </table:table-cell>
          <table:table-cell office:value-type="float" office:value="0.000680272108844" calcext:value-type="float">
            <text:p>0.000680272108844</text:p>
          </table:table-cell>
          <table:table-cell office:value-type="float" office:value="0.003854875283447" calcext:value-type="float">
            <text:p>0.003854875283447</text:p>
          </table:table-cell>
          <table:table-cell office:value-type="float" office:value="0.003401360544218" calcext:value-type="float">
            <text:p>0.003401360544218</text:p>
          </table:table-cell>
          <table:table-cell office:value-type="float" office:value="0.000665045632578" calcext:value-type="float">
            <text:p>0.000665045632578</text:p>
          </table:table-cell>
          <table:table-cell office:value-type="float" office:value="0.000697562358277" calcext:value-type="float">
            <text:p>0.000697562358277</text:p>
          </table:table-cell>
          <table:table-cell office:value-type="float" office:value="0.001697626368606" calcext:value-type="float">
            <text:p>0.001697626368606</text:p>
          </table:table-cell>
          <table:table-cell office:value-type="float" office:value="0" calcext:value-type="float">
            <text:p>0</text:p>
          </table:table-cell>
          <table:table-cell office:value-type="float" office:value="513.2" calcext:value-type="float">
            <text:p>5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964de1eb3c68972748fae96217ff8bb885a079d794a754337e4057d67223984", "db77042c8d7e1db89fccec3487b82a79269960f3d956613c750dae594dd4197d", "5f4669017483b7fd5b1240d260b2800df607aac8b0b366b751969445ec535249", "a586e32e2a70f942cacce7277172768210e6d20894cc2a85190eaec123b02292", "f7fb00b26efb06e9a42cab7f11503573066cd3635819cace22ad0e54a07fb8fe")</text:p>
          </table:table-cell>
          <table:table-cell office:value-type="float" office:value="6.67" calcext:value-type="float">
            <text:p>6.67</text:p>
          </table:table-cell>
          <table:table-cell table:number-columns-repeated="3" office:value-type="float" office:value="53.33" calcext:value-type="float">
            <text:p>53.33</text:p>
          </table:table-cell>
          <table:table-cell office:value-type="float" office:value="53.29" calcext:value-type="float">
            <text:p>53.29</text:p>
          </table:table-cell>
          <table:table-cell office:value-type="float" office:value="53.38" calcext:value-type="float">
            <text:p>53.38</text:p>
          </table:table-cell>
          <table:table-cell office:value-type="float" office:value="53.3" calcext:value-type="float">
            <text:p>53.3</text:p>
          </table:table-cell>
          <table:table-cell office:value-type="float" office:value="45.72" calcext:value-type="float">
            <text:p>45.72</text:p>
          </table:table-cell>
          <table:table-cell office:value-type="float" office:value="666760" calcext:value-type="float">
            <text:p>666760</text:p>
          </table:table-cell>
          <table:table-cell office:value-type="float" office:value="0.004365079365079" calcext:value-type="float">
            <text:p>0.004365079365079</text:p>
          </table:table-cell>
          <table:table-cell office:value-type="float" office:value="0.00109126984127" calcext:value-type="float">
            <text:p>0.00109126984127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0736961451247" calcext:value-type="float">
            <text:p>0.000736961451247</text:p>
          </table:table-cell>
          <table:table-cell office:value-type="float" office:value="0.001046499364123" calcext:value-type="float">
            <text:p>0.001046499364123</text:p>
          </table:table-cell>
          <table:table-cell office:value-type="float" office:value="0.001139755922198" calcext:value-type="float">
            <text:p>0.001139755922198</text:p>
          </table:table-cell>
          <table:table-cell office:value-type="float" office:value="0.001406857072768" calcext:value-type="float">
            <text:p>0.001406857072768</text:p>
          </table:table-cell>
          <table:table-cell office:value-type="float" office:value="0.000119756132966" calcext:value-type="float">
            <text:p>0.000119756132966</text:p>
          </table:table-cell>
          <table:table-cell office:value-type="float" office:value="2426.8" calcext:value-type="float">
            <text:p>2426.8</text:p>
          </table:table-cell>
          <table:table-cell office:value-type="float" office:value="12531.999" calcext:value-type="float">
            <text:p>12531.999</text:p>
          </table:table-cell>
          <table:table-cell office:value-type="string" calcext:value-type="string">
            <text:p>("cccde04b387668ba28fa5d8e06cd18a62e0e3859cae2e18ff824684449d413d0", "c87634d6f63bc528ed11262dbec83a0d36e124404bf863f6bdc46cb73fd0d434", "acda2e992f141e8c5d702bb3268d3a7c1574fdac55a4630fd07df5adb6b15657", "f80f0a67b78f88b2c10328c52315ab6fff73f0ded25765e8ba3b542ce24215c6", "faf197f0f747824ed3800f8e96fa260cb190b1312d7b09d1acaa77ad5dc98597"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uniform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28.57" calcext:value-type="float">
            <text:p>28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6.67" calcext:value-type="float">
            <text:p>66.67</text:p>
          </table:table-cell>
          <table:table-cell office:value-type="float" office:value="61.9" calcext:value-type="float">
            <text:p>61.9</text:p>
          </table:table-cell>
          <table:table-cell office:value-type="float" office:value="63.64" calcext:value-type="float">
            <text:p>63.64</text:p>
          </table:table-cell>
          <table:table-cell office:value-type="float" office:value="65" calcext:value-type="float">
            <text:p>65</text:p>
          </table:table-cell>
          <table:table-cell office:value-type="float" office:value="65.12" calcext:value-type="float">
            <text:p>65.12</text:p>
          </table:table-cell>
          <table:table-cell office:value-type="float" office:value="95" calcext:value-type="float">
            <text:p>95</text:p>
          </table:table-cell>
          <table:table-cell office:value-type="float" office:value="0.535281385281385" calcext:value-type="float">
            <text:p>0.535281385281385</text:p>
          </table:table-cell>
          <table:table-cell office:value-type="float" office:value="0.459469696969697" calcext:value-type="float">
            <text:p>0.459469696969697</text:p>
          </table:table-cell>
          <table:table-cell office:value-type="float" office:value="82.131" calcext:value-type="float">
            <text:p>82.131</text:p>
          </table:table-cell>
          <table:table-cell office:value-type="string" calcext:value-type="string">
            <text:p>af919e99fb37f5c8caca5460091bfb24af79473878216da48efebeadeab3bfb2</text:p>
          </table:table-cell>
          <table:table-cell office:value-type="float" office:value="30.95" calcext:value-type="float">
            <text:p>30.95</text:p>
          </table:table-cell>
          <table:table-cell office:value-type="float" office:value="65.48" calcext:value-type="float">
            <text:p>65.48</text:p>
          </table:table-cell>
          <table:table-cell office:value-type="float" office:value="66.67" calcext:value-type="float">
            <text:p>66.67</text:p>
          </table:table-cell>
          <table:table-cell office:value-type="float" office:value="64.29" calcext:value-type="float">
            <text:p>64.29</text:p>
          </table:table-cell>
          <table:table-cell office:value-type="float" office:value="65.12" calcext:value-type="float">
            <text:p>65.12</text:p>
          </table:table-cell>
          <table:table-cell office:value-type="float" office:value="65.85" calcext:value-type="float">
            <text:p>65.85</text:p>
          </table:table-cell>
          <table:table-cell office:value-type="float" office:value="65.88" calcext:value-type="float">
            <text:p>65.88</text:p>
          </table:table-cell>
          <table:table-cell office:value-type="float" office:value="83" calcext:value-type="float">
            <text:p>83</text:p>
          </table:table-cell>
          <table:table-cell office:value-type="float" office:value="0.535281385281385" calcext:value-type="float">
            <text:p>0.535281385281385</text:p>
          </table:table-cell>
          <table:table-cell office:value-type="float" office:value="0.459469696969697" calcext:value-type="float">
            <text:p>0.459469696969697</text:p>
          </table:table-cell>
          <table:table-cell office:value-type="float" office:value="74.429" calcext:value-type="float">
            <text:p>74.429</text:p>
          </table:table-cell>
          <table:table-cell office:value-type="string" calcext:value-type="string">
            <text:p>7bfc6bf94410c14c9753fec6725eba1d5c862233108a3865a80e3be17f35bdd1</text:p>
          </table:table-cell>
          <table:table-cell office:value-type="float" office:value="26.19" calcext:value-type="float">
            <text:p>26.19</text:p>
          </table:table-cell>
          <table:table-cell office:value-type="float" office:value="63.1" calcext:value-type="float">
            <text:p>63.1</text:p>
          </table:table-cell>
          <table:table-cell office:value-type="float" office:value="71.43" calcext:value-type="float">
            <text:p>71.43</text:p>
          </table:table-cell>
          <table:table-cell office:value-type="float" office:value="54.76" calcext:value-type="float">
            <text:p>54.76</text:p>
          </table:table-cell>
          <table:table-cell office:value-type="float" office:value="61.22" calcext:value-type="float">
            <text:p>61.22</text:p>
          </table:table-cell>
          <table:table-cell office:value-type="float" office:value="65.71" calcext:value-type="float">
            <text:p>65.71</text:p>
          </table:table-cell>
          <table:table-cell office:value-type="float" office:value="65.93" calcext:value-type="float">
            <text:p>65.93</text:p>
          </table:table-cell>
          <table:table-cell office:value-type="float" office:value="47" calcext:value-type="float">
            <text:p>47</text:p>
          </table:table-cell>
          <table:table-cell office:value-type="float" office:value="0.523260073260073" calcext:value-type="float">
            <text:p>0.523260073260073</text:p>
          </table:table-cell>
          <table:table-cell office:value-type="float" office:value="0.454166666666667" calcext:value-type="float">
            <text:p>0.454166666666667</text:p>
          </table:table-cell>
          <table:table-cell office:value-type="float" office:value="73.583" calcext:value-type="float">
            <text:p>73.583</text:p>
          </table:table-cell>
          <table:table-cell office:value-type="string" calcext:value-type="string">
            <text:p>7f38935e847aae428961de5824dc8cd3b4447e81720087b6565ce8d8e5585f52</text:p>
          </table:table-cell>
          <table:table-cell office:value-type="float" office:value="26.19" calcext:value-type="float">
            <text:p>26.19</text:p>
          </table:table-cell>
          <table:table-cell office:value-type="float" office:value="63.1" calcext:value-type="float">
            <text:p>63.1</text:p>
          </table:table-cell>
          <table:table-cell office:value-type="float" office:value="64.29" calcext:value-type="float">
            <text:p>64.29</text:p>
          </table:table-cell>
          <table:table-cell office:value-type="float" office:value="61.9" calcext:value-type="float">
            <text:p>61.9</text:p>
          </table:table-cell>
          <table:table-cell office:value-type="float" office:value="62.79" calcext:value-type="float">
            <text:p>62.79</text:p>
          </table:table-cell>
          <table:table-cell office:value-type="float" office:value="63.41" calcext:value-type="float">
            <text:p>63.41</text:p>
          </table:table-cell>
          <table:table-cell office:value-type="float" office:value="63.53" calcext:value-type="float">
            <text:p>63.53</text:p>
          </table:table-cell>
          <table:table-cell office:value-type="float" office:value="81" calcext:value-type="float">
            <text:p>81</text:p>
          </table:table-cell>
          <table:table-cell office:value-type="float" office:value="0.535281385281385" calcext:value-type="float">
            <text:p>0.535281385281385</text:p>
          </table:table-cell>
          <table:table-cell office:value-type="float" office:value="0.459469696969697" calcext:value-type="float">
            <text:p>0.459469696969697</text:p>
          </table:table-cell>
          <table:table-cell office:value-type="float" office:value="82.686" calcext:value-type="float">
            <text:p>82.686</text:p>
          </table:table-cell>
          <table:table-cell office:value-type="string" calcext:value-type="string">
            <text:p>2a5203f1257ce433c5ad0404b9bb75df4b6ba5ce8b0d790297b2b02293d999e9</text:p>
          </table:table-cell>
          <table:table-cell office:value-type="float" office:value="26.19" calcext:value-type="float">
            <text:p>26.19</text:p>
          </table:table-cell>
          <table:table-cell office:value-type="float" office:value="63.1" calcext:value-type="float">
            <text:p>63.1</text:p>
          </table:table-cell>
          <table:table-cell office:value-type="float" office:value="64.29" calcext:value-type="float">
            <text:p>64.29</text:p>
          </table:table-cell>
          <table:table-cell office:value-type="float" office:value="61.9" calcext:value-type="float">
            <text:p>61.9</text:p>
          </table:table-cell>
          <table:table-cell office:value-type="float" office:value="62.79" calcext:value-type="float">
            <text:p>62.79</text:p>
          </table:table-cell>
          <table:table-cell office:value-type="float" office:value="63.41" calcext:value-type="float">
            <text:p>63.41</text:p>
          </table:table-cell>
          <table:table-cell office:value-type="float" office:value="63.53" calcext:value-type="float">
            <text:p>63.53</text:p>
          </table:table-cell>
          <table:table-cell office:value-type="float" office:value="71" calcext:value-type="float">
            <text:p>71</text:p>
          </table:table-cell>
          <table:table-cell office:value-type="float" office:value="0.535281385281385" calcext:value-type="float">
            <text:p>0.535281385281385</text:p>
          </table:table-cell>
          <table:table-cell office:value-type="float" office:value="0.459469696969697" calcext:value-type="float">
            <text:p>0.459469696969697</text:p>
          </table:table-cell>
          <table:table-cell office:value-type="float" office:value="76.304" calcext:value-type="float">
            <text:p>76.304</text:p>
          </table:table-cell>
          <table:table-cell office:value-type="string" calcext:value-type="string">
            <text:p>c355387b7160a404bee5ad8a5c3c36282720a821deb82b5fdb8275d851183539</text:p>
          </table:table-cell>
          <table:table-cell office:value-type="float" office:value="26.19" calcext:value-type="float">
            <text:p>26.19</text:p>
          </table:table-cell>
          <table:table-cell office:value-type="float" office:value="63.1" calcext:value-type="float">
            <text:p>63.1</text:p>
          </table:table-cell>
          <table:table-cell office:value-type="float" office:value="71.43" calcext:value-type="float">
            <text:p>71.43</text:p>
          </table:table-cell>
          <table:table-cell office:value-type="float" office:value="54.76" calcext:value-type="float">
            <text:p>54.76</text:p>
          </table:table-cell>
          <table:table-cell office:value-type="float" office:value="61.22" calcext:value-type="float">
            <text:p>61.22</text:p>
          </table:table-cell>
          <table:table-cell office:value-type="float" office:value="65.71" calcext:value-type="float">
            <text:p>65.71</text:p>
          </table:table-cell>
          <table:table-cell office:value-type="float" office:value="65.93" calcext:value-type="float">
            <text:p>65.93</text:p>
          </table:table-cell>
          <table:table-cell office:value-type="float" office:value="47" calcext:value-type="float">
            <text:p>47</text:p>
          </table:table-cell>
          <table:table-cell office:value-type="float" office:value="0.523260073260073" calcext:value-type="float">
            <text:p>0.523260073260073</text:p>
          </table:table-cell>
          <table:table-cell office:value-type="float" office:value="0.454166666666667" calcext:value-type="float">
            <text:p>0.454166666666667</text:p>
          </table:table-cell>
          <table:table-cell office:value-type="float" office:value="76.791" calcext:value-type="float">
            <text:p>76.791</text:p>
          </table:table-cell>
          <table:table-cell office:value-type="string" calcext:value-type="string">
            <text:p>7f38935e847aae428961de5824dc8cd3b4447e81720087b6565ce8d8e5585f52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40" calcext:value-type="float">
            <text:p>40</text:p>
          </table:table-cell>
          <table:table-cell office:value-type="float" office:value="62.38" calcext:value-type="float">
            <text:p>62.38</text:p>
          </table:table-cell>
          <table:table-cell office:value-type="float" office:value="51.46" calcext:value-type="float">
            <text:p>51.46</text:p>
          </table:table-cell>
          <table:table-cell office:value-type="float" office:value="51.03" calcext:value-type="float">
            <text:p>51.03</text:p>
          </table:table-cell>
          <table:table-cell office:value-type="float" office:value="44.8" calcext:value-type="float">
            <text:p>44.8</text:p>
          </table:table-cell>
          <table:table-cell office:value-type="float" office:value="0" calcext:value-type="float">
            <text:p>0</text:p>
          </table:table-cell>
          <table:table-cell office:value-type="float" office:value="334760" calcext:value-type="float">
            <text:p>334760</text:p>
          </table:table-cell>
          <table:table-cell office:value-type="float" office:value="0.001984126984127" calcext:value-type="float">
            <text:p>0.001984126984127</text:p>
          </table:table-cell>
          <table:table-cell office:value-type="float" office:value="0.000496031746032" calcext:value-type="float">
            <text:p>0.000496031746032</text:p>
          </table:table-cell>
          <table:table-cell office:value-type="float" office:value="0.004648526077098" calcext:value-type="float">
            <text:p>0.004648526077098</text:p>
          </table:table-cell>
          <table:table-cell office:value-type="float" office:value="0.002947845804989" calcext:value-type="float">
            <text:p>0.002947845804989</text:p>
          </table:table-cell>
          <table:table-cell office:value-type="float" office:value="0.000716282672037" calcext:value-type="float">
            <text:p>0.000716282672037</text:p>
          </table:table-cell>
          <table:table-cell office:value-type="float" office:value="0.000370707223116" calcext:value-type="float">
            <text:p>0.000370707223116</text:p>
          </table:table-cell>
          <table:table-cell office:value-type="float" office:value="0.002564201462518" calcext:value-type="float">
            <text:p>0.002564201462518</text:p>
          </table:table-cell>
          <table:table-cell office:value-type="float" office:value="0" calcext:value-type="float">
            <text:p>0</text:p>
          </table:table-cell>
          <table:table-cell office:value-type="float" office:value="318.8" calcext:value-type="float">
            <text:p>31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e73833ce404334d2f24c929c89bdc310997b510f34f1ed576d4b4e8ab9f641e", "5b42d4b96f7099db382a8d187e451ffd4eb478c6a2a7d85134e0a1cef0db1f89", "33853bd32e5db71d714ff74cfd198450a7548e71e36e5fa763d6e243f76b2af7", "c4bfd76855f181faee37146212e331be5c7dfbb021c933f8590c3e3d8f515609", "6910e82f978da9f73058609cedb84668fc5221db1f7bf7a08735ff201141bac8")</text:p>
          </table:table-cell>
          <table:table-cell office:value-type="float" office:value="3.81" calcext:value-type="float">
            <text:p>3.81</text:p>
          </table:table-cell>
          <table:table-cell office:value-type="float" office:value="51.9" calcext:value-type="float">
            <text:p>51.9</text:p>
          </table:table-cell>
          <table:table-cell office:value-type="float" office:value="40.48" calcext:value-type="float">
            <text:p>40.48</text:p>
          </table:table-cell>
          <table:table-cell office:value-type="float" office:value="63.33" calcext:value-type="float">
            <text:p>63.33</text:p>
          </table:table-cell>
          <table:table-cell office:value-type="float" office:value="52.45" calcext:value-type="float">
            <text:p>52.45</text:p>
          </table:table-cell>
          <table:table-cell office:value-type="float" office:value="51.56" calcext:value-type="float">
            <text:p>51.56</text:p>
          </table:table-cell>
          <table:table-cell office:value-type="float" office:value="45.66" calcext:value-type="float">
            <text:p>45.66</text:p>
          </table:table-cell>
          <table:table-cell office:value-type="float" office:value="46.39" calcext:value-type="float">
            <text:p>46.39</text:p>
          </table:table-cell>
          <table:table-cell office:value-type="float" office:value="668200" calcext:value-type="float">
            <text:p>668200</text:p>
          </table:table-cell>
          <table:table-cell office:value-type="float" office:value="0.000453514739229" calcext:value-type="float">
            <text:p>0.000453514739229</text:p>
          </table:table-cell>
          <table:table-cell office:value-type="float" office:value="0.000113378684807" calcext:value-type="float">
            <text:p>0.000113378684807</text:p>
          </table:table-cell>
          <table:table-cell office:value-type="float" office:value="0.000850340136054" calcext:value-type="float">
            <text:p>0.000850340136054</text:p>
          </table:table-cell>
          <table:table-cell office:value-type="float" office:value="0.000453514739229" calcext:value-type="float">
            <text:p>0.000453514739229</text:p>
          </table:table-cell>
          <table:table-cell office:value-type="float" office:value="0.000164967726842" calcext:value-type="float">
            <text:p>0.000164967726842</text:p>
          </table:table-cell>
          <table:table-cell table:style-name="ce3" office:value-type="float" office:value="0.0000848" calcext:value-type="float">
            <text:p>8.48E-05</text:p>
          </table:table-cell>
          <table:table-cell office:value-type="float" office:value="0.000466006604104" calcext:value-type="float">
            <text:p>0.000466006604104</text:p>
          </table:table-cell>
          <table:table-cell office:value-type="float" office:value="0.000249491943678" calcext:value-type="float">
            <text:p>0.000249491943678</text:p>
          </table:table-cell>
          <table:table-cell office:value-type="float" office:value="904" calcext:value-type="float">
            <text:p>904</text:p>
          </table:table-cell>
          <table:table-cell office:value-type="float" office:value="13489.787" calcext:value-type="float">
            <text:p>13489.787</text:p>
          </table:table-cell>
          <table:table-cell office:value-type="string" calcext:value-type="string">
            <text:p>("ac11f5b670ca11b8d2a8372882c5909be2834def0132cc5eaec5926adf4df6a2", "97e93d03bde1200aecaf314e9a41eaf21a31596ccb60da07b87c9cdebcee1668", "580ef3993b9ff492476da2bc9dbcf4d256aa225fc8fcb43f76508aec847dac8b", "82a40c4120cf1cc53523fb6d74be70505e90a0149e7b89c84342f580aad14430", "f73a49d3946af3a4c331d72db0605709c9e87df543e7c64fdedbe9c17898f4ce"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uniform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9.52" calcext:value-type="float">
            <text:p>9.52</text:p>
          </table:table-cell>
          <table:table-cell office:value-type="float" office:value="54.76" calcext:value-type="float">
            <text:p>54.76</text:p>
          </table:table-cell>
          <table:table-cell office:value-type="float" office:value="57.14" calcext:value-type="float">
            <text:p>57.14</text:p>
          </table:table-cell>
          <table:table-cell office:value-type="float" office:value="52.38" calcext:value-type="float">
            <text:p>52.38</text:p>
          </table:table-cell>
          <table:table-cell office:value-type="float" office:value="54.55" calcext:value-type="float">
            <text:p>54.55</text:p>
          </table:table-cell>
          <table:table-cell office:value-type="float" office:value="55" calcext:value-type="float">
            <text:p>55</text:p>
          </table:table-cell>
          <table:table-cell office:value-type="float" office:value="55.81" calcext:value-type="float">
            <text:p>55.8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0.982" calcext:value-type="float">
            <text:p>90.982</text:p>
          </table:table-cell>
          <table:table-cell office:value-type="string" calcext:value-type="string">
            <text:p>c43949177b0654ededfbea324d9a086a4183b97fd2178bdec65296eeeeb25dcf</text:p>
          </table:table-cell>
          <table:table-cell office:value-type="float" office:value="7.14" calcext:value-type="float">
            <text:p>7.14</text:p>
          </table:table-cell>
          <table:table-cell office:value-type="float" office:value="53.57" calcext:value-type="float">
            <text:p>53.57</text:p>
          </table:table-cell>
          <table:table-cell office:value-type="float" office:value="57.14" calcext:value-type="float">
            <text:p>57.1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3.85" calcext:value-type="float">
            <text:p>53.85</text:p>
          </table:table-cell>
          <table:table-cell office:value-type="float" office:value="55.17" calcext:value-type="float">
            <text:p>55.17</text:p>
          </table:table-cell>
          <table:table-cell office:value-type="float" office:value="67" calcext:value-type="float">
            <text:p>67</text:p>
          </table:table-cell>
          <table:table-cell office:value-type="float" office:value="0.547619047619048" calcext:value-type="float">
            <text:p>0.547619047619048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90.935" calcext:value-type="float">
            <text:p>90.935</text:p>
          </table:table-cell>
          <table:table-cell office:value-type="string" calcext:value-type="string">
            <text:p>6d89466acb2064545adcc37b7e7f40ff7cf218bf3a3bf3ed73cdb33c8ec5c6bd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71.43" calcext:value-type="float">
            <text:p>71.43</text:p>
          </table:table-cell>
          <table:table-cell office:value-type="float" office:value="45.24" calcext:value-type="float">
            <text:p>45.24</text:p>
          </table:table-cell>
          <table:table-cell office:value-type="float" office:value="56.6" calcext:value-type="float">
            <text:p>56.6</text:p>
          </table:table-cell>
          <table:table-cell office:value-type="float" office:value="61.29" calcext:value-type="float">
            <text:p>61.29</text:p>
          </table:table-cell>
          <table:table-cell office:value-type="float" office:value="63.16" calcext:value-type="float">
            <text:p>63.16</text:p>
          </table:table-cell>
          <table:table-cell office:value-type="float" office:value="47" calcext:value-type="float">
            <text:p>47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88.108" calcext:value-type="float">
            <text:p>88.108</text:p>
          </table:table-cell>
          <table:table-cell office:value-type="string" calcext:value-type="string">
            <text:p>da965e573d750556db775ee1321c76c29a0bd397b1f9bc2e3328f9abec6935c1</text:p>
          </table:table-cell>
          <table:table-cell office:value-type="float" office:value="4.76" calcext:value-type="float">
            <text:p>4.76</text:p>
          </table:table-cell>
          <table:table-cell table:number-columns-repeated="6" office:value-type="float" office:value="52.38" calcext:value-type="float">
            <text:p>52.3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1.452" calcext:value-type="float">
            <text:p>91.452</text:p>
          </table:table-cell>
          <table:table-cell office:value-type="string" calcext:value-type="string">
            <text:p>47392392d5b67ee48bdab5e48d802c9ada9b2d76e211844a9d952dbe26356ddb</text:p>
          </table:table-cell>
          <table:table-cell office:value-type="float" office:value="4.76" calcext:value-type="float">
            <text:p>4.76</text:p>
          </table:table-cell>
          <table:table-cell table:number-columns-repeated="6" office:value-type="float" office:value="52.38" calcext:value-type="float">
            <text:p>52.38</text:p>
          </table:table-cell>
          <table:table-cell office:value-type="float" office:value="61" calcext:value-type="float">
            <text:p>61</text:p>
          </table:table-cell>
          <table:table-cell office:value-type="float" office:value="0.547619047619048" calcext:value-type="float">
            <text:p>0.547619047619048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93.569" calcext:value-type="float">
            <text:p>93.569</text:p>
          </table:table-cell>
          <table:table-cell office:value-type="string" calcext:value-type="string">
            <text:p>c0f5c2e2abcfac8eb9931852f15a6ba418a4df35d101e53207fd2bc2e09385ae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71.43" calcext:value-type="float">
            <text:p>71.43</text:p>
          </table:table-cell>
          <table:table-cell office:value-type="float" office:value="45.24" calcext:value-type="float">
            <text:p>45.24</text:p>
          </table:table-cell>
          <table:table-cell office:value-type="float" office:value="56.6" calcext:value-type="float">
            <text:p>56.6</text:p>
          </table:table-cell>
          <table:table-cell office:value-type="float" office:value="61.29" calcext:value-type="float">
            <text:p>61.29</text:p>
          </table:table-cell>
          <table:table-cell office:value-type="float" office:value="63.16" calcext:value-type="float">
            <text:p>63.16</text:p>
          </table:table-cell>
          <table:table-cell office:value-type="float" office:value="47" calcext:value-type="float">
            <text:p>47</text:p>
          </table:table-cell>
          <table:table-cell office:value-type="float" office:value="0.554761904761905" calcext:value-type="float">
            <text:p>0.554761904761905</text:p>
          </table:table-cell>
          <table:table-cell office:value-type="float" office:value="0.476190476190476" calcext:value-type="float">
            <text:p>0.476190476190476</text:p>
          </table:table-cell>
          <table:table-cell office:value-type="float" office:value="90.256" calcext:value-type="float">
            <text:p>90.256</text:p>
          </table:table-cell>
          <table:table-cell office:value-type="string" calcext:value-type="string">
            <text:p>da965e573d750556db775ee1321c76c29a0bd397b1f9bc2e3328f9abec6935c1</text:p>
          </table:table-cell>
          <table:table-cell office:value-type="float" office:value="15.24" calcext:value-type="float">
            <text:p>15.24</text:p>
          </table:table-cell>
          <table:table-cell office:value-type="float" office:value="57.62" calcext:value-type="float">
            <text:p>57.62</text:p>
          </table:table-cell>
          <table:table-cell office:value-type="float" office:value="61.9" calcext:value-type="float">
            <text:p>61.9</text:p>
          </table:table-cell>
          <table:table-cell office:value-type="float" office:value="53.33" calcext:value-type="float">
            <text:p>53.33</text:p>
          </table:table-cell>
          <table:table-cell office:value-type="float" office:value="57.01" calcext:value-type="float">
            <text:p>57.01</text:p>
          </table:table-cell>
          <table:table-cell office:value-type="float" office:value="58.36" calcext:value-type="float">
            <text:p>58.36</text:p>
          </table:table-cell>
          <table:table-cell office:value-type="float" office:value="59.35" calcext:value-type="float">
            <text:p>59.35</text:p>
          </table:table-cell>
          <table:table-cell office:value-type="float" office:value="0" calcext:value-type="float">
            <text:p>0</text:p>
          </table:table-cell>
          <table:table-cell office:value-type="float" office:value="341880" calcext:value-type="float">
            <text:p>341880</text:p>
          </table:table-cell>
          <table:table-cell office:value-type="float" office:value="0.000736961451247" calcext:value-type="float">
            <text:p>0.000736961451247</text:p>
          </table:table-cell>
          <table:table-cell office:value-type="float" office:value="0.000184240362812" calcext:value-type="float">
            <text:p>0.000184240362812</text:p>
          </table:table-cell>
          <table:table-cell office:value-type="float" office:value="0.000566893424036" calcext:value-type="float">
            <text:p>0.000566893424036</text:p>
          </table:table-cell>
          <table:table-cell office:value-type="float" office:value="0.000170068027211" calcext:value-type="float">
            <text:p>0.000170068027211</text:p>
          </table:table-cell>
          <table:table-cell office:value-type="float" office:value="0.000135569933943" calcext:value-type="float">
            <text:p>0.000135569933943</text:p>
          </table:table-cell>
          <table:table-cell office:value-type="float" office:value="0.000266482200761" calcext:value-type="float">
            <text:p>0.000266482200761</text:p>
          </table:table-cell>
          <table:table-cell office:value-type="float" office:value="0.000271752585" calcext:value-type="float">
            <text:p>0.000271752585</text:p>
          </table:table-cell>
          <table:table-cell office:value-type="float" office:value="0" calcext:value-type="float">
            <text:p>0</text:p>
          </table:table-cell>
          <table:table-cell office:value-type="float" office:value="2313.2" calcext:value-type="float">
            <text:p>23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5575e4c54a7025d6802bbd61d124391b05af47f6a5633919dfb2eca9d34336e6", "b4bdac8726ba069284303f5aab4c3ecdc0b6bdd226515e77dc66b0ea1e551808", "5e0f86606952824c617c62c41cef56bf8e43a82c2256c550318594658f396d4b", "48eae51e1eaf066a991c21c756835c9c45c356f5ac9436d0cbb9879262b4ea9b", "62f3e429a3bad220c23bcb201d04881f7168a47a62f4e68afaf7a67834eff197")</text:p>
          </table:table-cell>
          <table:table-cell office:value-type="float" office:value="17.62" calcext:value-type="float">
            <text:p>17.62</text:p>
          </table:table-cell>
          <table:table-cell office:value-type="float" office:value="58.81" calcext:value-type="float">
            <text:p>58.81</text:p>
          </table:table-cell>
          <table:table-cell office:value-type="float" office:value="64.76" calcext:value-type="float">
            <text:p>64.76</text:p>
          </table:table-cell>
          <table:table-cell office:value-type="float" office:value="52.86" calcext:value-type="float">
            <text:p>52.86</text:p>
          </table:table-cell>
          <table:table-cell office:value-type="float" office:value="57.91" calcext:value-type="float">
            <text:p>57.91</text:p>
          </table:table-cell>
          <table:table-cell office:value-type="float" office:value="60.02" calcext:value-type="float">
            <text:p>60.02</text:p>
          </table:table-cell>
          <table:table-cell office:value-type="float" office:value="61.1" calcext:value-type="float">
            <text:p>61.1</text:p>
          </table:table-cell>
          <table:table-cell office:value-type="float" office:value="48.61" calcext:value-type="float">
            <text:p>48.61</text:p>
          </table:table-cell>
          <table:table-cell office:value-type="float" office:value="682400" calcext:value-type="float">
            <text:p>682400</text:p>
          </table:table-cell>
          <table:table-cell office:value-type="float" office:value="0.002437641723356" calcext:value-type="float">
            <text:p>0.002437641723356</text:p>
          </table:table-cell>
          <table:table-cell office:value-type="float" office:value="0.000609410430839" calcext:value-type="float">
            <text:p>0.000609410430839</text:p>
          </table:table-cell>
          <table:table-cell office:value-type="float" office:value="0.001530612244898" calcext:value-type="float">
            <text:p>0.001530612244898</text:p>
          </table:table-cell>
          <table:table-cell office:value-type="float" office:value="0.002097505668934" calcext:value-type="float">
            <text:p>0.002097505668934</text:p>
          </table:table-cell>
          <table:table-cell office:value-type="float" office:value="0.000523133959929" calcext:value-type="float">
            <text:p>0.000523133959929</text:p>
          </table:table-cell>
          <table:table-cell office:value-type="float" office:value="0.000764803967783" calcext:value-type="float">
            <text:p>0.000764803967783</text:p>
          </table:table-cell>
          <table:table-cell office:value-type="float" office:value="0.00061223010313" calcext:value-type="float">
            <text:p>0.00061223010313</text:p>
          </table:table-cell>
          <table:table-cell office:value-type="float" office:value="0.000982544636377" calcext:value-type="float">
            <text:p>0.000982544636377</text:p>
          </table:table-cell>
          <table:table-cell office:value-type="float" office:value="8270" calcext:value-type="float">
            <text:p>8270</text:p>
          </table:table-cell>
          <table:table-cell office:value-type="float" office:value="14735.99" calcext:value-type="float">
            <text:p>14735.99</text:p>
          </table:table-cell>
          <table:table-cell office:value-type="string" calcext:value-type="string">
            <text:p>("91cbca48b4228c7c8fdade0fecedd4688bd3ea0fef4443d0d6244121a04a95a0", "59b4f8183d77f4686579cb29bc3cf9f46cf6d2e114b2e1ba6d283a62582df503", "a444ccbee2bd5e8c18f4af9ad806b3a091cbaf1051f763a456e3387d93e1e53e", "96106b81753961789a5cdf19b7d993ad7388fc6ee6ac17ecdf7c8783c7ae6984", "593d8c84b450487155cfa4431b97100dfbb8326cd850ebbab5db4a50594aa251"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uniform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9.52" calcext:value-type="float">
            <text:p>-9.52</text:p>
          </table:table-cell>
          <table:table-cell office:value-type="float" office:value="45.24" calcext:value-type="float">
            <text:p>45.24</text:p>
          </table:table-cell>
          <table:table-cell office:value-type="float" office:value="50" calcext:value-type="float">
            <text:p>50</text:p>
          </table:table-cell>
          <table:table-cell office:value-type="float" office:value="40.48" calcext:value-type="float">
            <text:p>40.48</text:p>
          </table:table-cell>
          <table:table-cell office:value-type="float" office:value="45.65" calcext:value-type="float">
            <text:p>45.65</text:p>
          </table:table-cell>
          <table:table-cell office:value-type="float" office:value="44.74" calcext:value-type="float">
            <text:p>44.74</text:p>
          </table:table-cell>
          <table:table-cell office:value-type="float" office:value="47.73" calcext:value-type="float">
            <text:p>47.7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70.913" calcext:value-type="float">
            <text:p>270.913</text:p>
          </table:table-cell>
          <table:table-cell office:value-type="string" calcext:value-type="string">
            <text:p>ca2165ae4e193e6ee4c157d940a7e38b49f6736f07e921c2beef856a2b9bda0e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50" calcext:value-type="float">
            <text:p>50</text:p>
          </table:table-cell>
          <table:table-cell office:value-type="float" office:value="45.24" calcext:value-type="float">
            <text:p>45.24</text:p>
          </table:table-cell>
          <table:table-cell office:value-type="float" office:value="47.73" calcext:value-type="float">
            <text:p>47.73</text:p>
          </table:table-cell>
          <table:table-cell office:value-type="float" office:value="47.5" calcext:value-type="float">
            <text:p>47.5</text:p>
          </table:table-cell>
          <table:table-cell office:value-type="float" office:value="48.84" calcext:value-type="float">
            <text:p>48.84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69.991" calcext:value-type="float">
            <text:p>269.991</text:p>
          </table:table-cell>
          <table:table-cell office:value-type="string" calcext:value-type="string">
            <text:p>a34a2357fda214ef30a5373243205efe57eb603b84c833a324e7a3bc8c90a2ee</text:p>
          </table:table-cell>
          <table:table-cell office:value-type="float" office:value="-14.29" calcext:value-type="float">
            <text:p>-1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45.24" calcext:value-type="float">
            <text:p>45.24</text:p>
          </table:table-cell>
          <table:table-cell office:value-type="float" office:value="40.48" calcext:value-type="float">
            <text:p>40.48</text:p>
          </table:table-cell>
          <table:table-cell office:value-type="float" office:value="43.18" calcext:value-type="float">
            <text:p>43.18</text:p>
          </table:table-cell>
          <table:table-cell office:value-type="float" office:value="42.5" calcext:value-type="float">
            <text:p>42.5</text:p>
          </table:table-cell>
          <table:table-cell office:value-type="float" office:value="44.19" calcext:value-type="float">
            <text:p>44.1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62.049" calcext:value-type="float">
            <text:p>262.049</text:p>
          </table:table-cell>
          <table:table-cell office:value-type="string" calcext:value-type="string">
            <text:p>6d36b10b616b21220b2695cf4f65996ad852c7b1b6c355cd73c4abfab68ad8bc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50" calcext:value-type="float">
            <text:p>50</text:p>
          </table:table-cell>
          <table:table-cell office:value-type="float" office:value="47.62" calcext:value-type="float">
            <text:p>47.62</text:p>
          </table:table-cell>
          <table:table-cell office:value-type="float" office:value="48.84" calcext:value-type="float">
            <text:p>48.84</text:p>
          </table:table-cell>
          <table:table-cell office:value-type="float" office:value="48.78" calcext:value-type="float">
            <text:p>48.78</text:p>
          </table:table-cell>
          <table:table-cell office:value-type="float" office:value="49.41" calcext:value-type="float">
            <text:p>49.4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77.242" calcext:value-type="float">
            <text:p>277.242</text:p>
          </table:table-cell>
          <table:table-cell office:value-type="string" calcext:value-type="string">
            <text:p>5316f0eec2bba4fa84ac85d1fbd38aa628a3c249fd5a89468c0f5aec21fc8cfb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50" calcext:value-type="float">
            <text:p>50</text:p>
          </table:table-cell>
          <table:table-cell office:value-type="float" office:value="47.62" calcext:value-type="float">
            <text:p>47.62</text:p>
          </table:table-cell>
          <table:table-cell office:value-type="float" office:value="48.84" calcext:value-type="float">
            <text:p>48.84</text:p>
          </table:table-cell>
          <table:table-cell office:value-type="float" office:value="48.78" calcext:value-type="float">
            <text:p>48.78</text:p>
          </table:table-cell>
          <table:table-cell office:value-type="float" office:value="49.41" calcext:value-type="float">
            <text:p>49.4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74.508" calcext:value-type="float">
            <text:p>274.508</text:p>
          </table:table-cell>
          <table:table-cell office:value-type="string" calcext:value-type="string">
            <text:p>e49830bee59d445341d3fd9ce9c40a4d8955c19e9b5b4a9a966a02b912801339</text:p>
          </table:table-cell>
          <table:table-cell office:value-type="float" office:value="-14.29" calcext:value-type="float">
            <text:p>-14.29</text:p>
          </table:table-cell>
          <table:table-cell office:value-type="float" office:value="42.86" calcext:value-type="float">
            <text:p>42.86</text:p>
          </table:table-cell>
          <table:table-cell office:value-type="float" office:value="45.24" calcext:value-type="float">
            <text:p>45.24</text:p>
          </table:table-cell>
          <table:table-cell office:value-type="float" office:value="40.48" calcext:value-type="float">
            <text:p>40.48</text:p>
          </table:table-cell>
          <table:table-cell office:value-type="float" office:value="43.18" calcext:value-type="float">
            <text:p>43.18</text:p>
          </table:table-cell>
          <table:table-cell office:value-type="float" office:value="42.5" calcext:value-type="float">
            <text:p>42.5</text:p>
          </table:table-cell>
          <table:table-cell office:value-type="float" office:value="44.19" calcext:value-type="float">
            <text:p>44.1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267.53" calcext:value-type="float">
            <text:p>267.53</text:p>
          </table:table-cell>
          <table:table-cell office:value-type="string" calcext:value-type="string">
            <text:p>6d36b10b616b21220b2695cf4f65996ad852c7b1b6c355cd73c4abfab68ad8bc</text:p>
          </table:table-cell>
          <table:table-cell office:value-type="float" office:value="14.76" calcext:value-type="float">
            <text:p>14.76</text:p>
          </table:table-cell>
          <table:table-cell office:value-type="float" office:value="57.38" calcext:value-type="float">
            <text:p>57.38</text:p>
          </table:table-cell>
          <table:table-cell office:value-type="float" office:value="51.43" calcext:value-type="float">
            <text:p>51.43</text:p>
          </table:table-cell>
          <table:table-cell office:value-type="float" office:value="63.33" calcext:value-type="float">
            <text:p>63.33</text:p>
          </table:table-cell>
          <table:table-cell office:value-type="float" office:value="58.43" calcext:value-type="float">
            <text:p>58.43</text:p>
          </table:table-cell>
          <table:table-cell office:value-type="float" office:value="56.59" calcext:value-type="float">
            <text:p>56.59</text:p>
          </table:table-cell>
          <table:table-cell office:value-type="float" office:value="54.67" calcext:value-type="float">
            <text:p>54.67</text:p>
          </table:table-cell>
          <table:table-cell office:value-type="float" office:value="0" calcext:value-type="float">
            <text:p>0</text:p>
          </table:table-cell>
          <table:table-cell office:value-type="float" office:value="339280" calcext:value-type="float">
            <text:p>339280</text:p>
          </table:table-cell>
          <table:table-cell office:value-type="float" office:value="0.008049886621315" calcext:value-type="float">
            <text:p>0.008049886621315</text:p>
          </table:table-cell>
          <table:table-cell office:value-type="float" office:value="0.002012471655329" calcext:value-type="float">
            <text:p>0.002012471655329</text:p>
          </table:table-cell>
          <table:table-cell office:value-type="float" office:value="0.002437641723356" calcext:value-type="float">
            <text:p>0.002437641723356</text:p>
          </table:table-cell>
          <table:table-cell office:value-type="float" office:value="0.003004535147392" calcext:value-type="float">
            <text:p>0.003004535147392</text:p>
          </table:table-cell>
          <table:table-cell office:value-type="float" office:value="0.002746988425694" calcext:value-type="float">
            <text:p>0.002746988425694</text:p>
          </table:table-cell>
          <table:table-cell office:value-type="float" office:value="0.001548104678665" calcext:value-type="float">
            <text:p>0.001548104678665</text:p>
          </table:table-cell>
          <table:table-cell office:value-type="float" office:value="0.002347113067264" calcext:value-type="float">
            <text:p>0.002347113067264</text:p>
          </table:table-cell>
          <table:table-cell office:value-type="float" office:value="0" calcext:value-type="float">
            <text:p>0</text:p>
          </table:table-cell>
          <table:table-cell office:value-type="float" office:value="2677.2" calcext:value-type="float">
            <text:p>267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56c689203fa37994a640aaf8f575d55f18654e31f4a4c018a50a4a68dc14c7e", "17724a3b64595bb911f674cf3971447d5ee7e3e8e6d47c9381063daa5bad7ab9", "f16c14f95273a488e4c27a63858e9c8032c6742cb70f202a57e6d68ef2e9d55e", "684759b69df67e6264c92f051931c72df9d10c74f8733c55fdc64a6e8bd27186", "890331743616c9661f85de61af9344b51731b2c0a89c5666c49f47108582427d")</text:p>
          </table:table-cell>
          <table:table-cell office:value-type="float" office:value="11.9" calcext:value-type="float">
            <text:p>11.9</text:p>
          </table:table-cell>
          <table:table-cell office:value-type="float" office:value="55.95" calcext:value-type="float">
            <text:p>55.95</text:p>
          </table:table-cell>
          <table:table-cell office:value-type="float" office:value="51.43" calcext:value-type="float">
            <text:p>51.43</text:p>
          </table:table-cell>
          <table:table-cell office:value-type="float" office:value="60.48" calcext:value-type="float">
            <text:p>60.48</text:p>
          </table:table-cell>
          <table:table-cell office:value-type="float" office:value="56.8" calcext:value-type="float">
            <text:p>56.8</text:p>
          </table:table-cell>
          <table:table-cell office:value-type="float" office:value="55.37" calcext:value-type="float">
            <text:p>55.37</text:p>
          </table:table-cell>
          <table:table-cell office:value-type="float" office:value="53.87" calcext:value-type="float">
            <text:p>53.87</text:p>
          </table:table-cell>
          <table:table-cell office:value-type="float" office:value="49.52" calcext:value-type="float">
            <text:p>49.52</text:p>
          </table:table-cell>
          <table:table-cell office:value-type="float" office:value="679200" calcext:value-type="float">
            <text:p>679200</text:p>
          </table:table-cell>
          <table:table-cell office:value-type="float" office:value="0.006519274376417" calcext:value-type="float">
            <text:p>0.006519274376417</text:p>
          </table:table-cell>
          <table:table-cell office:value-type="float" office:value="0.001629818594104" calcext:value-type="float">
            <text:p>0.001629818594104</text:p>
          </table:table-cell>
          <table:table-cell office:value-type="float" office:value="0.001587301587302" calcext:value-type="float">
            <text:p>0.001587301587302</text:p>
          </table:table-cell>
          <table:table-cell office:value-type="float" office:value="0.005272108843537" calcext:value-type="float">
            <text:p>0.005272108843537</text:p>
          </table:table-cell>
          <table:table-cell office:value-type="float" office:value="0.002462487010135" calcext:value-type="float">
            <text:p>0.002462487010135</text:p>
          </table:table-cell>
          <table:table-cell office:value-type="float" office:value="0.001229712845921" calcext:value-type="float">
            <text:p>0.001229712845921</text:p>
          </table:table-cell>
          <table:table-cell office:value-type="float" office:value="0.001249861284628" calcext:value-type="float">
            <text:p>0.001249861284628</text:p>
          </table:table-cell>
          <table:table-cell office:value-type="float" office:value="0.000528922920598" calcext:value-type="float">
            <text:p>0.000528922920598</text:p>
          </table:table-cell>
          <table:table-cell office:value-type="float" office:value="4760" calcext:value-type="float">
            <text:p>4760</text:p>
          </table:table-cell>
          <table:table-cell office:value-type="float" office:value="10610.401" calcext:value-type="float">
            <text:p>10610.401</text:p>
          </table:table-cell>
          <table:table-cell office:value-type="string" calcext:value-type="string">
            <text:p>("6680151db84586c08733e18da0e7ff625d641e8dacc8c7c1c14aa2007785dd1b", "4982092ec442dc3f314ec88d2a34339df2054d7e18e583c4eb85bc5964294c8a", "f54953254e121276503ca93bb328ca83c365be31cb8a0e5feb83b03b64910eac", "7e7469fba982355c349705a71ea9362d357c6336304e56760f4d882da307faef", "10dec0e7a6d30d95168d4dfc5e776a814e5254817d5e6bf61549744d590f260a"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uniform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50" calcext:value-type="float">
            <text:p>50</text:p>
          </table:table-cell>
          <table:table-cell office:value-type="float" office:value="45.24" calcext:value-type="float">
            <text:p>45.24</text:p>
          </table:table-cell>
          <table:table-cell office:value-type="float" office:value="47.73" calcext:value-type="float">
            <text:p>47.73</text:p>
          </table:table-cell>
          <table:table-cell office:value-type="float" office:value="47.5" calcext:value-type="float">
            <text:p>47.5</text:p>
          </table:table-cell>
          <table:table-cell office:value-type="float" office:value="48.84" calcext:value-type="float">
            <text:p>48.8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8.597" calcext:value-type="float">
            <text:p>98.597</text:p>
          </table:table-cell>
          <table:table-cell office:value-type="string" calcext:value-type="string">
            <text:p>9d0bf6c94471bda5112b91c51d46ed42148aa64064392eeede988f639ff14f3f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76" calcext:value-type="float">
            <text:p>54.76</text:p>
          </table:table-cell>
          <table:table-cell office:value-type="float" office:value="45.24" calcext:value-type="float">
            <text:p>45.2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.27" calcext:value-type="float">
            <text:p>52.27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1.622" calcext:value-type="float">
            <text:p>91.622</text:p>
          </table:table-cell>
          <table:table-cell office:value-type="string" calcext:value-type="string">
            <text:p>acae0bae371fbbe382c1a65d790d0f4fdccda0e1ec724101545fcbdcf7595fb3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2.38" calcext:value-type="float">
            <text:p>52.38</text:p>
          </table:table-cell>
          <table:table-cell office:value-type="float" office:value="40.48" calcext:value-type="float">
            <text:p>40.48</text:p>
          </table:table-cell>
          <table:table-cell office:value-type="float" office:value="46.81" calcext:value-type="float">
            <text:p>46.81</text:p>
          </table:table-cell>
          <table:table-cell office:value-type="float" office:value="45.95" calcext:value-type="float">
            <text:p>45.95</text:p>
          </table:table-cell>
          <table:table-cell office:value-type="float" office:value="49.44" calcext:value-type="float">
            <text:p>49.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86.614" calcext:value-type="float">
            <text:p>86.614</text:p>
          </table:table-cell>
          <table:table-cell office:value-type="string" calcext:value-type="string">
            <text:p>4a2deba478cd03422bee2b3e8eb6d69745cc7b10ded2eef11e5b90471eca46da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45.24" calcext:value-type="float">
            <text:p>45.24</text:p>
          </table:table-cell>
          <table:table-cell office:value-type="float" office:value="57.14" calcext:value-type="float">
            <text:p>57.14</text:p>
          </table:table-cell>
          <table:table-cell office:value-type="float" office:value="51.35" calcext:value-type="float">
            <text:p>51.35</text:p>
          </table:table-cell>
          <table:table-cell office:value-type="float" office:value="51.06" calcext:value-type="float">
            <text:p>51.06</text:p>
          </table:table-cell>
          <table:table-cell office:value-type="float" office:value="48.1" calcext:value-type="float">
            <text:p>48.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4.263" calcext:value-type="float">
            <text:p>94.263</text:p>
          </table:table-cell>
          <table:table-cell office:value-type="string" calcext:value-type="string">
            <text:p>e1baf5e6f4055f939f5fda9d94a4b9b603a4d22aa8b65c9bc0d87644d286db91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47.62" calcext:value-type="float">
            <text:p>47.62</text:p>
          </table:table-cell>
          <table:table-cell office:value-type="float" office:value="54.76" calcext:value-type="float">
            <text:p>54.76</text:p>
          </table:table-cell>
          <table:table-cell office:value-type="float" office:value="51.28" calcext:value-type="float">
            <text:p>51.28</text:p>
          </table:table-cell>
          <table:table-cell office:value-type="float" office:value="51.11" calcext:value-type="float">
            <text:p>51.11</text:p>
          </table:table-cell>
          <table:table-cell office:value-type="float" office:value="49.38" calcext:value-type="float">
            <text:p>49.3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96.327" calcext:value-type="float">
            <text:p>96.327</text:p>
          </table:table-cell>
          <table:table-cell office:value-type="string" calcext:value-type="string">
            <text:p>56070186478e1f8338d502671de4c04b70f0d6482b1d2a9a33ba71adae593040</text:p>
          </table:table-cell>
          <table:table-cell office:value-type="float" office:value="-7.14" calcext:value-type="float">
            <text:p>-7.14</text:p>
          </table:table-cell>
          <table:table-cell office:value-type="float" office:value="46.43" calcext:value-type="float">
            <text:p>46.43</text:p>
          </table:table-cell>
          <table:table-cell office:value-type="float" office:value="52.38" calcext:value-type="float">
            <text:p>52.38</text:p>
          </table:table-cell>
          <table:table-cell office:value-type="float" office:value="40.48" calcext:value-type="float">
            <text:p>40.48</text:p>
          </table:table-cell>
          <table:table-cell office:value-type="float" office:value="46.81" calcext:value-type="float">
            <text:p>46.81</text:p>
          </table:table-cell>
          <table:table-cell office:value-type="float" office:value="45.95" calcext:value-type="float">
            <text:p>45.95</text:p>
          </table:table-cell>
          <table:table-cell office:value-type="float" office:value="49.44" calcext:value-type="float">
            <text:p>49.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86.833" calcext:value-type="float">
            <text:p>86.833</text:p>
          </table:table-cell>
          <table:table-cell office:value-type="string" calcext:value-type="string">
            <text:p>4a2deba478cd03422bee2b3e8eb6d69745cc7b10ded2eef11e5b90471eca46da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49.52" calcext:value-type="float">
            <text:p>49.52</text:p>
          </table:table-cell>
          <table:table-cell office:value-type="float" office:value="45.71" calcext:value-type="float">
            <text:p>45.71</text:p>
          </table:table-cell>
          <table:table-cell office:value-type="float" office:value="47.71" calcext:value-type="float">
            <text:p>47.71</text:p>
          </table:table-cell>
          <table:table-cell office:value-type="float" office:value="47.51" calcext:value-type="float">
            <text:p>47.51</text:p>
          </table:table-cell>
          <table:table-cell office:value-type="float" office:value="48.58" calcext:value-type="float">
            <text:p>48.58</text:p>
          </table:table-cell>
          <table:table-cell office:value-type="float" office:value="0" calcext:value-type="float">
            <text:p>0</text:p>
          </table:table-cell>
          <table:table-cell office:value-type="float" office:value="332360" calcext:value-type="float">
            <text:p>332360</text:p>
          </table:table-cell>
          <table:table-cell office:value-type="float" office:value="0.000850340136054" calcext:value-type="float">
            <text:p>0.000850340136054</text:p>
          </table:table-cell>
          <table:table-cell office:value-type="float" office:value="0.000212585034014" calcext:value-type="float">
            <text:p>0.000212585034014</text:p>
          </table:table-cell>
          <table:table-cell office:value-type="float" office:value="0.000680272108844" calcext:value-type="float">
            <text:p>0.000680272108844</text:p>
          </table:table-cell>
          <table:table-cell office:value-type="float" office:value="0.000963718820862" calcext:value-type="float">
            <text:p>0.000963718820862</text:p>
          </table:table-cell>
          <table:table-cell office:value-type="float" office:value="0.000191111856117" calcext:value-type="float">
            <text:p>0.000191111856117</text:p>
          </table:table-cell>
          <table:table-cell office:value-type="float" office:value="0.000238816243645" calcext:value-type="float">
            <text:p>0.000238816243645</text:p>
          </table:table-cell>
          <table:table-cell office:value-type="float" office:value="0.000283670416999" calcext:value-type="float">
            <text:p>0.000283670416999</text:p>
          </table:table-cell>
          <table:table-cell office:value-type="float" office:value="0" calcext:value-type="float">
            <text:p>0</text:p>
          </table:table-cell>
          <table:table-cell office:value-type="float" office:value="1840.8" calcext:value-type="float">
            <text:p>184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7c643b849f208e8a8a484b2366ca290fb1096e8c31172308e97af3c5623f342d", "24b91183c50a706c8fc3ea0660bd78a70a7ff20c6308d0dfc5e2358c2bd0f807", "5817d471406a17a7bc54ec644848b065b11f3b28a9b74ec65275713ecda54068", "260313d524b66c49a2c4881feaf714c96ef97e1243e556ae727af094d47f38d0", "31cc3b77d6646061f452cfe1e9e91f9b664821b6ed9cefdadce57b9c6717d3a8")</text:p>
          </table:table-cell>
          <table:table-cell office:value-type="float" office:value="-8.57" calcext:value-type="float">
            <text:p>-8.57</text:p>
          </table:table-cell>
          <table:table-cell office:value-type="float" office:value="45.71" calcext:value-type="float">
            <text:p>45.71</text:p>
          </table:table-cell>
          <table:table-cell office:value-type="float" office:value="46.67" calcext:value-type="float">
            <text:p>46.67</text:p>
          </table:table-cell>
          <table:table-cell office:value-type="float" office:value="44.76" calcext:value-type="float">
            <text:p>44.76</text:p>
          </table:table-cell>
          <table:table-cell office:value-type="float" office:value="45.83" calcext:value-type="float">
            <text:p>45.83</text:p>
          </table:table-cell>
          <table:table-cell office:value-type="float" office:value="45.58" calcext:value-type="float">
            <text:p>45.58</text:p>
          </table:table-cell>
          <table:table-cell office:value-type="float" office:value="46.21" calcext:value-type="float">
            <text:p>46.21</text:p>
          </table:table-cell>
          <table:table-cell office:value-type="float" office:value="40.66" calcext:value-type="float">
            <text:p>40.66</text:p>
          </table:table-cell>
          <table:table-cell office:value-type="float" office:value="660560" calcext:value-type="float">
            <text:p>660560</text:p>
          </table:table-cell>
          <table:table-cell office:value-type="float" office:value="0.006972789115646" calcext:value-type="float">
            <text:p>0.006972789115646</text:p>
          </table:table-cell>
          <table:table-cell office:value-type="float" office:value="0.001743197278912" calcext:value-type="float">
            <text:p>0.001743197278912</text:p>
          </table:table-cell>
          <table:table-cell office:value-type="float" office:value="0.002154195011338" calcext:value-type="float">
            <text:p>0.002154195011338</text:p>
          </table:table-cell>
          <table:table-cell office:value-type="float" office:value="0.003231292517007" calcext:value-type="float">
            <text:p>0.003231292517007</text:p>
          </table:table-cell>
          <table:table-cell office:value-type="float" office:value="0.001643490015282" calcext:value-type="float">
            <text:p>0.001643490015282</text:p>
          </table:table-cell>
          <table:table-cell office:value-type="float" office:value="0.001857223782116" calcext:value-type="float">
            <text:p>0.001857223782116</text:p>
          </table:table-cell>
          <table:table-cell office:value-type="float" office:value="0.001670899065121" calcext:value-type="float">
            <text:p>0.001670899065121</text:p>
          </table:table-cell>
          <table:table-cell office:value-type="float" office:value="0.000340216286834" calcext:value-type="float">
            <text:p>0.000340216286834</text:p>
          </table:table-cell>
          <table:table-cell office:value-type="float" office:value="2772.8" calcext:value-type="float">
            <text:p>2772.8</text:p>
          </table:table-cell>
          <table:table-cell office:value-type="float" office:value="11701.901" calcext:value-type="float">
            <text:p>11701.901</text:p>
          </table:table-cell>
          <table:table-cell office:value-type="string" calcext:value-type="string">
            <text:p>("e5c4038b7c1e5908ff5ecf22ff9d150b3a83b9f343bacfc78e9db9617b81fe8b", "6a1ac56b7cd7cbe0ceadf0f70e6a1648b18989a91e22a920de5180926ecac86e", "800e09da5b9e924f3c302095a78e7f18cda5c1c86c5177e5d78c0a9263d15d9b", "5aebcb6877cc0d57fce518c403665020c8ec050374f9f859371d1f5d13157986", "a5053e79979eb480412aba718a149ce10a78b1185a1ab135e55816d0c2cd172e"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mp_with_memoization</text:p>
          </table:table-cell>
          <table:table-cell office:value-type="string" calcext:value-type="string">
            <text:p>TestOp_80</text:p>
          </table:table-cell>
          <table:table-cell office:value-type="string" calcext:value-type="string">
            <text:p>("FingerMovements",:uniform)</text:p>
          </table:table-cell>
          <table:table-cell office:value-type="string" calcext:value-type="string">
            <text:p>(false,"interval2D")</text:p>
          </table:table-cell>
          <table:table-cell office:value-type="float" office:value="5" calcext:value-type="float">
            <text:p>5</text:p>
          </table:table-cell>
          <table:table-cell office:value-type="float" office:value="-4.76" calcext:value-type="float">
            <text:p>-4.76</text:p>
          </table:table-cell>
          <table:table-cell office:value-type="float" office:value="47.62" calcext:value-type="float">
            <text:p>47.62</text:p>
          </table:table-cell>
          <table:table-cell office:value-type="float" office:value="50" calcext:value-type="float">
            <text:p>50</text:p>
          </table:table-cell>
          <table:table-cell office:value-type="float" office:value="45.24" calcext:value-type="float">
            <text:p>45.24</text:p>
          </table:table-cell>
          <table:table-cell office:value-type="float" office:value="47.73" calcext:value-type="float">
            <text:p>47.73</text:p>
          </table:table-cell>
          <table:table-cell office:value-type="float" office:value="47.5" calcext:value-type="float">
            <text:p>47.5</text:p>
          </table:table-cell>
          <table:table-cell office:value-type="float" office:value="48.84" calcext:value-type="float">
            <text:p>48.84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0.28" calcext:value-type="float">
            <text:p>60.28</text:p>
          </table:table-cell>
          <table:table-cell office:value-type="string" calcext:value-type="string">
            <text:p>299d50a243c2c94a2c0d60ad6d0d692ddd01aeea00f1ada77c2de2b34a309e72</text:p>
          </table:table-cell>
          <table:table-cell office:value-type="float" office:value="-2.38" calcext:value-type="float">
            <text:p>-2.38</text:p>
          </table:table-cell>
          <table:table-cell office:value-type="float" office:value="48.81" calcext:value-type="float">
            <text:p>48.81</text:p>
          </table:table-cell>
          <table:table-cell office:value-type="float" office:value="50" calcext:value-type="float">
            <text:p>50</text:p>
          </table:table-cell>
          <table:table-cell office:value-type="float" office:value="47.62" calcext:value-type="float">
            <text:p>47.62</text:p>
          </table:table-cell>
          <table:table-cell office:value-type="float" office:value="48.84" calcext:value-type="float">
            <text:p>48.84</text:p>
          </table:table-cell>
          <table:table-cell office:value-type="float" office:value="48.78" calcext:value-type="float">
            <text:p>48.78</text:p>
          </table:table-cell>
          <table:table-cell office:value-type="float" office:value="49.41" calcext:value-type="float">
            <text:p>49.4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9.385" calcext:value-type="float">
            <text:p>59.385</text:p>
          </table:table-cell>
          <table:table-cell office:value-type="string" calcext:value-type="string">
            <text:p>ba922faef132e6a4fb6206681233de8a20fa1a331474a9d8ef6cb247815e3ad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9.384" calcext:value-type="float">
            <text:p>59.384</text:p>
          </table:table-cell>
          <table:table-cell office:value-type="string" calcext:value-type="string">
            <text:p>91e8e1715f00fc0275a75071033cb87aac99ae7300cf1d58b622bb79c2c538e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7.62" calcext:value-type="float">
            <text:p>47.62</text:p>
          </table:table-cell>
          <table:table-cell office:value-type="float" office:value="52.38" calcext:value-type="float">
            <text:p>52.38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8.78" calcext:value-type="float">
            <text:p>48.78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9.775" calcext:value-type="float">
            <text:p>59.775</text:p>
          </table:table-cell>
          <table:table-cell office:value-type="string" calcext:value-type="string">
            <text:p>a27a6525999d79aa95ebd1e816230eb9aee8ed8b7d6b849a07778e664a0fef4c</text:p>
          </table:table-cell>
          <table:table-cell office:value-type="float" office:value="2.38" calcext:value-type="float">
            <text:p>2.38</text:p>
          </table:table-cell>
          <table:table-cell office:value-type="float" office:value="51.19" calcext:value-type="float">
            <text:p>51.19</text:p>
          </table:table-cell>
          <table:table-cell office:value-type="float" office:value="50" calcext:value-type="float">
            <text:p>50</text:p>
          </table:table-cell>
          <table:table-cell office:value-type="float" office:value="52.38" calcext:value-type="float">
            <text:p>52.38</text:p>
          </table:table-cell>
          <table:table-cell office:value-type="float" office:value="51.22" calcext:value-type="float">
            <text:p>51.22</text:p>
          </table:table-cell>
          <table:table-cell office:value-type="float" office:value="51.16" calcext:value-type="float">
            <text:p>51.16</text:p>
          </table:table-cell>
          <table:table-cell office:value-type="float" office:value="50.6" calcext:value-type="float">
            <text:p>50.6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59.224" calcext:value-type="float">
            <text:p>59.224</text:p>
          </table:table-cell>
          <table:table-cell office:value-type="string" calcext:value-type="string">
            <text:p>3b806292801c6f847c957e3e39c5217361c83b2a841a57b1237f11396ca2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7.14" calcext:value-type="float">
            <text:p>57.14</text:p>
          </table:table-cell>
          <table:table-cell office:value-type="float" office:value="42.86" calcext:value-type="float">
            <text:p>42.8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60.68" calcext:value-type="float">
            <text:p>60.68</text:p>
          </table:table-cell>
          <table:table-cell office:value-type="string" calcext:value-type="string">
            <text:p>96327532493acdd8b771c66caf37c6f9d60268300066d90653b2836ff46368eb</text:p>
          </table:table-cell>
          <table:table-cell office:value-type="float" office:value="1.9" calcext:value-type="float">
            <text:p>1.9</text:p>
          </table:table-cell>
          <table:table-cell office:value-type="float" office:value="50.95" calcext:value-type="float">
            <text:p>50.95</text:p>
          </table:table-cell>
          <table:table-cell office:value-type="float" office:value="38.1" calcext:value-type="float">
            <text:p>38.1</text:p>
          </table:table-cell>
          <table:table-cell office:value-type="float" office:value="63.81" calcext:value-type="float">
            <text:p>63.81</text:p>
          </table:table-cell>
          <table:table-cell office:value-type="float" office:value="51.46" calcext:value-type="float">
            <text:p>51.46</text:p>
          </table:table-cell>
          <table:table-cell office:value-type="float" office:value="50.69" calcext:value-type="float">
            <text:p>50.69</text:p>
          </table:table-cell>
          <table:table-cell office:value-type="float" office:value="43.72" calcext:value-type="float">
            <text:p>43.72</text:p>
          </table:table-cell>
          <table:table-cell office:value-type="float" office:value="0" calcext:value-type="float">
            <text:p>0</text:p>
          </table:table-cell>
          <table:table-cell office:value-type="float" office:value="337360" calcext:value-type="float">
            <text:p>337360</text:p>
          </table:table-cell>
          <table:table-cell office:value-type="float" office:value="0.010034013605442" calcext:value-type="float">
            <text:p>0.010034013605442</text:p>
          </table:table-cell>
          <table:table-cell office:value-type="float" office:value="0.002508503401361" calcext:value-type="float">
            <text:p>0.002508503401361</text:p>
          </table:table-cell>
          <table:table-cell office:value-type="float" office:value="0.002267573696145" calcext:value-type="float">
            <text:p>0.002267573696145</text:p>
          </table:table-cell>
          <table:table-cell office:value-type="float" office:value="0.004931972789116" calcext:value-type="float">
            <text:p>0.004931972789116</text:p>
          </table:table-cell>
          <table:table-cell office:value-type="float" office:value="0.00440790391662" calcext:value-type="float">
            <text:p>0.00440790391662</text:p>
          </table:table-cell>
          <table:table-cell office:value-type="float" office:value="0.001650577678759" calcext:value-type="float">
            <text:p>0.001650577678759</text:p>
          </table:table-cell>
          <table:table-cell office:value-type="float" office:value="0.002812986994906" calcext:value-type="float">
            <text:p>0.002812986994906</text:p>
          </table:table-cell>
          <table:table-cell office:value-type="float" office:value="0" calcext:value-type="float">
            <text:p>0</text:p>
          </table:table-cell>
          <table:table-cell office:value-type="float" office:value="1050.8" calcext:value-type="float">
            <text:p>105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1dcd50fc27eb0b10f2fc494d9eac6616e49ef738c83154950fb7ca7ee0921f8", "6b706dbeded0d55c94fc0397538059c7ec9b587e023da64407ca80bb8971ad14", "b944e4167c2431ecb5cae384696e0d9219d3c27ab74d967e45dc09f2e66df664", "12327710787f363d03d46e9f3911dbdcbe635c72ce0f1eed6a326cf4f9e01ac1", "93b4b9625e5be1e97e041643816df8d7c905649ed1a1c0cfe1ebbf33ee9982cc")</text:p>
          </table:table-cell>
          <table:table-cell office:value-type="float" office:value="5.71" calcext:value-type="float">
            <text:p>5.71</text:p>
          </table:table-cell>
          <table:table-cell office:value-type="float" office:value="52.86" calcext:value-type="float">
            <text:p>52.86</text:p>
          </table:table-cell>
          <table:table-cell office:value-type="float" office:value="39.05" calcext:value-type="float">
            <text:p>39.05</text:p>
          </table:table-cell>
          <table:table-cell office:value-type="float" office:value="66.67" calcext:value-type="float">
            <text:p>66.67</text:p>
          </table:table-cell>
          <table:table-cell office:value-type="float" office:value="53.91" calcext:value-type="float">
            <text:p>53.91</text:p>
          </table:table-cell>
          <table:table-cell office:value-type="float" office:value="52.26" calcext:value-type="float">
            <text:p>52.26</text:p>
          </table:table-cell>
          <table:table-cell office:value-type="float" office:value="45.25" calcext:value-type="float">
            <text:p>45.25</text:p>
          </table:table-cell>
          <table:table-cell office:value-type="float" office:value="46.33" calcext:value-type="float">
            <text:p>46.33</text:p>
          </table:table-cell>
          <table:table-cell office:value-type="float" office:value="675520" calcext:value-type="float">
            <text:p>675520</text:p>
          </table:table-cell>
          <table:table-cell office:value-type="float" office:value="0.003571428571429" calcext:value-type="float">
            <text:p>0.003571428571429</text:p>
          </table:table-cell>
          <table:table-cell office:value-type="float" office:value="0.000892857142857" calcext:value-type="float">
            <text:p>0.000892857142857</text:p>
          </table:table-cell>
          <table:table-cell office:value-type="float" office:value="0.00187074829932" calcext:value-type="float">
            <text:p>0.00187074829932</text:p>
          </table:table-cell>
          <table:table-cell office:value-type="float" office:value="0.001133786848073" calcext:value-type="float">
            <text:p>0.001133786848073</text:p>
          </table:table-cell>
          <table:table-cell office:value-type="float" office:value="0.001663425957773" calcext:value-type="float">
            <text:p>0.001663425957773</text:p>
          </table:table-cell>
          <table:table-cell office:value-type="float" office:value="0.000564626101716" calcext:value-type="float">
            <text:p>0.000564626101716</text:p>
          </table:table-cell>
          <table:table-cell office:value-type="float" office:value="0.001713355848633" calcext:value-type="float">
            <text:p>0.001713355848633</text:p>
          </table:table-cell>
          <table:table-cell table:style-name="ce3" office:value-type="float" office:value="0.0000744" calcext:value-type="float">
            <text:p>7.44E-05</text:p>
          </table:table-cell>
          <table:table-cell office:value-type="float" office:value="851.2" calcext:value-type="float">
            <text:p>851.2</text:p>
          </table:table-cell>
          <table:table-cell office:value-type="float" office:value="12273.742" calcext:value-type="float">
            <text:p>12273.742</text:p>
          </table:table-cell>
          <table:table-cell office:value-type="string" calcext:value-type="string">
            <text:p>("d47015d25f757cbfe72e04e5f86c3d68ee8cb5b6af0112b094f429f6845237d0", "b701ffeeea0133c5dd755d1011550427ec60355fa36de3a3b76d68fba1d57571", "5825964ae047bcee3c30d19aa876ef11e9dd820d33197c68299878460eda1c14", "d48190f3c1e3d732532f55c7c49a528f759384a3ea96daea1ec49a0c6f3ecca9", "6e7f6e08f30f43a0a0853ea4750bc5807d92344e3986a09f41c9f761368d5ab3")</text:p>
          </table:table-cell>
        </table:table-row>
        <table:table-row table:style-name="ro1">
          <table:table-cell table:number-columns-repeated="7"/>
          <table:table-cell table:style-name="ce4"/>
          <table:table-cell table:number-columns-repeated="110"/>
        </table:table-row>
        <table:table-row table:style-name="ro1" table:number-rows-repeated="1048533">
          <table:table-cell table:number-columns-repeated="118"/>
        </table:table-row>
        <table:table-row table:style-name="ro1">
          <table:table-cell table:number-columns-repeated="118"/>
        </table:table-row>
        <calcext:conditional-formats>
          <calcext:conditional-format calcext:target-range-address="full_columns.H43:full_columns.H1048576 full_columns.T1:full_columns.T1048576 full_columns.AF1:full_columns.AF1048576 full_columns.AR1:full_columns.AR1048576 full_columns.BD1:full_columns.BD1048576 full_columns.BP1:full_columns.BP1048576 full_columns.CB1:full_columns.CB1048576 full_columns.CV1:full_columns.CV1048576 full_columns.H1:full_columns.H41">
            <calcext:color-scale>
              <calcext:color-scale-entry calcext:value="55" calcext:type="number" calcext:color="#ff0000"/>
              <calcext:color-scale-entry calcext:value="70" calcext:type="number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H42:full_columns.H42">
            <calcext:color-scale>
              <calcext:color-scale-entry calcext:value="55" calcext:type="number" calcext:color="#ff0000"/>
              <calcext:color-scale-entry calcext:value="70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4:38:56.526692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1T14:40:13.876530878</dc:date>
    <meta:editing-duration>PT7M18S</meta:editing-duration>
    <meta:editing-cycles>6</meta:editing-cycles>
    <meta:generator>LibreOffice/6.4.7.2$Linux_X86_64 LibreOffice_project/40$Build-2</meta:generator>
    <meta:document-statistic meta:table-count="1" meta:cell-count="4838" meta:object-count="0"/>
  </office:meta>
</office:document-meta>
</file>